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9" style:family="table">
      <style:table-properties style:width="6.6979in" fo:margin-left="0in" table:align="left"/>
    </style:style>
    <style:style style:name="Table79.A" style:family="table-column">
      <style:table-column-properties style:column-width="1.0035in"/>
    </style:style>
    <style:style style:name="Table79.B" style:family="table-column">
      <style:table-column-properties style:column-width="1.6194in"/>
    </style:style>
    <style:style style:name="Table79.C" style:family="table-column">
      <style:table-column-properties style:column-width="4.075in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104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4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4" style:family="table">
      <style:table-properties style:width="6.7035in" fo:margin-left="0in" table:align="left"/>
    </style:style>
    <style:style style:name="Table164.A" style:family="table-column">
      <style:table-column-properties style:column-width="1.0035in"/>
    </style:style>
    <style:style style:name="Table164.B" style:family="table-column">
      <style:table-column-properties style:column-width="1.6188in"/>
    </style:style>
    <style:style style:name="Table164.C" style:family="table-column">
      <style:table-column-properties style:column-width="4.0813in"/>
    </style:style>
    <style:style style:name="Table1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4.C1" style:family="table-cell">
      <style:table-cell-properties fo:padding="0.0382in" fo:border="0.05pt solid #000000"/>
    </style:style>
    <style:style style:name="Table16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5" style:family="table">
      <style:table-properties style:width="6.6979in" fo:margin-left="0in" table:align="left"/>
    </style:style>
    <style:style style:name="Table165.A" style:family="table-column">
      <style:table-column-properties style:column-width="0.5104in"/>
    </style:style>
    <style:style style:name="Table165.B" style:family="table-column">
      <style:table-column-properties style:column-width="1.6146in"/>
    </style:style>
    <style:style style:name="Table165.C" style:family="table-column">
      <style:table-column-properties style:column-width="4.5729in"/>
    </style:style>
    <style:style style:name="Table1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5.C1" style:family="table-cell">
      <style:table-cell-properties fo:padding="0.0382in" fo:border="0.05pt solid #000000"/>
    </style:style>
    <style:style style:name="Table16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6979in" fo:margin-left="0in" table:align="left"/>
    </style:style>
    <style:style style:name="Table32.A" style:family="table-column">
      <style:table-column-properties style:column-width="1.0625in"/>
    </style:style>
    <style:style style:name="Table32.B" style:family="table-column">
      <style:table-column-properties style:column-width="1.1611in"/>
    </style:style>
    <style:style style:name="Table32.C" style:family="table-column">
      <style:table-column-properties style:column-width="4.4743in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7014in" fo:margin-left="0in" table:align="left"/>
    </style:style>
    <style:style style:name="Table33.A" style:family="table-column">
      <style:table-column-properties style:column-width="0.8104in"/>
    </style:style>
    <style:style style:name="Table33.B" style:family="table-column">
      <style:table-column-properties style:column-width="1.3771in"/>
    </style:style>
    <style:style style:name="Table33.C" style:family="table-column">
      <style:table-column-properties style:column-width="4.5139in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6979in" fo:margin-left="0in" table:align="left"/>
    </style:style>
    <style:style style:name="Table34.A" style:family="table-column">
      <style:table-column-properties style:column-width="0.5104in"/>
    </style:style>
    <style:style style:name="Table34.B" style:family="table-column">
      <style:table-column-properties style:column-width="1.6146in"/>
    </style:style>
    <style:style style:name="Table34.C" style:family="table-column">
      <style:table-column-properties style:column-width="4.572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6979in" fo:margin-left="0in" table:align="left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1611in"/>
    </style:style>
    <style:style style:name="Table57.C" style:family="table-column">
      <style:table-column-properties style:column-width="4.4743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014in" fo:margin-left="0in" table:align="left"/>
    </style:style>
    <style:style style:name="Table1.A" style:family="table-column">
      <style:table-column-properties style:column-width="0.8104in"/>
    </style:style>
    <style:style style:name="Table1.B" style:family="table-column">
      <style:table-column-properties style:column-width="1.3771in"/>
    </style:style>
    <style:style style:name="Table1.C" style:family="table-column">
      <style:table-column-properties style:column-width="4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035in" fo:margin-left="0in" table:align="left"/>
    </style:style>
    <style:style style:name="Table4.A" style:family="table-column">
      <style:table-column-properties style:column-width="1.0035in"/>
    </style:style>
    <style:style style:name="Table4.B" style:family="table-column">
      <style:table-column-properties style:column-width="1.6188in"/>
    </style:style>
    <style:style style:name="Table4.C" style:family="table-column">
      <style:table-column-properties style:column-width="4.0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1.1611in"/>
    </style:style>
    <style:style style:name="Table6.C" style:family="table-column">
      <style:table-column-properties style:column-width="4.474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014in" fo:margin-left="0in" table:align="left"/>
    </style:style>
    <style:style style:name="Table7.A" style:family="table-column">
      <style:table-column-properties style:column-width="0.8104in"/>
    </style:style>
    <style:style style:name="Table7.B" style:family="table-column">
      <style:table-column-properties style:column-width="1.3771in"/>
    </style:style>
    <style:style style:name="Table7.C" style:family="table-column">
      <style:table-column-properties style:column-width="4.513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5104in"/>
    </style:style>
    <style:style style:name="Table8.B" style:family="table-column">
      <style:table-column-properties style:column-width="1.6146in"/>
    </style:style>
    <style:style style:name="Table8.C" style:family="table-column">
      <style:table-column-properties style:column-width="4.57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1.0625in"/>
    </style:style>
    <style:style style:name="Table9.B" style:family="table-column">
      <style:table-column-properties style:column-width="1.1611in"/>
    </style:style>
    <style:style style:name="Table9.C" style:family="table-column">
      <style:table-column-properties style:column-width="4.474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7014in" fo:margin-left="0in" table:align="left"/>
    </style:style>
    <style:style style:name="Table10.A" style:family="table-column">
      <style:table-column-properties style:column-width="0.8104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4.513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5104in"/>
    </style:style>
    <style:style style:name="Table11.B" style:family="table-column">
      <style:table-column-properties style:column-width="1.6146in"/>
    </style:style>
    <style:style style:name="Table11.C" style:family="table-column">
      <style:table-column-properties style:column-width="4.57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6979in" fo:margin-left="0in" table:align="left"/>
    </style:style>
    <style:style style:name="Table35.A" style:family="table-column">
      <style:table-column-properties style:column-width="1.0625in"/>
    </style:style>
    <style:style style:name="Table35.B" style:family="table-column">
      <style:table-column-properties style:column-width="1.1611in"/>
    </style:style>
    <style:style style:name="Table35.C" style:family="table-column">
      <style:table-column-properties style:column-width="4.4743in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7014in" fo:margin-left="0in" table:align="left"/>
    </style:style>
    <style:style style:name="Table36.A" style:family="table-column">
      <style:table-column-properties style:column-width="0.8104in"/>
    </style:style>
    <style:style style:name="Table36.B" style:family="table-column">
      <style:table-column-properties style:column-width="1.3771in"/>
    </style:style>
    <style:style style:name="Table36.C" style:family="table-column">
      <style:table-column-properties style:column-width="4.5139in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6979in" fo:margin-left="0in" table:align="left"/>
    </style:style>
    <style:style style:name="Table37.A" style:family="table-column">
      <style:table-column-properties style:column-width="0.5104in"/>
    </style:style>
    <style:style style:name="Table37.B" style:family="table-column">
      <style:table-column-properties style:column-width="1.6146in"/>
    </style:style>
    <style:style style:name="Table37.C" style:family="table-column">
      <style:table-column-properties style:column-width="4.5729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7035in" fo:margin-left="0in" table:align="left"/>
    </style:style>
    <style:style style:name="Table38.A" style:family="table-column">
      <style:table-column-properties style:column-width="1.0035in"/>
    </style:style>
    <style:style style:name="Table38.B" style:family="table-column">
      <style:table-column-properties style:column-width="1.6188in"/>
    </style:style>
    <style:style style:name="Table38.C" style:family="table-column">
      <style:table-column-properties style:column-width="4.0813in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6979in" fo:margin-left="0in" table:align="left"/>
    </style:style>
    <style:style style:name="Table39.A" style:family="table-column">
      <style:table-column-properties style:column-width="0.5104in"/>
    </style:style>
    <style:style style:name="Table39.B" style:family="table-column">
      <style:table-column-properties style:column-width="1.6146in"/>
    </style:style>
    <style:style style:name="Table39.C" style:family="table-column">
      <style:table-column-properties style:column-width="4.5729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6979in" fo:margin-left="0in" table:align="left"/>
    </style:style>
    <style:style style:name="Table40.A" style:family="table-column">
      <style:table-column-properties style:column-width="1.0625in"/>
    </style:style>
    <style:style style:name="Table40.B" style:family="table-column">
      <style:table-column-properties style:column-width="1.1611in"/>
    </style:style>
    <style:style style:name="Table40.C" style:family="table-column">
      <style:table-column-properties style:column-width="4.4743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7014in" fo:margin-left="0in" table:align="left"/>
    </style:style>
    <style:style style:name="Table41.A" style:family="table-column">
      <style:table-column-properties style:column-width="0.8104in"/>
    </style:style>
    <style:style style:name="Table41.B" style:family="table-column">
      <style:table-column-properties style:column-width="1.3771in"/>
    </style:style>
    <style:style style:name="Table41.C" style:family="table-column">
      <style:table-column-properties style:column-width="4.5139in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6979in" fo:margin-left="0in" table:align="left"/>
    </style:style>
    <style:style style:name="Table42.A" style:family="table-column">
      <style:table-column-properties style:column-width="0.5104in"/>
    </style:style>
    <style:style style:name="Table42.B" style:family="table-column">
      <style:table-column-properties style:column-width="1.6146in"/>
    </style:style>
    <style:style style:name="Table42.C" style:family="table-column">
      <style:table-column-properties style:column-width="4.5729in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6979in" fo:margin-left="0in" table:align="left"/>
    </style:style>
    <style:style style:name="Table43.A" style:family="table-column">
      <style:table-column-properties style:column-width="1.0625in"/>
    </style:style>
    <style:style style:name="Table43.B" style:family="table-column">
      <style:table-column-properties style:column-width="1.1611in"/>
    </style:style>
    <style:style style:name="Table43.C" style:family="table-column">
      <style:table-column-properties style:column-width="4.4743in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7014in" fo:margin-left="0in" table:align="left"/>
    </style:style>
    <style:style style:name="Table44.A" style:family="table-column">
      <style:table-column-properties style:column-width="0.8104in"/>
    </style:style>
    <style:style style:name="Table44.B" style:family="table-column">
      <style:table-column-properties style:column-width="1.3771in"/>
    </style:style>
    <style:style style:name="Table44.C" style:family="table-column">
      <style:table-column-properties style:column-width="4.5139in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6979in" fo:margin-left="0in" table:align="left"/>
    </style:style>
    <style:style style:name="Table45.A" style:family="table-column">
      <style:table-column-properties style:column-width="0.5104in"/>
    </style:style>
    <style:style style:name="Table45.B" style:family="table-column">
      <style:table-column-properties style:column-width="1.6146in"/>
    </style:style>
    <style:style style:name="Table45.C" style:family="table-column">
      <style:table-column-properties style:column-width="4.5729in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7014in" fo:margin-left="0in" table:align="left"/>
    </style:style>
    <style:style style:name="Table13.A" style:family="table-column">
      <style:table-column-properties style:column-width="0.8104in"/>
    </style:style>
    <style:style style:name="Table13.B" style:family="table-column">
      <style:table-column-properties style:column-width="1.3771in"/>
    </style:style>
    <style:style style:name="Table13.C" style:family="table-column">
      <style:table-column-properties style:column-width="4.513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0.5104in"/>
    </style:style>
    <style:style style:name="Table14.B" style:family="table-column">
      <style:table-column-properties style:column-width="1.6146in"/>
    </style:style>
    <style:style style:name="Table14.C" style:family="table-column">
      <style:table-column-properties style:column-width="4.5729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7035in" fo:margin-left="0in" table:align="left"/>
    </style:style>
    <style:style style:name="Table15.A" style:family="table-column">
      <style:table-column-properties style:column-width="1.0035in"/>
    </style:style>
    <style:style style:name="Table15.B" style:family="table-column">
      <style:table-column-properties style:column-width="1.6188in"/>
    </style:style>
    <style:style style:name="Table15.C" style:family="table-column">
      <style:table-column-properties style:column-width="4.081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0.5104in"/>
    </style:style>
    <style:style style:name="Table16.B" style:family="table-column">
      <style:table-column-properties style:column-width="1.6146in"/>
    </style:style>
    <style:style style:name="Table16.C" style:family="table-column">
      <style:table-column-properties style:column-width="4.5729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/>
    </style:style>
    <style:style style:name="Table17.A" style:family="table-column">
      <style:table-column-properties style:column-width="1.0625in"/>
    </style:style>
    <style:style style:name="Table17.B" style:family="table-column">
      <style:table-column-properties style:column-width="1.1611in"/>
    </style:style>
    <style:style style:name="Table17.C" style:family="table-column">
      <style:table-column-properties style:column-width="4.474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7014in" fo:margin-left="0in" table:align="left"/>
    </style:style>
    <style:style style:name="Table18.A" style:family="table-column">
      <style:table-column-properties style:column-width="0.8104in"/>
    </style:style>
    <style:style style:name="Table18.B" style:family="table-column">
      <style:table-column-properties style:column-width="1.3771in"/>
    </style:style>
    <style:style style:name="Table18.C" style:family="table-column">
      <style:table-column-properties style:column-width="4.513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79in" fo:margin-left="0in" table:align="left"/>
    </style:style>
    <style:style style:name="Table19.A" style:family="table-column">
      <style:table-column-properties style:column-width="0.5104in"/>
    </style:style>
    <style:style style:name="Table19.B" style:family="table-column">
      <style:table-column-properties style:column-width="1.6146in"/>
    </style:style>
    <style:style style:name="Table19.C" style:family="table-column">
      <style:table-column-properties style:column-width="4.5729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7035in" fo:margin-left="0in" table:align="left"/>
    </style:style>
    <style:style style:name="Table20.A" style:family="table-column">
      <style:table-column-properties style:column-width="1.0035in"/>
    </style:style>
    <style:style style:name="Table20.B" style:family="table-column">
      <style:table-column-properties style:column-width="1.6188in"/>
    </style:style>
    <style:style style:name="Table20.C" style:family="table-column">
      <style:table-column-properties style:column-width="4.0813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79in" fo:margin-left="0in" table:align="left"/>
    </style:style>
    <style:style style:name="Table21.A" style:family="table-column">
      <style:table-column-properties style:column-width="0.5104in"/>
    </style:style>
    <style:style style:name="Table21.B" style:family="table-column">
      <style:table-column-properties style:column-width="1.6146in"/>
    </style:style>
    <style:style style:name="Table21.C" style:family="table-column">
      <style:table-column-properties style:column-width="4.5729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79in" fo:margin-left="0in" table:align="left"/>
    </style:style>
    <style:style style:name="Table22.A" style:family="table-column">
      <style:table-column-properties style:column-width="1.0625in"/>
    </style:style>
    <style:style style:name="Table22.B" style:family="table-column">
      <style:table-column-properties style:column-width="1.1611in"/>
    </style:style>
    <style:style style:name="Table22.C" style:family="table-column">
      <style:table-column-properties style:column-width="4.4743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7014in" fo:margin-left="0in" table:align="left"/>
    </style:style>
    <style:style style:name="Table23.A" style:family="table-column">
      <style:table-column-properties style:column-width="0.8104in"/>
    </style:style>
    <style:style style:name="Table23.B" style:family="table-column">
      <style:table-column-properties style:column-width="1.3771in"/>
    </style:style>
    <style:style style:name="Table23.C" style:family="table-column">
      <style:table-column-properties style:column-width="4.5139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6979in" fo:margin-left="0in" table:align="left"/>
    </style:style>
    <style:style style:name="Table24.A" style:family="table-column">
      <style:table-column-properties style:column-width="0.5104in"/>
    </style:style>
    <style:style style:name="Table24.B" style:family="table-column">
      <style:table-column-properties style:column-width="1.6146in"/>
    </style:style>
    <style:style style:name="Table24.C" style:family="table-column">
      <style:table-column-properties style:column-width="4.5729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7035in" fo:margin-left="0in" table:align="left"/>
    </style:style>
    <style:style style:name="Table25.A" style:family="table-column">
      <style:table-column-properties style:column-width="1.0035in"/>
    </style:style>
    <style:style style:name="Table25.B" style:family="table-column">
      <style:table-column-properties style:column-width="1.6188in"/>
    </style:style>
    <style:style style:name="Table25.C" style:family="table-column">
      <style:table-column-properties style:column-width="4.0813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6979in" fo:margin-left="0in" table:align="left"/>
    </style:style>
    <style:style style:name="Table26.A" style:family="table-column">
      <style:table-column-properties style:column-width="0.5104in"/>
    </style:style>
    <style:style style:name="Table26.B" style:family="table-column">
      <style:table-column-properties style:column-width="1.6146in"/>
    </style:style>
    <style:style style:name="Table26.C" style:family="table-column">
      <style:table-column-properties style:column-width="4.5729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6979in" fo:margin-left="0in" table:align="left"/>
    </style:style>
    <style:style style:name="Table27.A" style:family="table-column">
      <style:table-column-properties style:column-width="1.0625in"/>
    </style:style>
    <style:style style:name="Table27.B" style:family="table-column">
      <style:table-column-properties style:column-width="1.1611in"/>
    </style:style>
    <style:style style:name="Table27.C" style:family="table-column">
      <style:table-column-properties style:column-width="4.4743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7014in" fo:margin-left="0in" table:align="left"/>
    </style:style>
    <style:style style:name="Table28.A" style:family="table-column">
      <style:table-column-properties style:column-width="0.8104in"/>
    </style:style>
    <style:style style:name="Table28.B" style:family="table-column">
      <style:table-column-properties style:column-width="1.3771in"/>
    </style:style>
    <style:style style:name="Table28.C" style:family="table-column">
      <style:table-column-properties style:column-width="4.5139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79in" fo:margin-left="0in" table:align="left"/>
    </style:style>
    <style:style style:name="Table29.A" style:family="table-column">
      <style:table-column-properties style:column-width="0.5104in"/>
    </style:style>
    <style:style style:name="Table29.B" style:family="table-column">
      <style:table-column-properties style:column-width="1.6146in"/>
    </style:style>
    <style:style style:name="Table29.C" style:family="table-column">
      <style:table-column-properties style:column-width="4.5729in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7035in" fo:margin-left="0in" table:align="left"/>
    </style:style>
    <style:style style:name="Table30.A" style:family="table-column">
      <style:table-column-properties style:column-width="1.0035in"/>
    </style:style>
    <style:style style:name="Table30.B" style:family="table-column">
      <style:table-column-properties style:column-width="1.6188in"/>
    </style:style>
    <style:style style:name="Table30.C" style:family="table-column">
      <style:table-column-properties style:column-width="4.0813in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6979in" fo:margin-left="0in" table:align="left"/>
    </style:style>
    <style:style style:name="Table31.A" style:family="table-column">
      <style:table-column-properties style:column-width="0.5104in"/>
    </style:style>
    <style:style style:name="Table31.B" style:family="table-column">
      <style:table-column-properties style:column-width="1.6146in"/>
    </style:style>
    <style:style style:name="Table31.C" style:family="table-column">
      <style:table-column-properties style:column-width="4.5729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6979in" fo:margin-left="0in" table:align="left"/>
    </style:style>
    <style:style style:name="Table46.A" style:family="table-column">
      <style:table-column-properties style:column-width="1.0625in"/>
    </style:style>
    <style:style style:name="Table46.B" style:family="table-column">
      <style:table-column-properties style:column-width="1.1611in"/>
    </style:style>
    <style:style style:name="Table46.C" style:family="table-column">
      <style:table-column-properties style:column-width="4.4743in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7014in" fo:margin-left="0in" table:align="left"/>
    </style:style>
    <style:style style:name="Table47.A" style:family="table-column">
      <style:table-column-properties style:column-width="0.8104in"/>
    </style:style>
    <style:style style:name="Table47.B" style:family="table-column">
      <style:table-column-properties style:column-width="1.3771in"/>
    </style:style>
    <style:style style:name="Table47.C" style:family="table-column">
      <style:table-column-properties style:column-width="4.5139in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6979in" fo:margin-left="0in" table:align="left"/>
    </style:style>
    <style:style style:name="Table48.A" style:family="table-column">
      <style:table-column-properties style:column-width="0.5104in"/>
    </style:style>
    <style:style style:name="Table48.B" style:family="table-column">
      <style:table-column-properties style:column-width="1.6146in"/>
    </style:style>
    <style:style style:name="Table48.C" style:family="table-column">
      <style:table-column-properties style:column-width="4.5729in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fo:font-weight="normal" officeooo:rsid="000a8804" officeooo:paragraph-rsid="0145e369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a8804" officeooo:paragraph-rsid="014e67a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a8804" officeooo:paragraph-rsid="0181f6b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a8804" officeooo:paragraph-rsid="019329d1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a8804" officeooo:paragraph-rsid="01a23da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a8804" officeooo:paragraph-rsid="01bf65f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ize="12pt" fo:font-style="italic" fo:font-weight="normal" officeooo:rsid="000a8804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italic" fo:font-weight="normal" officeooo:rsid="000a8804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fo:font-weight="normal" officeooo:rsid="000a8804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fo:font-weight="normal" officeooo:rsid="000a8804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fo:font-weight="normal" officeooo:rsid="000a8804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italic" fo:font-weight="normal" officeooo:rsid="000a8804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italic" fo:font-weight="normal" officeooo:rsid="000a8804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fo:font-weight="normal" officeooo:rsid="000a8804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italic" fo:font-weight="normal" officeooo:rsid="000a8804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italic" fo:font-weight="normal" officeooo:rsid="000a8804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size="12pt" fo:font-style="italic" fo:font-weight="normal" officeooo:rsid="000a8804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fo:font-size="12pt" fo:font-style="italic" fo:font-weight="normal" officeooo:rsid="000a8804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fo:font-weight="normal" officeooo:rsid="000a8804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fo:font-weight="normal" officeooo:rsid="000a8804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fo:font-weight="normal" officeooo:rsid="000a8804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italic" fo:font-weight="normal" officeooo:rsid="000a8804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font-size="12pt" fo:font-style="italic" fo:font-weight="normal" officeooo:rsid="000a8804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font-size="12pt" fo:font-style="italic" fo:font-weight="normal" officeooo:rsid="000a8804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italic" fo:font-weight="normal" officeooo:rsid="000a8804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font-size="12pt" fo:font-style="italic" fo:font-weight="normal" officeooo:rsid="000a8804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font-size="12pt" fo:font-style="italic" fo:font-weight="normal" officeooo:rsid="000a8804" officeooo:paragraph-rsid="01c28a3d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font-size="12pt" fo:font-style="italic" fo:font-weight="normal" officeooo:rsid="000a8804" officeooo:paragraph-rsid="01c7726b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0a8804" officeooo:paragraph-rsid="01d34e02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font-size="12pt" fo:font-style="italic" fo:font-weight="normal" officeooo:rsid="000a0ba2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font-size="12pt" fo:font-style="italic" fo:font-weight="normal" officeooo:rsid="000a0ba2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font-size="12pt" fo:font-style="italic" fo:font-weight="normal" officeooo:rsid="000a0ba2" officeooo:paragraph-rsid="0163e43f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size="12pt" fo:font-style="italic" fo:font-weight="normal" officeooo:rsid="000a0ba2" officeooo:paragraph-rsid="016a7e88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fo:font-weight="normal" officeooo:rsid="000a0ba2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font-size="12pt" fo:font-style="italic" fo:font-weight="normal" officeooo:rsid="000a0ba2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font-size="12pt" fo:font-style="italic" fo:font-weight="normal" officeooo:rsid="000a0ba2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font-size="12pt" fo:font-style="italic" fo:font-weight="normal" officeooo:rsid="000a0ba2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fo:font-size="12pt" fo:font-style="italic" fo:font-weight="normal" officeooo:rsid="000a0ba2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fo:font-size="12pt" fo:font-style="italic" fo:font-weight="normal" officeooo:rsid="000a0ba2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fo:font-size="12pt" fo:font-style="italic" fo:font-weight="normal" officeooo:rsid="000a0ba2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fo:font-size="12pt" fo:font-style="italic" fo:font-weight="normal" officeooo:rsid="000a0ba2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fo:font-size="12pt" fo:font-style="italic" fo:font-weight="normal" officeooo:rsid="000a0ba2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fo:font-size="12pt" fo:font-style="italic" fo:font-weight="normal" officeooo:rsid="000a0ba2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text-properties fo:font-size="12pt" fo:font-style="italic" fo:font-weight="normal" officeooo:rsid="000a0ba2" officeooo:paragraph-rsid="01d34e02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fo:font-size="12pt" fo:font-style="italic" fo:font-weight="normal" officeooo:rsid="00a0b81e" officeooo:paragraph-rsid="0140cfab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font-size="12pt" fo:font-style="italic" fo:font-weight="normal" officeooo:rsid="00a0b81e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fo:font-size="12pt" fo:font-style="italic" fo:font-weight="normal" officeooo:rsid="00a0b81e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fo:font-size="12pt" fo:font-style="italic" fo:font-weight="normal" officeooo:rsid="00a0b81e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text-properties fo:font-size="12pt" fo:font-style="italic" fo:font-weight="normal" officeooo:rsid="00a0b81e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text-properties fo:font-size="12pt" fo:font-style="italic" fo:font-weight="normal" officeooo:rsid="00a0b81e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text-properties fo:font-size="12pt" fo:font-style="italic" fo:font-weight="normal" officeooo:rsid="00a0b81e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text-properties fo:font-size="12pt" fo:font-style="italic" fo:font-weight="normal" officeooo:rsid="00a0b81e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text-properties fo:font-size="12pt" fo:font-style="italic" fo:font-weight="normal" officeooo:rsid="00a0b81e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text-properties fo:font-size="12pt" fo:font-style="italic" fo:font-weight="normal" officeooo:rsid="00a0b81e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text-properties fo:font-size="12pt" fo:font-style="italic" fo:font-weight="normal" officeooo:rsid="00a0b81e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Standard">
      <style:text-properties fo:font-size="12pt" fo:font-style="italic" fo:font-weight="normal" officeooo:rsid="00a0b81e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fo:font-size="12pt" fo:font-style="italic" fo:font-weight="normal" officeooo:rsid="00a0b81e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text-properties fo:font-size="12pt" fo:font-style="italic" fo:font-weight="normal" officeooo:rsid="00a0b81e" officeooo:paragraph-rsid="01a59462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Standard">
      <style:text-properties fo:font-size="12pt" fo:font-style="italic" fo:font-weight="normal" officeooo:rsid="00a0b81e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60" style:family="paragraph" style:parent-style-name="Standard">
      <style:text-properties fo:font-size="12pt" fo:font-style="italic" fo:font-weight="normal" officeooo:rsid="00a0b81e" officeooo:paragraph-rsid="01ab4d57" style:font-size-asian="12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text-properties fo:font-size="12pt" fo:font-style="italic" fo:font-weight="normal" officeooo:rsid="00a0b81e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text-properties fo:font-size="12pt" fo:font-style="italic" fo:font-weight="normal" officeooo:rsid="00a0b81e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text-properties fo:font-size="12pt" fo:font-style="italic" fo:font-weight="normal" officeooo:rsid="00a0b81e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text-properties fo:font-size="12pt" fo:font-style="italic" fo:font-weight="normal" officeooo:rsid="00a0b81e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text-properties fo:font-size="12pt" fo:font-style="italic" fo:font-weight="normal" officeooo:rsid="00a0b81e" officeooo:paragraph-rsid="01c01442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>
      <style:text-properties fo:font-size="12pt" fo:font-style="italic" fo:font-weight="normal" officeooo:rsid="00a0b81e" officeooo:paragraph-rsid="01c1c900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text-properties fo:font-size="12pt" fo:font-style="italic" fo:font-weight="normal" officeooo:rsid="00a0b81e" officeooo:paragraph-rsid="01c28a3d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Standard">
      <style:text-properties fo:font-size="12pt" fo:font-style="italic" fo:font-weight="normal" officeooo:rsid="00a0b81e" officeooo:paragraph-rsid="01c7726b" style:font-size-asian="12pt" style:font-style-asian="italic" style:font-weight-asian="normal" style:font-size-complex="12pt" style:font-style-complex="italic" style:font-weight-complex="normal"/>
    </style:style>
    <style:style style:name="P69" style:family="paragraph" style:parent-style-name="Standard">
      <style:text-properties fo:font-size="12pt" fo:font-style="italic" fo:font-weight="normal" officeooo:rsid="00a0b81e" officeooo:paragraph-rsid="01c7842d" style:font-size-asian="12pt" style:font-style-asian="italic" style:font-weight-asian="normal" style:font-size-complex="12pt" style:font-style-complex="italic" style:font-weight-complex="normal"/>
    </style:style>
    <style:style style:name="P70" style:family="paragraph" style:parent-style-name="Standard">
      <style:text-properties fo:font-size="12pt" fo:font-style="italic" fo:font-weight="normal" officeooo:rsid="00a0b81e" officeooo:paragraph-rsid="01cac61c" style:font-size-asian="12pt" style:font-style-asian="italic" style:font-weight-asian="normal" style:font-size-complex="12pt" style:font-style-complex="italic" style:font-weight-complex="normal"/>
    </style:style>
    <style:style style:name="P71" style:family="paragraph" style:parent-style-name="Standard">
      <style:text-properties fo:font-size="12pt" fo:font-style="italic" fo:font-weight="normal" officeooo:rsid="00a0b81e" officeooo:paragraph-rsid="01cccc11" style:font-size-asian="12pt" style:font-style-asian="italic" style:font-weight-asian="normal" style:font-size-complex="12pt" style:font-style-complex="italic" style:font-weight-complex="normal"/>
    </style:style>
    <style:style style:name="P72" style:family="paragraph" style:parent-style-name="Standard">
      <style:text-properties fo:font-size="12pt" fo:font-style="italic" fo:font-weight="normal" officeooo:rsid="00a0b81e" officeooo:paragraph-rsid="01cd09ed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Standard">
      <style:text-properties fo:font-size="12pt" fo:font-style="italic" fo:font-weight="normal" officeooo:rsid="00a0b81e" officeooo:paragraph-rsid="01ce3b33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text-properties fo:font-size="12pt" fo:font-style="italic" fo:font-weight="normal" officeooo:rsid="00a0b81e" officeooo:paragraph-rsid="01ce51d3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text-properties fo:font-size="12pt" fo:font-style="italic" fo:font-weight="normal" officeooo:rsid="00a0b81e" officeooo:paragraph-rsid="01d04904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text-properties fo:font-size="12pt" fo:font-style="italic" fo:font-weight="normal" officeooo:rsid="00a0b81e" officeooo:paragraph-rsid="01d1fa90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text-properties fo:font-size="12pt" fo:font-style="italic" fo:font-weight="normal" officeooo:rsid="00e61f86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text-properties fo:font-size="12pt" fo:font-style="italic" fo:font-weight="normal" officeooo:rsid="00e61f86" officeooo:paragraph-rsid="0156c798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text-properties fo:font-size="12pt" fo:font-style="italic" fo:font-weight="normal" officeooo:rsid="00e61f86" officeooo:paragraph-rsid="01579003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>
      <style:text-properties fo:font-size="12pt" fo:font-style="italic" fo:font-weight="normal" officeooo:rsid="00e61f86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text-properties fo:font-size="12pt" fo:font-style="italic" fo:font-weight="normal" officeooo:rsid="00e61f86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text-properties fo:font-size="12pt" fo:font-style="italic" fo:font-weight="normal" officeooo:rsid="00e61f86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text-properties fo:font-size="12pt" fo:font-style="italic" fo:font-weight="normal" officeooo:rsid="00e61f86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84" style:family="paragraph" style:parent-style-name="Standard">
      <style:text-properties fo:font-size="12pt" fo:font-style="italic" fo:font-weight="normal" officeooo:rsid="00e61f86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text-properties fo:font-size="12pt" fo:font-style="italic" fo:font-weight="normal" officeooo:rsid="00e61f86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text-properties fo:font-size="12pt" fo:font-style="italic" fo:font-weight="normal" officeooo:rsid="00e61f86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text-properties fo:font-size="12pt" fo:font-style="italic" fo:font-weight="normal" officeooo:rsid="00e61f86" officeooo:paragraph-rsid="01942cfd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text-properties fo:font-size="12pt" fo:font-style="italic" fo:font-weight="normal" officeooo:rsid="00e61f86" officeooo:paragraph-rsid="0197eef7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text-properties fo:font-size="12pt" fo:font-style="italic" fo:font-weight="normal" officeooo:rsid="00e61f86" officeooo:paragraph-rsid="019abcce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text-properties fo:font-size="12pt" fo:font-style="italic" fo:font-weight="normal" officeooo:rsid="00e61f86" officeooo:paragraph-rsid="019cde42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text-properties fo:font-size="12pt" fo:font-style="italic" fo:font-weight="normal" officeooo:rsid="00e61f86" officeooo:paragraph-rsid="019e1997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text-properties fo:font-size="12pt" fo:font-style="italic" fo:font-weight="normal" officeooo:rsid="00e61f86" officeooo:paragraph-rsid="019f79b8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text-properties fo:font-size="12pt" fo:font-style="italic" fo:font-weight="normal" officeooo:rsid="00e61f86" officeooo:paragraph-rsid="01a04204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text-properties fo:font-size="12pt" fo:font-style="italic" fo:font-weight="normal" officeooo:rsid="00e61f86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text-properties fo:font-size="12pt" fo:font-style="italic" fo:font-weight="normal" officeooo:rsid="00e61f86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0e61f86" officeooo:paragraph-rsid="01ab4d57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0e61f86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normal" officeooo:rsid="00e61f86" officeooo:paragraph-rsid="01b40797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text-properties fo:font-size="12pt" fo:font-style="italic" fo:font-weight="normal" officeooo:rsid="00e61f86" officeooo:paragraph-rsid="01bc4634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text-properties fo:font-size="12pt" fo:font-style="italic" fo:font-weight="normal" officeooo:rsid="00e61f86" officeooo:paragraph-rsid="01be013d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text-properties fo:font-size="12pt" fo:font-style="italic" fo:font-weight="normal" officeooo:rsid="00e61f86" officeooo:paragraph-rsid="01b5f3b6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text-properties fo:font-size="12pt" fo:font-style="italic" fo:font-weight="normal" officeooo:rsid="00e61f86" officeooo:paragraph-rsid="01b7d464" style:font-size-asian="12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>
      <style:text-properties fo:font-size="12pt" fo:font-style="italic" fo:font-weight="normal" officeooo:rsid="00e61f86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104" style:family="paragraph" style:parent-style-name="Standard">
      <style:text-properties fo:font-size="12pt" fo:font-style="italic" fo:font-weight="normal" officeooo:rsid="00e61f86" officeooo:paragraph-rsid="01c28a3d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Standard">
      <style:text-properties fo:font-size="12pt" fo:font-style="italic" fo:font-weight="normal" officeooo:rsid="00e61f86" officeooo:paragraph-rsid="01c7726b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text-properties fo:font-size="12pt" fo:font-style="italic" fo:font-weight="normal" officeooo:rsid="00e61f86" officeooo:paragraph-rsid="01cac61c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text-properties fo:font-size="12pt" fo:font-style="italic" fo:font-weight="normal" officeooo:rsid="00e61f86" officeooo:paragraph-rsid="01cccc11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text-properties fo:font-size="12pt" fo:font-style="italic" fo:font-weight="normal" officeooo:rsid="00e61f86" officeooo:paragraph-rsid="01cd09ed" style:font-size-asian="12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text-properties fo:font-size="12pt" fo:font-style="italic" fo:font-weight="normal" officeooo:rsid="021b8e77" officeooo:paragraph-rsid="01396a86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text-properties fo:font-size="12pt" fo:font-style="italic" fo:font-weight="normal" officeooo:rsid="021b8e77" officeooo:paragraph-rsid="014990f2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text-properties fo:font-size="12pt" fo:font-style="italic" fo:font-weight="normal" officeooo:rsid="021b8e77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text-properties fo:font-size="12pt" fo:font-style="italic" fo:font-weight="normal" officeooo:rsid="021b8e77" officeooo:paragraph-rsid="016223e9" style:font-size-asian="12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text-properties fo:font-size="12pt" fo:font-style="italic" fo:font-weight="normal" officeooo:rsid="021b8e77" officeooo:paragraph-rsid="01665b7f" style:font-size-asian="12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text-properties fo:font-size="12pt" fo:font-style="italic" fo:font-weight="normal" officeooo:rsid="021b8e77" officeooo:paragraph-rsid="0181f6ba" style:font-size-asian="12pt" style:font-style-asian="italic" style:font-weight-asian="normal" style:font-size-complex="12pt" style:font-style-complex="italic" style:font-weight-complex="normal"/>
    </style:style>
    <style:style style:name="P115" style:family="paragraph" style:parent-style-name="Standard">
      <style:text-properties fo:font-size="12pt" fo:font-style="italic" fo:font-weight="normal" officeooo:rsid="021b8e77" officeooo:paragraph-rsid="018c3f58" style:font-size-asian="12pt" style:font-style-asian="italic" style:font-weight-asian="normal" style:font-size-complex="12pt" style:font-style-complex="italic" style:font-weight-complex="normal"/>
    </style:style>
    <style:style style:name="P116" style:family="paragraph" style:parent-style-name="Standard">
      <style:text-properties fo:font-size="12pt" fo:font-style="italic" fo:font-weight="normal" officeooo:rsid="021b8e77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117" style:family="paragraph" style:parent-style-name="Standard">
      <style:text-properties fo:font-size="12pt" fo:font-style="italic" fo:font-weight="normal" officeooo:rsid="021b8e77" officeooo:paragraph-rsid="019245f2" style:font-size-asian="12pt" style:font-style-asian="italic" style:font-weight-asian="normal" style:font-size-complex="12pt" style:font-style-complex="italic" style:font-weight-complex="normal"/>
    </style:style>
    <style:style style:name="P118" style:family="paragraph" style:parent-style-name="Standard">
      <style:text-properties fo:font-size="12pt" fo:font-style="italic" fo:font-weight="normal" officeooo:rsid="021b8e77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119" style:family="paragraph" style:parent-style-name="Standard">
      <style:text-properties fo:font-size="12pt" fo:font-style="italic" fo:font-weight="normal" officeooo:rsid="021b8e77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120" style:family="paragraph" style:parent-style-name="Standard">
      <style:text-properties fo:font-size="12pt" fo:font-style="italic" fo:font-weight="normal" officeooo:rsid="021b8e77" officeooo:paragraph-rsid="01a7d2fc" style:font-size-asian="12pt" style:font-style-asian="italic" style:font-weight-asian="normal" style:font-size-complex="12pt" style:font-style-complex="italic" style:font-weight-complex="normal"/>
    </style:style>
    <style:style style:name="P121" style:family="paragraph" style:parent-style-name="Standard">
      <style:text-properties fo:font-size="12pt" fo:font-style="italic" fo:font-weight="normal" officeooo:rsid="021b8e77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122" style:family="paragraph" style:parent-style-name="Standard">
      <style:text-properties fo:font-size="12pt" fo:font-style="italic" fo:font-weight="normal" officeooo:rsid="021b8e77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123" style:family="paragraph" style:parent-style-name="Standard">
      <style:text-properties fo:font-size="12pt" fo:font-style="italic" fo:font-weight="normal" officeooo:rsid="021b8e77" officeooo:paragraph-rsid="01afcd1a" style:font-size-asian="12pt" style:font-style-asian="italic" style:font-weight-asian="normal" style:font-size-complex="12pt" style:font-style-complex="italic" style:font-weight-complex="normal"/>
    </style:style>
    <style:style style:name="P124" style:family="paragraph" style:parent-style-name="Standard">
      <style:text-properties fo:font-size="12pt" fo:font-style="italic" fo:font-weight="normal" officeooo:rsid="021b8e77" officeooo:paragraph-rsid="014ce379" style:font-size-asian="12pt" style:font-style-asian="italic" style:font-weight-asian="normal" style:font-size-complex="12pt" style:font-style-complex="italic" style:font-weight-complex="normal"/>
    </style:style>
    <style:style style:name="P125" style:family="paragraph" style:parent-style-name="Standard">
      <style:text-properties fo:font-size="12pt" fo:font-style="italic" fo:font-weight="normal" officeooo:rsid="021b8e77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126" style:family="paragraph" style:parent-style-name="Standard">
      <style:text-properties fo:font-size="12pt" fo:font-style="italic" fo:font-weight="normal" officeooo:rsid="021b8e77" officeooo:paragraph-rsid="01c28a3d" style:font-size-asian="12pt" style:font-style-asian="italic" style:font-weight-asian="normal" style:font-size-complex="12pt" style:font-style-complex="italic" style:font-weight-complex="normal"/>
    </style:style>
    <style:style style:name="P127" style:family="paragraph" style:parent-style-name="Standard">
      <style:text-properties fo:font-size="12pt" fo:font-style="italic" fo:font-weight="normal" officeooo:rsid="021b8e77" officeooo:paragraph-rsid="01c7726b" style:font-size-asian="12pt" style:font-style-asian="italic" style:font-weight-asian="normal" style:font-size-complex="12pt" style:font-style-complex="italic" style:font-weight-complex="normal"/>
    </style:style>
    <style:style style:name="P128" style:family="paragraph" style:parent-style-name="Standard">
      <style:text-properties fo:font-size="12pt" fo:font-style="italic" fo:font-weight="normal" officeooo:rsid="0145e369" officeooo:paragraph-rsid="0145e369" style:font-size-asian="12pt" style:font-style-asian="italic" style:font-weight-asian="normal" style:font-size-complex="12pt" style:font-style-complex="italic" style:font-weight-complex="normal"/>
    </style:style>
    <style:style style:name="P129" style:family="paragraph" style:parent-style-name="Standard">
      <style:text-properties fo:font-size="12pt" fo:font-style="italic" fo:font-weight="normal" officeooo:rsid="0145e369" officeooo:paragraph-rsid="014e67a4" style:font-size-asian="12pt" style:font-style-asian="italic" style:font-weight-asian="normal" style:font-size-complex="12pt" style:font-style-complex="italic" style:font-weight-complex="normal"/>
    </style:style>
    <style:style style:name="P130" style:family="paragraph" style:parent-style-name="Standard">
      <style:text-properties fo:font-size="12pt" fo:font-style="italic" fo:font-weight="normal" officeooo:rsid="0145e369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131" style:family="paragraph" style:parent-style-name="Standard">
      <style:text-properties fo:font-size="12pt" fo:font-style="italic" fo:font-weight="normal" officeooo:rsid="0145e369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132" style:family="paragraph" style:parent-style-name="Standard">
      <style:text-properties fo:font-size="12pt" fo:font-style="italic" fo:font-weight="normal" officeooo:rsid="0145e369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133" style:family="paragraph" style:parent-style-name="Standard">
      <style:text-properties fo:font-size="12pt" fo:font-style="italic" fo:font-weight="normal" officeooo:rsid="0145e369" officeooo:paragraph-rsid="018e4396" style:font-size-asian="12pt" style:font-style-asian="italic" style:font-weight-asian="normal" style:font-size-complex="12pt" style:font-style-complex="italic" style:font-weight-complex="normal"/>
    </style:style>
    <style:style style:name="P134" style:family="paragraph" style:parent-style-name="Standard">
      <style:text-properties fo:font-size="12pt" fo:font-style="italic" fo:font-weight="normal" officeooo:rsid="0145e369" officeooo:paragraph-rsid="019329d1" style:font-size-asian="12pt" style:font-style-asian="italic" style:font-weight-asian="normal" style:font-size-complex="12pt" style:font-style-complex="italic" style:font-weight-complex="normal"/>
    </style:style>
    <style:style style:name="P135" style:family="paragraph" style:parent-style-name="Standard">
      <style:text-properties fo:font-size="12pt" fo:font-style="italic" fo:font-weight="normal" officeooo:rsid="0145e369" officeooo:paragraph-rsid="01a23da4" style:font-size-asian="12pt" style:font-style-asian="italic" style:font-weight-asian="normal" style:font-size-complex="12pt" style:font-style-complex="italic" style:font-weight-complex="normal"/>
    </style:style>
    <style:style style:name="P136" style:family="paragraph" style:parent-style-name="Standard">
      <style:text-properties fo:font-size="12pt" fo:font-style="italic" fo:font-weight="normal" officeooo:rsid="0145e369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137" style:family="paragraph" style:parent-style-name="Standard">
      <style:text-properties fo:font-size="12pt" fo:font-style="italic" fo:font-weight="normal" officeooo:rsid="0145e369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138" style:family="paragraph" style:parent-style-name="Standard">
      <style:text-properties fo:font-size="12pt" fo:font-style="italic" fo:font-weight="normal" officeooo:rsid="0145e369" officeooo:paragraph-rsid="01bf65fa" style:font-size-asian="12pt" style:font-style-asian="italic" style:font-weight-asian="normal" style:font-size-complex="12pt" style:font-style-complex="italic" style:font-weight-complex="normal"/>
    </style:style>
    <style:style style:name="P139" style:family="paragraph" style:parent-style-name="Standard">
      <style:text-properties fo:font-size="12pt" fo:font-style="italic" fo:font-weight="normal" officeooo:rsid="0145e369" officeooo:paragraph-rsid="01d34e02" style:font-size-asian="12pt" style:font-style-asian="italic" style:font-weight-asian="normal" style:font-size-complex="12pt" style:font-style-complex="italic" style:font-weight-complex="normal"/>
    </style:style>
    <style:style style:name="P140" style:family="paragraph" style:parent-style-name="Standard">
      <style:text-properties fo:font-size="12pt" fo:font-style="italic" fo:font-weight="normal" officeooo:rsid="016f8336" officeooo:paragraph-rsid="016f8336" style:font-size-asian="12pt" style:font-style-asian="italic" style:font-weight-asian="normal" style:font-size-complex="12pt" style:font-style-complex="italic" style:font-weight-complex="normal"/>
    </style:style>
    <style:style style:name="P141" style:family="paragraph" style:parent-style-name="Standard">
      <style:text-properties fo:font-size="12pt" fo:font-style="italic" fo:font-weight="normal" officeooo:rsid="016f8336" officeooo:paragraph-rsid="01726945" style:font-size-asian="12pt" style:font-style-asian="italic" style:font-weight-asian="normal" style:font-size-complex="12pt" style:font-style-complex="italic" style:font-weight-complex="normal"/>
    </style:style>
    <style:style style:name="P142" style:family="paragraph" style:parent-style-name="Standard">
      <style:text-properties fo:font-size="12pt" fo:font-style="italic" fo:font-weight="normal" officeooo:rsid="016f8336" officeooo:paragraph-rsid="0174af0b" style:font-size-asian="12pt" style:font-style-asian="italic" style:font-weight-asian="normal" style:font-size-complex="12pt" style:font-style-complex="italic" style:font-weight-complex="normal"/>
    </style:style>
    <style:style style:name="P143" style:family="paragraph" style:parent-style-name="Standard">
      <style:text-properties fo:font-size="12pt" fo:font-style="italic" fo:font-weight="normal" officeooo:rsid="016f8336" officeooo:paragraph-rsid="017e5839" style:font-size-asian="12pt" style:font-style-asian="italic" style:font-weight-asian="normal" style:font-size-complex="12pt" style:font-style-complex="italic" style:font-weight-complex="normal"/>
    </style:style>
    <style:style style:name="P144" style:family="paragraph" style:parent-style-name="Standard">
      <style:text-properties fo:font-size="12pt" fo:font-style="italic" fo:font-weight="normal" officeooo:rsid="016f8336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145" style:family="paragraph" style:parent-style-name="Standard">
      <style:text-properties fo:font-size="12pt" fo:font-style="italic" fo:font-weight="normal" officeooo:rsid="016f8336" officeooo:paragraph-rsid="01d34e02" style:font-size-asian="12pt" style:font-style-asian="italic" style:font-weight-asian="normal" style:font-size-complex="12pt" style:font-style-complex="italic" style:font-weight-complex="normal"/>
    </style:style>
    <style:style style:name="P146" style:family="paragraph" style:parent-style-name="Standard">
      <style:text-properties fo:font-size="12pt" fo:font-style="italic" fo:font-weight="bold" officeooo:rsid="000a8804" officeooo:paragraph-rsid="0145e369" style:font-size-asian="12pt" style:font-style-asian="italic" style:font-weight-asian="bold" style:font-size-complex="12pt" style:font-style-complex="italic" style:font-weight-complex="bold"/>
    </style:style>
    <style:style style:name="P147" style:family="paragraph" style:parent-style-name="Standard">
      <style:text-properties fo:font-size="12pt" fo:font-style="italic" fo:font-weight="bold" officeooo:rsid="000a8804" officeooo:paragraph-rsid="014e67a4" style:font-size-asian="12pt" style:font-style-asian="italic" style:font-weight-asian="bold" style:font-size-complex="12pt" style:font-style-complex="italic" style:font-weight-complex="bold"/>
    </style:style>
    <style:style style:name="P148" style:family="paragraph" style:parent-style-name="Standard">
      <style:text-properties fo:font-size="12pt" fo:font-style="italic" fo:font-weight="bold" officeooo:rsid="000a8804" officeooo:paragraph-rsid="016a7e88" style:font-size-asian="12pt" style:font-style-asian="italic" style:font-weight-asian="bold" style:font-size-complex="12pt" style:font-style-complex="italic" style:font-weight-complex="bold"/>
    </style:style>
    <style:style style:name="P149" style:family="paragraph" style:parent-style-name="Standard">
      <style:text-properties fo:font-size="12pt" fo:font-style="italic" fo:font-weight="bold" officeooo:rsid="000a8804" officeooo:paragraph-rsid="016f8336" style:font-size-asian="12pt" style:font-style-asian="italic" style:font-weight-asian="bold" style:font-size-complex="12pt" style:font-style-complex="italic" style:font-weight-complex="bold"/>
    </style:style>
    <style:style style:name="P150" style:family="paragraph" style:parent-style-name="Standard">
      <style:text-properties fo:font-size="12pt" fo:font-style="italic" fo:font-weight="bold" officeooo:rsid="000a8804" officeooo:paragraph-rsid="01704150" style:font-size-asian="12pt" style:font-style-asian="italic" style:font-weight-asian="bold" style:font-size-complex="12pt" style:font-style-complex="italic" style:font-weight-complex="bold"/>
    </style:style>
    <style:style style:name="P151" style:family="paragraph" style:parent-style-name="Standard">
      <style:text-properties fo:font-size="12pt" fo:font-style="italic" fo:font-weight="bold" officeooo:rsid="000a8804" officeooo:paragraph-rsid="01726945" style:font-size-asian="12pt" style:font-style-asian="italic" style:font-weight-asian="bold" style:font-size-complex="12pt" style:font-style-complex="italic" style:font-weight-complex="bold"/>
    </style:style>
    <style:style style:name="P152" style:family="paragraph" style:parent-style-name="Standard">
      <style:text-properties fo:font-size="12pt" fo:font-style="italic" fo:font-weight="bold" officeooo:rsid="000a8804" officeooo:paragraph-rsid="0174af0b" style:font-size-asian="12pt" style:font-style-asian="italic" style:font-weight-asian="bold" style:font-size-complex="12pt" style:font-style-complex="italic" style:font-weight-complex="bold"/>
    </style:style>
    <style:style style:name="P153" style:family="paragraph" style:parent-style-name="Standard">
      <style:text-properties fo:font-size="12pt" fo:font-style="italic" fo:font-weight="bold" officeooo:rsid="000a8804" officeooo:paragraph-rsid="017e5839" style:font-size-asian="12pt" style:font-style-asian="italic" style:font-weight-asian="bold" style:font-size-complex="12pt" style:font-style-complex="italic" style:font-weight-complex="bold"/>
    </style:style>
    <style:style style:name="P154" style:family="paragraph" style:parent-style-name="Standard">
      <style:text-properties fo:font-size="12pt" fo:font-style="italic" fo:font-weight="bold" officeooo:rsid="000a8804" officeooo:paragraph-rsid="017ec447" style:font-size-asian="12pt" style:font-style-asian="italic" style:font-weight-asian="bold" style:font-size-complex="12pt" style:font-style-complex="italic" style:font-weight-complex="bold"/>
    </style:style>
    <style:style style:name="P155" style:family="paragraph" style:parent-style-name="Standard">
      <style:text-properties fo:font-size="12pt" fo:font-style="italic" fo:font-weight="bold" officeooo:rsid="000a8804" officeooo:paragraph-rsid="018080d0" style:font-size-asian="12pt" style:font-style-asian="italic" style:font-weight-asian="bold" style:font-size-complex="12pt" style:font-style-complex="italic" style:font-weight-complex="bold"/>
    </style:style>
    <style:style style:name="P156" style:family="paragraph" style:parent-style-name="Standard">
      <style:text-properties fo:font-size="12pt" fo:font-style="italic" fo:font-weight="bold" officeooo:rsid="000a8804" officeooo:paragraph-rsid="0181f6ba" style:font-size-asian="12pt" style:font-style-asian="italic" style:font-weight-asian="bold" style:font-size-complex="12pt" style:font-style-complex="italic" style:font-weight-complex="bold"/>
    </style:style>
    <style:style style:name="P157" style:family="paragraph" style:parent-style-name="Standard">
      <style:text-properties fo:font-size="12pt" fo:font-style="italic" fo:font-weight="bold" officeooo:rsid="000a8804" officeooo:paragraph-rsid="018e4396" style:font-size-asian="12pt" style:font-style-asian="italic" style:font-weight-asian="bold" style:font-size-complex="12pt" style:font-style-complex="italic" style:font-weight-complex="bold"/>
    </style:style>
    <style:style style:name="P158" style:family="paragraph" style:parent-style-name="Standard">
      <style:text-properties fo:font-size="12pt" fo:font-style="italic" fo:font-weight="bold" officeooo:rsid="000a8804" officeooo:paragraph-rsid="019329d1" style:font-size-asian="12pt" style:font-style-asian="italic" style:font-weight-asian="bold" style:font-size-complex="12pt" style:font-style-complex="italic" style:font-weight-complex="bold"/>
    </style:style>
    <style:style style:name="P159" style:family="paragraph" style:parent-style-name="Standard">
      <style:text-properties fo:font-size="12pt" fo:font-style="italic" fo:font-weight="bold" officeooo:rsid="000a8804" officeooo:paragraph-rsid="01942cfd" style:font-size-asian="12pt" style:font-style-asian="italic" style:font-weight-asian="bold" style:font-size-complex="12pt" style:font-style-complex="italic" style:font-weight-complex="bold"/>
    </style:style>
    <style:style style:name="P160" style:family="paragraph" style:parent-style-name="Standard">
      <style:text-properties fo:font-size="12pt" fo:font-style="italic" fo:font-weight="bold" officeooo:rsid="000a8804" officeooo:paragraph-rsid="01a23da4" style:font-size-asian="12pt" style:font-style-asian="italic" style:font-weight-asian="bold" style:font-size-complex="12pt" style:font-style-complex="italic" style:font-weight-complex="bold"/>
    </style:style>
    <style:style style:name="P161" style:family="paragraph" style:parent-style-name="Standard">
      <style:text-properties fo:font-size="12pt" fo:font-style="italic" fo:font-weight="bold" officeooo:rsid="000a8804" officeooo:paragraph-rsid="01a7d2fc" style:font-size-asian="12pt" style:font-style-asian="italic" style:font-weight-asian="bold" style:font-size-complex="12pt" style:font-style-complex="italic" style:font-weight-complex="bold"/>
    </style:style>
    <style:style style:name="P162" style:family="paragraph" style:parent-style-name="Standard">
      <style:text-properties fo:font-size="12pt" fo:font-style="italic" fo:font-weight="bold" officeooo:rsid="000a8804" officeooo:paragraph-rsid="01ba41fe" style:font-size-asian="12pt" style:font-style-asian="italic" style:font-weight-asian="bold" style:font-size-complex="12pt" style:font-style-complex="italic" style:font-weight-complex="bold"/>
    </style:style>
    <style:style style:name="P163" style:family="paragraph" style:parent-style-name="Standard">
      <style:text-properties fo:font-size="12pt" fo:font-style="italic" fo:font-weight="bold" officeooo:rsid="000a8804" officeooo:paragraph-rsid="01bb72a2" style:font-size-asian="12pt" style:font-style-asian="italic" style:font-weight-asian="bold" style:font-size-complex="12pt" style:font-style-complex="italic" style:font-weight-complex="bold"/>
    </style:style>
    <style:style style:name="P164" style:family="paragraph" style:parent-style-name="Standard">
      <style:text-properties fo:font-size="12pt" fo:font-style="italic" fo:font-weight="bold" officeooo:rsid="000a8804" officeooo:paragraph-rsid="01bc2815" style:font-size-asian="12pt" style:font-style-asian="italic" style:font-weight-asian="bold" style:font-size-complex="12pt" style:font-style-complex="italic" style:font-weight-complex="bold"/>
    </style:style>
    <style:style style:name="P165" style:family="paragraph" style:parent-style-name="Standard">
      <style:text-properties fo:font-size="12pt" fo:font-style="italic" fo:font-weight="bold" officeooo:rsid="000a8804" officeooo:paragraph-rsid="01bf65fa" style:font-size-asian="12pt" style:font-style-asian="italic" style:font-weight-asian="bold" style:font-size-complex="12pt" style:font-style-complex="italic" style:font-weight-complex="bold"/>
    </style:style>
    <style:style style:name="P166" style:family="paragraph" style:parent-style-name="Standard">
      <style:text-properties fo:font-size="12pt" fo:font-style="italic" fo:font-weight="bold" officeooo:rsid="000a8804" officeooo:paragraph-rsid="01d34e02" style:font-size-asian="12pt" style:font-style-asian="italic" style:font-weight-asian="bold" style:font-size-complex="12pt" style:font-style-complex="italic" style:font-weight-complex="bold"/>
    </style:style>
    <style:style style:name="P167" style:family="paragraph" style:parent-style-name="Standard">
      <style:text-properties fo:font-size="12pt" fo:font-style="italic" fo:font-weight="bold" officeooo:rsid="000a8804" officeooo:paragraph-rsid="01d680ef" style:font-size-asian="12pt" style:font-style-asian="italic" style:font-weight-asian="bold" style:font-size-complex="12pt" style:font-style-complex="italic" style:font-weight-complex="bold"/>
    </style:style>
    <style:style style:name="P168" style:family="paragraph" style:parent-style-name="Standard">
      <style:text-properties fo:font-size="12pt" fo:font-style="italic" fo:font-weight="bold" officeooo:rsid="000a8804" officeooo:paragraph-rsid="01d8453a" style:font-size-asian="12pt" style:font-style-asian="italic" style:font-weight-asian="bold" style:font-size-complex="12pt" style:font-style-complex="italic" style:font-weight-complex="bold"/>
    </style:style>
    <style:style style:name="P169" style:family="paragraph" style:parent-style-name="Standard">
      <style:text-properties fo:font-size="12pt" fo:font-style="italic" fo:font-weight="bold" officeooo:rsid="000a8804" officeooo:paragraph-rsid="01db664d" style:font-size-asian="12pt" style:font-style-asian="italic" style:font-weight-asian="bold" style:font-size-complex="12pt" style:font-style-complex="italic" style:font-weight-complex="bold"/>
    </style:style>
    <style:style style:name="P170" style:family="paragraph" style:parent-style-name="Standard">
      <style:text-properties fo:font-size="12pt" fo:font-style="italic" fo:font-weight="bold" officeooo:rsid="000a8804" officeooo:paragraph-rsid="01df1138" style:font-size-asian="12pt" style:font-style-asian="italic" style:font-weight-asian="bold" style:font-size-complex="12pt" style:font-style-complex="italic" style:font-weight-complex="bold"/>
    </style:style>
    <style:style style:name="P171" style:family="paragraph" style:parent-style-name="Standard">
      <style:text-properties fo:font-size="12pt" fo:font-weight="bold" officeooo:rsid="00084b9f" officeooo:paragraph-rsid="01396a86" style:font-size-asian="12pt" style:font-weight-asian="bold" style:font-size-complex="12pt" style:font-weight-complex="bold"/>
    </style:style>
    <style:style style:name="P172" style:family="paragraph" style:parent-style-name="Standard">
      <style:text-properties fo:font-size="12pt" fo:font-weight="bold" officeooo:rsid="00084b9f" officeooo:paragraph-rsid="0142aab4" style:font-size-asian="12pt" style:font-weight-asian="bold" style:font-size-complex="12pt" style:font-weight-complex="bold"/>
    </style:style>
    <style:style style:name="P173" style:family="paragraph" style:parent-style-name="Standard">
      <style:text-properties fo:font-size="12pt" fo:font-weight="bold" officeooo:rsid="00084b9f" officeooo:paragraph-rsid="014e67a4" style:font-size-asian="12pt" style:font-weight-asian="bold" style:font-size-complex="12pt" style:font-weight-complex="bold"/>
    </style:style>
    <style:style style:name="P174" style:family="paragraph" style:parent-style-name="Standard">
      <style:text-properties fo:font-size="12pt" fo:font-weight="bold" officeooo:rsid="00084b9f" officeooo:paragraph-rsid="0163e43f" style:font-size-asian="12pt" style:font-weight-asian="bold" style:font-size-complex="12pt" style:font-weight-complex="bold"/>
    </style:style>
    <style:style style:name="P175" style:family="paragraph" style:parent-style-name="Standard">
      <style:text-properties fo:font-size="12pt" fo:font-weight="bold" officeooo:rsid="00084b9f" officeooo:paragraph-rsid="016a7e88" style:font-size-asian="12pt" style:font-weight-asian="bold" style:font-size-complex="12pt" style:font-weight-complex="bold"/>
    </style:style>
    <style:style style:name="P176" style:family="paragraph" style:parent-style-name="Standard">
      <style:text-properties fo:font-size="12pt" fo:font-weight="bold" officeooo:rsid="00084b9f" officeooo:paragraph-rsid="01779b00" style:font-size-asian="12pt" style:font-weight-asian="bold" style:font-size-complex="12pt" style:font-weight-complex="bold"/>
    </style:style>
    <style:style style:name="P177" style:family="paragraph" style:parent-style-name="Standard">
      <style:text-properties fo:font-size="12pt" fo:font-weight="bold" officeooo:rsid="00084b9f" officeooo:paragraph-rsid="0181f6ba" style:font-size-asian="12pt" style:font-weight-asian="bold" style:font-size-complex="12pt" style:font-weight-complex="bold"/>
    </style:style>
    <style:style style:name="P178" style:family="paragraph" style:parent-style-name="Standard">
      <style:text-properties fo:font-size="12pt" fo:font-weight="bold" officeooo:rsid="00084b9f" officeooo:paragraph-rsid="019329d1" style:font-size-asian="12pt" style:font-weight-asian="bold" style:font-size-complex="12pt" style:font-weight-complex="bold"/>
    </style:style>
    <style:style style:name="P179" style:family="paragraph" style:parent-style-name="Standard">
      <style:text-properties fo:font-size="12pt" fo:font-weight="bold" officeooo:rsid="00084b9f" officeooo:paragraph-rsid="01a23da4" style:font-size-asian="12pt" style:font-weight-asian="bold" style:font-size-complex="12pt" style:font-weight-complex="bold"/>
    </style:style>
    <style:style style:name="P180" style:family="paragraph" style:parent-style-name="Standard">
      <style:text-properties fo:font-size="12pt" fo:font-weight="bold" officeooo:rsid="00084b9f" officeooo:paragraph-rsid="01ad4e08" style:font-size-asian="12pt" style:font-weight-asian="bold" style:font-size-complex="12pt" style:font-weight-complex="bold"/>
    </style:style>
    <style:style style:name="P181" style:family="paragraph" style:parent-style-name="Standard">
      <style:text-properties fo:font-size="12pt" fo:font-weight="bold" officeooo:rsid="00084b9f" officeooo:paragraph-rsid="01ba41fe" style:font-size-asian="12pt" style:font-weight-asian="bold" style:font-size-complex="12pt" style:font-weight-complex="bold"/>
    </style:style>
    <style:style style:name="P182" style:family="paragraph" style:parent-style-name="Standard">
      <style:text-properties fo:font-size="12pt" fo:font-weight="bold" officeooo:rsid="00084b9f" officeooo:paragraph-rsid="01bf65fa" style:font-size-asian="12pt" style:font-weight-asian="bold" style:font-size-complex="12pt" style:font-weight-complex="bold"/>
    </style:style>
    <style:style style:name="P183" style:family="paragraph" style:parent-style-name="Standard">
      <style:text-properties fo:font-size="12pt" fo:font-weight="bold" officeooo:rsid="00084b9f" officeooo:paragraph-rsid="01d34e02" style:font-size-asian="12pt" style:font-weight-asian="bold" style:font-size-complex="12pt" style:font-weight-complex="bold"/>
    </style:style>
    <style:style style:name="P184" style:family="paragraph" style:parent-style-name="Standard">
      <style:text-properties fo:font-size="12pt" fo:font-weight="bold" officeooo:rsid="00084b9f" officeooo:paragraph-rsid="01da468c" style:font-size-asian="12pt" style:font-weight-asian="bold" style:font-size-complex="12pt" style:font-weight-complex="bold"/>
    </style:style>
    <style:style style:name="P185" style:family="paragraph" style:parent-style-name="Standard">
      <style:text-properties fo:font-size="12pt" fo:font-weight="bold" officeooo:rsid="0008a0bd" officeooo:paragraph-rsid="01396a86" style:font-size-asian="12pt" style:font-weight-asian="bold" style:font-size-complex="12pt" style:font-weight-complex="bold"/>
    </style:style>
    <style:style style:name="P186" style:family="paragraph" style:parent-style-name="Standard">
      <style:text-properties fo:font-size="12pt" fo:font-weight="bold" officeooo:rsid="0008a0bd" officeooo:paragraph-rsid="014e67a4" style:font-size-asian="12pt" style:font-weight-asian="bold" style:font-size-complex="12pt" style:font-weight-complex="bold"/>
    </style:style>
    <style:style style:name="P187" style:family="paragraph" style:parent-style-name="Standard">
      <style:text-properties fo:font-size="12pt" fo:font-weight="bold" officeooo:rsid="0008a0bd" officeooo:paragraph-rsid="0163e43f" style:font-size-asian="12pt" style:font-weight-asian="bold" style:font-size-complex="12pt" style:font-weight-complex="bold"/>
    </style:style>
    <style:style style:name="P188" style:family="paragraph" style:parent-style-name="Standard">
      <style:text-properties fo:font-size="12pt" fo:font-weight="bold" officeooo:rsid="0008a0bd" officeooo:paragraph-rsid="016a7e88" style:font-size-asian="12pt" style:font-weight-asian="bold" style:font-size-complex="12pt" style:font-weight-complex="bold"/>
    </style:style>
    <style:style style:name="P189" style:family="paragraph" style:parent-style-name="Standard">
      <style:text-properties fo:font-size="12pt" fo:font-weight="bold" officeooo:rsid="0008a0bd" officeooo:paragraph-rsid="01779b00" style:font-size-asian="12pt" style:font-weight-asian="bold" style:font-size-complex="12pt" style:font-weight-complex="bold"/>
    </style:style>
    <style:style style:name="P190" style:family="paragraph" style:parent-style-name="Standard">
      <style:text-properties fo:font-size="12pt" fo:font-weight="bold" officeooo:rsid="0008a0bd" officeooo:paragraph-rsid="0181f6ba" style:font-size-asian="12pt" style:font-weight-asian="bold" style:font-size-complex="12pt" style:font-weight-complex="bold"/>
    </style:style>
    <style:style style:name="P191" style:family="paragraph" style:parent-style-name="Standard">
      <style:text-properties fo:font-size="12pt" fo:font-weight="bold" officeooo:rsid="0008a0bd" officeooo:paragraph-rsid="019329d1" style:font-size-asian="12pt" style:font-weight-asian="bold" style:font-size-complex="12pt" style:font-weight-complex="bold"/>
    </style:style>
    <style:style style:name="P192" style:family="paragraph" style:parent-style-name="Standard">
      <style:text-properties fo:font-size="12pt" fo:font-weight="bold" officeooo:rsid="0008a0bd" officeooo:paragraph-rsid="01a23da4" style:font-size-asian="12pt" style:font-weight-asian="bold" style:font-size-complex="12pt" style:font-weight-complex="bold"/>
    </style:style>
    <style:style style:name="P193" style:family="paragraph" style:parent-style-name="Standard">
      <style:text-properties fo:font-size="12pt" fo:font-weight="bold" officeooo:rsid="0008a0bd" officeooo:paragraph-rsid="01ad4e08" style:font-size-asian="12pt" style:font-weight-asian="bold" style:font-size-complex="12pt" style:font-weight-complex="bold"/>
    </style:style>
    <style:style style:name="P194" style:family="paragraph" style:parent-style-name="Standard">
      <style:text-properties fo:font-size="12pt" fo:font-weight="bold" officeooo:rsid="0008a0bd" officeooo:paragraph-rsid="01ba41fe" style:font-size-asian="12pt" style:font-weight-asian="bold" style:font-size-complex="12pt" style:font-weight-complex="bold"/>
    </style:style>
    <style:style style:name="P195" style:family="paragraph" style:parent-style-name="Standard">
      <style:text-properties fo:font-size="12pt" fo:font-weight="bold" officeooo:rsid="0008a0bd" officeooo:paragraph-rsid="01bf65fa" style:font-size-asian="12pt" style:font-weight-asian="bold" style:font-size-complex="12pt" style:font-weight-complex="bold"/>
    </style:style>
    <style:style style:name="P196" style:family="paragraph" style:parent-style-name="Standard">
      <style:text-properties fo:font-size="12pt" fo:font-weight="bold" officeooo:rsid="0008a0bd" officeooo:paragraph-rsid="01d34e02" style:font-size-asian="12pt" style:font-weight-asian="bold" style:font-size-complex="12pt" style:font-weight-complex="bold"/>
    </style:style>
    <style:style style:name="P197" style:family="paragraph" style:parent-style-name="Standard">
      <style:text-properties fo:font-size="12pt" fo:font-weight="bold" officeooo:rsid="0008a0bd" officeooo:paragraph-rsid="01da468c" style:font-size-asian="12pt" style:font-weight-asian="bold" style:font-size-complex="12pt" style:font-weight-complex="bold"/>
    </style:style>
    <style:style style:name="P198" style:family="paragraph" style:parent-style-name="Standard"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199" style:family="paragraph" style:parent-style-name="Standard"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200" style:family="paragraph" style:parent-style-name="Standard"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201" style:family="paragraph" style:parent-style-name="Standard">
      <style:text-properties fo:font-size="12pt" fo:font-weight="bold" officeooo:rsid="005f39e8" officeooo:paragraph-rsid="01779b00" style:font-size-asian="12pt" style:font-weight-asian="bold" style:font-size-complex="12pt" style:font-weight-complex="bold"/>
    </style:style>
    <style:style style:name="P202" style:family="paragraph" style:parent-style-name="Standard"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203" style:family="paragraph" style:parent-style-name="Standard"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204" style:family="paragraph" style:parent-style-name="Standard">
      <style:text-properties fo:font-size="12pt" fo:font-weight="bold" officeooo:rsid="005f39e8" officeooo:paragraph-rsid="01a23da4" style:font-size-asian="12pt" style:font-weight-asian="bold" style:font-size-complex="12pt" style:font-weight-complex="bold"/>
    </style:style>
    <style:style style:name="P205" style:family="paragraph" style:parent-style-name="Standard">
      <style:text-properties fo:font-size="12pt" fo:font-weight="bold" officeooo:rsid="005f39e8" officeooo:paragraph-rsid="01ad4e08" style:font-size-asian="12pt" style:font-weight-asian="bold" style:font-size-complex="12pt" style:font-weight-complex="bold"/>
    </style:style>
    <style:style style:name="P206" style:family="paragraph" style:parent-style-name="Standard">
      <style:text-properties fo:font-size="12pt" fo:font-weight="bold" officeooo:rsid="005f39e8" officeooo:paragraph-rsid="01ba41fe" style:font-size-asian="12pt" style:font-weight-asian="bold" style:font-size-complex="12pt" style:font-weight-complex="bold"/>
    </style:style>
    <style:style style:name="P207" style:family="paragraph" style:parent-style-name="Standard">
      <style:text-properties fo:font-size="12pt" fo:font-weight="bold" officeooo:rsid="005f39e8" officeooo:paragraph-rsid="01bf65fa" style:font-size-asian="12pt" style:font-weight-asian="bold" style:font-size-complex="12pt" style:font-weight-complex="bold"/>
    </style:style>
    <style:style style:name="P208" style:family="paragraph" style:parent-style-name="Standard">
      <style:text-properties fo:font-size="12pt" fo:font-weight="bold" officeooo:rsid="005f39e8" officeooo:paragraph-rsid="01d34e02" style:font-size-asian="12pt" style:font-weight-asian="bold" style:font-size-complex="12pt" style:font-weight-complex="bold"/>
    </style:style>
    <style:style style:name="P209" style:family="paragraph" style:parent-style-name="Standard">
      <style:text-properties fo:font-size="12pt" fo:font-weight="bold" officeooo:rsid="000a0ba2" officeooo:paragraph-rsid="01396a86" style:font-size-asian="12pt" style:font-weight-asian="bold" style:font-size-complex="12pt" style:font-weight-complex="bold"/>
    </style:style>
    <style:style style:name="P210" style:family="paragraph" style:parent-style-name="Standard">
      <style:text-properties fo:font-size="12pt" fo:font-weight="bold" officeooo:rsid="000a0ba2" officeooo:paragraph-rsid="014e67a4" style:font-size-asian="12pt" style:font-weight-asian="bold" style:font-size-complex="12pt" style:font-weight-complex="bold"/>
    </style:style>
    <style:style style:name="P211" style:family="paragraph" style:parent-style-name="Standard">
      <style:text-properties fo:font-size="12pt" fo:font-weight="bold" officeooo:rsid="000a0ba2" officeooo:paragraph-rsid="0163e43f" style:font-size-asian="12pt" style:font-weight-asian="bold" style:font-size-complex="12pt" style:font-weight-complex="bold"/>
    </style:style>
    <style:style style:name="P212" style:family="paragraph" style:parent-style-name="Standard">
      <style:text-properties fo:font-size="12pt" fo:font-weight="bold" officeooo:rsid="000a0ba2" officeooo:paragraph-rsid="016a7e88" style:font-size-asian="12pt" style:font-weight-asian="bold" style:font-size-complex="12pt" style:font-weight-complex="bold"/>
    </style:style>
    <style:style style:name="P213" style:family="paragraph" style:parent-style-name="Standard">
      <style:text-properties fo:font-size="12pt" fo:font-weight="bold" officeooo:rsid="000a0ba2" officeooo:paragraph-rsid="01726945" style:font-size-asian="12pt" style:font-weight-asian="bold" style:font-size-complex="12pt" style:font-weight-complex="bold"/>
    </style:style>
    <style:style style:name="P214" style:family="paragraph" style:parent-style-name="Standard">
      <style:text-properties fo:font-size="12pt" fo:font-weight="bold" officeooo:rsid="000a0ba2" officeooo:paragraph-rsid="0174af0b" style:font-size-asian="12pt" style:font-weight-asian="bold" style:font-size-complex="12pt" style:font-weight-complex="bold"/>
    </style:style>
    <style:style style:name="P215" style:family="paragraph" style:parent-style-name="Standard">
      <style:text-properties fo:font-size="12pt" fo:font-weight="bold" officeooo:rsid="000a0ba2" officeooo:paragraph-rsid="017e5839" style:font-size-asian="12pt" style:font-weight-asian="bold" style:font-size-complex="12pt" style:font-weight-complex="bold"/>
    </style:style>
    <style:style style:name="P216" style:family="paragraph" style:parent-style-name="Standard">
      <style:text-properties fo:font-size="12pt" fo:font-weight="bold" officeooo:rsid="000a0ba2" officeooo:paragraph-rsid="0181f6ba" style:font-size-asian="12pt" style:font-weight-asian="bold" style:font-size-complex="12pt" style:font-weight-complex="bold"/>
    </style:style>
    <style:style style:name="P217" style:family="paragraph" style:parent-style-name="Standard">
      <style:text-properties fo:font-size="12pt" fo:font-weight="bold" officeooo:rsid="000a0ba2" officeooo:paragraph-rsid="018e4396" style:font-size-asian="12pt" style:font-weight-asian="bold" style:font-size-complex="12pt" style:font-weight-complex="bold"/>
    </style:style>
    <style:style style:name="P218" style:family="paragraph" style:parent-style-name="Standard">
      <style:text-properties fo:font-size="12pt" fo:font-weight="bold" officeooo:rsid="000a0ba2" officeooo:paragraph-rsid="019329d1" style:font-size-asian="12pt" style:font-weight-asian="bold" style:font-size-complex="12pt" style:font-weight-complex="bold"/>
    </style:style>
    <style:style style:name="P219" style:family="paragraph" style:parent-style-name="Standard">
      <style:text-properties fo:font-size="12pt" fo:font-weight="bold" officeooo:rsid="000a0ba2" officeooo:paragraph-rsid="01a23da4" style:font-size-asian="12pt" style:font-weight-asian="bold" style:font-size-complex="12pt" style:font-weight-complex="bold"/>
    </style:style>
    <style:style style:name="P220" style:family="paragraph" style:parent-style-name="Standard">
      <style:text-properties fo:font-size="12pt" fo:font-weight="bold" officeooo:rsid="000a0ba2" officeooo:paragraph-rsid="01ad4e08" style:font-size-asian="12pt" style:font-weight-asian="bold" style:font-size-complex="12pt" style:font-weight-complex="bold"/>
    </style:style>
    <style:style style:name="P221" style:family="paragraph" style:parent-style-name="Standard">
      <style:text-properties fo:font-size="12pt" fo:font-weight="bold" officeooo:rsid="000a0ba2" officeooo:paragraph-rsid="01ba41fe" style:font-size-asian="12pt" style:font-weight-asian="bold" style:font-size-complex="12pt" style:font-weight-complex="bold"/>
    </style:style>
    <style:style style:name="P222" style:family="paragraph" style:parent-style-name="Standard">
      <style:text-properties fo:font-size="12pt" fo:font-weight="bold" officeooo:rsid="000a0ba2" officeooo:paragraph-rsid="01bf65fa" style:font-size-asian="12pt" style:font-weight-asian="bold" style:font-size-complex="12pt" style:font-weight-complex="bold"/>
    </style:style>
    <style:style style:name="P223" style:family="paragraph" style:parent-style-name="Standard">
      <style:text-properties fo:font-size="12pt" fo:font-weight="bold" officeooo:rsid="000a0ba2" officeooo:paragraph-rsid="01d34e02" style:font-size-asian="12pt" style:font-weight-asian="bold" style:font-size-complex="12pt" style:font-weight-complex="bold"/>
    </style:style>
    <style:style style:name="P224" style:family="paragraph" style:parent-style-name="Standard">
      <style:text-properties fo:font-size="12pt" fo:font-weight="bold" officeooo:rsid="000a0ba2" officeooo:paragraph-rsid="01da5888" style:font-size-asian="12pt" style:font-weight-asian="bold" style:font-size-complex="12pt" style:font-weight-complex="bold"/>
    </style:style>
    <style:style style:name="P225" style:family="paragraph" style:parent-style-name="Standard">
      <style:text-properties fo:font-size="12pt" fo:font-weight="bold" officeooo:rsid="001b74eb" officeooo:paragraph-rsid="01396a86" style:font-size-asian="12pt" style:font-weight-asian="bold" style:font-size-complex="12pt" style:font-weight-complex="bold"/>
    </style:style>
    <style:style style:name="P226" style:family="paragraph" style:parent-style-name="Standard">
      <style:text-properties fo:font-size="12pt" fo:font-weight="bold" officeooo:rsid="001b74eb" officeooo:paragraph-rsid="0163e43f" style:font-size-asian="12pt" style:font-weight-asian="bold" style:font-size-complex="12pt" style:font-weight-complex="bold"/>
    </style:style>
    <style:style style:name="P227" style:family="paragraph" style:parent-style-name="Standard">
      <style:text-properties fo:font-size="12pt" fo:font-weight="bold" officeooo:rsid="001b74eb" officeooo:paragraph-rsid="01bf65fa" style:font-size-asian="12pt" style:font-weight-asian="bold" style:font-size-complex="12pt" style:font-weight-complex="bold"/>
    </style:style>
    <style:style style:name="P228" style:family="paragraph" style:parent-style-name="Standard">
      <style:text-properties fo:font-size="12pt" fo:font-weight="bold" officeooo:paragraph-rsid="01396a86" style:font-size-asian="12pt" style:font-weight-asian="bold" style:font-size-complex="12pt" style:font-weight-complex="bold"/>
    </style:style>
    <style:style style:name="P229" style:family="paragraph" style:parent-style-name="Standard">
      <style:text-properties fo:font-size="12pt" fo:font-weight="bold" officeooo:paragraph-rsid="014e67a4" style:font-size-asian="12pt" style:font-weight-asian="bold" style:font-size-complex="12pt" style:font-weight-complex="bold"/>
    </style:style>
    <style:style style:name="P230" style:family="paragraph" style:parent-style-name="Standard">
      <style:text-properties fo:font-size="12pt" fo:font-weight="bold" officeooo:paragraph-rsid="0163e43f" style:font-size-asian="12pt" style:font-weight-asian="bold" style:font-size-complex="12pt" style:font-weight-complex="bold"/>
    </style:style>
    <style:style style:name="P231" style:family="paragraph" style:parent-style-name="Standard">
      <style:text-properties fo:font-size="12pt" fo:font-weight="bold" officeooo:paragraph-rsid="016a7e88" style:font-size-asian="12pt" style:font-weight-asian="bold" style:font-size-complex="12pt" style:font-weight-complex="bold"/>
    </style:style>
    <style:style style:name="P232" style:family="paragraph" style:parent-style-name="Standard">
      <style:text-properties fo:font-size="12pt" fo:font-weight="bold" officeooo:paragraph-rsid="01779b00" style:font-size-asian="12pt" style:font-weight-asian="bold" style:font-size-complex="12pt" style:font-weight-complex="bold"/>
    </style:style>
    <style:style style:name="P233" style:family="paragraph" style:parent-style-name="Standard">
      <style:text-properties fo:font-size="12pt" fo:font-weight="bold" officeooo:paragraph-rsid="0181f6ba" style:font-size-asian="12pt" style:font-weight-asian="bold" style:font-size-complex="12pt" style:font-weight-complex="bold"/>
    </style:style>
    <style:style style:name="P234" style:family="paragraph" style:parent-style-name="Standard">
      <style:text-properties fo:font-size="12pt" fo:font-weight="bold" officeooo:paragraph-rsid="019329d1" style:font-size-asian="12pt" style:font-weight-asian="bold" style:font-size-complex="12pt" style:font-weight-complex="bold"/>
    </style:style>
    <style:style style:name="P235" style:family="paragraph" style:parent-style-name="Standard">
      <style:text-properties fo:font-size="12pt" fo:font-weight="bold" officeooo:rsid="0043a449" officeooo:paragraph-rsid="01518d85" style:font-size-asian="12pt" style:font-weight-asian="bold" style:font-size-complex="12pt" style:font-weight-complex="bold"/>
    </style:style>
    <style:style style:name="P236" style:family="paragraph" style:parent-style-name="Standard">
      <style:text-properties fo:font-size="12pt" fo:font-weight="bold" officeooo:rsid="0043a449" officeooo:paragraph-rsid="016a7e88" style:font-size-asian="12pt" style:font-weight-asian="bold" style:font-size-complex="12pt" style:font-weight-complex="bold"/>
    </style:style>
    <style:style style:name="P237" style:family="paragraph" style:parent-style-name="Standard">
      <style:text-properties fo:font-size="12pt" fo:font-weight="bold" officeooo:rsid="0043a449" officeooo:paragraph-rsid="01779b00" style:font-size-asian="12pt" style:font-weight-asian="bold" style:font-size-complex="12pt" style:font-weight-complex="bold"/>
    </style:style>
    <style:style style:name="P238" style:family="paragraph" style:parent-style-name="Standard">
      <style:text-properties fo:font-size="12pt" fo:font-weight="bold" officeooo:rsid="0043a449" officeooo:paragraph-rsid="0181f6ba" style:font-size-asian="12pt" style:font-weight-asian="bold" style:font-size-complex="12pt" style:font-weight-complex="bold"/>
    </style:style>
    <style:style style:name="P239" style:family="paragraph" style:parent-style-name="Standard">
      <style:text-properties fo:font-size="12pt" fo:font-weight="bold" officeooo:rsid="0043a449" officeooo:paragraph-rsid="019329d1" style:font-size-asian="12pt" style:font-weight-asian="bold" style:font-size-complex="12pt" style:font-weight-complex="bold"/>
    </style:style>
    <style:style style:name="P240" style:family="paragraph" style:parent-style-name="Standard">
      <style:text-properties fo:font-size="12pt" fo:font-weight="bold" officeooo:rsid="0043a449" officeooo:paragraph-rsid="01a23da4" style:font-size-asian="12pt" style:font-weight-asian="bold" style:font-size-complex="12pt" style:font-weight-complex="bold"/>
    </style:style>
    <style:style style:name="P241" style:family="paragraph" style:parent-style-name="Standard">
      <style:text-properties fo:font-size="12pt" fo:font-weight="bold" officeooo:rsid="0043a449" officeooo:paragraph-rsid="01ad4e08" style:font-size-asian="12pt" style:font-weight-asian="bold" style:font-size-complex="12pt" style:font-weight-complex="bold"/>
    </style:style>
    <style:style style:name="P242" style:family="paragraph" style:parent-style-name="Standard">
      <style:text-properties fo:font-size="12pt" fo:font-weight="bold" officeooo:rsid="0043a449" officeooo:paragraph-rsid="01ba41fe" style:font-size-asian="12pt" style:font-weight-asian="bold" style:font-size-complex="12pt" style:font-weight-complex="bold"/>
    </style:style>
    <style:style style:name="P243" style:family="paragraph" style:parent-style-name="Standard">
      <style:text-properties fo:font-size="12pt" fo:font-weight="bold" officeooo:rsid="0043a449" officeooo:paragraph-rsid="01bf65fa" style:font-size-asian="12pt" style:font-weight-asian="bold" style:font-size-complex="12pt" style:font-weight-complex="bold"/>
    </style:style>
    <style:style style:name="P244" style:family="paragraph" style:parent-style-name="Standard">
      <style:text-properties fo:font-size="12pt" fo:font-weight="bold" officeooo:rsid="0043a449" officeooo:paragraph-rsid="01d34e02" style:font-size-asian="12pt" style:font-weight-asian="bold" style:font-size-complex="12pt" style:font-weight-complex="bold"/>
    </style:style>
    <style:style style:name="P245" style:family="paragraph" style:parent-style-name="Standard">
      <style:text-properties fo:font-size="12pt" fo:font-weight="bold" officeooo:paragraph-rsid="01a23da4" style:font-size-asian="12pt" style:font-weight-asian="bold" style:font-size-complex="12pt" style:font-weight-complex="bold"/>
    </style:style>
    <style:style style:name="P246" style:family="paragraph" style:parent-style-name="Standard">
      <style:text-properties fo:font-size="12pt" fo:font-weight="bold" officeooo:paragraph-rsid="01ad4e08" style:font-size-asian="12pt" style:font-weight-asian="bold" style:font-size-complex="12pt" style:font-weight-complex="bold"/>
    </style:style>
    <style:style style:name="P247" style:family="paragraph" style:parent-style-name="Standard">
      <style:text-properties fo:font-size="12pt" fo:font-weight="bold" officeooo:paragraph-rsid="01ba41fe" style:font-size-asian="12pt" style:font-weight-asian="bold" style:font-size-complex="12pt" style:font-weight-complex="bold"/>
    </style:style>
    <style:style style:name="P248" style:family="paragraph" style:parent-style-name="Standard">
      <style:text-properties fo:font-size="12pt" fo:font-weight="bold" officeooo:paragraph-rsid="01bf65fa" style:font-size-asian="12pt" style:font-weight-asian="bold" style:font-size-complex="12pt" style:font-weight-complex="bold"/>
    </style:style>
    <style:style style:name="P249" style:family="paragraph" style:parent-style-name="Standard">
      <style:text-properties fo:font-size="12pt" fo:font-weight="bold" officeooo:paragraph-rsid="01d34e02" style:font-size-asian="12pt" style:font-weight-asian="bold" style:font-size-complex="12pt" style:font-weight-complex="bold"/>
    </style:style>
    <style:style style:name="P250" style:family="paragraph" style:parent-style-name="Standard">
      <style:text-properties fo:font-size="12pt" fo:font-weight="bold" officeooo:paragraph-rsid="01da468c" style:font-size-asian="12pt" style:font-weight-asian="bold" style:font-size-complex="12pt" style:font-weight-complex="bold"/>
    </style:style>
    <style:style style:name="P251" style:family="paragraph" style:parent-style-name="Standard">
      <style:text-properties fo:font-size="12pt" fo:font-weight="normal" officeooo:rsid="00f1cfa4" officeooo:paragraph-rsid="01396a86" style:font-size-asian="12pt" style:font-weight-asian="normal" style:font-size-complex="12pt" style:font-weight-complex="normal"/>
    </style:style>
    <style:style style:name="P252" style:family="paragraph" style:parent-style-name="Standard">
      <style:text-properties fo:font-size="12pt" fo:font-weight="normal" officeooo:rsid="00f1cfa4" officeooo:paragraph-rsid="014e67a4" style:font-size-asian="12pt" style:font-weight-asian="normal" style:font-size-complex="12pt" style:font-weight-complex="normal"/>
    </style:style>
    <style:style style:name="P253" style:family="paragraph" style:parent-style-name="Standard">
      <style:text-properties fo:font-size="12pt" fo:font-weight="normal" officeooo:rsid="00f1cfa4" officeooo:paragraph-rsid="016a7e88" style:font-size-asian="12pt" style:font-weight-asian="normal" style:font-size-complex="12pt" style:font-weight-complex="normal"/>
    </style:style>
    <style:style style:name="P254" style:family="paragraph" style:parent-style-name="Standard">
      <style:text-properties fo:font-size="12pt" fo:font-weight="normal" officeooo:rsid="00f1cfa4" officeooo:paragraph-rsid="01779b00" style:font-size-asian="12pt" style:font-weight-asian="normal" style:font-size-complex="12pt" style:font-weight-complex="normal"/>
    </style:style>
    <style:style style:name="P255" style:family="paragraph" style:parent-style-name="Standard">
      <style:text-properties fo:font-size="12pt" fo:font-weight="normal" officeooo:rsid="00f1cfa4" officeooo:paragraph-rsid="0181f6ba" style:font-size-asian="12pt" style:font-weight-asian="normal" style:font-size-complex="12pt" style:font-weight-complex="normal"/>
    </style:style>
    <style:style style:name="P256" style:family="paragraph" style:parent-style-name="Standard">
      <style:text-properties fo:font-size="12pt" fo:font-weight="normal" officeooo:rsid="00f1cfa4" officeooo:paragraph-rsid="019329d1" style:font-size-asian="12pt" style:font-weight-asian="normal" style:font-size-complex="12pt" style:font-weight-complex="normal"/>
    </style:style>
    <style:style style:name="P257" style:family="paragraph" style:parent-style-name="Standard">
      <style:text-properties fo:font-size="12pt" fo:font-weight="normal" officeooo:rsid="00f1cfa4" officeooo:paragraph-rsid="01a23da4" style:font-size-asian="12pt" style:font-weight-asian="normal" style:font-size-complex="12pt" style:font-weight-complex="normal"/>
    </style:style>
    <style:style style:name="P258" style:family="paragraph" style:parent-style-name="Standard">
      <style:text-properties fo:font-size="12pt" fo:font-weight="normal" officeooo:rsid="00f1cfa4" officeooo:paragraph-rsid="01ad4e08" style:font-size-asian="12pt" style:font-weight-asian="normal" style:font-size-complex="12pt" style:font-weight-complex="normal"/>
    </style:style>
    <style:style style:name="P259" style:family="paragraph" style:parent-style-name="Standard">
      <style:text-properties fo:font-size="12pt" fo:font-weight="normal" officeooo:rsid="00f1cfa4" officeooo:paragraph-rsid="01ba41fe" style:font-size-asian="12pt" style:font-weight-asian="normal" style:font-size-complex="12pt" style:font-weight-complex="normal"/>
    </style:style>
    <style:style style:name="P260" style:family="paragraph" style:parent-style-name="Standard">
      <style:text-properties fo:font-size="12pt" fo:font-weight="normal" officeooo:rsid="00f1cfa4" officeooo:paragraph-rsid="01bf65fa" style:font-size-asian="12pt" style:font-weight-asian="normal" style:font-size-complex="12pt" style:font-weight-complex="normal"/>
    </style:style>
    <style:style style:name="P261" style:family="paragraph" style:parent-style-name="Standard">
      <style:text-properties fo:font-size="12pt" fo:font-weight="normal" officeooo:rsid="00f1cfa4" officeooo:paragraph-rsid="01d34e02" style:font-size-asian="12pt" style:font-weight-asian="normal" style:font-size-complex="12pt" style:font-weight-complex="normal"/>
    </style:style>
    <style:style style:name="P262" style:family="paragraph" style:parent-style-name="Standard">
      <style:text-properties fo:font-size="12pt" fo:font-weight="normal" officeooo:rsid="00f1cfa4" officeooo:paragraph-rsid="01da468c" style:font-size-asian="12pt" style:font-weight-asian="normal" style:font-size-complex="12pt" style:font-weight-complex="normal"/>
    </style:style>
    <style:style style:name="P263" style:family="paragraph" style:parent-style-name="Standard">
      <style:text-properties fo:font-size="12pt" fo:font-weight="normal" officeooo:rsid="00084b9f" officeooo:paragraph-rsid="01396a86" style:font-size-asian="12pt" style:font-weight-asian="normal" style:font-size-complex="12pt" style:font-weight-complex="normal"/>
    </style:style>
    <style:style style:name="P264" style:family="paragraph" style:parent-style-name="Standard">
      <style:text-properties fo:font-size="12pt" fo:font-weight="normal" officeooo:rsid="00084b9f" officeooo:paragraph-rsid="014e67a4" style:font-size-asian="12pt" style:font-weight-asian="normal" style:font-size-complex="12pt" style:font-weight-complex="normal"/>
    </style:style>
    <style:style style:name="P265" style:family="paragraph" style:parent-style-name="Standard">
      <style:text-properties fo:font-size="12pt" fo:font-weight="normal" officeooo:rsid="00084b9f" officeooo:paragraph-rsid="0163e43f" style:font-size-asian="12pt" style:font-weight-asian="normal" style:font-size-complex="12pt" style:font-weight-complex="normal"/>
    </style:style>
    <style:style style:name="P266" style:family="paragraph" style:parent-style-name="Standard">
      <style:text-properties fo:font-size="12pt" fo:font-weight="normal" officeooo:rsid="00084b9f" officeooo:paragraph-rsid="016a7e88" style:font-size-asian="12pt" style:font-weight-asian="normal" style:font-size-complex="12pt" style:font-weight-complex="normal"/>
    </style:style>
    <style:style style:name="P267" style:family="paragraph" style:parent-style-name="Standard">
      <style:text-properties fo:font-size="12pt" fo:font-weight="normal" officeooo:rsid="00084b9f" officeooo:paragraph-rsid="01779b00" style:font-size-asian="12pt" style:font-weight-asian="normal" style:font-size-complex="12pt" style:font-weight-complex="normal"/>
    </style:style>
    <style:style style:name="P268" style:family="paragraph" style:parent-style-name="Standard">
      <style:text-properties fo:font-size="12pt" fo:font-weight="normal" officeooo:rsid="00084b9f" officeooo:paragraph-rsid="0181f6ba" style:font-size-asian="12pt" style:font-weight-asian="normal" style:font-size-complex="12pt" style:font-weight-complex="normal"/>
    </style:style>
    <style:style style:name="P269" style:family="paragraph" style:parent-style-name="Standard">
      <style:text-properties fo:font-size="12pt" fo:font-weight="normal" officeooo:rsid="00084b9f" officeooo:paragraph-rsid="019329d1" style:font-size-asian="12pt" style:font-weight-asian="normal" style:font-size-complex="12pt" style:font-weight-complex="normal"/>
    </style:style>
    <style:style style:name="P270" style:family="paragraph" style:parent-style-name="Standard">
      <style:text-properties fo:font-size="12pt" fo:font-weight="normal" officeooo:rsid="00084b9f" officeooo:paragraph-rsid="01a23da4" style:font-size-asian="12pt" style:font-weight-asian="normal" style:font-size-complex="12pt" style:font-weight-complex="normal"/>
    </style:style>
    <style:style style:name="P271" style:family="paragraph" style:parent-style-name="Standard">
      <style:text-properties fo:font-size="12pt" fo:font-weight="normal" officeooo:rsid="00084b9f" officeooo:paragraph-rsid="01ad4e08" style:font-size-asian="12pt" style:font-weight-asian="normal" style:font-size-complex="12pt" style:font-weight-complex="normal"/>
    </style:style>
    <style:style style:name="P272" style:family="paragraph" style:parent-style-name="Standard">
      <style:text-properties fo:font-size="12pt" fo:font-weight="normal" officeooo:rsid="00084b9f" officeooo:paragraph-rsid="01ba41fe" style:font-size-asian="12pt" style:font-weight-asian="normal" style:font-size-complex="12pt" style:font-weight-complex="normal"/>
    </style:style>
    <style:style style:name="P273" style:family="paragraph" style:parent-style-name="Standard">
      <style:text-properties fo:font-size="12pt" fo:font-weight="normal" officeooo:rsid="00084b9f" officeooo:paragraph-rsid="01bf65fa" style:font-size-asian="12pt" style:font-weight-asian="normal" style:font-size-complex="12pt" style:font-weight-complex="normal"/>
    </style:style>
    <style:style style:name="P274" style:family="paragraph" style:parent-style-name="Standard">
      <style:text-properties fo:font-size="12pt" fo:font-weight="normal" officeooo:rsid="00084b9f" officeooo:paragraph-rsid="01d34e02" style:font-size-asian="12pt" style:font-weight-asian="normal" style:font-size-complex="12pt" style:font-weight-complex="normal"/>
    </style:style>
    <style:style style:name="P275" style:family="paragraph" style:parent-style-name="Standard">
      <style:text-properties fo:font-size="12pt" fo:font-weight="normal" officeooo:rsid="00084b9f" officeooo:paragraph-rsid="01da468c" style:font-size-asian="12pt" style:font-weight-asian="normal" style:font-size-complex="12pt" style:font-weight-complex="normal"/>
    </style:style>
    <style:style style:name="P276" style:family="paragraph" style:parent-style-name="Standard">
      <style:text-properties fo:font-size="12pt" fo:font-weight="normal" officeooo:rsid="000a003f" officeooo:paragraph-rsid="01396a86" style:font-size-asian="12pt" style:font-weight-asian="normal" style:font-size-complex="12pt" style:font-weight-complex="normal"/>
    </style:style>
    <style:style style:name="P277" style:family="paragraph" style:parent-style-name="Standard">
      <style:text-properties fo:font-size="12pt" fo:font-weight="normal" officeooo:rsid="000a003f" officeooo:paragraph-rsid="014e67a4" style:font-size-asian="12pt" style:font-weight-asian="normal" style:font-size-complex="12pt" style:font-weight-complex="normal"/>
    </style:style>
    <style:style style:name="P278" style:family="paragraph" style:parent-style-name="Standard">
      <style:text-properties fo:font-size="12pt" fo:font-weight="normal" officeooo:rsid="000a003f" officeooo:paragraph-rsid="0163e43f" style:font-size-asian="12pt" style:font-weight-asian="normal" style:font-size-complex="12pt" style:font-weight-complex="normal"/>
    </style:style>
    <style:style style:name="P279" style:family="paragraph" style:parent-style-name="Standard">
      <style:text-properties fo:font-size="12pt" fo:font-weight="normal" officeooo:rsid="000a003f" officeooo:paragraph-rsid="016a7e88" style:font-size-asian="12pt" style:font-weight-asian="normal" style:font-size-complex="12pt" style:font-weight-complex="normal"/>
    </style:style>
    <style:style style:name="P280" style:family="paragraph" style:parent-style-name="Standard">
      <style:text-properties fo:font-size="12pt" fo:font-weight="normal" officeooo:rsid="000a003f" officeooo:paragraph-rsid="01779b00" style:font-size-asian="12pt" style:font-weight-asian="normal" style:font-size-complex="12pt" style:font-weight-complex="normal"/>
    </style:style>
    <style:style style:name="P281" style:family="paragraph" style:parent-style-name="Standard">
      <style:text-properties fo:font-size="12pt" fo:font-weight="normal" officeooo:rsid="000a003f" officeooo:paragraph-rsid="0181f6ba" style:font-size-asian="12pt" style:font-weight-asian="normal" style:font-size-complex="12pt" style:font-weight-complex="normal"/>
    </style:style>
    <style:style style:name="P282" style:family="paragraph" style:parent-style-name="Standard">
      <style:text-properties fo:font-size="12pt" fo:font-weight="normal" officeooo:rsid="000a003f" officeooo:paragraph-rsid="019329d1" style:font-size-asian="12pt" style:font-weight-asian="normal" style:font-size-complex="12pt" style:font-weight-complex="normal"/>
    </style:style>
    <style:style style:name="P283" style:family="paragraph" style:parent-style-name="Standard">
      <style:text-properties fo:font-size="12pt" fo:font-weight="normal" officeooo:rsid="000a003f" officeooo:paragraph-rsid="01a23da4" style:font-size-asian="12pt" style:font-weight-asian="normal" style:font-size-complex="12pt" style:font-weight-complex="normal"/>
    </style:style>
    <style:style style:name="P284" style:family="paragraph" style:parent-style-name="Standard">
      <style:text-properties fo:font-size="12pt" fo:font-weight="normal" officeooo:rsid="000a003f" officeooo:paragraph-rsid="01ad4e08" style:font-size-asian="12pt" style:font-weight-asian="normal" style:font-size-complex="12pt" style:font-weight-complex="normal"/>
    </style:style>
    <style:style style:name="P285" style:family="paragraph" style:parent-style-name="Standard">
      <style:text-properties fo:font-size="12pt" fo:font-weight="normal" officeooo:rsid="000a003f" officeooo:paragraph-rsid="01ba41fe" style:font-size-asian="12pt" style:font-weight-asian="normal" style:font-size-complex="12pt" style:font-weight-complex="normal"/>
    </style:style>
    <style:style style:name="P286" style:family="paragraph" style:parent-style-name="Standard">
      <style:text-properties fo:font-size="12pt" fo:font-weight="normal" officeooo:rsid="000a003f" officeooo:paragraph-rsid="01bf65fa" style:font-size-asian="12pt" style:font-weight-asian="normal" style:font-size-complex="12pt" style:font-weight-complex="normal"/>
    </style:style>
    <style:style style:name="P287" style:family="paragraph" style:parent-style-name="Standard">
      <style:text-properties fo:font-size="12pt" fo:font-weight="normal" officeooo:rsid="000a003f" officeooo:paragraph-rsid="01d34e02" style:font-size-asian="12pt" style:font-weight-asian="normal" style:font-size-complex="12pt" style:font-weight-complex="normal"/>
    </style:style>
    <style:style style:name="P288" style:family="paragraph" style:parent-style-name="Standard">
      <style:text-properties fo:font-size="12pt" fo:font-weight="normal" officeooo:rsid="000a003f" officeooo:paragraph-rsid="01da468c" style:font-size-asian="12pt" style:font-weight-asian="normal" style:font-size-complex="12pt" style:font-weight-complex="normal"/>
    </style:style>
    <style:style style:name="P289" style:family="paragraph" style:parent-style-name="Standard">
      <style:text-properties fo:font-size="12pt" fo:font-weight="normal" officeooo:rsid="0008a0bd" officeooo:paragraph-rsid="01396a86" style:font-size-asian="12pt" style:font-weight-asian="normal" style:font-size-complex="12pt" style:font-weight-complex="normal"/>
    </style:style>
    <style:style style:name="P290" style:family="paragraph" style:parent-style-name="Standard">
      <style:text-properties fo:font-size="12pt" fo:font-weight="normal" officeooo:rsid="0008a0bd" officeooo:paragraph-rsid="014e67a4" style:font-size-asian="12pt" style:font-weight-asian="normal" style:font-size-complex="12pt" style:font-weight-complex="normal"/>
    </style:style>
    <style:style style:name="P291" style:family="paragraph" style:parent-style-name="Standard">
      <style:text-properties fo:font-size="12pt" fo:font-weight="normal" officeooo:rsid="0008a0bd" officeooo:paragraph-rsid="0163e43f" style:font-size-asian="12pt" style:font-weight-asian="normal" style:font-size-complex="12pt" style:font-weight-complex="normal"/>
    </style:style>
    <style:style style:name="P292" style:family="paragraph" style:parent-style-name="Standard">
      <style:text-properties fo:font-size="12pt" fo:font-weight="normal" officeooo:rsid="0008a0bd" officeooo:paragraph-rsid="016a7e88" style:font-size-asian="12pt" style:font-weight-asian="normal" style:font-size-complex="12pt" style:font-weight-complex="normal"/>
    </style:style>
    <style:style style:name="P293" style:family="paragraph" style:parent-style-name="Standard">
      <style:text-properties fo:font-size="12pt" fo:font-weight="normal" officeooo:rsid="0008a0bd" officeooo:paragraph-rsid="01779b00" style:font-size-asian="12pt" style:font-weight-asian="normal" style:font-size-complex="12pt" style:font-weight-complex="normal"/>
    </style:style>
    <style:style style:name="P294" style:family="paragraph" style:parent-style-name="Standard">
      <style:text-properties fo:font-size="12pt" fo:font-weight="normal" officeooo:rsid="0008a0bd" officeooo:paragraph-rsid="0181f6ba" style:font-size-asian="12pt" style:font-weight-asian="normal" style:font-size-complex="12pt" style:font-weight-complex="normal"/>
    </style:style>
    <style:style style:name="P295" style:family="paragraph" style:parent-style-name="Standard">
      <style:text-properties fo:font-size="12pt" fo:font-weight="normal" officeooo:rsid="0008a0bd" officeooo:paragraph-rsid="019329d1" style:font-size-asian="12pt" style:font-weight-asian="normal" style:font-size-complex="12pt" style:font-weight-complex="normal"/>
    </style:style>
    <style:style style:name="P296" style:family="paragraph" style:parent-style-name="Standard">
      <style:text-properties fo:font-size="12pt" fo:font-weight="normal" officeooo:rsid="0008a0bd" officeooo:paragraph-rsid="01a23da4" style:font-size-asian="12pt" style:font-weight-asian="normal" style:font-size-complex="12pt" style:font-weight-complex="normal"/>
    </style:style>
    <style:style style:name="P297" style:family="paragraph" style:parent-style-name="Standard">
      <style:text-properties fo:font-size="12pt" fo:font-weight="normal" officeooo:rsid="0008a0bd" officeooo:paragraph-rsid="01ad4e08" style:font-size-asian="12pt" style:font-weight-asian="normal" style:font-size-complex="12pt" style:font-weight-complex="normal"/>
    </style:style>
    <style:style style:name="P298" style:family="paragraph" style:parent-style-name="Standard">
      <style:text-properties fo:font-size="12pt" fo:font-weight="normal" officeooo:rsid="0008a0bd" officeooo:paragraph-rsid="01ba41fe" style:font-size-asian="12pt" style:font-weight-asian="normal" style:font-size-complex="12pt" style:font-weight-complex="normal"/>
    </style:style>
    <style:style style:name="P299" style:family="paragraph" style:parent-style-name="Standard">
      <style:text-properties fo:font-size="12pt" fo:font-weight="normal" officeooo:rsid="0008a0bd" officeooo:paragraph-rsid="01bf65fa" style:font-size-asian="12pt" style:font-weight-asian="normal" style:font-size-complex="12pt" style:font-weight-complex="normal"/>
    </style:style>
    <style:style style:name="P300" style:family="paragraph" style:parent-style-name="Standard">
      <style:text-properties fo:font-size="12pt" fo:font-weight="normal" officeooo:rsid="0008a0bd" officeooo:paragraph-rsid="01d34e02" style:font-size-asian="12pt" style:font-weight-asian="normal" style:font-size-complex="12pt" style:font-weight-complex="normal"/>
    </style:style>
    <style:style style:name="P301" style:family="paragraph" style:parent-style-name="Standard">
      <style:text-properties fo:font-size="12pt" fo:font-weight="normal" officeooo:rsid="0008a0bd" officeooo:paragraph-rsid="01da468c" style:font-size-asian="12pt" style:font-weight-asian="normal" style:font-size-complex="12pt" style:font-weight-complex="normal"/>
    </style:style>
    <style:style style:name="P302" style:family="paragraph" style:parent-style-name="Standard">
      <style:text-properties fo:font-size="12pt" fo:font-weight="normal" officeooo:rsid="000a0ba2" officeooo:paragraph-rsid="01396a86" style:font-size-asian="12pt" style:font-weight-asian="normal" style:font-size-complex="12pt" style:font-weight-complex="normal"/>
    </style:style>
    <style:style style:name="P303" style:family="paragraph" style:parent-style-name="Standard">
      <style:text-properties fo:font-size="12pt" fo:font-weight="normal" officeooo:rsid="000a0ba2" officeooo:paragraph-rsid="01518d85" style:font-size-asian="12pt" style:font-weight-asian="normal" style:font-size-complex="12pt" style:font-weight-complex="normal"/>
    </style:style>
    <style:style style:name="P304" style:family="paragraph" style:parent-style-name="Standard">
      <style:text-properties fo:font-size="12pt" fo:font-weight="normal" officeooo:rsid="000a0ba2" officeooo:paragraph-rsid="0163e43f" style:font-size-asian="12pt" style:font-weight-asian="normal" style:font-size-complex="12pt" style:font-weight-complex="normal"/>
    </style:style>
    <style:style style:name="P305" style:family="paragraph" style:parent-style-name="Standard">
      <style:text-properties fo:font-size="12pt" fo:font-weight="normal" officeooo:rsid="000a0ba2" officeooo:paragraph-rsid="016a7e88" style:font-size-asian="12pt" style:font-weight-asian="normal" style:font-size-complex="12pt" style:font-weight-complex="normal"/>
    </style:style>
    <style:style style:name="P306" style:family="paragraph" style:parent-style-name="Standard">
      <style:text-properties fo:font-size="12pt" fo:font-weight="normal" officeooo:rsid="000a0ba2" officeooo:paragraph-rsid="01779b00" style:font-size-asian="12pt" style:font-weight-asian="normal" style:font-size-complex="12pt" style:font-weight-complex="normal"/>
    </style:style>
    <style:style style:name="P307" style:family="paragraph" style:parent-style-name="Standard">
      <style:text-properties fo:font-size="12pt" fo:font-weight="normal" officeooo:rsid="000a0ba2" officeooo:paragraph-rsid="0181f6ba" style:font-size-asian="12pt" style:font-weight-asian="normal" style:font-size-complex="12pt" style:font-weight-complex="normal"/>
    </style:style>
    <style:style style:name="P308" style:family="paragraph" style:parent-style-name="Standard">
      <style:text-properties fo:font-size="12pt" fo:font-weight="normal" officeooo:rsid="000a0ba2" officeooo:paragraph-rsid="019329d1" style:font-size-asian="12pt" style:font-weight-asian="normal" style:font-size-complex="12pt" style:font-weight-complex="normal"/>
    </style:style>
    <style:style style:name="P309" style:family="paragraph" style:parent-style-name="Standard">
      <style:text-properties fo:font-size="12pt" fo:font-weight="normal" officeooo:rsid="000a0ba2" officeooo:paragraph-rsid="01a23da4" style:font-size-asian="12pt" style:font-weight-asian="normal" style:font-size-complex="12pt" style:font-weight-complex="normal"/>
    </style:style>
    <style:style style:name="P310" style:family="paragraph" style:parent-style-name="Standard">
      <style:text-properties fo:font-size="12pt" fo:font-weight="normal" officeooo:rsid="000a0ba2" officeooo:paragraph-rsid="01ad4e08" style:font-size-asian="12pt" style:font-weight-asian="normal" style:font-size-complex="12pt" style:font-weight-complex="normal"/>
    </style:style>
    <style:style style:name="P311" style:family="paragraph" style:parent-style-name="Standard">
      <style:text-properties fo:font-size="12pt" fo:font-weight="normal" officeooo:rsid="000a0ba2" officeooo:paragraph-rsid="01ba41fe" style:font-size-asian="12pt" style:font-weight-asian="normal" style:font-size-complex="12pt" style:font-weight-complex="normal"/>
    </style:style>
    <style:style style:name="P312" style:family="paragraph" style:parent-style-name="Standard">
      <style:text-properties fo:font-size="12pt" fo:font-weight="normal" officeooo:rsid="000a0ba2" officeooo:paragraph-rsid="01bf65fa" style:font-size-asian="12pt" style:font-weight-asian="normal" style:font-size-complex="12pt" style:font-weight-complex="normal"/>
    </style:style>
    <style:style style:name="P313" style:family="paragraph" style:parent-style-name="Standard">
      <style:text-properties fo:font-size="12pt" fo:font-weight="normal" officeooo:rsid="000a0ba2" officeooo:paragraph-rsid="01d34e02" style:font-size-asian="12pt" style:font-weight-asian="normal" style:font-size-complex="12pt" style:font-weight-complex="normal"/>
    </style:style>
    <style:style style:name="P314" style:family="paragraph" style:parent-style-name="Standard">
      <style:text-properties fo:font-size="12pt" fo:font-weight="normal" officeooo:rsid="000a0ba2" officeooo:paragraph-rsid="01da468c" style:font-size-asian="12pt" style:font-weight-asian="normal" style:font-size-complex="12pt" style:font-weight-complex="normal"/>
    </style:style>
    <style:style style:name="P315" style:family="paragraph" style:parent-style-name="Standard">
      <style:text-properties fo:font-size="12pt" fo:font-weight="normal" officeooo:rsid="001b74eb" officeooo:paragraph-rsid="01396a86" style:font-size-asian="12pt" style:font-weight-asian="normal" style:font-size-complex="12pt" style:font-weight-complex="normal"/>
    </style:style>
    <style:style style:name="P316" style:family="paragraph" style:parent-style-name="Standard">
      <style:text-properties fo:font-size="12pt" fo:font-weight="normal" officeooo:rsid="001b74eb" officeooo:paragraph-rsid="014e67a4" style:font-size-asian="12pt" style:font-weight-asian="normal" style:font-size-complex="12pt" style:font-weight-complex="normal"/>
    </style:style>
    <style:style style:name="P317" style:family="paragraph" style:parent-style-name="Standard">
      <style:text-properties fo:font-size="12pt" fo:font-weight="normal" officeooo:rsid="001b74eb" officeooo:paragraph-rsid="0163e43f" style:font-size-asian="12pt" style:font-weight-asian="normal" style:font-size-complex="12pt" style:font-weight-complex="normal"/>
    </style:style>
    <style:style style:name="P318" style:family="paragraph" style:parent-style-name="Standard">
      <style:text-properties fo:font-size="12pt" fo:font-weight="normal" officeooo:rsid="001b74eb" officeooo:paragraph-rsid="016a7e88" style:font-size-asian="12pt" style:font-weight-asian="normal" style:font-size-complex="12pt" style:font-weight-complex="normal"/>
    </style:style>
    <style:style style:name="P319" style:family="paragraph" style:parent-style-name="Standard">
      <style:text-properties fo:font-size="12pt" fo:font-weight="normal" officeooo:rsid="001b74eb" officeooo:paragraph-rsid="01779b00" style:font-size-asian="12pt" style:font-weight-asian="normal" style:font-size-complex="12pt" style:font-weight-complex="normal"/>
    </style:style>
    <style:style style:name="P320" style:family="paragraph" style:parent-style-name="Standard">
      <style:text-properties fo:font-size="12pt" fo:font-weight="normal" officeooo:rsid="001b74eb" officeooo:paragraph-rsid="0181f6ba" style:font-size-asian="12pt" style:font-weight-asian="normal" style:font-size-complex="12pt" style:font-weight-complex="normal"/>
    </style:style>
    <style:style style:name="P321" style:family="paragraph" style:parent-style-name="Standard">
      <style:text-properties fo:font-size="12pt" fo:font-weight="normal" officeooo:rsid="001b74eb" officeooo:paragraph-rsid="019329d1" style:font-size-asian="12pt" style:font-weight-asian="normal" style:font-size-complex="12pt" style:font-weight-complex="normal"/>
    </style:style>
    <style:style style:name="P322" style:family="paragraph" style:parent-style-name="Standard">
      <style:text-properties fo:font-size="12pt" fo:font-weight="normal" officeooo:rsid="001b74eb" officeooo:paragraph-rsid="01a23da4" style:font-size-asian="12pt" style:font-weight-asian="normal" style:font-size-complex="12pt" style:font-weight-complex="normal"/>
    </style:style>
    <style:style style:name="P323" style:family="paragraph" style:parent-style-name="Standard">
      <style:text-properties fo:font-size="12pt" fo:font-weight="normal" officeooo:rsid="001b74eb" officeooo:paragraph-rsid="01ad4e08" style:font-size-asian="12pt" style:font-weight-asian="normal" style:font-size-complex="12pt" style:font-weight-complex="normal"/>
    </style:style>
    <style:style style:name="P324" style:family="paragraph" style:parent-style-name="Standard">
      <style:text-properties fo:font-size="12pt" fo:font-weight="normal" officeooo:rsid="001b74eb" officeooo:paragraph-rsid="01ba41fe" style:font-size-asian="12pt" style:font-weight-asian="normal" style:font-size-complex="12pt" style:font-weight-complex="normal"/>
    </style:style>
    <style:style style:name="P325" style:family="paragraph" style:parent-style-name="Standard">
      <style:text-properties fo:font-size="12pt" fo:font-weight="normal" officeooo:rsid="001b74eb" officeooo:paragraph-rsid="01bf65fa" style:font-size-asian="12pt" style:font-weight-asian="normal" style:font-size-complex="12pt" style:font-weight-complex="normal"/>
    </style:style>
    <style:style style:name="P326" style:family="paragraph" style:parent-style-name="Standard">
      <style:text-properties fo:font-size="12pt" fo:font-weight="normal" officeooo:rsid="001b74eb" officeooo:paragraph-rsid="01d34e02" style:font-size-asian="12pt" style:font-weight-asian="normal" style:font-size-complex="12pt" style:font-weight-complex="normal"/>
    </style:style>
    <style:style style:name="P327" style:family="paragraph" style:parent-style-name="Standard">
      <style:text-properties fo:font-size="12pt" fo:font-weight="normal" officeooo:rsid="0161d6f0" officeooo:paragraph-rsid="01396a86" style:font-size-asian="12pt" style:font-weight-asian="normal" style:font-size-complex="12pt" style:font-weight-complex="normal"/>
    </style:style>
    <style:style style:name="P328" style:family="paragraph" style:parent-style-name="Standard"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329" style:family="paragraph" style:parent-style-name="Standard"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330" style:family="paragraph" style:parent-style-name="Standard"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331" style:family="paragraph" style:parent-style-name="Standard"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332" style:family="paragraph" style:parent-style-name="Standard">
      <style:text-properties fo:font-size="12pt" fo:font-weight="normal" officeooo:rsid="03da60a5" officeooo:paragraph-rsid="01a23da4" style:font-size-asian="12pt" style:font-weight-asian="normal" style:font-size-complex="12pt" style:font-weight-complex="normal"/>
    </style:style>
    <style:style style:name="P333" style:family="paragraph" style:parent-style-name="Standard">
      <style:text-properties fo:font-size="12pt" fo:font-weight="normal" officeooo:rsid="03da60a5" officeooo:paragraph-rsid="01ad4e08" style:font-size-asian="12pt" style:font-weight-asian="normal" style:font-size-complex="12pt" style:font-weight-complex="normal"/>
    </style:style>
    <style:style style:name="P334" style:family="paragraph" style:parent-style-name="Standard">
      <style:text-properties fo:font-size="12pt" fo:font-weight="normal" officeooo:rsid="03da60a5" officeooo:paragraph-rsid="01bf65fa" style:font-size-asian="12pt" style:font-weight-asian="normal" style:font-size-complex="12pt" style:font-weight-complex="normal"/>
    </style:style>
    <style:style style:name="P335" style:family="paragraph" style:parent-style-name="Standard">
      <style:text-properties fo:font-size="12pt" fo:font-weight="normal" officeooo:rsid="01396a86" officeooo:paragraph-rsid="01396a86" style:font-size-asian="12pt" style:font-weight-asian="normal" style:font-size-complex="12pt" style:font-weight-complex="normal"/>
    </style:style>
    <style:style style:name="P336" style:family="paragraph" style:parent-style-name="Standard">
      <style:text-properties fo:font-size="12pt" fo:font-weight="normal" officeooo:rsid="01396a86" officeooo:paragraph-rsid="014e67a4" style:font-size-asian="12pt" style:font-weight-asian="normal" style:font-size-complex="12pt" style:font-weight-complex="normal"/>
    </style:style>
    <style:style style:name="P337" style:family="paragraph" style:parent-style-name="Standard">
      <style:text-properties fo:font-size="12pt" fo:font-weight="normal" officeooo:rsid="01396a86" officeooo:paragraph-rsid="0163e43f" style:font-size-asian="12pt" style:font-weight-asian="normal" style:font-size-complex="12pt" style:font-weight-complex="normal"/>
    </style:style>
    <style:style style:name="P338" style:family="paragraph" style:parent-style-name="Standard">
      <style:text-properties fo:font-size="12pt" fo:font-weight="normal" officeooo:rsid="01396a86" officeooo:paragraph-rsid="016a7e88" style:font-size-asian="12pt" style:font-weight-asian="normal" style:font-size-complex="12pt" style:font-weight-complex="normal"/>
    </style:style>
    <style:style style:name="P339" style:family="paragraph" style:parent-style-name="Standard">
      <style:text-properties fo:font-size="12pt" fo:font-weight="normal" officeooo:rsid="01396a86" officeooo:paragraph-rsid="01779b00" style:font-size-asian="12pt" style:font-weight-asian="normal" style:font-size-complex="12pt" style:font-weight-complex="normal"/>
    </style:style>
    <style:style style:name="P340" style:family="paragraph" style:parent-style-name="Standard">
      <style:text-properties fo:font-size="12pt" fo:font-weight="normal" officeooo:rsid="01396a86" officeooo:paragraph-rsid="0181f6ba" style:font-size-asian="12pt" style:font-weight-asian="normal" style:font-size-complex="12pt" style:font-weight-complex="normal"/>
    </style:style>
    <style:style style:name="P341" style:family="paragraph" style:parent-style-name="Standard">
      <style:text-properties fo:font-size="12pt" fo:font-weight="normal" officeooo:rsid="01396a86" officeooo:paragraph-rsid="01910adf" style:font-size-asian="12pt" style:font-weight-asian="normal" style:font-size-complex="12pt" style:font-weight-complex="normal"/>
    </style:style>
    <style:style style:name="P342" style:family="paragraph" style:parent-style-name="Standard">
      <style:text-properties fo:font-size="12pt" fo:font-weight="normal" officeooo:rsid="01396a86" officeooo:paragraph-rsid="019329d1" style:font-size-asian="12pt" style:font-weight-asian="normal" style:font-size-complex="12pt" style:font-weight-complex="normal"/>
    </style:style>
    <style:style style:name="P343" style:family="paragraph" style:parent-style-name="Standard">
      <style:text-properties fo:font-size="12pt" fo:font-weight="normal" officeooo:rsid="01396a86" officeooo:paragraph-rsid="01a23da4" style:font-size-asian="12pt" style:font-weight-asian="normal" style:font-size-complex="12pt" style:font-weight-complex="normal"/>
    </style:style>
    <style:style style:name="P344" style:family="paragraph" style:parent-style-name="Standard">
      <style:text-properties fo:font-size="12pt" fo:font-weight="normal" officeooo:rsid="01396a86" officeooo:paragraph-rsid="01ad4e08" style:font-size-asian="12pt" style:font-weight-asian="normal" style:font-size-complex="12pt" style:font-weight-complex="normal"/>
    </style:style>
    <style:style style:name="P345" style:family="paragraph" style:parent-style-name="Standard">
      <style:text-properties fo:font-size="12pt" fo:font-weight="normal" officeooo:rsid="01396a86" officeooo:paragraph-rsid="01ba41fe" style:font-size-asian="12pt" style:font-weight-asian="normal" style:font-size-complex="12pt" style:font-weight-complex="normal"/>
    </style:style>
    <style:style style:name="P346" style:family="paragraph" style:parent-style-name="Standard">
      <style:text-properties fo:font-size="12pt" fo:font-weight="normal" officeooo:rsid="01396a86" officeooo:paragraph-rsid="01bf65fa" style:font-size-asian="12pt" style:font-weight-asian="normal" style:font-size-complex="12pt" style:font-weight-complex="normal"/>
    </style:style>
    <style:style style:name="P347" style:family="paragraph" style:parent-style-name="Standard">
      <style:text-properties fo:font-size="12pt" fo:font-weight="normal" officeooo:rsid="01396a86" officeooo:paragraph-rsid="01d34e02" style:font-size-asian="12pt" style:font-weight-asian="normal" style:font-size-complex="12pt" style:font-weight-complex="normal"/>
    </style:style>
    <style:style style:name="P348" style:family="paragraph" style:parent-style-name="Standard">
      <style:text-properties fo:font-size="12pt" fo:font-weight="normal" officeooo:rsid="01396a86" officeooo:paragraph-rsid="01da468c" style:font-size-asian="12pt" style:font-weight-asian="normal" style:font-size-complex="12pt" style:font-weight-complex="normal"/>
    </style:style>
    <style:style style:name="P349" style:family="paragraph" style:parent-style-name="Standard">
      <style:text-properties fo:font-size="12pt" fo:font-style="normal" fo:font-weight="bold" officeooo:rsid="0236402c" officeooo:paragraph-rsid="01396a86" style:font-size-asian="12pt" style:font-style-asian="normal" style:font-weight-asian="bold" style:font-size-complex="12pt" style:font-style-complex="normal" style:font-weight-complex="bold"/>
    </style:style>
    <style:style style:name="P350" style:family="paragraph" style:parent-style-name="Standard">
      <style:text-properties fo:font-size="12pt" fo:font-style="normal" fo:font-weight="bold" officeooo:rsid="0236402c" officeooo:paragraph-rsid="014e67a4" style:font-size-asian="12pt" style:font-style-asian="normal" style:font-weight-asian="bold" style:font-size-complex="12pt" style:font-style-complex="normal" style:font-weight-complex="bold"/>
    </style:style>
    <style:style style:name="P351" style:family="paragraph" style:parent-style-name="Standard">
      <style:text-properties fo:font-size="12pt" fo:font-style="normal" fo:font-weight="bold" officeooo:rsid="0236402c" officeooo:paragraph-rsid="0163e43f" style:font-size-asian="12pt" style:font-style-asian="normal" style:font-weight-asian="bold" style:font-size-complex="12pt" style:font-style-complex="normal" style:font-weight-complex="bold"/>
    </style:style>
    <style:style style:name="P352" style:family="paragraph" style:parent-style-name="Standard">
      <style:text-properties fo:font-size="12pt" fo:font-style="normal" fo:font-weight="bold" officeooo:rsid="0236402c" officeooo:paragraph-rsid="0181f6ba" style:font-size-asian="12pt" style:font-style-asian="normal" style:font-weight-asian="bold" style:font-size-complex="12pt" style:font-style-complex="normal" style:font-weight-complex="bold"/>
    </style:style>
    <style:style style:name="P353" style:family="paragraph" style:parent-style-name="Standard">
      <style:text-properties fo:font-size="12pt" fo:font-style="normal" fo:font-weight="bold" officeooo:rsid="0236402c" officeooo:paragraph-rsid="019329d1" style:font-size-asian="12pt" style:font-style-asian="normal" style:font-weight-asian="bold" style:font-size-complex="12pt" style:font-style-complex="normal" style:font-weight-complex="bold"/>
    </style:style>
    <style:style style:name="P354" style:family="paragraph" style:parent-style-name="Standard">
      <style:text-properties fo:font-size="12pt" fo:font-style="normal" fo:font-weight="bold" officeooo:rsid="0236402c" officeooo:paragraph-rsid="016a7e88" style:font-size-asian="12pt" style:font-style-asian="normal" style:font-weight-asian="bold" style:font-size-complex="12pt" style:font-style-complex="normal" style:font-weight-complex="bold"/>
    </style:style>
    <style:style style:name="P355" style:family="paragraph" style:parent-style-name="Standard">
      <style:text-properties fo:font-size="12pt" fo:font-style="normal" fo:font-weight="bold" officeooo:rsid="0236402c" officeooo:paragraph-rsid="01779b00" style:font-size-asian="12pt" style:font-style-asian="normal" style:font-weight-asian="bold" style:font-size-complex="12pt" style:font-style-complex="normal" style:font-weight-complex="bold"/>
    </style:style>
    <style:style style:name="P356" style:family="paragraph" style:parent-style-name="Standard">
      <style:text-properties fo:font-size="12pt" fo:font-style="normal" fo:font-weight="bold" officeooo:rsid="0236402c" officeooo:paragraph-rsid="01a23da4" style:font-size-asian="12pt" style:font-style-asian="normal" style:font-weight-asian="bold" style:font-size-complex="12pt" style:font-style-complex="normal" style:font-weight-complex="bold"/>
    </style:style>
    <style:style style:name="P357" style:family="paragraph" style:parent-style-name="Standard">
      <style:text-properties fo:font-size="12pt" fo:font-style="normal" fo:font-weight="bold" officeooo:rsid="0236402c" officeooo:paragraph-rsid="01ad4e08" style:font-size-asian="12pt" style:font-style-asian="normal" style:font-weight-asian="bold" style:font-size-complex="12pt" style:font-style-complex="normal" style:font-weight-complex="bold"/>
    </style:style>
    <style:style style:name="P358" style:family="paragraph" style:parent-style-name="Standard">
      <style:text-properties fo:font-size="12pt" fo:font-style="normal" fo:font-weight="bold" officeooo:rsid="0236402c" officeooo:paragraph-rsid="01ba41fe" style:font-size-asian="12pt" style:font-style-asian="normal" style:font-weight-asian="bold" style:font-size-complex="12pt" style:font-style-complex="normal" style:font-weight-complex="bold"/>
    </style:style>
    <style:style style:name="P359" style:family="paragraph" style:parent-style-name="Standard">
      <style:text-properties fo:font-size="12pt" fo:font-style="normal" fo:font-weight="bold" officeooo:rsid="0236402c" officeooo:paragraph-rsid="01bf65fa" style:font-size-asian="12pt" style:font-style-asian="normal" style:font-weight-asian="bold" style:font-size-complex="12pt" style:font-style-complex="normal" style:font-weight-complex="bold"/>
    </style:style>
    <style:style style:name="P360" style:family="paragraph" style:parent-style-name="Standard">
      <style:text-properties fo:font-size="12pt" fo:font-style="normal" fo:font-weight="bold" officeooo:rsid="0236402c" officeooo:paragraph-rsid="01d34e02" style:font-size-asian="12pt" style:font-style-asian="normal" style:font-weight-asian="bold" style:font-size-complex="12pt" style:font-style-complex="normal" style:font-weight-complex="bold"/>
    </style:style>
    <style:style style:name="P361" style:family="paragraph" style:parent-style-name="Standard">
      <style:text-properties fo:font-size="12pt" fo:font-style="normal" fo:font-weight="bold" officeooo:rsid="001b74eb" officeooo:paragraph-rsid="01396a86" style:font-size-asian="12pt" style:font-style-asian="normal" style:font-weight-asian="bold" style:font-size-complex="12pt" style:font-style-complex="normal" style:font-weight-complex="bold"/>
    </style:style>
    <style:style style:name="P362" style:family="paragraph" style:parent-style-name="Standard">
      <style:text-properties fo:font-size="12pt" fo:font-style="normal" fo:font-weight="bold" officeooo:rsid="001b74eb" officeooo:paragraph-rsid="01557e36" style:font-size-asian="12pt" style:font-style-asian="normal" style:font-weight-asian="bold" style:font-size-complex="12pt" style:font-style-complex="normal" style:font-weight-complex="bold"/>
    </style:style>
    <style:style style:name="P363" style:family="paragraph" style:parent-style-name="Standard">
      <style:text-properties fo:font-size="12pt" fo:font-style="normal" fo:font-weight="bold" officeooo:rsid="001b74eb" officeooo:paragraph-rsid="016f8336" style:font-size-asian="12pt" style:font-style-asian="normal" style:font-weight-asian="bold" style:font-size-complex="12pt" style:font-style-complex="normal" style:font-weight-complex="bold"/>
    </style:style>
    <style:style style:name="P364" style:family="paragraph" style:parent-style-name="Standard">
      <style:text-properties fo:font-size="12pt" fo:font-style="normal" fo:font-weight="bold" officeooo:rsid="001b74eb" officeooo:paragraph-rsid="01726945" style:font-size-asian="12pt" style:font-style-asian="normal" style:font-weight-asian="bold" style:font-size-complex="12pt" style:font-style-complex="normal" style:font-weight-complex="bold"/>
    </style:style>
    <style:style style:name="P365" style:family="paragraph" style:parent-style-name="Standard">
      <style:text-properties fo:font-size="12pt" fo:font-style="normal" fo:font-weight="bold" officeooo:rsid="001b74eb" officeooo:paragraph-rsid="0174af0b" style:font-size-asian="12pt" style:font-style-asian="normal" style:font-weight-asian="bold" style:font-size-complex="12pt" style:font-style-complex="normal" style:font-weight-complex="bold"/>
    </style:style>
    <style:style style:name="P366" style:family="paragraph" style:parent-style-name="Standard">
      <style:text-properties fo:font-size="12pt" fo:font-style="normal" fo:font-weight="bold" officeooo:rsid="001b74eb" officeooo:paragraph-rsid="017e5839" style:font-size-asian="12pt" style:font-style-asian="normal" style:font-weight-asian="bold" style:font-size-complex="12pt" style:font-style-complex="normal" style:font-weight-complex="bold"/>
    </style:style>
    <style:style style:name="P367" style:family="paragraph" style:parent-style-name="Standard">
      <style:text-properties fo:font-size="12pt" fo:font-style="normal" fo:font-weight="bold" officeooo:rsid="001b74eb" officeooo:paragraph-rsid="01ba41fe" style:font-size-asian="12pt" style:font-style-asian="normal" style:font-weight-asian="bold" style:font-size-complex="12pt" style:font-style-complex="normal" style:font-weight-complex="bold"/>
    </style:style>
    <style:style style:name="P368" style:family="paragraph" style:parent-style-name="Standard">
      <style:text-properties fo:font-size="12pt" fo:font-style="normal" fo:font-weight="bold" officeooo:rsid="001b74eb" officeooo:paragraph-rsid="01bb72a2" style:font-size-asian="12pt" style:font-style-asian="normal" style:font-weight-asian="bold" style:font-size-complex="12pt" style:font-style-complex="normal" style:font-weight-complex="bold"/>
    </style:style>
    <style:style style:name="P369" style:family="paragraph" style:parent-style-name="Standard">
      <style:text-properties fo:font-size="12pt" fo:font-style="normal" fo:font-weight="bold" officeooo:rsid="001b74eb" officeooo:paragraph-rsid="01c01442" style:font-size-asian="12pt" style:font-style-asian="normal" style:font-weight-asian="bold" style:font-size-complex="12pt" style:font-style-complex="normal" style:font-weight-complex="bold"/>
    </style:style>
    <style:style style:name="P370" style:family="paragraph" style:parent-style-name="Standard">
      <style:text-properties fo:font-size="12pt" fo:font-style="normal" fo:font-weight="bold" officeooo:rsid="001b74eb" officeooo:paragraph-rsid="01d37b95" style:font-size-asian="12pt" style:font-style-asian="normal" style:font-weight-asian="bold" style:font-size-complex="12pt" style:font-style-complex="normal" style:font-weight-complex="bold"/>
    </style:style>
    <style:style style:name="P371" style:family="paragraph" style:parent-style-name="Standard">
      <style:text-properties fo:font-size="12pt" fo:font-style="normal" fo:font-weight="bold" officeooo:rsid="001b74eb" officeooo:paragraph-rsid="01d7155f" style:font-size-asian="12pt" style:font-style-asian="normal" style:font-weight-asian="bold" style:font-size-complex="12pt" style:font-style-complex="normal" style:font-weight-complex="bold"/>
    </style:style>
    <style:style style:name="P372" style:family="paragraph" style:parent-style-name="Standard">
      <style:text-properties fo:font-size="12pt" fo:font-style="normal" fo:font-weight="bold" officeooo:rsid="001b74eb" officeooo:paragraph-rsid="01da5888" style:font-size-asian="12pt" style:font-style-asian="normal" style:font-weight-asian="bold" style:font-size-complex="12pt" style:font-style-complex="normal" style:font-weight-complex="bold"/>
    </style:style>
    <style:style style:name="P373" style:family="paragraph" style:parent-style-name="Standard">
      <style:text-properties fo:font-size="12pt" fo:font-style="normal" fo:font-weight="bold" officeooo:rsid="001b74eb" officeooo:paragraph-rsid="01dd3774" style:font-size-asian="12pt" style:font-style-asian="normal" style:font-weight-asian="bold" style:font-size-complex="12pt" style:font-style-complex="normal" style:font-weight-complex="bold"/>
    </style:style>
    <style:style style:name="P374" style:family="paragraph" style:parent-style-name="Standard">
      <style:text-properties fo:font-size="12pt" fo:font-style="normal" fo:font-weight="bold" officeooo:rsid="001b74eb" officeooo:paragraph-rsid="01df1138" style:font-size-asian="12pt" style:font-style-asian="normal" style:font-weight-asian="bold" style:font-size-complex="12pt" style:font-style-complex="normal" style:font-weight-complex="bold"/>
    </style:style>
    <style:style style:name="P375" style:family="paragraph" style:parent-style-name="Standard">
      <style:text-properties fo:font-size="12pt" fo:font-style="normal" fo:font-weight="bold" officeooo:rsid="000a8804" officeooo:paragraph-rsid="01396a86" style:font-size-asian="12pt" style:font-style-asian="normal" style:font-weight-asian="bold" style:font-size-complex="12pt" style:font-style-complex="normal" style:font-weight-complex="bold"/>
    </style:style>
    <style:style style:name="P376" style:family="paragraph" style:parent-style-name="Standard">
      <style:text-properties fo:font-size="12pt" fo:font-style="normal" fo:font-weight="bold" officeooo:rsid="000a8804" officeooo:paragraph-rsid="0145e369" style:font-size-asian="12pt" style:font-style-asian="normal" style:font-weight-asian="bold" style:font-size-complex="12pt" style:font-style-complex="normal" style:font-weight-complex="bold"/>
    </style:style>
    <style:style style:name="P377" style:family="paragraph" style:parent-style-name="Standard">
      <style:text-properties fo:font-size="12pt" fo:font-style="normal" fo:font-weight="bold" officeooo:rsid="000a8804" officeooo:paragraph-rsid="014e67a4" style:font-size-asian="12pt" style:font-style-asian="normal" style:font-weight-asian="bold" style:font-size-complex="12pt" style:font-style-complex="normal" style:font-weight-complex="bold"/>
    </style:style>
    <style:style style:name="P378" style:family="paragraph" style:parent-style-name="Standard">
      <style:text-properties fo:font-size="12pt" fo:font-style="normal" fo:font-weight="bold" officeooo:rsid="000a8804" officeooo:paragraph-rsid="01665b7f" style:font-size-asian="12pt" style:font-style-asian="normal" style:font-weight-asian="bold" style:font-size-complex="12pt" style:font-style-complex="normal" style:font-weight-complex="bold"/>
    </style:style>
    <style:style style:name="P379" style:family="paragraph" style:parent-style-name="Standard">
      <style:text-properties fo:font-size="12pt" fo:font-style="normal" fo:font-weight="bold" officeooo:rsid="000a8804" officeooo:paragraph-rsid="016a7e88" style:font-size-asian="12pt" style:font-style-asian="normal" style:font-weight-asian="bold" style:font-size-complex="12pt" style:font-style-complex="normal" style:font-weight-complex="bold"/>
    </style:style>
    <style:style style:name="P380" style:family="paragraph" style:parent-style-name="Standard">
      <style:text-properties fo:font-size="12pt" fo:font-style="normal" fo:font-weight="bold" officeooo:rsid="000a8804" officeooo:paragraph-rsid="01726945" style:font-size-asian="12pt" style:font-style-asian="normal" style:font-weight-asian="bold" style:font-size-complex="12pt" style:font-style-complex="normal" style:font-weight-complex="bold"/>
    </style:style>
    <style:style style:name="P381" style:family="paragraph" style:parent-style-name="Standard">
      <style:text-properties fo:font-size="12pt" fo:font-style="normal" fo:font-weight="bold" officeooo:rsid="000a8804" officeooo:paragraph-rsid="0174af0b" style:font-size-asian="12pt" style:font-style-asian="normal" style:font-weight-asian="bold" style:font-size-complex="12pt" style:font-style-complex="normal" style:font-weight-complex="bold"/>
    </style:style>
    <style:style style:name="P382" style:family="paragraph" style:parent-style-name="Standard">
      <style:text-properties fo:font-size="12pt" fo:font-style="normal" fo:font-weight="bold" officeooo:rsid="000a8804" officeooo:paragraph-rsid="017e5839" style:font-size-asian="12pt" style:font-style-asian="normal" style:font-weight-asian="bold" style:font-size-complex="12pt" style:font-style-complex="normal" style:font-weight-complex="bold"/>
    </style:style>
    <style:style style:name="P383" style:family="paragraph" style:parent-style-name="Standard">
      <style:text-properties fo:font-size="12pt" fo:font-style="normal" fo:font-weight="bold" officeooo:rsid="000a8804" officeooo:paragraph-rsid="0181f6ba" style:font-size-asian="12pt" style:font-style-asian="normal" style:font-weight-asian="bold" style:font-size-complex="12pt" style:font-style-complex="normal" style:font-weight-complex="bold"/>
    </style:style>
    <style:style style:name="P384" style:family="paragraph" style:parent-style-name="Standard">
      <style:text-properties fo:font-size="12pt" fo:font-style="normal" fo:font-weight="bold" officeooo:rsid="000a8804" officeooo:paragraph-rsid="018e4396" style:font-size-asian="12pt" style:font-style-asian="normal" style:font-weight-asian="bold" style:font-size-complex="12pt" style:font-style-complex="normal" style:font-weight-complex="bold"/>
    </style:style>
    <style:style style:name="P385" style:family="paragraph" style:parent-style-name="Standard">
      <style:text-properties fo:font-size="12pt" fo:font-style="normal" fo:font-weight="bold" officeooo:rsid="000a8804" officeooo:paragraph-rsid="019245f2" style:font-size-asian="12pt" style:font-style-asian="normal" style:font-weight-asian="bold" style:font-size-complex="12pt" style:font-style-complex="normal" style:font-weight-complex="bold"/>
    </style:style>
    <style:style style:name="P386" style:family="paragraph" style:parent-style-name="Standard">
      <style:text-properties fo:font-size="12pt" fo:font-style="normal" fo:font-weight="bold" officeooo:rsid="000a8804" officeooo:paragraph-rsid="019329d1" style:font-size-asian="12pt" style:font-style-asian="normal" style:font-weight-asian="bold" style:font-size-complex="12pt" style:font-style-complex="normal" style:font-weight-complex="bold"/>
    </style:style>
    <style:style style:name="P387" style:family="paragraph" style:parent-style-name="Standard">
      <style:text-properties fo:font-size="12pt" fo:font-style="normal" fo:font-weight="bold" officeooo:rsid="000a8804" officeooo:paragraph-rsid="01a23da4" style:font-size-asian="12pt" style:font-style-asian="normal" style:font-weight-asian="bold" style:font-size-complex="12pt" style:font-style-complex="normal" style:font-weight-complex="bold"/>
    </style:style>
    <style:style style:name="P388" style:family="paragraph" style:parent-style-name="Standard">
      <style:text-properties fo:font-size="12pt" fo:font-style="normal" fo:font-weight="bold" officeooo:rsid="000a8804" officeooo:paragraph-rsid="01ad4e08" style:font-size-asian="12pt" style:font-style-asian="normal" style:font-weight-asian="bold" style:font-size-complex="12pt" style:font-style-complex="normal" style:font-weight-complex="bold"/>
    </style:style>
    <style:style style:name="P389" style:family="paragraph" style:parent-style-name="Standard">
      <style:text-properties fo:font-size="12pt" fo:font-style="normal" fo:font-weight="bold" officeooo:rsid="000a8804" officeooo:paragraph-rsid="01ba41fe" style:font-size-asian="12pt" style:font-style-asian="normal" style:font-weight-asian="bold" style:font-size-complex="12pt" style:font-style-complex="normal" style:font-weight-complex="bold"/>
    </style:style>
    <style:style style:name="P390" style:family="paragraph" style:parent-style-name="Standard">
      <style:text-properties fo:font-size="12pt" fo:font-style="normal" fo:font-weight="bold" officeooo:rsid="000a8804" officeooo:paragraph-rsid="01bf65fa" style:font-size-asian="12pt" style:font-style-asian="normal" style:font-weight-asian="bold" style:font-size-complex="12pt" style:font-style-complex="normal" style:font-weight-complex="bold"/>
    </style:style>
    <style:style style:name="P391" style:family="paragraph" style:parent-style-name="Standard">
      <style:text-properties fo:font-size="12pt" fo:font-style="normal" fo:font-weight="bold" officeooo:rsid="000a8804" officeooo:paragraph-rsid="01c7726b" style:font-size-asian="12pt" style:font-style-asian="normal" style:font-weight-asian="bold" style:font-size-complex="12pt" style:font-style-complex="normal" style:font-weight-complex="bold"/>
    </style:style>
    <style:style style:name="P392" style:family="paragraph" style:parent-style-name="Standard">
      <style:text-properties fo:font-size="12pt" fo:font-style="normal" fo:font-weight="bold" officeooo:rsid="000a8804" officeooo:paragraph-rsid="01d34e02" style:font-size-asian="12pt" style:font-style-asian="normal" style:font-weight-asian="bold" style:font-size-complex="12pt" style:font-style-complex="normal" style:font-weight-complex="bold"/>
    </style:style>
    <style:style style:name="P393" style:family="paragraph" style:parent-style-name="Standard">
      <style:text-properties fo:font-size="12pt" fo:font-style="normal" fo:font-weight="normal" officeooo:rsid="000a8804" officeooo:paragraph-rsid="0145e369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>
      <style:text-properties fo:font-size="12pt" fo:font-style="normal" fo:font-weight="normal" officeooo:rsid="000a8804" officeooo:paragraph-rsid="014e67a4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>
      <style:text-properties fo:font-size="12pt" fo:font-style="normal" fo:font-weight="normal" officeooo:rsid="000a8804" officeooo:paragraph-rsid="0181f6ba" style:font-size-asian="12pt" style:font-style-asian="normal" style:font-weight-asian="normal" style:font-size-complex="12pt" style:font-style-complex="normal" style:font-weight-complex="normal"/>
    </style:style>
    <style:style style:name="P396" style:family="paragraph" style:parent-style-name="Standard">
      <style:text-properties fo:font-size="12pt" fo:font-style="normal" fo:font-weight="normal" officeooo:rsid="000a8804" officeooo:paragraph-rsid="018e4396" style:font-size-asian="12pt" style:font-style-asian="normal" style:font-weight-asian="normal" style:font-size-complex="12pt" style:font-style-complex="normal" style:font-weight-complex="normal"/>
    </style:style>
    <style:style style:name="P397" style:family="paragraph" style:parent-style-name="Standard">
      <style:text-properties fo:font-size="12pt" fo:font-style="normal" fo:font-weight="normal" officeooo:rsid="000a8804" officeooo:paragraph-rsid="019329d1" style:font-size-asian="12pt" style:font-style-asian="normal" style:font-weight-asian="normal" style:font-size-complex="12pt" style:font-style-complex="normal" style:font-weight-complex="normal"/>
    </style:style>
    <style:style style:name="P398" style:family="paragraph" style:parent-style-name="Standard">
      <style:text-properties fo:font-size="12pt" fo:font-style="normal" fo:font-weight="normal" officeooo:rsid="000a8804" officeooo:paragraph-rsid="01a23da4" style:font-size-asian="12pt" style:font-style-asian="normal" style:font-weight-asian="normal" style:font-size-complex="12pt" style:font-style-complex="normal" style:font-weight-complex="normal"/>
    </style:style>
    <style:style style:name="P399" style:family="paragraph" style:parent-style-name="Standard">
      <style:text-properties fo:font-size="12pt" fo:font-style="normal" fo:font-weight="normal" officeooo:rsid="000a8804" officeooo:paragraph-rsid="01ad4e08" style:font-size-asian="12pt" style:font-style-asian="normal" style:font-weight-asian="normal" style:font-size-complex="12pt" style:font-style-complex="normal" style:font-weight-complex="normal"/>
    </style:style>
    <style:style style:name="P400" style:family="paragraph" style:parent-style-name="Standard">
      <style:text-properties fo:font-size="12pt" fo:font-style="normal" fo:font-weight="normal" officeooo:rsid="000a8804" officeooo:paragraph-rsid="01bf65fa" style:font-size-asian="12pt" style:font-style-asian="normal" style:font-weight-asian="normal" style:font-size-complex="12pt" style:font-style-complex="normal" style:font-weight-complex="normal"/>
    </style:style>
    <style:style style:name="P401" style:family="paragraph" style:parent-style-name="Standard">
      <style:text-properties fo:font-size="12pt" officeooo:paragraph-rsid="01396a86" style:font-size-asian="12pt" style:font-size-complex="12pt"/>
    </style:style>
    <style:style style:name="P402" style:family="paragraph" style:parent-style-name="Standard">
      <style:text-properties fo:font-size="12pt" officeooo:paragraph-rsid="014e67a4" style:font-size-asian="12pt" style:font-size-complex="12pt"/>
    </style:style>
    <style:style style:name="P403" style:family="paragraph" style:parent-style-name="Standard">
      <style:text-properties fo:font-size="12pt" officeooo:paragraph-rsid="016a7e88" style:font-size-asian="12pt" style:font-size-complex="12pt"/>
    </style:style>
    <style:style style:name="P404" style:family="paragraph" style:parent-style-name="Standard">
      <style:text-properties fo:font-size="12pt" officeooo:paragraph-rsid="017e5839" style:font-size-asian="12pt" style:font-size-complex="12pt"/>
    </style:style>
    <style:style style:name="P405" style:family="paragraph" style:parent-style-name="Standard">
      <style:text-properties fo:font-size="12pt" officeooo:paragraph-rsid="01ba41fe" style:font-size-asian="12pt" style:font-size-complex="12pt"/>
    </style:style>
    <style:style style:name="P406" style:family="paragraph" style:parent-style-name="Standard">
      <style:text-properties fo:font-size="12pt" officeooo:paragraph-rsid="01bf65fa" style:font-size-asian="12pt" style:font-size-complex="12pt"/>
    </style:style>
    <style:style style:name="P407" style:family="paragraph" style:parent-style-name="Standard">
      <style:text-properties fo:font-size="12pt" officeooo:paragraph-rsid="01d34e02" style:font-size-asian="12pt" style:font-size-complex="12pt"/>
    </style:style>
    <style:style style:name="P408" style:family="paragraph" style:parent-style-name="Standard">
      <style:text-properties fo:font-weight="normal" officeooo:rsid="00084b9f" officeooo:paragraph-rsid="01396a86" style:font-weight-asian="normal" style:font-weight-complex="normal"/>
    </style:style>
    <style:style style:name="P409" style:family="paragraph" style:parent-style-name="Standard">
      <style:text-properties fo:font-weight="normal" officeooo:rsid="00084b9f" officeooo:paragraph-rsid="0142aab4" style:font-weight-asian="normal" style:font-weight-complex="normal"/>
    </style:style>
    <style:style style:name="P410" style:family="paragraph" style:parent-style-name="Standard">
      <style:text-properties fo:font-weight="normal" officeooo:rsid="00084b9f" officeooo:paragraph-rsid="014e67a4" style:font-weight-asian="normal" style:font-weight-complex="normal"/>
    </style:style>
    <style:style style:name="P411" style:family="paragraph" style:parent-style-name="Standard">
      <style:text-properties fo:font-weight="normal" officeooo:rsid="00084b9f" officeooo:paragraph-rsid="0163e43f" style:font-weight-asian="normal" style:font-weight-complex="normal"/>
    </style:style>
    <style:style style:name="P412" style:family="paragraph" style:parent-style-name="Standard">
      <style:text-properties fo:font-weight="normal" officeooo:rsid="00084b9f" officeooo:paragraph-rsid="016a7e88" style:font-weight-asian="normal" style:font-weight-complex="normal"/>
    </style:style>
    <style:style style:name="P413" style:family="paragraph" style:parent-style-name="Standard">
      <style:text-properties fo:font-weight="normal" officeooo:rsid="00084b9f" officeooo:paragraph-rsid="01779b00" style:font-weight-asian="normal" style:font-weight-complex="normal"/>
    </style:style>
    <style:style style:name="P414" style:family="paragraph" style:parent-style-name="Standard">
      <style:text-properties fo:font-weight="normal" officeooo:rsid="00084b9f" officeooo:paragraph-rsid="0181f6ba" style:font-weight-asian="normal" style:font-weight-complex="normal"/>
    </style:style>
    <style:style style:name="P415" style:family="paragraph" style:parent-style-name="Standard">
      <style:text-properties fo:font-weight="normal" officeooo:rsid="00084b9f" officeooo:paragraph-rsid="019329d1" style:font-weight-asian="normal" style:font-weight-complex="normal"/>
    </style:style>
    <style:style style:name="P416" style:family="paragraph" style:parent-style-name="Standard">
      <style:text-properties fo:font-weight="normal" officeooo:rsid="00084b9f" officeooo:paragraph-rsid="01ad4e08" style:font-weight-asian="normal" style:font-weight-complex="normal"/>
    </style:style>
    <style:style style:name="P417" style:family="paragraph" style:parent-style-name="Standard">
      <style:text-properties fo:font-weight="normal" officeooo:rsid="00084b9f" officeooo:paragraph-rsid="01ba41fe" style:font-weight-asian="normal" style:font-weight-complex="normal"/>
    </style:style>
    <style:style style:name="P418" style:family="paragraph" style:parent-style-name="Standard">
      <style:text-properties fo:font-weight="normal" officeooo:rsid="00084b9f" officeooo:paragraph-rsid="01bf65fa" style:font-weight-asian="normal" style:font-weight-complex="normal"/>
    </style:style>
    <style:style style:name="P419" style:family="paragraph" style:parent-style-name="Standard">
      <style:text-properties fo:font-weight="normal" officeooo:rsid="00084b9f" officeooo:paragraph-rsid="01d34e02" style:font-weight-asian="normal" style:font-weight-complex="normal"/>
    </style:style>
    <style:style style:name="P420" style:family="paragraph" style:parent-style-name="Standard">
      <style:text-properties fo:font-weight="normal" officeooo:rsid="00084b9f" officeooo:paragraph-rsid="01da468c" style:font-weight-asian="normal" style:font-weight-complex="normal"/>
    </style:style>
    <style:style style:name="P421" style:family="paragraph" style:parent-style-name="Standard">
      <style:text-properties fo:font-style="italic" fo:font-weight="normal" officeooo:rsid="00a0b81e" officeooo:paragraph-rsid="01396a86" style:font-style-asian="italic" style:font-weight-asian="normal" style:font-style-complex="italic" style:font-weight-complex="normal"/>
    </style:style>
    <style:style style:name="P422" style:family="paragraph" style:parent-style-name="Standard">
      <style:text-properties fo:font-style="italic" fo:font-weight="normal" officeooo:rsid="00a0b81e" officeooo:paragraph-rsid="014e67a4" style:font-style-asian="italic" style:font-weight-asian="normal" style:font-style-complex="italic" style:font-weight-complex="normal"/>
    </style:style>
    <style:style style:name="P423" style:family="paragraph" style:parent-style-name="Standard">
      <style:text-properties fo:font-style="italic" fo:font-weight="normal" officeooo:rsid="00a0b81e" officeooo:paragraph-rsid="016223e9" style:font-style-asian="italic" style:font-weight-asian="normal" style:font-style-complex="italic" style:font-weight-complex="normal"/>
    </style:style>
    <style:style style:name="P424" style:family="paragraph" style:parent-style-name="Standard">
      <style:text-properties fo:font-style="italic" fo:font-weight="normal" officeooo:rsid="00a0b81e" officeooo:paragraph-rsid="01665b7f" style:font-style-asian="italic" style:font-weight-asian="normal" style:font-style-complex="italic" style:font-weight-complex="normal"/>
    </style:style>
    <style:style style:name="P425" style:family="paragraph" style:parent-style-name="Standard">
      <style:text-properties fo:font-style="italic" fo:font-weight="normal" officeooo:rsid="00a0b81e" officeooo:paragraph-rsid="016f8336" style:font-style-asian="italic" style:font-weight-asian="normal" style:font-style-complex="italic" style:font-weight-complex="normal"/>
    </style:style>
    <style:style style:name="P426" style:family="paragraph" style:parent-style-name="Standard">
      <style:text-properties fo:font-style="italic" fo:font-weight="normal" officeooo:rsid="00a0b81e" officeooo:paragraph-rsid="01726945" style:font-style-asian="italic" style:font-weight-asian="normal" style:font-style-complex="italic" style:font-weight-complex="normal"/>
    </style:style>
    <style:style style:name="P427" style:family="paragraph" style:parent-style-name="Standard">
      <style:text-properties fo:font-style="italic" fo:font-weight="normal" officeooo:rsid="00a0b81e" officeooo:paragraph-rsid="0174af0b" style:font-style-asian="italic" style:font-weight-asian="normal" style:font-style-complex="italic" style:font-weight-complex="normal"/>
    </style:style>
    <style:style style:name="P428" style:family="paragraph" style:parent-style-name="Standard">
      <style:text-properties fo:font-style="italic" fo:font-weight="normal" officeooo:rsid="00a0b81e" officeooo:paragraph-rsid="017e5839" style:font-style-asian="italic" style:font-weight-asian="normal" style:font-style-complex="italic" style:font-weight-complex="normal"/>
    </style:style>
    <style:style style:name="P429" style:family="paragraph" style:parent-style-name="Standard">
      <style:text-properties fo:font-style="italic" fo:font-weight="normal" officeooo:rsid="00a0b81e" officeooo:paragraph-rsid="0181f6ba" style:font-style-asian="italic" style:font-weight-asian="normal" style:font-style-complex="italic" style:font-weight-complex="normal"/>
    </style:style>
    <style:style style:name="P430" style:family="paragraph" style:parent-style-name="Standard">
      <style:text-properties fo:font-style="italic" fo:font-weight="normal" officeooo:rsid="00a0b81e" officeooo:paragraph-rsid="018c3f58" style:font-style-asian="italic" style:font-weight-asian="normal" style:font-style-complex="italic" style:font-weight-complex="normal"/>
    </style:style>
    <style:style style:name="P431" style:family="paragraph" style:parent-style-name="Standard">
      <style:text-properties fo:font-style="italic" fo:font-weight="normal" officeooo:rsid="00a0b81e" officeooo:paragraph-rsid="019245f2" style:font-style-asian="italic" style:font-weight-asian="normal" style:font-style-complex="italic" style:font-weight-complex="normal"/>
    </style:style>
    <style:style style:name="P432" style:family="paragraph" style:parent-style-name="Standard">
      <style:text-properties fo:font-style="italic" fo:font-weight="normal" officeooo:rsid="00a0b81e" officeooo:paragraph-rsid="019329d1" style:font-style-asian="italic" style:font-weight-asian="normal" style:font-style-complex="italic" style:font-weight-complex="normal"/>
    </style:style>
    <style:style style:name="P433" style:family="paragraph" style:parent-style-name="Standard">
      <style:text-properties fo:font-style="italic" fo:font-weight="normal" officeooo:rsid="00a0b81e" officeooo:paragraph-rsid="01a23da4" style:font-style-asian="italic" style:font-weight-asian="normal" style:font-style-complex="italic" style:font-weight-complex="normal"/>
    </style:style>
    <style:style style:name="P434" style:family="paragraph" style:parent-style-name="Standard">
      <style:text-properties fo:font-style="italic" fo:font-weight="normal" officeooo:rsid="00a0b81e" officeooo:paragraph-rsid="01a7d2fc" style:font-style-asian="italic" style:font-weight-asian="normal" style:font-style-complex="italic" style:font-weight-complex="normal"/>
    </style:style>
    <style:style style:name="P435" style:family="paragraph" style:parent-style-name="Standard">
      <style:text-properties fo:font-style="italic" fo:font-weight="normal" officeooo:rsid="00a0b81e" officeooo:paragraph-rsid="01afcd1a" style:font-style-asian="italic" style:font-weight-asian="normal" style:font-style-complex="italic" style:font-weight-complex="normal"/>
    </style:style>
    <style:style style:name="P436" style:family="paragraph" style:parent-style-name="Standard">
      <style:text-properties fo:font-style="italic" fo:font-weight="normal" officeooo:rsid="00a0b81e" officeooo:paragraph-rsid="01b0d9a1" style:font-style-asian="italic" style:font-weight-asian="normal" style:font-style-complex="italic" style:font-weight-complex="normal"/>
    </style:style>
    <style:style style:name="P437" style:family="paragraph" style:parent-style-name="Standard">
      <style:text-properties fo:font-style="italic" fo:font-weight="normal" officeooo:rsid="00a0b81e" officeooo:paragraph-rsid="01ba41fe" style:font-style-asian="italic" style:font-weight-asian="normal" style:font-style-complex="italic" style:font-weight-complex="normal"/>
    </style:style>
    <style:style style:name="P438" style:family="paragraph" style:parent-style-name="Standard">
      <style:text-properties fo:font-style="italic" fo:font-weight="normal" officeooo:rsid="00a0b81e" officeooo:paragraph-rsid="01bf65fa" style:font-style-asian="italic" style:font-weight-asian="normal" style:font-style-complex="italic" style:font-weight-complex="normal"/>
    </style:style>
    <style:style style:name="P439" style:family="paragraph" style:parent-style-name="Standard">
      <style:text-properties fo:font-style="italic" fo:font-weight="normal" officeooo:rsid="00a0b81e" officeooo:paragraph-rsid="01c28a3d" style:font-style-asian="italic" style:font-weight-asian="normal" style:font-style-complex="italic" style:font-weight-complex="normal"/>
    </style:style>
    <style:style style:name="P440" style:family="paragraph" style:parent-style-name="Standard">
      <style:text-properties fo:font-style="italic" fo:font-weight="normal" officeooo:rsid="00a0b81e" officeooo:paragraph-rsid="01c7726b" style:font-style-asian="italic" style:font-weight-asian="normal" style:font-style-complex="italic" style:font-weight-complex="normal"/>
    </style:style>
    <style:style style:name="P441" style:family="paragraph" style:parent-style-name="Standard">
      <style:text-properties fo:font-style="italic" fo:font-weight="normal" officeooo:rsid="00a0b81e" officeooo:paragraph-rsid="01d34e02" style:font-style-asian="italic" style:font-weight-asian="normal" style:font-style-complex="italic" style:font-weight-complex="normal"/>
    </style:style>
    <style:style style:name="P442" style:family="paragraph" style:parent-style-name="Standard">
      <style:text-properties fo:font-style="italic" fo:font-weight="normal" officeooo:rsid="00a0b81e" officeooo:paragraph-rsid="01da5888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text-align="center" style:justify-single-word="false"/>
      <style:text-properties officeooo:rsid="013a8563" officeooo:paragraph-rsid="013a8563"/>
    </style:style>
    <style:style style:name="P444" style:family="paragraph" style:parent-style-name="Standard">
      <style:paragraph-properties fo:text-align="center" style:justify-single-word="false"/>
      <style:text-properties officeooo:rsid="013a8563" officeooo:paragraph-rsid="014e67a4"/>
    </style:style>
    <style:style style:name="P445" style:family="paragraph" style:parent-style-name="Standard">
      <style:paragraph-properties fo:text-align="center" style:justify-single-word="false"/>
      <style:text-properties officeooo:rsid="013a8563" officeooo:paragraph-rsid="016a7e88"/>
    </style:style>
    <style:style style:name="P446" style:family="paragraph" style:parent-style-name="Standard">
      <style:paragraph-properties fo:text-align="center" style:justify-single-word="false"/>
      <style:text-properties officeooo:rsid="013a8563" officeooo:paragraph-rsid="016da0e8"/>
    </style:style>
    <style:style style:name="P447" style:family="paragraph" style:parent-style-name="Standard">
      <style:paragraph-properties fo:text-align="center" style:justify-single-word="false"/>
      <style:text-properties officeooo:rsid="013a8563" officeooo:paragraph-rsid="01779b00"/>
    </style:style>
    <style:style style:name="P448" style:family="paragraph" style:parent-style-name="Standard">
      <style:paragraph-properties fo:text-align="center" style:justify-single-word="false"/>
      <style:text-properties officeooo:rsid="013a8563" officeooo:paragraph-rsid="0181f6ba"/>
    </style:style>
    <style:style style:name="P449" style:family="paragraph" style:parent-style-name="Standard">
      <style:paragraph-properties fo:text-align="center" style:justify-single-word="false"/>
      <style:text-properties officeooo:rsid="013a8563" officeooo:paragraph-rsid="019329d1"/>
    </style:style>
    <style:style style:name="P450" style:family="paragraph" style:parent-style-name="Standard">
      <style:paragraph-properties fo:text-align="center" style:justify-single-word="false"/>
      <style:text-properties officeooo:rsid="013a8563" officeooo:paragraph-rsid="01a23da4"/>
    </style:style>
    <style:style style:name="P451" style:family="paragraph" style:parent-style-name="Standard">
      <style:paragraph-properties fo:text-align="center" style:justify-single-word="false"/>
      <style:text-properties officeooo:rsid="013a8563" officeooo:paragraph-rsid="01ad4e08"/>
    </style:style>
    <style:style style:name="P452" style:family="paragraph" style:parent-style-name="Standard">
      <style:paragraph-properties fo:text-align="center" style:justify-single-word="false"/>
      <style:text-properties officeooo:rsid="013a8563" officeooo:paragraph-rsid="01ba41fe"/>
    </style:style>
    <style:style style:name="P453" style:family="paragraph" style:parent-style-name="Standard">
      <style:paragraph-properties fo:text-align="center" style:justify-single-word="false"/>
      <style:text-properties officeooo:rsid="013a8563" officeooo:paragraph-rsid="01ba5337"/>
    </style:style>
    <style:style style:name="P454" style:family="paragraph" style:parent-style-name="Standard">
      <style:paragraph-properties fo:text-align="center" style:justify-single-word="false"/>
      <style:text-properties officeooo:rsid="013a8563" officeooo:paragraph-rsid="01bf65fa"/>
    </style:style>
    <style:style style:name="P455" style:family="paragraph" style:parent-style-name="Standard">
      <style:paragraph-properties fo:text-align="center" style:justify-single-word="false"/>
      <style:text-properties officeooo:rsid="013a8563" officeooo:paragraph-rsid="01d34e02"/>
    </style:style>
    <style:style style:name="P456" style:family="paragraph" style:parent-style-name="Standard">
      <style:paragraph-properties fo:text-align="center" style:justify-single-word="false"/>
      <style:text-properties officeooo:rsid="01439557" officeooo:paragraph-rsid="01439557"/>
    </style:style>
    <style:style style:name="P457" style:family="paragraph" style:parent-style-name="Standard">
      <style:paragraph-properties fo:text-align="center" style:justify-single-word="false"/>
      <style:text-properties officeooo:rsid="01439557" officeooo:paragraph-rsid="0163e43f"/>
    </style:style>
    <style:style style:name="P458" style:family="paragraph" style:parent-style-name="Standard">
      <style:paragraph-properties fo:text-align="center" style:justify-single-word="false"/>
      <style:text-properties officeooo:rsid="01439557" officeooo:paragraph-rsid="0181f6ba"/>
    </style:style>
    <style:style style:name="P459" style:family="paragraph" style:parent-style-name="Standard">
      <style:paragraph-properties fo:text-align="center" style:justify-single-word="false"/>
      <style:text-properties officeooo:rsid="01439557" officeooo:paragraph-rsid="019329d1"/>
    </style:style>
    <style:style style:name="P460" style:family="paragraph" style:parent-style-name="Standard">
      <style:paragraph-properties fo:text-align="center" style:justify-single-word="false"/>
      <style:text-properties officeooo:rsid="01439557" officeooo:paragraph-rsid="01a23da4"/>
    </style:style>
    <style:style style:name="P461" style:family="paragraph" style:parent-style-name="Standard">
      <style:paragraph-properties fo:text-align="center" style:justify-single-word="false"/>
      <style:text-properties officeooo:rsid="01439557" officeooo:paragraph-rsid="01ad4e08"/>
    </style:style>
    <style:style style:name="P462" style:family="paragraph" style:parent-style-name="Standard">
      <style:paragraph-properties fo:text-align="center" style:justify-single-word="false"/>
      <style:text-properties officeooo:rsid="01439557" officeooo:paragraph-rsid="01bf65fa"/>
    </style:style>
    <style:style style:name="P463" style:family="paragraph" style:parent-style-name="Standard">
      <style:paragraph-properties fo:break-before="page"/>
      <style:text-properties fo:font-size="14pt" fo:font-weight="bold" officeooo:paragraph-rsid="01396a86" style:font-size-asian="14pt" style:font-weight-asian="bold" style:font-size-complex="14pt" style:font-weight-complex="bold"/>
    </style:style>
    <style:style style:name="P464" style:family="paragraph" style:parent-style-name="Standard">
      <style:paragraph-properties fo:break-before="page"/>
      <style:text-properties fo:font-size="14pt" fo:font-weight="bold" officeooo:paragraph-rsid="014e67a4" style:font-size-asian="14pt" style:font-weight-asian="bold" style:font-size-complex="14pt" style:font-weight-complex="bold"/>
    </style:style>
    <style:style style:name="P465" style:family="paragraph" style:parent-style-name="Standard">
      <style:paragraph-properties fo:break-before="page"/>
      <style:text-properties fo:font-size="14pt" fo:font-weight="bold" officeooo:paragraph-rsid="0163e43f" style:font-size-asian="14pt" style:font-weight-asian="bold" style:font-size-complex="14pt" style:font-weight-complex="bold"/>
    </style:style>
    <style:style style:name="P466" style:family="paragraph" style:parent-style-name="Standard">
      <style:paragraph-properties fo:break-before="page"/>
      <style:text-properties fo:font-size="14pt" fo:font-weight="bold" officeooo:paragraph-rsid="016a7e88" style:font-size-asian="14pt" style:font-weight-asian="bold" style:font-size-complex="14pt" style:font-weight-complex="bold"/>
    </style:style>
    <style:style style:name="P467" style:family="paragraph" style:parent-style-name="Standard">
      <style:paragraph-properties fo:break-before="page"/>
      <style:text-properties fo:font-size="14pt" fo:font-weight="bold" officeooo:paragraph-rsid="01779b00" style:font-size-asian="14pt" style:font-weight-asian="bold" style:font-size-complex="14pt" style:font-weight-complex="bold"/>
    </style:style>
    <style:style style:name="P468" style:family="paragraph" style:parent-style-name="Standard">
      <style:paragraph-properties fo:break-before="page"/>
      <style:text-properties fo:font-size="14pt" fo:font-weight="bold" officeooo:paragraph-rsid="01ad4e08" style:font-size-asian="14pt" style:font-weight-asian="bold" style:font-size-complex="14pt" style:font-weight-complex="bold"/>
    </style:style>
    <style:style style:name="P469" style:family="paragraph" style:parent-style-name="Standard">
      <style:paragraph-properties fo:break-before="page"/>
      <style:text-properties fo:font-size="14pt" fo:font-weight="bold" officeooo:paragraph-rsid="01ba41fe" style:font-size-asian="14pt" style:font-weight-asian="bold" style:font-size-complex="14pt" style:font-weight-complex="bold"/>
    </style:style>
    <style:style style:name="P470" style:family="paragraph" style:parent-style-name="Standard">
      <style:paragraph-properties fo:break-before="page"/>
      <style:text-properties fo:font-size="14pt" fo:font-weight="bold" officeooo:paragraph-rsid="01bf65fa" style:font-size-asian="14pt" style:font-weight-asian="bold" style:font-size-complex="14pt" style:font-weight-complex="bold"/>
    </style:style>
    <style:style style:name="P471" style:family="paragraph" style:parent-style-name="Standard">
      <style:paragraph-properties fo:break-before="page"/>
      <style:text-properties fo:font-size="14pt" fo:font-weight="bold" officeooo:paragraph-rsid="01d34e02" style:font-size-asian="14pt" style:font-weight-asian="bold" style:font-size-complex="14pt" style:font-weight-complex="bold"/>
    </style:style>
    <style:style style:name="P472" style:family="paragraph" style:parent-style-name="Standard">
      <style:paragraph-properties fo:break-before="page"/>
      <style:text-properties fo:font-size="14pt" fo:font-weight="bold" officeooo:paragraph-rsid="01da468c" style:font-size-asian="14pt" style:font-weight-asian="bold" style:font-size-complex="14pt" style:font-weight-complex="bold"/>
    </style:style>
    <style:style style:name="P473" style:family="paragraph" style:parent-style-name="Standard">
      <style:paragraph-properties fo:break-before="page"/>
      <style:text-properties fo:font-size="12pt" officeooo:paragraph-rsid="01396a86" style:font-size-asian="12pt" style:font-size-complex="12pt"/>
    </style:style>
    <style:style style:name="P474" style:family="paragraph" style:parent-style-name="Standard">
      <style:paragraph-properties fo:break-before="page"/>
      <style:text-properties fo:font-size="12pt" officeooo:paragraph-rsid="019329d1" style:font-size-asian="12pt" style:font-size-complex="12pt"/>
    </style:style>
    <style:style style:name="P475" style:family="paragraph" style:parent-style-name="Standard">
      <style:paragraph-properties fo:break-before="page"/>
      <style:text-properties fo:font-size="12pt" officeooo:paragraph-rsid="01a23da4" style:font-size-asian="12pt" style:font-size-complex="12pt"/>
    </style:style>
    <style:style style:name="P476" style:family="paragraph" style:parent-style-name="Standard">
      <style:paragraph-properties fo:break-before="page"/>
      <style:text-properties fo:font-size="12pt" fo:font-weight="normal" officeooo:rsid="03da60a5" officeooo:paragraph-rsid="01396a86" style:font-size-asian="12pt" style:font-weight-asian="normal" style:font-size-complex="12pt" style:font-weight-complex="normal"/>
    </style:style>
    <style:style style:name="P477" style:family="paragraph" style:parent-style-name="Standard">
      <style:paragraph-properties fo:break-before="page"/>
      <style:text-properties fo:font-size="12pt" fo:font-weight="normal" officeooo:rsid="03da60a5" officeooo:paragraph-rsid="0163e43f" style:font-size-asian="12pt" style:font-weight-asian="normal" style:font-size-complex="12pt" style:font-weight-complex="normal"/>
    </style:style>
    <style:style style:name="P478" style:family="paragraph" style:parent-style-name="Standard">
      <style:paragraph-properties fo:break-before="page"/>
      <style:text-properties fo:font-size="12pt" fo:font-weight="normal" officeooo:rsid="03da60a5" officeooo:paragraph-rsid="019329d1" style:font-size-asian="12pt" style:font-weight-asian="normal" style:font-size-complex="12pt" style:font-weight-complex="normal"/>
    </style:style>
    <style:style style:name="P479" style:family="paragraph" style:parent-style-name="Standard">
      <style:paragraph-properties fo:break-before="page"/>
      <style:text-properties fo:font-size="12pt" fo:font-weight="normal" officeooo:rsid="03da60a5" officeooo:paragraph-rsid="01a23da4" style:font-size-asian="12pt" style:font-weight-asian="normal" style:font-size-complex="12pt" style:font-weight-complex="normal"/>
    </style:style>
    <style:style style:name="P480" style:family="paragraph" style:parent-style-name="Standard">
      <style:paragraph-properties fo:break-before="page"/>
      <style:text-properties fo:font-size="12pt" fo:font-weight="normal" officeooo:rsid="03da60a5" officeooo:paragraph-rsid="01ad4e08" style:font-size-asian="12pt" style:font-weight-asian="normal" style:font-size-complex="12pt" style:font-weight-complex="normal"/>
    </style:style>
    <style:style style:name="P481" style:family="paragraph" style:parent-style-name="Standard">
      <style:paragraph-properties fo:break-before="page"/>
      <style:text-properties fo:font-size="12pt" fo:font-weight="normal" officeooo:rsid="03da60a5" officeooo:paragraph-rsid="01bf65fa" style:font-size-asian="12pt" style:font-weight-asian="normal" style:font-size-complex="12pt" style:font-weight-complex="normal"/>
    </style:style>
    <style:style style:name="P482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483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484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485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486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487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a23da4" style:font-size-asian="12pt" style:font-weight-asian="bold" style:font-size-complex="12pt" style:font-weight-complex="bold"/>
    </style:style>
    <style:style style:name="P488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ad4e08" style:font-size-asian="12pt" style:font-weight-asian="bold" style:font-size-complex="12pt" style:font-weight-complex="bold"/>
    </style:style>
    <style:style style:name="P489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ba41fe" style:font-size-asian="12pt" style:font-weight-asian="bold" style:font-size-complex="12pt" style:font-weight-complex="bold"/>
    </style:style>
    <style:style style:name="P490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bf65fa" style:font-size-asian="12pt" style:font-weight-asian="bold" style:font-size-complex="12pt" style:font-weight-complex="bold"/>
    </style:style>
    <style:style style:name="P491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1d34e02" style:font-size-asian="12pt" style:font-weight-asian="bold" style:font-size-complex="12pt" style:font-weight-complex="bold"/>
    </style:style>
    <style:style style:name="P492" style:family="paragraph" style:parent-style-name="Table_20_Contents">
      <style:text-properties fo:font-size="12pt" fo:font-weight="bold" officeooo:rsid="000a003f" officeooo:paragraph-rsid="01396a86" style:font-size-asian="12pt" style:font-weight-asian="bold" style:font-size-complex="12pt" style:font-weight-complex="bold"/>
    </style:style>
    <style:style style:name="P493" style:family="paragraph" style:parent-style-name="Table_20_Contents">
      <style:text-properties fo:font-size="12pt" fo:font-weight="bold" officeooo:rsid="000a003f" officeooo:paragraph-rsid="014e67a4" style:font-size-asian="12pt" style:font-weight-asian="bold" style:font-size-complex="12pt" style:font-weight-complex="bold"/>
    </style:style>
    <style:style style:name="P494" style:family="paragraph" style:parent-style-name="Table_20_Contents">
      <style:text-properties fo:font-size="12pt" fo:font-weight="bold" officeooo:rsid="000a003f" officeooo:paragraph-rsid="01518d85" style:font-size-asian="12pt" style:font-weight-asian="bold" style:font-size-complex="12pt" style:font-weight-complex="bold"/>
    </style:style>
    <style:style style:name="P495" style:family="paragraph" style:parent-style-name="Table_20_Contents">
      <style:text-properties fo:font-size="12pt" fo:font-weight="bold" officeooo:rsid="000a003f" officeooo:paragraph-rsid="0163e43f" style:font-size-asian="12pt" style:font-weight-asian="bold" style:font-size-complex="12pt" style:font-weight-complex="bold"/>
    </style:style>
    <style:style style:name="P496" style:family="paragraph" style:parent-style-name="Table_20_Contents">
      <style:text-properties fo:font-size="12pt" fo:font-weight="bold" officeooo:rsid="000a003f" officeooo:paragraph-rsid="016a7e88" style:font-size-asian="12pt" style:font-weight-asian="bold" style:font-size-complex="12pt" style:font-weight-complex="bold"/>
    </style:style>
    <style:style style:name="P497" style:family="paragraph" style:parent-style-name="Table_20_Contents">
      <style:text-properties fo:font-size="12pt" fo:font-weight="bold" officeooo:rsid="000a003f" officeooo:paragraph-rsid="01779b00" style:font-size-asian="12pt" style:font-weight-asian="bold" style:font-size-complex="12pt" style:font-weight-complex="bold"/>
    </style:style>
    <style:style style:name="P498" style:family="paragraph" style:parent-style-name="Table_20_Contents">
      <style:text-properties fo:font-size="12pt" fo:font-weight="bold" officeooo:rsid="000a003f" officeooo:paragraph-rsid="0181f6ba" style:font-size-asian="12pt" style:font-weight-asian="bold" style:font-size-complex="12pt" style:font-weight-complex="bold"/>
    </style:style>
    <style:style style:name="P499" style:family="paragraph" style:parent-style-name="Table_20_Contents">
      <style:text-properties fo:font-size="12pt" fo:font-weight="bold" officeooo:rsid="000a003f" officeooo:paragraph-rsid="019329d1" style:font-size-asian="12pt" style:font-weight-asian="bold" style:font-size-complex="12pt" style:font-weight-complex="bold"/>
    </style:style>
    <style:style style:name="P500" style:family="paragraph" style:parent-style-name="Table_20_Contents">
      <style:text-properties fo:font-size="12pt" fo:font-weight="bold" officeooo:rsid="000a003f" officeooo:paragraph-rsid="01a23da4" style:font-size-asian="12pt" style:font-weight-asian="bold" style:font-size-complex="12pt" style:font-weight-complex="bold"/>
    </style:style>
    <style:style style:name="P501" style:family="paragraph" style:parent-style-name="Table_20_Contents">
      <style:text-properties fo:font-size="12pt" fo:font-weight="bold" officeooo:rsid="000a003f" officeooo:paragraph-rsid="01ad4e08" style:font-size-asian="12pt" style:font-weight-asian="bold" style:font-size-complex="12pt" style:font-weight-complex="bold"/>
    </style:style>
    <style:style style:name="P502" style:family="paragraph" style:parent-style-name="Table_20_Contents">
      <style:text-properties fo:font-size="12pt" fo:font-weight="bold" officeooo:rsid="000a003f" officeooo:paragraph-rsid="01ba41fe" style:font-size-asian="12pt" style:font-weight-asian="bold" style:font-size-complex="12pt" style:font-weight-complex="bold"/>
    </style:style>
    <style:style style:name="P503" style:family="paragraph" style:parent-style-name="Table_20_Contents">
      <style:text-properties fo:font-size="12pt" fo:font-weight="bold" officeooo:rsid="000a003f" officeooo:paragraph-rsid="01bf65fa" style:font-size-asian="12pt" style:font-weight-asian="bold" style:font-size-complex="12pt" style:font-weight-complex="bold"/>
    </style:style>
    <style:style style:name="P504" style:family="paragraph" style:parent-style-name="Table_20_Contents">
      <style:text-properties fo:font-size="12pt" fo:font-weight="bold" officeooo:rsid="000a003f" officeooo:paragraph-rsid="01d34e02" style:font-size-asian="12pt" style:font-weight-asian="bold" style:font-size-complex="12pt" style:font-weight-complex="bold"/>
    </style:style>
    <style:style style:name="P505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506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507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508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509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510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511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512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a23da4" style:font-size-asian="12pt" style:font-weight-asian="bold" style:font-size-complex="12pt" style:font-weight-complex="bold"/>
    </style:style>
    <style:style style:name="P513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ad4e08" style:font-size-asian="12pt" style:font-weight-asian="bold" style:font-size-complex="12pt" style:font-weight-complex="bold"/>
    </style:style>
    <style:style style:name="P514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ba41fe" style:font-size-asian="12pt" style:font-weight-asian="bold" style:font-size-complex="12pt" style:font-weight-complex="bold"/>
    </style:style>
    <style:style style:name="P515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bf65fa" style:font-size-asian="12pt" style:font-weight-asian="bold" style:font-size-complex="12pt" style:font-weight-complex="bold"/>
    </style:style>
    <style:style style:name="P516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1d34e02" style:font-size-asian="12pt" style:font-weight-asian="bold" style:font-size-complex="12pt" style:font-weight-complex="bold"/>
    </style:style>
    <style:style style:name="P517" style:family="paragraph" style:parent-style-name="Table_20_Contents">
      <style:text-properties fo:font-size="12pt" fo:font-weight="bold" officeooo:rsid="023122ac" officeooo:paragraph-rsid="01396a86" style:font-size-asian="12pt" style:font-weight-asian="bold" style:font-size-complex="12pt" style:font-weight-complex="bold"/>
    </style:style>
    <style:style style:name="P518" style:family="paragraph" style:parent-style-name="Table_20_Contents">
      <style:text-properties fo:font-size="12pt" fo:font-weight="bold" officeooo:rsid="023122ac" officeooo:paragraph-rsid="014e67a4" style:font-size-asian="12pt" style:font-weight-asian="bold" style:font-size-complex="12pt" style:font-weight-complex="bold"/>
    </style:style>
    <style:style style:name="P519" style:family="paragraph" style:parent-style-name="Table_20_Contents">
      <style:text-properties fo:font-size="12pt" fo:font-weight="bold" officeooo:rsid="023122ac" officeooo:paragraph-rsid="0163e43f" style:font-size-asian="12pt" style:font-weight-asian="bold" style:font-size-complex="12pt" style:font-weight-complex="bold"/>
    </style:style>
    <style:style style:name="P520" style:family="paragraph" style:parent-style-name="Table_20_Contents">
      <style:text-properties fo:font-size="12pt" fo:font-weight="bold" officeooo:rsid="023122ac" officeooo:paragraph-rsid="016a7e88" style:font-size-asian="12pt" style:font-weight-asian="bold" style:font-size-complex="12pt" style:font-weight-complex="bold"/>
    </style:style>
    <style:style style:name="P521" style:family="paragraph" style:parent-style-name="Table_20_Contents">
      <style:text-properties fo:font-size="12pt" fo:font-weight="bold" officeooo:rsid="023122ac" officeooo:paragraph-rsid="01779b00" style:font-size-asian="12pt" style:font-weight-asian="bold" style:font-size-complex="12pt" style:font-weight-complex="bold"/>
    </style:style>
    <style:style style:name="P522" style:family="paragraph" style:parent-style-name="Table_20_Contents">
      <style:text-properties fo:font-size="12pt" fo:font-weight="bold" officeooo:rsid="023122ac" officeooo:paragraph-rsid="0181f6ba" style:font-size-asian="12pt" style:font-weight-asian="bold" style:font-size-complex="12pt" style:font-weight-complex="bold"/>
    </style:style>
    <style:style style:name="P523" style:family="paragraph" style:parent-style-name="Table_20_Contents">
      <style:text-properties fo:font-size="12pt" fo:font-weight="bold" officeooo:rsid="023122ac" officeooo:paragraph-rsid="019329d1" style:font-size-asian="12pt" style:font-weight-asian="bold" style:font-size-complex="12pt" style:font-weight-complex="bold"/>
    </style:style>
    <style:style style:name="P524" style:family="paragraph" style:parent-style-name="Table_20_Contents">
      <style:text-properties fo:font-size="12pt" fo:font-weight="bold" officeooo:rsid="023122ac" officeooo:paragraph-rsid="01a23da4" style:font-size-asian="12pt" style:font-weight-asian="bold" style:font-size-complex="12pt" style:font-weight-complex="bold"/>
    </style:style>
    <style:style style:name="P525" style:family="paragraph" style:parent-style-name="Table_20_Contents">
      <style:text-properties fo:font-size="12pt" fo:font-weight="bold" officeooo:rsid="023122ac" officeooo:paragraph-rsid="01ad4e08" style:font-size-asian="12pt" style:font-weight-asian="bold" style:font-size-complex="12pt" style:font-weight-complex="bold"/>
    </style:style>
    <style:style style:name="P526" style:family="paragraph" style:parent-style-name="Table_20_Contents">
      <style:text-properties fo:font-size="12pt" fo:font-weight="bold" officeooo:rsid="023122ac" officeooo:paragraph-rsid="01ba41fe" style:font-size-asian="12pt" style:font-weight-asian="bold" style:font-size-complex="12pt" style:font-weight-complex="bold"/>
    </style:style>
    <style:style style:name="P527" style:family="paragraph" style:parent-style-name="Table_20_Contents">
      <style:text-properties fo:font-size="12pt" fo:font-weight="bold" officeooo:rsid="023122ac" officeooo:paragraph-rsid="01bf65fa" style:font-size-asian="12pt" style:font-weight-asian="bold" style:font-size-complex="12pt" style:font-weight-complex="bold"/>
    </style:style>
    <style:style style:name="P528" style:family="paragraph" style:parent-style-name="Table_20_Contents">
      <style:text-properties fo:font-size="12pt" fo:font-weight="bold" officeooo:rsid="023122ac" officeooo:paragraph-rsid="01d34e02" style:font-size-asian="12pt" style:font-weight-asian="bold" style:font-size-complex="12pt" style:font-weight-complex="bold"/>
    </style:style>
    <style:style style:name="P529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396a86" style:font-size-asian="12pt" style:font-weight-asian="bold" style:font-size-complex="12pt" style:font-weight-complex="bold"/>
    </style:style>
    <style:style style:name="P530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4e67a4" style:font-size-asian="12pt" style:font-weight-asian="bold" style:font-size-complex="12pt" style:font-weight-complex="bold"/>
    </style:style>
    <style:style style:name="P531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63e43f" style:font-size-asian="12pt" style:font-weight-asian="bold" style:font-size-complex="12pt" style:font-weight-complex="bold"/>
    </style:style>
    <style:style style:name="P532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81f6ba" style:font-size-asian="12pt" style:font-weight-asian="bold" style:font-size-complex="12pt" style:font-weight-complex="bold"/>
    </style:style>
    <style:style style:name="P533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9329d1" style:font-size-asian="12pt" style:font-weight-asian="bold" style:font-size-complex="12pt" style:font-weight-complex="bold"/>
    </style:style>
    <style:style style:name="P534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a23da4" style:font-size-asian="12pt" style:font-weight-asian="bold" style:font-size-complex="12pt" style:font-weight-complex="bold"/>
    </style:style>
    <style:style style:name="P535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ad4e08" style:font-size-asian="12pt" style:font-weight-asian="bold" style:font-size-complex="12pt" style:font-weight-complex="bold"/>
    </style:style>
    <style:style style:name="P536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bf65fa" style:font-size-asian="12pt" style:font-weight-asian="bold" style:font-size-complex="12pt" style:font-weight-complex="bold"/>
    </style:style>
    <style:style style:name="P537" style:family="paragraph" style:parent-style-name="Table_20_Contents">
      <style:paragraph-properties fo:text-align="center" style:justify-single-word="false"/>
      <style:text-properties fo:font-size="12pt" fo:font-weight="bold" officeooo:rsid="005f39e8" officeooo:paragraph-rsid="01d34e02" style:font-size-asian="12pt" style:font-weight-asian="bold" style:font-size-complex="12pt" style:font-weight-complex="bold"/>
    </style:style>
    <style:style style:name="P538" style:family="paragraph" style:parent-style-name="Table_20_Contents">
      <style:text-properties fo:font-size="12pt" officeooo:rsid="02323713" officeooo:paragraph-rsid="01396a86" style:font-size-asian="12pt" style:font-size-complex="12pt"/>
    </style:style>
    <style:style style:name="P539" style:family="paragraph" style:parent-style-name="Table_20_Contents">
      <style:text-properties fo:font-size="12pt" officeooo:rsid="02323713" officeooo:paragraph-rsid="014e67a4" style:font-size-asian="12pt" style:font-size-complex="12pt"/>
    </style:style>
    <style:style style:name="P540" style:family="paragraph" style:parent-style-name="Table_20_Contents">
      <style:text-properties fo:font-size="12pt" officeooo:rsid="02323713" officeooo:paragraph-rsid="0163e43f" style:font-size-asian="12pt" style:font-size-complex="12pt"/>
    </style:style>
    <style:style style:name="P541" style:family="paragraph" style:parent-style-name="Table_20_Contents">
      <style:text-properties fo:font-size="12pt" officeooo:rsid="02323713" officeooo:paragraph-rsid="016a7e88" style:font-size-asian="12pt" style:font-size-complex="12pt"/>
    </style:style>
    <style:style style:name="P542" style:family="paragraph" style:parent-style-name="Table_20_Contents">
      <style:text-properties fo:font-size="12pt" officeooo:rsid="02323713" officeooo:paragraph-rsid="01779b00" style:font-size-asian="12pt" style:font-size-complex="12pt"/>
    </style:style>
    <style:style style:name="P543" style:family="paragraph" style:parent-style-name="Table_20_Contents">
      <style:text-properties fo:font-size="12pt" officeooo:rsid="02323713" officeooo:paragraph-rsid="0181f6ba" style:font-size-asian="12pt" style:font-size-complex="12pt"/>
    </style:style>
    <style:style style:name="P544" style:family="paragraph" style:parent-style-name="Table_20_Contents">
      <style:text-properties fo:font-size="12pt" officeooo:rsid="02323713" officeooo:paragraph-rsid="019329d1" style:font-size-asian="12pt" style:font-size-complex="12pt"/>
    </style:style>
    <style:style style:name="P545" style:family="paragraph" style:parent-style-name="Table_20_Contents">
      <style:text-properties fo:font-size="12pt" officeooo:rsid="02323713" officeooo:paragraph-rsid="01a23da4" style:font-size-asian="12pt" style:font-size-complex="12pt"/>
    </style:style>
    <style:style style:name="P546" style:family="paragraph" style:parent-style-name="Table_20_Contents">
      <style:text-properties fo:font-size="12pt" officeooo:rsid="02323713" officeooo:paragraph-rsid="01ad4e08" style:font-size-asian="12pt" style:font-size-complex="12pt"/>
    </style:style>
    <style:style style:name="P547" style:family="paragraph" style:parent-style-name="Table_20_Contents">
      <style:text-properties fo:font-size="12pt" officeooo:rsid="02323713" officeooo:paragraph-rsid="01ba41fe" style:font-size-asian="12pt" style:font-size-complex="12pt"/>
    </style:style>
    <style:style style:name="P548" style:family="paragraph" style:parent-style-name="Table_20_Contents">
      <style:text-properties fo:font-size="12pt" officeooo:rsid="02323713" officeooo:paragraph-rsid="01bf65fa" style:font-size-asian="12pt" style:font-size-complex="12pt"/>
    </style:style>
    <style:style style:name="P549" style:family="paragraph" style:parent-style-name="Table_20_Contents">
      <style:text-properties fo:font-size="12pt" officeooo:rsid="02323713" officeooo:paragraph-rsid="01d34e02" style:font-size-asian="12pt" style:font-size-complex="12pt"/>
    </style:style>
    <style:style style:name="P550" style:family="paragraph" style:parent-style-name="Table_20_Contents">
      <style:paragraph-properties fo:text-align="center" style:justify-single-word="false"/>
      <style:text-properties fo:font-size="12pt" officeooo:rsid="023832df" officeooo:paragraph-rsid="01396a86" style:font-size-asian="12pt" style:font-size-complex="12pt"/>
    </style:style>
    <style:style style:name="P551" style:family="paragraph" style:parent-style-name="Table_20_Contents">
      <style:paragraph-properties fo:text-align="center" style:justify-single-word="false"/>
      <style:text-properties fo:font-size="12pt" officeooo:rsid="023832df" officeooo:paragraph-rsid="014e67a4" style:font-size-asian="12pt" style:font-size-complex="12pt"/>
    </style:style>
    <style:style style:name="P552" style:family="paragraph" style:parent-style-name="Table_20_Contents">
      <style:paragraph-properties fo:text-align="center" style:justify-single-word="false"/>
      <style:text-properties fo:font-size="12pt" officeooo:rsid="023832df" officeooo:paragraph-rsid="016a7e88" style:font-size-asian="12pt" style:font-size-complex="12pt"/>
    </style:style>
    <style:style style:name="P553" style:family="paragraph" style:parent-style-name="Table_20_Contents">
      <style:paragraph-properties fo:text-align="center" style:justify-single-word="false"/>
      <style:text-properties fo:font-size="12pt" officeooo:rsid="023832df" officeooo:paragraph-rsid="01779b00" style:font-size-asian="12pt" style:font-size-complex="12pt"/>
    </style:style>
    <style:style style:name="P554" style:family="paragraph" style:parent-style-name="Table_20_Contents">
      <style:paragraph-properties fo:text-align="center" style:justify-single-word="false"/>
      <style:text-properties fo:font-size="12pt" officeooo:rsid="023832df" officeooo:paragraph-rsid="0181f6ba" style:font-size-asian="12pt" style:font-size-complex="12pt"/>
    </style:style>
    <style:style style:name="P555" style:family="paragraph" style:parent-style-name="Table_20_Contents">
      <style:paragraph-properties fo:text-align="center" style:justify-single-word="false"/>
      <style:text-properties fo:font-size="12pt" officeooo:rsid="023832df" officeooo:paragraph-rsid="019329d1" style:font-size-asian="12pt" style:font-size-complex="12pt"/>
    </style:style>
    <style:style style:name="P556" style:family="paragraph" style:parent-style-name="Table_20_Contents">
      <style:paragraph-properties fo:text-align="center" style:justify-single-word="false"/>
      <style:text-properties fo:font-size="12pt" officeooo:rsid="023832df" officeooo:paragraph-rsid="01a23da4" style:font-size-asian="12pt" style:font-size-complex="12pt"/>
    </style:style>
    <style:style style:name="P557" style:family="paragraph" style:parent-style-name="Table_20_Contents">
      <style:paragraph-properties fo:text-align="center" style:justify-single-word="false"/>
      <style:text-properties fo:font-size="12pt" officeooo:rsid="023832df" officeooo:paragraph-rsid="01ad4e08" style:font-size-asian="12pt" style:font-size-complex="12pt"/>
    </style:style>
    <style:style style:name="P558" style:family="paragraph" style:parent-style-name="Table_20_Contents">
      <style:paragraph-properties fo:text-align="center" style:justify-single-word="false"/>
      <style:text-properties fo:font-size="12pt" officeooo:rsid="023832df" officeooo:paragraph-rsid="01ba41fe" style:font-size-asian="12pt" style:font-size-complex="12pt"/>
    </style:style>
    <style:style style:name="P559" style:family="paragraph" style:parent-style-name="Table_20_Contents">
      <style:paragraph-properties fo:text-align="center" style:justify-single-word="false"/>
      <style:text-properties fo:font-size="12pt" officeooo:rsid="023832df" officeooo:paragraph-rsid="01bf65fa" style:font-size-asian="12pt" style:font-size-complex="12pt"/>
    </style:style>
    <style:style style:name="P560" style:family="paragraph" style:parent-style-name="Table_20_Contents">
      <style:paragraph-properties fo:text-align="center" style:justify-single-word="false"/>
      <style:text-properties fo:font-size="12pt" officeooo:rsid="023832df" officeooo:paragraph-rsid="01d34e02" style:font-size-asian="12pt" style:font-size-complex="12pt"/>
    </style:style>
    <style:style style:name="P561" style:family="paragraph" style:parent-style-name="Table_20_Contents">
      <style:paragraph-properties fo:text-align="center" style:justify-single-word="false"/>
      <style:text-properties fo:font-size="12pt" officeooo:rsid="0239a4cd" officeooo:paragraph-rsid="01396a86" style:font-size-asian="12pt" style:font-size-complex="12pt"/>
    </style:style>
    <style:style style:name="P562" style:family="paragraph" style:parent-style-name="Table_20_Contents">
      <style:paragraph-properties fo:text-align="center" style:justify-single-word="false"/>
      <style:text-properties fo:font-size="12pt" officeooo:rsid="0239a4cd" officeooo:paragraph-rsid="014e67a4" style:font-size-asian="12pt" style:font-size-complex="12pt"/>
    </style:style>
    <style:style style:name="P563" style:family="paragraph" style:parent-style-name="Table_20_Contents">
      <style:paragraph-properties fo:text-align="center" style:justify-single-word="false"/>
      <style:text-properties fo:font-size="12pt" officeooo:rsid="0239a4cd" officeooo:paragraph-rsid="016ca9af" style:font-size-asian="12pt" style:font-size-complex="12pt"/>
    </style:style>
    <style:style style:name="P564" style:family="paragraph" style:parent-style-name="Table_20_Contents">
      <style:paragraph-properties fo:text-align="center" style:justify-single-word="false"/>
      <style:text-properties fo:font-size="12pt" officeooo:rsid="0239a4cd" officeooo:paragraph-rsid="01779b00" style:font-size-asian="12pt" style:font-size-complex="12pt"/>
    </style:style>
    <style:style style:name="P565" style:family="paragraph" style:parent-style-name="Table_20_Contents">
      <style:paragraph-properties fo:text-align="center" style:justify-single-word="false"/>
      <style:text-properties fo:font-size="12pt" officeooo:rsid="0239a4cd" officeooo:paragraph-rsid="0181f6ba" style:font-size-asian="12pt" style:font-size-complex="12pt"/>
    </style:style>
    <style:style style:name="P566" style:family="paragraph" style:parent-style-name="Table_20_Contents">
      <style:paragraph-properties fo:text-align="center" style:justify-single-word="false"/>
      <style:text-properties fo:font-size="12pt" officeooo:rsid="0239a4cd" officeooo:paragraph-rsid="019329d1" style:font-size-asian="12pt" style:font-size-complex="12pt"/>
    </style:style>
    <style:style style:name="P567" style:family="paragraph" style:parent-style-name="Table_20_Contents">
      <style:paragraph-properties fo:text-align="center" style:justify-single-word="false"/>
      <style:text-properties fo:font-size="12pt" officeooo:rsid="0239a4cd" officeooo:paragraph-rsid="01a23da4" style:font-size-asian="12pt" style:font-size-complex="12pt"/>
    </style:style>
    <style:style style:name="P568" style:family="paragraph" style:parent-style-name="Table_20_Contents">
      <style:paragraph-properties fo:text-align="center" style:justify-single-word="false"/>
      <style:text-properties fo:font-size="12pt" officeooo:rsid="0239a4cd" officeooo:paragraph-rsid="01ad4e08" style:font-size-asian="12pt" style:font-size-complex="12pt"/>
    </style:style>
    <style:style style:name="P569" style:family="paragraph" style:parent-style-name="Table_20_Contents">
      <style:paragraph-properties fo:text-align="center" style:justify-single-word="false"/>
      <style:text-properties fo:font-size="12pt" officeooo:rsid="0239a4cd" officeooo:paragraph-rsid="01ba5337" style:font-size-asian="12pt" style:font-size-complex="12pt"/>
    </style:style>
    <style:style style:name="P570" style:family="paragraph" style:parent-style-name="Table_20_Contents">
      <style:paragraph-properties fo:text-align="center" style:justify-single-word="false"/>
      <style:text-properties fo:font-size="12pt" officeooo:rsid="0239a4cd" officeooo:paragraph-rsid="01bf65fa" style:font-size-asian="12pt" style:font-size-complex="12pt"/>
    </style:style>
    <style:style style:name="P571" style:family="paragraph" style:parent-style-name="Table_20_Contents">
      <style:paragraph-properties fo:text-align="center" style:justify-single-word="false"/>
      <style:text-properties fo:font-size="12pt" officeooo:rsid="0239a4cd" officeooo:paragraph-rsid="01d34e02" style:font-size-asian="12pt" style:font-size-complex="12pt"/>
    </style:style>
    <style:style style:name="P572" style:family="paragraph" style:parent-style-name="Table_20_Contents">
      <style:text-properties fo:font-size="12pt" officeooo:rsid="023122ac" officeooo:paragraph-rsid="01396a86" style:font-size-asian="12pt" style:font-size-complex="12pt"/>
    </style:style>
    <style:style style:name="P573" style:family="paragraph" style:parent-style-name="Table_20_Contents">
      <style:text-properties fo:font-size="12pt" officeooo:rsid="023122ac" officeooo:paragraph-rsid="014e67a4" style:font-size-asian="12pt" style:font-size-complex="12pt"/>
    </style:style>
    <style:style style:name="P574" style:family="paragraph" style:parent-style-name="Table_20_Contents">
      <style:text-properties fo:font-size="12pt" officeooo:rsid="023122ac" officeooo:paragraph-rsid="0163e43f" style:font-size-asian="12pt" style:font-size-complex="12pt"/>
    </style:style>
    <style:style style:name="P575" style:family="paragraph" style:parent-style-name="Table_20_Contents">
      <style:text-properties fo:font-size="12pt" officeooo:rsid="023122ac" officeooo:paragraph-rsid="016a7e88" style:font-size-asian="12pt" style:font-size-complex="12pt"/>
    </style:style>
    <style:style style:name="P576" style:family="paragraph" style:parent-style-name="Table_20_Contents">
      <style:text-properties fo:font-size="12pt" officeooo:rsid="023122ac" officeooo:paragraph-rsid="01779b00" style:font-size-asian="12pt" style:font-size-complex="12pt"/>
    </style:style>
    <style:style style:name="P577" style:family="paragraph" style:parent-style-name="Table_20_Contents">
      <style:text-properties fo:font-size="12pt" officeooo:rsid="023122ac" officeooo:paragraph-rsid="0181f6ba" style:font-size-asian="12pt" style:font-size-complex="12pt"/>
    </style:style>
    <style:style style:name="P578" style:family="paragraph" style:parent-style-name="Table_20_Contents">
      <style:text-properties fo:font-size="12pt" officeooo:rsid="023122ac" officeooo:paragraph-rsid="019329d1" style:font-size-asian="12pt" style:font-size-complex="12pt"/>
    </style:style>
    <style:style style:name="P579" style:family="paragraph" style:parent-style-name="Table_20_Contents">
      <style:text-properties fo:font-size="12pt" officeooo:rsid="023122ac" officeooo:paragraph-rsid="01a23da4" style:font-size-asian="12pt" style:font-size-complex="12pt"/>
    </style:style>
    <style:style style:name="P580" style:family="paragraph" style:parent-style-name="Table_20_Contents">
      <style:text-properties fo:font-size="12pt" officeooo:rsid="023122ac" officeooo:paragraph-rsid="01ad4e08" style:font-size-asian="12pt" style:font-size-complex="12pt"/>
    </style:style>
    <style:style style:name="P581" style:family="paragraph" style:parent-style-name="Table_20_Contents">
      <style:text-properties fo:font-size="12pt" officeooo:rsid="023122ac" officeooo:paragraph-rsid="01ba41fe" style:font-size-asian="12pt" style:font-size-complex="12pt"/>
    </style:style>
    <style:style style:name="P582" style:family="paragraph" style:parent-style-name="Table_20_Contents">
      <style:text-properties fo:font-size="12pt" officeooo:rsid="023122ac" officeooo:paragraph-rsid="01bf65fa" style:font-size-asian="12pt" style:font-size-complex="12pt"/>
    </style:style>
    <style:style style:name="P583" style:family="paragraph" style:parent-style-name="Table_20_Contents">
      <style:text-properties fo:font-size="12pt" officeooo:rsid="023122ac" officeooo:paragraph-rsid="01d34e02" style:font-size-asian="12pt" style:font-size-complex="12pt"/>
    </style:style>
    <style:style style:name="P584" style:family="paragraph" style:parent-style-name="Table_20_Contents">
      <style:text-properties fo:font-size="12pt" officeooo:rsid="024b5eb6" officeooo:paragraph-rsid="01396a86" style:font-size-asian="12pt" style:font-size-complex="12pt"/>
    </style:style>
    <style:style style:name="P585" style:family="paragraph" style:parent-style-name="Table_20_Contents">
      <style:text-properties fo:font-size="12pt" officeooo:rsid="024b5eb6" officeooo:paragraph-rsid="014e67a4" style:font-size-asian="12pt" style:font-size-complex="12pt"/>
    </style:style>
    <style:style style:name="P586" style:family="paragraph" style:parent-style-name="Table_20_Contents">
      <style:text-properties fo:font-size="12pt" officeooo:rsid="024b5eb6" officeooo:paragraph-rsid="016a7e88" style:font-size-asian="12pt" style:font-size-complex="12pt"/>
    </style:style>
    <style:style style:name="P587" style:family="paragraph" style:parent-style-name="Table_20_Contents">
      <style:text-properties fo:font-size="12pt" officeooo:rsid="024b5eb6" officeooo:paragraph-rsid="01779b00" style:font-size-asian="12pt" style:font-size-complex="12pt"/>
    </style:style>
    <style:style style:name="P588" style:family="paragraph" style:parent-style-name="Table_20_Contents">
      <style:text-properties fo:font-size="12pt" officeooo:rsid="024b5eb6" officeooo:paragraph-rsid="0181f6ba" style:font-size-asian="12pt" style:font-size-complex="12pt"/>
    </style:style>
    <style:style style:name="P589" style:family="paragraph" style:parent-style-name="Table_20_Contents">
      <style:text-properties fo:font-size="12pt" officeooo:rsid="024b5eb6" officeooo:paragraph-rsid="019329d1" style:font-size-asian="12pt" style:font-size-complex="12pt"/>
    </style:style>
    <style:style style:name="P590" style:family="paragraph" style:parent-style-name="Table_20_Contents">
      <style:text-properties fo:font-size="12pt" officeooo:rsid="024b5eb6" officeooo:paragraph-rsid="01a23da4" style:font-size-asian="12pt" style:font-size-complex="12pt"/>
    </style:style>
    <style:style style:name="P591" style:family="paragraph" style:parent-style-name="Table_20_Contents">
      <style:text-properties fo:font-size="12pt" officeooo:rsid="024b5eb6" officeooo:paragraph-rsid="01ad4e08" style:font-size-asian="12pt" style:font-size-complex="12pt"/>
    </style:style>
    <style:style style:name="P592" style:family="paragraph" style:parent-style-name="Table_20_Contents">
      <style:text-properties fo:font-size="12pt" officeooo:rsid="024b5eb6" officeooo:paragraph-rsid="01ba41fe" style:font-size-asian="12pt" style:font-size-complex="12pt"/>
    </style:style>
    <style:style style:name="P593" style:family="paragraph" style:parent-style-name="Table_20_Contents">
      <style:text-properties fo:font-size="12pt" officeooo:rsid="024b5eb6" officeooo:paragraph-rsid="01bf65fa" style:font-size-asian="12pt" style:font-size-complex="12pt"/>
    </style:style>
    <style:style style:name="P594" style:family="paragraph" style:parent-style-name="Table_20_Contents">
      <style:text-properties fo:font-size="12pt" officeooo:rsid="024b5eb6" officeooo:paragraph-rsid="01d34e02" style:font-size-asian="12pt" style:font-size-complex="12pt"/>
    </style:style>
    <style:style style:name="P595" style:family="paragraph" style:parent-style-name="Table_20_Contents">
      <style:paragraph-properties fo:text-align="center" style:justify-single-word="false"/>
      <style:text-properties fo:font-size="12pt" officeooo:rsid="005f39e8" officeooo:paragraph-rsid="01396a86" style:font-size-asian="12pt" style:font-size-complex="12pt"/>
    </style:style>
    <style:style style:name="P596" style:family="paragraph" style:parent-style-name="Table_20_Contents">
      <style:paragraph-properties fo:text-align="center" style:justify-single-word="false"/>
      <style:text-properties fo:font-size="12pt" officeooo:rsid="005f39e8" officeooo:paragraph-rsid="014e67a4" style:font-size-asian="12pt" style:font-size-complex="12pt"/>
    </style:style>
    <style:style style:name="P597" style:family="paragraph" style:parent-style-name="Table_20_Contents">
      <style:paragraph-properties fo:text-align="center" style:justify-single-word="false"/>
      <style:text-properties fo:font-size="12pt" officeooo:rsid="005f39e8" officeooo:paragraph-rsid="01f8d2ff" style:font-size-asian="12pt" style:font-size-complex="12pt"/>
    </style:style>
    <style:style style:name="P598" style:family="paragraph" style:parent-style-name="Table_20_Contents">
      <style:paragraph-properties fo:text-align="center" style:justify-single-word="false"/>
      <style:text-properties fo:font-size="12pt" officeooo:rsid="005f39e8" officeooo:paragraph-rsid="0163e43f" style:font-size-asian="12pt" style:font-size-complex="12pt"/>
    </style:style>
    <style:style style:name="P599" style:family="paragraph" style:parent-style-name="Table_20_Contents">
      <style:paragraph-properties fo:text-align="center" style:justify-single-word="false"/>
      <style:text-properties fo:font-size="12pt" officeooo:rsid="005f39e8" officeooo:paragraph-rsid="0181f6ba" style:font-size-asian="12pt" style:font-size-complex="12pt"/>
    </style:style>
    <style:style style:name="P600" style:family="paragraph" style:parent-style-name="Table_20_Contents">
      <style:paragraph-properties fo:text-align="center" style:justify-single-word="false"/>
      <style:text-properties fo:font-size="12pt" officeooo:rsid="005f39e8" officeooo:paragraph-rsid="019329d1" style:font-size-asian="12pt" style:font-size-complex="12pt"/>
    </style:style>
    <style:style style:name="P601" style:family="paragraph" style:parent-style-name="Table_20_Contents">
      <style:paragraph-properties fo:text-align="center" style:justify-single-word="false"/>
      <style:text-properties fo:font-size="12pt" officeooo:rsid="005f39e8" officeooo:paragraph-rsid="01a23da4" style:font-size-asian="12pt" style:font-size-complex="12pt"/>
    </style:style>
    <style:style style:name="P602" style:family="paragraph" style:parent-style-name="Table_20_Contents">
      <style:paragraph-properties fo:text-align="center" style:justify-single-word="false"/>
      <style:text-properties fo:font-size="12pt" officeooo:rsid="005f39e8" officeooo:paragraph-rsid="01ad4e08" style:font-size-asian="12pt" style:font-size-complex="12pt"/>
    </style:style>
    <style:style style:name="P603" style:family="paragraph" style:parent-style-name="Table_20_Contents">
      <style:paragraph-properties fo:text-align="center" style:justify-single-word="false"/>
      <style:text-properties fo:font-size="12pt" officeooo:rsid="005f39e8" officeooo:paragraph-rsid="01bf65fa" style:font-size-asian="12pt" style:font-size-complex="12pt"/>
    </style:style>
    <style:style style:name="P604" style:family="paragraph" style:parent-style-name="Table_20_Contents">
      <style:paragraph-properties fo:text-align="center" style:justify-single-word="false"/>
      <style:text-properties fo:font-size="12pt" officeooo:rsid="005f39e8" officeooo:paragraph-rsid="01d34e02" style:font-size-asian="12pt" style:font-size-complex="12pt"/>
    </style:style>
    <style:style style:name="P605" style:family="paragraph" style:parent-style-name="Table_20_Contents">
      <style:text-properties fo:font-size="12pt" officeooo:rsid="005f39e8" officeooo:paragraph-rsid="01396a86" style:font-size-asian="12pt" style:font-size-complex="12pt"/>
    </style:style>
    <style:style style:name="P606" style:family="paragraph" style:parent-style-name="Table_20_Contents">
      <style:text-properties fo:font-size="12pt" officeooo:rsid="005f39e8" officeooo:paragraph-rsid="014e67a4" style:font-size-asian="12pt" style:font-size-complex="12pt"/>
    </style:style>
    <style:style style:name="P607" style:family="paragraph" style:parent-style-name="Table_20_Contents">
      <style:text-properties fo:font-size="12pt" officeooo:rsid="005f39e8" officeooo:paragraph-rsid="01f8d2ff" style:font-size-asian="12pt" style:font-size-complex="12pt"/>
    </style:style>
    <style:style style:name="P608" style:family="paragraph" style:parent-style-name="Table_20_Contents">
      <style:text-properties fo:font-size="12pt" officeooo:rsid="005f39e8" officeooo:paragraph-rsid="0163e43f" style:font-size-asian="12pt" style:font-size-complex="12pt"/>
    </style:style>
    <style:style style:name="P609" style:family="paragraph" style:parent-style-name="Table_20_Contents">
      <style:text-properties fo:font-size="12pt" officeooo:rsid="005f39e8" officeooo:paragraph-rsid="0181f6ba" style:font-size-asian="12pt" style:font-size-complex="12pt"/>
    </style:style>
    <style:style style:name="P610" style:family="paragraph" style:parent-style-name="Table_20_Contents">
      <style:text-properties fo:font-size="12pt" officeooo:rsid="005f39e8" officeooo:paragraph-rsid="019329d1" style:font-size-asian="12pt" style:font-size-complex="12pt"/>
    </style:style>
    <style:style style:name="P611" style:family="paragraph" style:parent-style-name="Table_20_Contents">
      <style:text-properties fo:font-size="12pt" officeooo:rsid="005f39e8" officeooo:paragraph-rsid="01a23da4" style:font-size-asian="12pt" style:font-size-complex="12pt"/>
    </style:style>
    <style:style style:name="P612" style:family="paragraph" style:parent-style-name="Table_20_Contents">
      <style:text-properties fo:font-size="12pt" officeooo:rsid="005f39e8" officeooo:paragraph-rsid="01ad4e08" style:font-size-asian="12pt" style:font-size-complex="12pt"/>
    </style:style>
    <style:style style:name="P613" style:family="paragraph" style:parent-style-name="Table_20_Contents">
      <style:text-properties fo:font-size="12pt" officeooo:rsid="005f39e8" officeooo:paragraph-rsid="01bf65fa" style:font-size-asian="12pt" style:font-size-complex="12pt"/>
    </style:style>
    <style:style style:name="P614" style:family="paragraph" style:parent-style-name="Table_20_Contents">
      <style:text-properties fo:font-size="12pt" officeooo:rsid="005f39e8" officeooo:paragraph-rsid="01d34e02" style:font-size-asian="12pt" style:font-size-complex="12pt"/>
    </style:style>
    <style:style style:name="P615" style:family="paragraph" style:parent-style-name="Table_20_Contents">
      <style:text-properties fo:font-size="12pt" officeooo:rsid="007435fb" officeooo:paragraph-rsid="01396a86" style:font-size-asian="12pt" style:font-size-complex="12pt"/>
    </style:style>
    <style:style style:name="P616" style:family="paragraph" style:parent-style-name="Table_20_Contents">
      <style:text-properties fo:font-size="12pt" officeooo:rsid="007435fb" officeooo:paragraph-rsid="01441a8b" style:font-size-asian="12pt" style:font-size-complex="12pt"/>
    </style:style>
    <style:style style:name="P617" style:family="paragraph" style:parent-style-name="Table_20_Contents">
      <style:text-properties fo:font-size="12pt" officeooo:rsid="007435fb" officeooo:paragraph-rsid="014e67a4" style:font-size-asian="12pt" style:font-size-complex="12pt"/>
    </style:style>
    <style:style style:name="P618" style:family="paragraph" style:parent-style-name="Table_20_Contents">
      <style:text-properties fo:font-size="12pt" officeooo:rsid="007435fb" officeooo:paragraph-rsid="0163e43f" style:font-size-asian="12pt" style:font-size-complex="12pt"/>
    </style:style>
    <style:style style:name="P619" style:family="paragraph" style:parent-style-name="Table_20_Contents">
      <style:text-properties fo:font-size="12pt" officeooo:rsid="007435fb" officeooo:paragraph-rsid="0181f6ba" style:font-size-asian="12pt" style:font-size-complex="12pt"/>
    </style:style>
    <style:style style:name="P620" style:family="paragraph" style:parent-style-name="Table_20_Contents">
      <style:text-properties fo:font-size="12pt" officeooo:rsid="007435fb" officeooo:paragraph-rsid="019329d1" style:font-size-asian="12pt" style:font-size-complex="12pt"/>
    </style:style>
    <style:style style:name="P621" style:family="paragraph" style:parent-style-name="Table_20_Contents">
      <style:text-properties fo:font-size="12pt" officeooo:rsid="007435fb" officeooo:paragraph-rsid="01a23da4" style:font-size-asian="12pt" style:font-size-complex="12pt"/>
    </style:style>
    <style:style style:name="P622" style:family="paragraph" style:parent-style-name="Table_20_Contents">
      <style:text-properties fo:font-size="12pt" officeooo:rsid="007435fb" officeooo:paragraph-rsid="01ad4e08" style:font-size-asian="12pt" style:font-size-complex="12pt"/>
    </style:style>
    <style:style style:name="P623" style:family="paragraph" style:parent-style-name="Table_20_Contents">
      <style:text-properties fo:font-size="12pt" officeooo:rsid="007435fb" officeooo:paragraph-rsid="01bf65fa" style:font-size-asian="12pt" style:font-size-complex="12pt"/>
    </style:style>
    <style:style style:name="P624" style:family="paragraph" style:parent-style-name="Table_20_Contents">
      <style:text-properties fo:font-size="12pt" officeooo:rsid="007435fb" officeooo:paragraph-rsid="01d34e02" style:font-size-asian="12pt" style:font-size-complex="12pt"/>
    </style:style>
    <style:style style:name="P625" style:family="paragraph" style:parent-style-name="Table_20_Contents">
      <style:paragraph-properties fo:text-align="center" style:justify-single-word="false"/>
      <style:text-properties fo:font-size="12pt" officeooo:rsid="006232e6" officeooo:paragraph-rsid="01396a86" style:font-size-asian="12pt" style:font-size-complex="12pt"/>
    </style:style>
    <style:style style:name="P626" style:family="paragraph" style:parent-style-name="Table_20_Contents">
      <style:paragraph-properties fo:text-align="center" style:justify-single-word="false"/>
      <style:text-properties fo:font-size="12pt" officeooo:rsid="006232e6" officeooo:paragraph-rsid="014e67a4" style:font-size-asian="12pt" style:font-size-complex="12pt"/>
    </style:style>
    <style:style style:name="P627" style:family="paragraph" style:parent-style-name="Table_20_Contents">
      <style:paragraph-properties fo:text-align="center" style:justify-single-word="false"/>
      <style:text-properties fo:font-size="12pt" officeooo:rsid="006232e6" officeooo:paragraph-rsid="0163e43f" style:font-size-asian="12pt" style:font-size-complex="12pt"/>
    </style:style>
    <style:style style:name="P628" style:family="paragraph" style:parent-style-name="Table_20_Contents">
      <style:paragraph-properties fo:text-align="center" style:justify-single-word="false"/>
      <style:text-properties fo:font-size="12pt" officeooo:rsid="006232e6" officeooo:paragraph-rsid="0181f6ba" style:font-size-asian="12pt" style:font-size-complex="12pt"/>
    </style:style>
    <style:style style:name="P629" style:family="paragraph" style:parent-style-name="Table_20_Contents">
      <style:paragraph-properties fo:text-align="center" style:justify-single-word="false"/>
      <style:text-properties fo:font-size="12pt" officeooo:rsid="006232e6" officeooo:paragraph-rsid="019329d1" style:font-size-asian="12pt" style:font-size-complex="12pt"/>
    </style:style>
    <style:style style:name="P630" style:family="paragraph" style:parent-style-name="Table_20_Contents">
      <style:paragraph-properties fo:text-align="center" style:justify-single-word="false"/>
      <style:text-properties fo:font-size="12pt" officeooo:rsid="006232e6" officeooo:paragraph-rsid="01a23da4" style:font-size-asian="12pt" style:font-size-complex="12pt"/>
    </style:style>
    <style:style style:name="P631" style:family="paragraph" style:parent-style-name="Table_20_Contents">
      <style:paragraph-properties fo:text-align="center" style:justify-single-word="false"/>
      <style:text-properties fo:font-size="12pt" officeooo:rsid="006232e6" officeooo:paragraph-rsid="01ad4e08" style:font-size-asian="12pt" style:font-size-complex="12pt"/>
    </style:style>
    <style:style style:name="P632" style:family="paragraph" style:parent-style-name="Table_20_Contents">
      <style:paragraph-properties fo:text-align="center" style:justify-single-word="false"/>
      <style:text-properties fo:font-size="12pt" officeooo:rsid="006232e6" officeooo:paragraph-rsid="01bf65fa" style:font-size-asian="12pt" style:font-size-complex="12pt"/>
    </style:style>
    <style:style style:name="P633" style:family="paragraph" style:parent-style-name="Table_20_Contents">
      <style:paragraph-properties fo:text-align="center" style:justify-single-word="false"/>
      <style:text-properties fo:font-size="12pt" officeooo:rsid="006232e6" officeooo:paragraph-rsid="01d34e02" style:font-size-asian="12pt" style:font-size-complex="12pt"/>
    </style:style>
    <style:style style:name="P634" style:family="paragraph" style:parent-style-name="Table_20_Contents">
      <style:text-properties fo:font-size="12pt" officeooo:rsid="006232e6" officeooo:paragraph-rsid="01396a86" style:font-size-asian="12pt" style:font-size-complex="12pt"/>
    </style:style>
    <style:style style:name="P635" style:family="paragraph" style:parent-style-name="Table_20_Contents">
      <style:text-properties fo:font-size="12pt" officeooo:rsid="006232e6" officeooo:paragraph-rsid="01441a8b" style:font-size-asian="12pt" style:font-size-complex="12pt"/>
    </style:style>
    <style:style style:name="P636" style:family="paragraph" style:parent-style-name="Table_20_Contents">
      <style:text-properties fo:font-size="12pt" officeooo:rsid="006232e6" officeooo:paragraph-rsid="014e67a4" style:font-size-asian="12pt" style:font-size-complex="12pt"/>
    </style:style>
    <style:style style:name="P637" style:family="paragraph" style:parent-style-name="Table_20_Contents">
      <style:text-properties fo:font-size="12pt" officeooo:rsid="006232e6" officeooo:paragraph-rsid="0163e43f" style:font-size-asian="12pt" style:font-size-complex="12pt"/>
    </style:style>
    <style:style style:name="P638" style:family="paragraph" style:parent-style-name="Table_20_Contents">
      <style:text-properties fo:font-size="12pt" officeooo:rsid="006232e6" officeooo:paragraph-rsid="0181f6ba" style:font-size-asian="12pt" style:font-size-complex="12pt"/>
    </style:style>
    <style:style style:name="P639" style:family="paragraph" style:parent-style-name="Table_20_Contents">
      <style:text-properties fo:font-size="12pt" officeooo:rsid="006232e6" officeooo:paragraph-rsid="019329d1" style:font-size-asian="12pt" style:font-size-complex="12pt"/>
    </style:style>
    <style:style style:name="P640" style:family="paragraph" style:parent-style-name="Table_20_Contents">
      <style:text-properties fo:font-size="12pt" officeooo:rsid="006232e6" officeooo:paragraph-rsid="01a23da4" style:font-size-asian="12pt" style:font-size-complex="12pt"/>
    </style:style>
    <style:style style:name="P641" style:family="paragraph" style:parent-style-name="Table_20_Contents">
      <style:text-properties fo:font-size="12pt" officeooo:rsid="006232e6" officeooo:paragraph-rsid="01ad4e08" style:font-size-asian="12pt" style:font-size-complex="12pt"/>
    </style:style>
    <style:style style:name="P642" style:family="paragraph" style:parent-style-name="Table_20_Contents">
      <style:text-properties fo:font-size="12pt" officeooo:rsid="006232e6" officeooo:paragraph-rsid="01bf65fa" style:font-size-asian="12pt" style:font-size-complex="12pt"/>
    </style:style>
    <style:style style:name="P643" style:family="paragraph" style:parent-style-name="Table_20_Contents">
      <style:text-properties fo:font-size="12pt" officeooo:rsid="006232e6" officeooo:paragraph-rsid="01d34e02" style:font-size-asian="12pt" style:font-size-complex="12pt"/>
    </style:style>
    <style:style style:name="P644" style:family="paragraph" style:parent-style-name="Table_20_Contents">
      <style:paragraph-properties fo:text-align="center" style:justify-single-word="false"/>
      <style:text-properties fo:font-size="12pt" officeooo:rsid="0063adbe" officeooo:paragraph-rsid="01396a86" style:font-size-asian="12pt" style:font-size-complex="12pt"/>
    </style:style>
    <style:style style:name="P645" style:family="paragraph" style:parent-style-name="Table_20_Contents">
      <style:paragraph-properties fo:text-align="center" style:justify-single-word="false"/>
      <style:text-properties fo:font-size="12pt" officeooo:rsid="0063adbe" officeooo:paragraph-rsid="014e67a4" style:font-size-asian="12pt" style:font-size-complex="12pt"/>
    </style:style>
    <style:style style:name="P646" style:family="paragraph" style:parent-style-name="Table_20_Contents">
      <style:paragraph-properties fo:text-align="center" style:justify-single-word="false"/>
      <style:text-properties fo:font-size="12pt" officeooo:rsid="0063adbe" officeooo:paragraph-rsid="0163e43f" style:font-size-asian="12pt" style:font-size-complex="12pt"/>
    </style:style>
    <style:style style:name="P647" style:family="paragraph" style:parent-style-name="Table_20_Contents">
      <style:paragraph-properties fo:text-align="center" style:justify-single-word="false"/>
      <style:text-properties fo:font-size="12pt" officeooo:rsid="0063adbe" officeooo:paragraph-rsid="0181f6ba" style:font-size-asian="12pt" style:font-size-complex="12pt"/>
    </style:style>
    <style:style style:name="P648" style:family="paragraph" style:parent-style-name="Table_20_Contents">
      <style:paragraph-properties fo:text-align="center" style:justify-single-word="false"/>
      <style:text-properties fo:font-size="12pt" officeooo:rsid="0063adbe" officeooo:paragraph-rsid="019329d1" style:font-size-asian="12pt" style:font-size-complex="12pt"/>
    </style:style>
    <style:style style:name="P649" style:family="paragraph" style:parent-style-name="Table_20_Contents">
      <style:paragraph-properties fo:text-align="center" style:justify-single-word="false"/>
      <style:text-properties fo:font-size="12pt" officeooo:rsid="0063adbe" officeooo:paragraph-rsid="01a23da4" style:font-size-asian="12pt" style:font-size-complex="12pt"/>
    </style:style>
    <style:style style:name="P650" style:family="paragraph" style:parent-style-name="Table_20_Contents">
      <style:paragraph-properties fo:text-align="center" style:justify-single-word="false"/>
      <style:text-properties fo:font-size="12pt" officeooo:rsid="0063adbe" officeooo:paragraph-rsid="01ad4e08" style:font-size-asian="12pt" style:font-size-complex="12pt"/>
    </style:style>
    <style:style style:name="P651" style:family="paragraph" style:parent-style-name="Table_20_Contents">
      <style:paragraph-properties fo:text-align="center" style:justify-single-word="false"/>
      <style:text-properties fo:font-size="12pt" officeooo:rsid="0063adbe" officeooo:paragraph-rsid="01bf65fa" style:font-size-asian="12pt" style:font-size-complex="12pt"/>
    </style:style>
    <style:style style:name="P652" style:family="paragraph" style:parent-style-name="Table_20_Contents">
      <style:paragraph-properties fo:text-align="center" style:justify-single-word="false"/>
      <style:text-properties fo:font-size="12pt" officeooo:rsid="0063adbe" officeooo:paragraph-rsid="01d34e02" style:font-size-asian="12pt" style:font-size-complex="12pt"/>
    </style:style>
    <style:style style:name="P653" style:family="paragraph" style:parent-style-name="Table_20_Contents">
      <style:text-properties fo:font-size="12pt" officeooo:rsid="0072af4f" officeooo:paragraph-rsid="01396a86" style:font-size-asian="12pt" style:font-size-complex="12pt"/>
    </style:style>
    <style:style style:name="P654" style:family="paragraph" style:parent-style-name="Table_20_Contents">
      <style:text-properties fo:font-size="12pt" officeooo:rsid="0072af4f" officeooo:paragraph-rsid="014e67a4" style:font-size-asian="12pt" style:font-size-complex="12pt"/>
    </style:style>
    <style:style style:name="P655" style:family="paragraph" style:parent-style-name="Table_20_Contents">
      <style:text-properties fo:font-size="12pt" officeooo:rsid="0072af4f" officeooo:paragraph-rsid="0163e43f" style:font-size-asian="12pt" style:font-size-complex="12pt"/>
    </style:style>
    <style:style style:name="P656" style:family="paragraph" style:parent-style-name="Table_20_Contents">
      <style:text-properties fo:font-size="12pt" officeooo:rsid="0072af4f" officeooo:paragraph-rsid="0181f6ba" style:font-size-asian="12pt" style:font-size-complex="12pt"/>
    </style:style>
    <style:style style:name="P657" style:family="paragraph" style:parent-style-name="Table_20_Contents">
      <style:text-properties fo:font-size="12pt" officeooo:rsid="0072af4f" officeooo:paragraph-rsid="019329d1" style:font-size-asian="12pt" style:font-size-complex="12pt"/>
    </style:style>
    <style:style style:name="P658" style:family="paragraph" style:parent-style-name="Table_20_Contents">
      <style:text-properties fo:font-size="12pt" officeooo:rsid="0072af4f" officeooo:paragraph-rsid="01a23da4" style:font-size-asian="12pt" style:font-size-complex="12pt"/>
    </style:style>
    <style:style style:name="P659" style:family="paragraph" style:parent-style-name="Table_20_Contents">
      <style:text-properties fo:font-size="12pt" officeooo:rsid="0072af4f" officeooo:paragraph-rsid="01ad4e08" style:font-size-asian="12pt" style:font-size-complex="12pt"/>
    </style:style>
    <style:style style:name="P660" style:family="paragraph" style:parent-style-name="Table_20_Contents">
      <style:text-properties fo:font-size="12pt" officeooo:rsid="0072af4f" officeooo:paragraph-rsid="01bf65fa" style:font-size-asian="12pt" style:font-size-complex="12pt"/>
    </style:style>
    <style:style style:name="P661" style:family="paragraph" style:parent-style-name="Table_20_Contents">
      <style:text-properties fo:font-size="12pt" officeooo:rsid="0072af4f" officeooo:paragraph-rsid="01d34e02" style:font-size-asian="12pt" style:font-size-complex="12pt"/>
    </style:style>
    <style:style style:name="P662" style:family="paragraph" style:parent-style-name="Table_20_Contents">
      <style:paragraph-properties fo:text-align="center" style:justify-single-word="false"/>
      <style:text-properties fo:font-size="12pt" officeooo:rsid="04092c59" officeooo:paragraph-rsid="01396a86" style:font-size-asian="12pt" style:font-size-complex="12pt"/>
    </style:style>
    <style:style style:name="P663" style:family="paragraph" style:parent-style-name="Table_20_Contents">
      <style:paragraph-properties fo:text-align="center" style:justify-single-word="false"/>
      <style:text-properties fo:font-size="12pt" officeooo:rsid="04092c59" officeooo:paragraph-rsid="01437d50" style:font-size-asian="12pt" style:font-size-complex="12pt"/>
    </style:style>
    <style:style style:name="P664" style:family="paragraph" style:parent-style-name="Table_20_Contents">
      <style:paragraph-properties fo:text-align="center" style:justify-single-word="false"/>
      <style:text-properties fo:font-size="12pt" officeooo:rsid="023ce572" officeooo:paragraph-rsid="01396a86" style:font-size-asian="12pt" style:font-size-complex="12pt"/>
    </style:style>
    <style:style style:name="P665" style:family="paragraph" style:parent-style-name="Table_20_Contents">
      <style:paragraph-properties fo:text-align="center" style:justify-single-word="false"/>
      <style:text-properties fo:font-size="12pt" officeooo:rsid="023ce572" officeooo:paragraph-rsid="0163e43f" style:font-size-asian="12pt" style:font-size-complex="12pt"/>
    </style:style>
    <style:style style:name="P666" style:family="paragraph" style:parent-style-name="Table_20_Contents">
      <style:paragraph-properties fo:text-align="center" style:justify-single-word="false"/>
      <style:text-properties fo:font-size="12pt" officeooo:rsid="023ce572" officeooo:paragraph-rsid="0181f6ba" style:font-size-asian="12pt" style:font-size-complex="12pt"/>
    </style:style>
    <style:style style:name="P667" style:family="paragraph" style:parent-style-name="Table_20_Contents">
      <style:paragraph-properties fo:text-align="center" style:justify-single-word="false"/>
      <style:text-properties fo:font-size="12pt" officeooo:rsid="023ce572" officeooo:paragraph-rsid="019329d1" style:font-size-asian="12pt" style:font-size-complex="12pt"/>
    </style:style>
    <style:style style:name="P668" style:family="paragraph" style:parent-style-name="Table_20_Contents">
      <style:paragraph-properties fo:text-align="center" style:justify-single-word="false"/>
      <style:text-properties fo:font-size="12pt" officeooo:rsid="023ce572" officeooo:paragraph-rsid="01a23da4" style:font-size-asian="12pt" style:font-size-complex="12pt"/>
    </style:style>
    <style:style style:name="P669" style:family="paragraph" style:parent-style-name="Table_20_Contents">
      <style:paragraph-properties fo:text-align="center" style:justify-single-word="false"/>
      <style:text-properties fo:font-size="12pt" officeooo:rsid="023ce572" officeooo:paragraph-rsid="01ad4e08" style:font-size-asian="12pt" style:font-size-complex="12pt"/>
    </style:style>
    <style:style style:name="P670" style:family="paragraph" style:parent-style-name="Table_20_Contents">
      <style:paragraph-properties fo:text-align="center" style:justify-single-word="false"/>
      <style:text-properties fo:font-size="12pt" officeooo:rsid="023ce572" officeooo:paragraph-rsid="01bf65fa" style:font-size-asian="12pt" style:font-size-complex="12pt"/>
    </style:style>
    <style:style style:name="P671" style:family="paragraph" style:parent-style-name="Table_20_Contents">
      <style:text-properties fo:font-size="12pt" officeooo:rsid="023411a5" officeooo:paragraph-rsid="01396a86" style:font-size-asian="12pt" style:font-size-complex="12pt"/>
    </style:style>
    <style:style style:name="P672" style:family="paragraph" style:parent-style-name="Table_20_Contents">
      <style:text-properties fo:font-size="12pt" officeooo:rsid="023411a5" officeooo:paragraph-rsid="0163e43f" style:font-size-asian="12pt" style:font-size-complex="12pt"/>
    </style:style>
    <style:style style:name="P673" style:family="paragraph" style:parent-style-name="Table_20_Contents">
      <style:text-properties fo:font-size="12pt" officeooo:rsid="023411a5" officeooo:paragraph-rsid="0181f6ba" style:font-size-asian="12pt" style:font-size-complex="12pt"/>
    </style:style>
    <style:style style:name="P674" style:family="paragraph" style:parent-style-name="Table_20_Contents">
      <style:text-properties fo:font-size="12pt" officeooo:rsid="023411a5" officeooo:paragraph-rsid="019329d1" style:font-size-asian="12pt" style:font-size-complex="12pt"/>
    </style:style>
    <style:style style:name="P675" style:family="paragraph" style:parent-style-name="Table_20_Contents">
      <style:text-properties fo:font-size="12pt" officeooo:rsid="023411a5" officeooo:paragraph-rsid="01a23da4" style:font-size-asian="12pt" style:font-size-complex="12pt"/>
    </style:style>
    <style:style style:name="P676" style:family="paragraph" style:parent-style-name="Table_20_Contents">
      <style:text-properties fo:font-size="12pt" officeooo:rsid="023411a5" officeooo:paragraph-rsid="01ad4e08" style:font-size-asian="12pt" style:font-size-complex="12pt"/>
    </style:style>
    <style:style style:name="P677" style:family="paragraph" style:parent-style-name="Table_20_Contents">
      <style:text-properties fo:font-size="12pt" officeooo:rsid="023411a5" officeooo:paragraph-rsid="01bf65fa" style:font-size-asian="12pt" style:font-size-complex="12pt"/>
    </style:style>
    <style:style style:name="P678" style:family="paragraph" style:parent-style-name="Table_20_Contents">
      <style:paragraph-properties fo:text-align="center" style:justify-single-word="false"/>
      <style:text-properties fo:font-size="12pt" officeooo:rsid="0200b592" officeooo:paragraph-rsid="01518d85" style:font-size-asian="12pt" style:font-size-complex="12pt"/>
    </style:style>
    <style:style style:name="P679" style:family="paragraph" style:parent-style-name="Table_20_Contents">
      <style:paragraph-properties fo:text-align="center" style:justify-single-word="false"/>
      <style:text-properties fo:font-size="12pt" officeooo:rsid="0200b592" officeooo:paragraph-rsid="016a7e88" style:font-size-asian="12pt" style:font-size-complex="12pt"/>
    </style:style>
    <style:style style:name="P680" style:family="paragraph" style:parent-style-name="Table_20_Contents">
      <style:paragraph-properties fo:text-align="center" style:justify-single-word="false"/>
      <style:text-properties fo:font-size="12pt" officeooo:rsid="0200b592" officeooo:paragraph-rsid="01779b00" style:font-size-asian="12pt" style:font-size-complex="12pt"/>
    </style:style>
    <style:style style:name="P681" style:family="paragraph" style:parent-style-name="Table_20_Contents">
      <style:paragraph-properties fo:text-align="center" style:justify-single-word="false"/>
      <style:text-properties fo:font-size="12pt" officeooo:rsid="0200b592" officeooo:paragraph-rsid="0181f6ba" style:font-size-asian="12pt" style:font-size-complex="12pt"/>
    </style:style>
    <style:style style:name="P682" style:family="paragraph" style:parent-style-name="Table_20_Contents">
      <style:paragraph-properties fo:text-align="center" style:justify-single-word="false"/>
      <style:text-properties fo:font-size="12pt" officeooo:rsid="0200b592" officeooo:paragraph-rsid="019329d1" style:font-size-asian="12pt" style:font-size-complex="12pt"/>
    </style:style>
    <style:style style:name="P683" style:family="paragraph" style:parent-style-name="Table_20_Contents">
      <style:paragraph-properties fo:text-align="center" style:justify-single-word="false"/>
      <style:text-properties fo:font-size="12pt" officeooo:rsid="0200b592" officeooo:paragraph-rsid="01a23da4" style:font-size-asian="12pt" style:font-size-complex="12pt"/>
    </style:style>
    <style:style style:name="P684" style:family="paragraph" style:parent-style-name="Table_20_Contents">
      <style:paragraph-properties fo:text-align="center" style:justify-single-word="false"/>
      <style:text-properties fo:font-size="12pt" officeooo:rsid="0200b592" officeooo:paragraph-rsid="01ad4e08" style:font-size-asian="12pt" style:font-size-complex="12pt"/>
    </style:style>
    <style:style style:name="P685" style:family="paragraph" style:parent-style-name="Table_20_Contents">
      <style:paragraph-properties fo:text-align="center" style:justify-single-word="false"/>
      <style:text-properties fo:font-size="12pt" officeooo:rsid="0200b592" officeooo:paragraph-rsid="01ba41fe" style:font-size-asian="12pt" style:font-size-complex="12pt"/>
    </style:style>
    <style:style style:name="P686" style:family="paragraph" style:parent-style-name="Table_20_Contents">
      <style:paragraph-properties fo:text-align="center" style:justify-single-word="false"/>
      <style:text-properties fo:font-size="12pt" officeooo:rsid="0200b592" officeooo:paragraph-rsid="01bf65fa" style:font-size-asian="12pt" style:font-size-complex="12pt"/>
    </style:style>
    <style:style style:name="P687" style:family="paragraph" style:parent-style-name="Table_20_Contents">
      <style:paragraph-properties fo:text-align="center" style:justify-single-word="false"/>
      <style:text-properties fo:font-size="12pt" officeooo:rsid="0200b592" officeooo:paragraph-rsid="01d34e02" style:font-size-asian="12pt" style:font-size-complex="12pt"/>
    </style:style>
    <style:style style:name="P688" style:family="paragraph" style:parent-style-name="Table_20_Contents">
      <style:text-properties fo:font-size="12pt" officeooo:rsid="0200b592" officeooo:paragraph-rsid="01518d85" style:font-size-asian="12pt" style:font-size-complex="12pt"/>
    </style:style>
    <style:style style:name="P689" style:family="paragraph" style:parent-style-name="Table_20_Contents">
      <style:text-properties fo:font-size="12pt" officeooo:rsid="0200b592" officeooo:paragraph-rsid="01779b00" style:font-size-asian="12pt" style:font-size-complex="12pt"/>
    </style:style>
    <style:style style:name="P690" style:family="paragraph" style:parent-style-name="Table_20_Contents">
      <style:text-properties fo:font-size="12pt" officeooo:rsid="0200b592" officeooo:paragraph-rsid="0181f6ba" style:font-size-asian="12pt" style:font-size-complex="12pt"/>
    </style:style>
    <style:style style:name="P691" style:family="paragraph" style:parent-style-name="Table_20_Contents">
      <style:text-properties fo:font-size="12pt" officeooo:rsid="0200b592" officeooo:paragraph-rsid="019329d1" style:font-size-asian="12pt" style:font-size-complex="12pt"/>
    </style:style>
    <style:style style:name="P692" style:family="paragraph" style:parent-style-name="Table_20_Contents">
      <style:text-properties fo:font-size="12pt" officeooo:rsid="0200b592" officeooo:paragraph-rsid="01a23da4" style:font-size-asian="12pt" style:font-size-complex="12pt"/>
    </style:style>
    <style:style style:name="P693" style:family="paragraph" style:parent-style-name="Table_20_Contents">
      <style:text-properties fo:font-size="12pt" officeooo:rsid="0200b592" officeooo:paragraph-rsid="01ad4e08" style:font-size-asian="12pt" style:font-size-complex="12pt"/>
    </style:style>
    <style:style style:name="P694" style:family="paragraph" style:parent-style-name="Table_20_Contents">
      <style:text-properties fo:font-size="12pt" officeooo:rsid="0200b592" officeooo:paragraph-rsid="01ba41fe" style:font-size-asian="12pt" style:font-size-complex="12pt"/>
    </style:style>
    <style:style style:name="P695" style:family="paragraph" style:parent-style-name="Table_20_Contents">
      <style:text-properties fo:font-size="12pt" officeooo:rsid="0200b592" officeooo:paragraph-rsid="01bf65fa" style:font-size-asian="12pt" style:font-size-complex="12pt"/>
    </style:style>
    <style:style style:name="P696" style:family="paragraph" style:parent-style-name="Table_20_Contents">
      <style:text-properties fo:font-size="12pt" officeooo:rsid="0200b592" officeooo:paragraph-rsid="01d34e02" style:font-size-asian="12pt" style:font-size-complex="12pt"/>
    </style:style>
    <style:style style:name="P697" style:family="paragraph" style:parent-style-name="Table_20_Contents">
      <style:paragraph-properties fo:text-align="center" style:justify-single-word="false"/>
      <style:text-properties fo:font-size="12pt" officeooo:rsid="0201e08d" officeooo:paragraph-rsid="01518d85" style:font-size-asian="12pt" style:font-size-complex="12pt"/>
    </style:style>
    <style:style style:name="P698" style:family="paragraph" style:parent-style-name="Table_20_Contents">
      <style:paragraph-properties fo:text-align="center" style:justify-single-word="false"/>
      <style:text-properties fo:font-size="12pt" officeooo:rsid="0201e08d" officeooo:paragraph-rsid="016a7e88" style:font-size-asian="12pt" style:font-size-complex="12pt"/>
    </style:style>
    <style:style style:name="P699" style:family="paragraph" style:parent-style-name="Table_20_Contents">
      <style:paragraph-properties fo:text-align="center" style:justify-single-word="false"/>
      <style:text-properties fo:font-size="12pt" officeooo:rsid="0201e08d" officeooo:paragraph-rsid="01779b00" style:font-size-asian="12pt" style:font-size-complex="12pt"/>
    </style:style>
    <style:style style:name="P700" style:family="paragraph" style:parent-style-name="Table_20_Contents">
      <style:paragraph-properties fo:text-align="center" style:justify-single-word="false"/>
      <style:text-properties fo:font-size="12pt" officeooo:rsid="0201e08d" officeooo:paragraph-rsid="0181f6ba" style:font-size-asian="12pt" style:font-size-complex="12pt"/>
    </style:style>
    <style:style style:name="P701" style:family="paragraph" style:parent-style-name="Table_20_Contents">
      <style:paragraph-properties fo:text-align="center" style:justify-single-word="false"/>
      <style:text-properties fo:font-size="12pt" officeooo:rsid="0201e08d" officeooo:paragraph-rsid="019329d1" style:font-size-asian="12pt" style:font-size-complex="12pt"/>
    </style:style>
    <style:style style:name="P702" style:family="paragraph" style:parent-style-name="Table_20_Contents">
      <style:paragraph-properties fo:text-align="center" style:justify-single-word="false"/>
      <style:text-properties fo:font-size="12pt" officeooo:rsid="0201e08d" officeooo:paragraph-rsid="01a23da4" style:font-size-asian="12pt" style:font-size-complex="12pt"/>
    </style:style>
    <style:style style:name="P703" style:family="paragraph" style:parent-style-name="Table_20_Contents">
      <style:paragraph-properties fo:text-align="center" style:justify-single-word="false"/>
      <style:text-properties fo:font-size="12pt" officeooo:rsid="0201e08d" officeooo:paragraph-rsid="01ad4e08" style:font-size-asian="12pt" style:font-size-complex="12pt"/>
    </style:style>
    <style:style style:name="P704" style:family="paragraph" style:parent-style-name="Table_20_Contents">
      <style:paragraph-properties fo:text-align="center" style:justify-single-word="false"/>
      <style:text-properties fo:font-size="12pt" officeooo:rsid="0201e08d" officeooo:paragraph-rsid="01ba41fe" style:font-size-asian="12pt" style:font-size-complex="12pt"/>
    </style:style>
    <style:style style:name="P705" style:family="paragraph" style:parent-style-name="Table_20_Contents">
      <style:paragraph-properties fo:text-align="center" style:justify-single-word="false"/>
      <style:text-properties fo:font-size="12pt" officeooo:rsid="0201e08d" officeooo:paragraph-rsid="01bf65fa" style:font-size-asian="12pt" style:font-size-complex="12pt"/>
    </style:style>
    <style:style style:name="P706" style:family="paragraph" style:parent-style-name="Table_20_Contents">
      <style:paragraph-properties fo:text-align="center" style:justify-single-word="false"/>
      <style:text-properties fo:font-size="12pt" officeooo:rsid="0201e08d" officeooo:paragraph-rsid="01d34e02" style:font-size-asian="12pt" style:font-size-complex="12pt"/>
    </style:style>
    <style:style style:name="P707" style:family="paragraph" style:parent-style-name="Table_20_Contents">
      <style:text-properties fo:font-size="12pt" officeooo:rsid="0201e08d" officeooo:paragraph-rsid="01518d85" style:font-size-asian="12pt" style:font-size-complex="12pt"/>
    </style:style>
    <style:style style:name="P708" style:family="paragraph" style:parent-style-name="Table_20_Contents">
      <style:text-properties fo:font-size="12pt" officeooo:rsid="0201e08d" officeooo:paragraph-rsid="0181f6ba" style:font-size-asian="12pt" style:font-size-complex="12pt"/>
    </style:style>
    <style:style style:name="P709" style:family="paragraph" style:parent-style-name="Table_20_Contents">
      <style:text-properties fo:font-size="12pt" officeooo:rsid="0201e08d" officeooo:paragraph-rsid="019329d1" style:font-size-asian="12pt" style:font-size-complex="12pt"/>
    </style:style>
    <style:style style:name="P710" style:family="paragraph" style:parent-style-name="Table_20_Contents">
      <style:text-properties fo:font-size="12pt" officeooo:rsid="0201e08d" officeooo:paragraph-rsid="01a23da4" style:font-size-asian="12pt" style:font-size-complex="12pt"/>
    </style:style>
    <style:style style:name="P711" style:family="paragraph" style:parent-style-name="Table_20_Contents">
      <style:text-properties fo:font-size="12pt" officeooo:rsid="0201e08d" officeooo:paragraph-rsid="01ad4e08" style:font-size-asian="12pt" style:font-size-complex="12pt"/>
    </style:style>
    <style:style style:name="P712" style:family="paragraph" style:parent-style-name="Table_20_Contents">
      <style:text-properties fo:font-size="12pt" officeooo:rsid="0201e08d" officeooo:paragraph-rsid="01bf65fa" style:font-size-asian="12pt" style:font-size-complex="12pt"/>
    </style:style>
    <style:style style:name="P713" style:family="paragraph" style:parent-style-name="Table_20_Contents">
      <style:text-properties fo:font-size="12pt" officeooo:rsid="016bac67" officeooo:paragraph-rsid="016bac67" style:font-size-asian="12pt" style:font-size-complex="12pt"/>
    </style:style>
    <style:style style:name="P714" style:family="paragraph" style:parent-style-name="Table_20_Contents">
      <style:text-properties fo:font-size="12pt" officeooo:rsid="016bac67" officeooo:paragraph-rsid="01779b00" style:font-size-asian="12pt" style:font-size-complex="12pt"/>
    </style:style>
    <style:style style:name="P715" style:family="paragraph" style:parent-style-name="Table_20_Contents">
      <style:text-properties fo:font-size="12pt" officeooo:rsid="016bac67" officeooo:paragraph-rsid="016a7e88" style:font-size-asian="12pt" style:font-size-complex="12pt"/>
    </style:style>
    <style:style style:name="P716" style:family="paragraph" style:parent-style-name="Table_20_Contents">
      <style:text-properties fo:font-size="12pt" officeooo:rsid="016bac67" officeooo:paragraph-rsid="01ba41fe" style:font-size-asian="12pt" style:font-size-complex="12pt"/>
    </style:style>
    <style:style style:name="P717" style:family="paragraph" style:parent-style-name="Table_20_Contents">
      <style:text-properties fo:font-size="12pt" officeooo:rsid="016bac67" officeooo:paragraph-rsid="01d34e02" style:font-size-asian="12pt" style:font-size-complex="12pt"/>
    </style:style>
    <style:style style:name="P718" style:family="paragraph" style:parent-style-name="Table_20_Contents">
      <style:text-properties fo:font-size="12pt" officeooo:rsid="01731bb4" officeooo:paragraph-rsid="01731bb4" style:font-size-asian="12pt" style:font-size-complex="12pt"/>
    </style:style>
    <style:style style:name="P719" style:family="paragraph" style:parent-style-name="Table_20_Contents">
      <style:text-properties fo:font-size="12pt" officeooo:rsid="01731bb4" officeooo:paragraph-rsid="01779b00" style:font-size-asian="12pt" style:font-size-complex="12pt"/>
    </style:style>
    <style:style style:name="P720" style:family="paragraph" style:parent-style-name="Table_20_Contents">
      <style:text-properties fo:font-size="12pt" officeooo:rsid="01731bb4" officeooo:paragraph-rsid="01ba41fe" style:font-size-asian="12pt" style:font-size-complex="12pt"/>
    </style:style>
    <style:style style:name="P721" style:family="paragraph" style:parent-style-name="Table_20_Contents">
      <style:text-properties fo:font-size="12pt" officeooo:rsid="01731bb4" officeooo:paragraph-rsid="01d34e02" style:font-size-asian="12pt" style:font-size-complex="12pt"/>
    </style:style>
    <style:style style:name="P722" style:family="paragraph" style:parent-style-name="Standard">
      <style:text-properties fo:font-size="12pt" fo:font-style="italic" fo:font-weight="normal" officeooo:rsid="01cac61c" officeooo:paragraph-rsid="01cac61c" style:font-size-asian="12pt" style:font-style-asian="italic" style:font-weight-asian="normal" style:font-size-complex="12pt" style:font-style-complex="italic" style:font-weight-complex="normal"/>
    </style:style>
    <style:style style:name="P723" style:family="paragraph" style:parent-style-name="Standard">
      <style:text-properties fo:font-size="12pt" fo:font-style="italic" fo:font-weight="normal" officeooo:rsid="01cac61c" officeooo:paragraph-rsid="01cccc11" style:font-size-asian="12pt" style:font-style-asian="italic" style:font-weight-asian="normal" style:font-size-complex="12pt" style:font-style-complex="italic" style:font-weight-complex="normal"/>
    </style:style>
    <style:style style:name="P724" style:family="paragraph" style:parent-style-name="Standard">
      <style:text-properties fo:font-size="12pt" fo:font-style="italic" fo:font-weight="normal" officeooo:rsid="01cac61c" officeooo:paragraph-rsid="01cd09ed" style:font-size-asian="12pt" style:font-style-asian="italic" style:font-weight-asian="normal" style:font-size-complex="12pt" style:font-style-complex="italic" style:font-weight-complex="normal"/>
    </style:style>
    <style:style style:name="P725" style:family="paragraph" style:parent-style-name="Standard">
      <style:text-properties fo:font-size="12pt" fo:font-style="italic" fo:font-weight="normal" officeooo:rsid="000a8804" officeooo:paragraph-rsid="01da5888" style:font-size-asian="12pt" style:font-style-asian="italic" style:font-weight-asian="normal" style:font-size-complex="12pt" style:font-style-complex="italic" style:font-weight-complex="normal"/>
    </style:style>
    <style:style style:name="P726" style:family="paragraph" style:parent-style-name="Standard">
      <style:text-properties fo:font-size="12pt" fo:font-style="italic" fo:font-weight="normal" officeooo:rsid="000a8804" officeooo:paragraph-rsid="01e3338b" style:font-size-asian="12pt" style:font-style-asian="italic" style:font-weight-asian="normal" style:font-size-complex="12pt" style:font-style-complex="italic" style:font-weight-complex="normal"/>
    </style:style>
    <style:style style:name="P727" style:family="paragraph" style:parent-style-name="Standard">
      <style:text-properties fo:font-size="12pt" fo:font-style="italic" fo:font-weight="normal" officeooo:rsid="000a8804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728" style:family="paragraph" style:parent-style-name="Standard">
      <style:text-properties fo:font-size="12pt" fo:font-style="italic" fo:font-weight="normal" officeooo:rsid="000a8804" officeooo:paragraph-rsid="01f8d7d3" style:font-size-asian="12pt" style:font-style-asian="italic" style:font-weight-asian="normal" style:font-size-complex="12pt" style:font-style-complex="italic" style:font-weight-complex="normal"/>
    </style:style>
    <style:style style:name="P729" style:family="paragraph" style:parent-style-name="Standard">
      <style:text-properties fo:font-size="12pt" fo:font-style="italic" fo:font-weight="normal" officeooo:rsid="000a8804" officeooo:paragraph-rsid="0202a60d" style:font-size-asian="12pt" style:font-style-asian="italic" style:font-weight-asian="normal" style:font-size-complex="12pt" style:font-style-complex="italic" style:font-weight-complex="normal"/>
    </style:style>
    <style:style style:name="P730" style:family="paragraph" style:parent-style-name="Standard">
      <style:text-properties fo:font-size="12pt" fo:font-style="italic" fo:font-weight="normal" officeooo:rsid="021b8e77" officeooo:paragraph-rsid="01e3338b" style:font-size-asian="12pt" style:font-style-asian="italic" style:font-weight-asian="normal" style:font-size-complex="12pt" style:font-style-complex="italic" style:font-weight-complex="normal"/>
    </style:style>
    <style:style style:name="P731" style:family="paragraph" style:parent-style-name="Standard">
      <style:text-properties fo:font-size="12pt" fo:font-style="italic" fo:font-weight="normal" officeooo:rsid="021b8e77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732" style:family="paragraph" style:parent-style-name="Standard">
      <style:text-properties fo:font-size="12pt" fo:font-style="italic" fo:font-weight="normal" officeooo:rsid="00a0b81e" officeooo:paragraph-rsid="01e3338b" style:font-size-asian="12pt" style:font-style-asian="italic" style:font-weight-asian="normal" style:font-size-complex="12pt" style:font-style-complex="italic" style:font-weight-complex="normal"/>
    </style:style>
    <style:style style:name="P733" style:family="paragraph" style:parent-style-name="Standard">
      <style:text-properties fo:font-size="12pt" fo:font-style="italic" fo:font-weight="normal" officeooo:rsid="00a0b81e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734" style:family="paragraph" style:parent-style-name="Standard">
      <style:text-properties fo:font-size="12pt" fo:font-style="italic" fo:font-weight="normal" officeooo:rsid="00a0b81e" officeooo:paragraph-rsid="01f8d7d3" style:font-size-asian="12pt" style:font-style-asian="italic" style:font-weight-asian="normal" style:font-size-complex="12pt" style:font-style-complex="italic" style:font-weight-complex="normal"/>
    </style:style>
    <style:style style:name="P735" style:family="paragraph" style:parent-style-name="Standard">
      <style:text-properties fo:font-size="12pt" fo:font-style="italic" fo:font-weight="normal" officeooo:rsid="00a0b81e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736" style:family="paragraph" style:parent-style-name="Standard">
      <style:text-properties fo:font-size="12pt" fo:font-style="italic" fo:font-weight="normal" officeooo:rsid="00e61f86" officeooo:paragraph-rsid="01e3338b" style:font-size-asian="12pt" style:font-style-asian="italic" style:font-weight-asian="normal" style:font-size-complex="12pt" style:font-style-complex="italic" style:font-weight-complex="normal"/>
    </style:style>
    <style:style style:name="P737" style:family="paragraph" style:parent-style-name="Standard">
      <style:text-properties fo:font-size="12pt" fo:font-style="italic" fo:font-weight="normal" officeooo:rsid="00e61f86" officeooo:paragraph-rsid="01ad4e08" style:font-size-asian="12pt" style:font-style-asian="italic" style:font-weight-asian="normal" style:font-size-complex="12pt" style:font-style-complex="italic" style:font-weight-complex="normal"/>
    </style:style>
    <style:style style:name="P738" style:family="paragraph" style:parent-style-name="Standard">
      <style:text-properties fo:font-size="12pt" fo:font-style="italic" fo:font-weight="normal" officeooo:rsid="00e61f86" officeooo:paragraph-rsid="01f8d7d3" style:font-size-asian="12pt" style:font-style-asian="italic" style:font-weight-asian="normal" style:font-size-complex="12pt" style:font-style-complex="italic" style:font-weight-complex="normal"/>
    </style:style>
    <style:style style:name="P739" style:family="paragraph" style:parent-style-name="Standard">
      <style:text-properties fo:font-size="12pt" fo:font-style="italic" fo:font-weight="normal" officeooo:rsid="00e61f86" officeooo:paragraph-rsid="01ae17cc" style:font-size-asian="12pt" style:font-style-asian="italic" style:font-weight-asian="normal" style:font-size-complex="12pt" style:font-style-complex="italic" style:font-weight-complex="normal"/>
    </style:style>
    <style:style style:name="P740" style:family="paragraph" style:parent-style-name="Standard">
      <style:text-properties fo:font-size="12pt" fo:font-style="italic" fo:font-weight="normal" officeooo:rsid="0145e369" officeooo:paragraph-rsid="01ba41fe" style:font-size-asian="12pt" style:font-style-asian="italic" style:font-weight-asian="normal" style:font-size-complex="12pt" style:font-style-complex="italic" style:font-weight-complex="normal"/>
    </style:style>
    <style:style style:name="P741" style:family="paragraph" style:parent-style-name="Standard">
      <style:text-properties fo:font-size="12pt" fo:font-style="italic" fo:font-weight="normal" officeooo:rsid="0145e369" officeooo:paragraph-rsid="0202a60d" style:font-size-asian="12pt" style:font-style-asian="italic" style:font-weight-asian="normal" style:font-size-complex="12pt" style:font-style-complex="italic" style:font-weight-complex="normal"/>
    </style:style>
    <style:style style:name="P742" style:family="paragraph" style:parent-style-name="Standard">
      <style:text-properties fo:font-size="12pt" fo:font-style="italic" fo:font-weight="normal" officeooo:rsid="000a0ba2" officeooo:paragraph-rsid="0202a60d" style:font-size-asian="12pt" style:font-style-asian="italic" style:font-weight-asian="normal" style:font-size-complex="12pt" style:font-style-complex="italic" style:font-weight-complex="normal"/>
    </style:style>
    <style:style style:name="P743" style:family="paragraph" style:parent-style-name="Standard">
      <style:text-properties fo:font-size="12pt" fo:font-style="italic" fo:font-weight="normal" officeooo:rsid="016f8336" officeooo:paragraph-rsid="0202a60d" style:font-size-asian="12pt" style:font-style-asian="italic" style:font-weight-asian="normal" style:font-size-complex="12pt" style:font-style-complex="italic" style:font-weight-complex="normal"/>
    </style:style>
    <style:style style:name="P744" style:family="paragraph" style:parent-style-name="Standard">
      <style:text-properties fo:font-size="12pt" fo:font-style="italic" fo:font-weight="bold" officeooo:rsid="000a8804" officeooo:paragraph-rsid="01c7726b" style:font-size-asian="12pt" style:font-style-asian="italic" style:font-weight-asian="bold" style:font-size-complex="12pt" style:font-style-complex="italic" style:font-weight-complex="bold"/>
    </style:style>
    <style:style style:name="P745" style:family="paragraph" style:parent-style-name="Standard">
      <style:text-properties fo:font-size="12pt" fo:font-style="italic" fo:font-weight="bold" officeooo:rsid="000a8804" officeooo:paragraph-rsid="01f8d7d3" style:font-size-asian="12pt" style:font-style-asian="italic" style:font-weight-asian="bold" style:font-size-complex="12pt" style:font-style-complex="italic" style:font-weight-complex="bold"/>
    </style:style>
    <style:style style:name="P746" style:family="paragraph" style:parent-style-name="Standard">
      <style:text-properties fo:font-size="12pt" fo:font-style="italic" fo:font-weight="bold" officeooo:rsid="000a8804" officeooo:paragraph-rsid="01ae17cc" style:font-size-asian="12pt" style:font-style-asian="italic" style:font-weight-asian="bold" style:font-size-complex="12pt" style:font-style-complex="italic" style:font-weight-complex="bold"/>
    </style:style>
    <style:style style:name="P747" style:family="paragraph" style:parent-style-name="Standard">
      <style:text-properties fo:font-size="12pt" fo:font-style="italic" fo:font-weight="bold" officeooo:rsid="000a8804" officeooo:paragraph-rsid="0202a60d" style:font-size-asian="12pt" style:font-style-asian="italic" style:font-weight-asian="bold" style:font-size-complex="12pt" style:font-style-complex="italic" style:font-weight-complex="bold"/>
    </style:style>
    <style:style style:name="P748" style:family="paragraph" style:parent-style-name="Standard">
      <style:text-properties fo:font-size="12pt" fo:font-style="italic" fo:font-weight="bold" officeooo:rsid="000a8804" officeooo:paragraph-rsid="0204409e" style:font-size-asian="12pt" style:font-style-asian="italic" style:font-weight-asian="bold" style:font-size-complex="12pt" style:font-style-complex="italic" style:font-weight-complex="bold"/>
    </style:style>
    <style:style style:name="P749" style:family="paragraph" style:parent-style-name="Standard">
      <style:text-properties fo:font-size="12pt" officeooo:paragraph-rsid="0181f6ba" style:font-size-asian="12pt" style:font-size-complex="12pt"/>
    </style:style>
    <style:style style:name="P750" style:family="paragraph" style:parent-style-name="Standard">
      <style:text-properties fo:font-size="12pt" officeooo:paragraph-rsid="01ad4e08" style:font-size-asian="12pt" style:font-size-complex="12pt"/>
    </style:style>
    <style:style style:name="P751" style:family="paragraph" style:parent-style-name="Standard">
      <style:text-properties fo:font-size="12pt" officeooo:paragraph-rsid="0202a60d" style:font-size-asian="12pt" style:font-size-complex="12pt"/>
    </style:style>
    <style:style style:name="P752" style:family="paragraph" style:parent-style-name="Standard">
      <style:text-properties fo:font-size="12pt" fo:font-style="normal" fo:font-weight="bold" officeooo:rsid="001b74eb" officeooo:paragraph-rsid="01e3338b" style:font-size-asian="12pt" style:font-style-asian="normal" style:font-weight-asian="bold" style:font-size-complex="12pt" style:font-style-complex="normal" style:font-weight-complex="bold"/>
    </style:style>
    <style:style style:name="P753" style:family="paragraph" style:parent-style-name="Standard">
      <style:text-properties fo:font-size="12pt" fo:font-style="normal" fo:font-weight="bold" officeooo:rsid="001b74eb" officeooo:paragraph-rsid="01e811ee" style:font-size-asian="12pt" style:font-style-asian="normal" style:font-weight-asian="bold" style:font-size-complex="12pt" style:font-style-complex="normal" style:font-weight-complex="bold"/>
    </style:style>
    <style:style style:name="P754" style:family="paragraph" style:parent-style-name="Standard">
      <style:text-properties fo:font-size="12pt" fo:font-style="normal" fo:font-weight="bold" officeooo:rsid="001b74eb" officeooo:paragraph-rsid="01e93f85" style:font-size-asian="12pt" style:font-style-asian="normal" style:font-weight-asian="bold" style:font-size-complex="12pt" style:font-style-complex="normal" style:font-weight-complex="bold"/>
    </style:style>
    <style:style style:name="P755" style:family="paragraph" style:parent-style-name="Standard">
      <style:text-properties fo:font-size="12pt" fo:font-style="normal" fo:font-weight="bold" officeooo:rsid="001b74eb" officeooo:paragraph-rsid="01ec3286" style:font-size-asian="12pt" style:font-style-asian="normal" style:font-weight-asian="bold" style:font-size-complex="12pt" style:font-style-complex="normal" style:font-weight-complex="bold"/>
    </style:style>
    <style:style style:name="P756" style:family="paragraph" style:parent-style-name="Standard">
      <style:text-properties fo:font-size="12pt" fo:font-style="normal" fo:font-weight="bold" officeooo:rsid="001b74eb" officeooo:paragraph-rsid="01ed2856" style:font-size-asian="12pt" style:font-style-asian="normal" style:font-weight-asian="bold" style:font-size-complex="12pt" style:font-style-complex="normal" style:font-weight-complex="bold"/>
    </style:style>
    <style:style style:name="P757" style:family="paragraph" style:parent-style-name="Standard">
      <style:text-properties fo:font-size="12pt" fo:font-style="normal" fo:font-weight="bold" officeooo:rsid="001b74eb" officeooo:paragraph-rsid="01f3cc5c" style:font-size-asian="12pt" style:font-style-asian="normal" style:font-weight-asian="bold" style:font-size-complex="12pt" style:font-style-complex="normal" style:font-weight-complex="bold"/>
    </style:style>
    <style:style style:name="P758" style:family="paragraph" style:parent-style-name="Standard">
      <style:text-properties fo:font-size="12pt" fo:font-style="normal" fo:font-weight="bold" officeooo:rsid="001b74eb" officeooo:paragraph-rsid="01f78bb7" style:font-size-asian="12pt" style:font-style-asian="normal" style:font-weight-asian="bold" style:font-size-complex="12pt" style:font-style-complex="normal" style:font-weight-complex="bold"/>
    </style:style>
    <style:style style:name="P759" style:family="paragraph" style:parent-style-name="Standard">
      <style:text-properties fo:font-size="12pt" fo:font-style="normal" fo:font-weight="bold" officeooo:rsid="001b74eb" officeooo:paragraph-rsid="0202a60d" style:font-size-asian="12pt" style:font-style-asian="normal" style:font-weight-asian="bold" style:font-size-complex="12pt" style:font-style-complex="normal" style:font-weight-complex="bold"/>
    </style:style>
    <style:style style:name="P760" style:family="paragraph" style:parent-style-name="Standard">
      <style:text-properties fo:font-size="12pt" fo:font-style="normal" fo:font-weight="bold" officeooo:rsid="001b74eb" officeooo:paragraph-rsid="0204409e" style:font-size-asian="12pt" style:font-style-asian="normal" style:font-weight-asian="bold" style:font-size-complex="12pt" style:font-style-complex="normal" style:font-weight-complex="bold"/>
    </style:style>
    <style:style style:name="P761" style:family="paragraph" style:parent-style-name="Standard">
      <style:text-properties fo:font-size="12pt" fo:font-style="normal" fo:font-weight="bold" officeooo:rsid="0236402c" officeooo:paragraph-rsid="0202a60d" style:font-size-asian="12pt" style:font-style-asian="normal" style:font-weight-asian="bold" style:font-size-complex="12pt" style:font-style-complex="normal" style:font-weight-complex="bold"/>
    </style:style>
    <style:style style:name="P762" style:family="paragraph" style:parent-style-name="Standard">
      <style:text-properties fo:font-size="12pt" fo:font-style="normal" fo:font-weight="bold" officeooo:rsid="000a8804" officeooo:paragraph-rsid="0202a60d" style:font-size-asian="12pt" style:font-style-asian="normal" style:font-weight-asian="bold" style:font-size-complex="12pt" style:font-style-complex="normal" style:font-weight-complex="bold"/>
    </style:style>
    <style:style style:name="P763" style:family="paragraph" style:parent-style-name="Standard">
      <style:text-properties fo:font-size="12pt" fo:font-weight="normal" officeooo:rsid="01396a86" officeooo:paragraph-rsid="0202a60d" style:font-size-asian="12pt" style:font-weight-asian="normal" style:font-size-complex="12pt" style:font-weight-complex="normal"/>
    </style:style>
    <style:style style:name="P764" style:family="paragraph" style:parent-style-name="Standard">
      <style:text-properties fo:font-size="12pt" fo:font-weight="normal" officeooo:rsid="00f1cfa4" officeooo:paragraph-rsid="0202a60d" style:font-size-asian="12pt" style:font-weight-asian="normal" style:font-size-complex="12pt" style:font-weight-complex="normal"/>
    </style:style>
    <style:style style:name="P765" style:family="paragraph" style:parent-style-name="Standard">
      <style:text-properties fo:font-size="12pt" fo:font-weight="normal" officeooo:rsid="00084b9f" officeooo:paragraph-rsid="0202a60d" style:font-size-asian="12pt" style:font-weight-asian="normal" style:font-size-complex="12pt" style:font-weight-complex="normal"/>
    </style:style>
    <style:style style:name="P766" style:family="paragraph" style:parent-style-name="Standard">
      <style:text-properties fo:font-size="12pt" fo:font-weight="normal" officeooo:rsid="000a003f" officeooo:paragraph-rsid="0202a60d" style:font-size-asian="12pt" style:font-weight-asian="normal" style:font-size-complex="12pt" style:font-weight-complex="normal"/>
    </style:style>
    <style:style style:name="P767" style:family="paragraph" style:parent-style-name="Standard">
      <style:text-properties fo:font-size="12pt" fo:font-weight="normal" officeooo:rsid="0008a0bd" officeooo:paragraph-rsid="0202a60d" style:font-size-asian="12pt" style:font-weight-asian="normal" style:font-size-complex="12pt" style:font-weight-complex="normal"/>
    </style:style>
    <style:style style:name="P768" style:family="paragraph" style:parent-style-name="Standard">
      <style:text-properties fo:font-size="12pt" fo:font-weight="normal" officeooo:rsid="000a0ba2" officeooo:paragraph-rsid="0202a60d" style:font-size-asian="12pt" style:font-weight-asian="normal" style:font-size-complex="12pt" style:font-weight-complex="normal"/>
    </style:style>
    <style:style style:name="P769" style:family="paragraph" style:parent-style-name="Standard">
      <style:text-properties fo:font-size="12pt" fo:font-weight="normal" officeooo:rsid="001b74eb" officeooo:paragraph-rsid="0202a60d" style:font-size-asian="12pt" style:font-weight-asian="normal" style:font-size-complex="12pt" style:font-weight-complex="normal"/>
    </style:style>
    <style:style style:name="P770" style:family="paragraph" style:parent-style-name="Standard">
      <style:text-properties fo:font-size="12pt" fo:font-weight="bold" officeooo:rsid="000a0ba2" officeooo:paragraph-rsid="0181f6ba" style:font-size-asian="12pt" style:font-weight-asian="bold" style:font-size-complex="12pt" style:font-weight-complex="bold"/>
    </style:style>
    <style:style style:name="P771" style:family="paragraph" style:parent-style-name="Standard">
      <style:text-properties fo:font-size="12pt" fo:font-weight="bold" officeooo:rsid="000a0ba2" officeooo:paragraph-rsid="01fab720" style:font-size-asian="12pt" style:font-weight-asian="bold" style:font-size-complex="12pt" style:font-weight-complex="bold"/>
    </style:style>
    <style:style style:name="P772" style:family="paragraph" style:parent-style-name="Standard">
      <style:text-properties fo:font-size="12pt" fo:font-weight="bold" officeooo:rsid="000a0ba2" officeooo:paragraph-rsid="0202a60d" style:font-size-asian="12pt" style:font-weight-asian="bold" style:font-size-complex="12pt" style:font-weight-complex="bold"/>
    </style:style>
    <style:style style:name="P773" style:family="paragraph" style:parent-style-name="Standard">
      <style:text-properties fo:font-size="12pt" fo:font-weight="bold" officeooo:rsid="001b74eb" officeooo:paragraph-rsid="01e811ee" style:font-size-asian="12pt" style:font-weight-asian="bold" style:font-size-complex="12pt" style:font-weight-complex="bold"/>
    </style:style>
    <style:style style:name="P774" style:family="paragraph" style:parent-style-name="Standard">
      <style:text-properties fo:font-size="12pt" fo:font-weight="bold" officeooo:rsid="001b74eb" officeooo:paragraph-rsid="01ea43b8" style:font-size-asian="12pt" style:font-weight-asian="bold" style:font-size-complex="12pt" style:font-weight-complex="bold"/>
    </style:style>
    <style:style style:name="P775" style:family="paragraph" style:parent-style-name="Standard">
      <style:text-properties fo:font-size="12pt" fo:font-weight="bold" officeooo:rsid="001b74eb" officeooo:paragraph-rsid="01ef998b" style:font-size-asian="12pt" style:font-weight-asian="bold" style:font-size-complex="12pt" style:font-weight-complex="bold"/>
    </style:style>
    <style:style style:name="P776" style:family="paragraph" style:parent-style-name="Standard">
      <style:text-properties fo:font-size="12pt" fo:font-weight="bold" officeooo:rsid="001b74eb" officeooo:paragraph-rsid="01fab720" style:font-size-asian="12pt" style:font-weight-asian="bold" style:font-size-complex="12pt" style:font-weight-complex="bold"/>
    </style:style>
    <style:style style:name="P777" style:family="paragraph" style:parent-style-name="Standard">
      <style:text-properties fo:font-size="12pt" fo:font-weight="bold" officeooo:rsid="005f39e8" officeooo:paragraph-rsid="016a7e88" style:font-size-asian="12pt" style:font-weight-asian="bold" style:font-size-complex="12pt" style:font-weight-complex="bold"/>
    </style:style>
    <style:style style:name="P778" style:family="paragraph" style:parent-style-name="Standard">
      <style:text-properties fo:font-size="12pt" fo:font-weight="bold" officeooo:rsid="005f39e8" officeooo:paragraph-rsid="0202a60d" style:font-size-asian="12pt" style:font-weight-asian="bold" style:font-size-complex="12pt" style:font-weight-complex="bold"/>
    </style:style>
    <style:style style:name="P779" style:family="paragraph" style:parent-style-name="Standard">
      <style:text-properties fo:font-size="12pt" fo:font-weight="bold" officeooo:rsid="0043a449" officeooo:paragraph-rsid="0202a60d" style:font-size-asian="12pt" style:font-weight-asian="bold" style:font-size-complex="12pt" style:font-weight-complex="bold"/>
    </style:style>
    <style:style style:name="P780" style:family="paragraph" style:parent-style-name="Standard">
      <style:text-properties fo:font-size="12pt" fo:font-weight="bold" officeooo:rsid="00084b9f" officeooo:paragraph-rsid="0202a60d" style:font-size-asian="12pt" style:font-weight-asian="bold" style:font-size-complex="12pt" style:font-weight-complex="bold"/>
    </style:style>
    <style:style style:name="P781" style:family="paragraph" style:parent-style-name="Standard">
      <style:text-properties fo:font-size="12pt" fo:font-weight="bold" officeooo:rsid="0008a0bd" officeooo:paragraph-rsid="0202a60d" style:font-size-asian="12pt" style:font-weight-asian="bold" style:font-size-complex="12pt" style:font-weight-complex="bold"/>
    </style:style>
    <style:style style:name="P782" style:family="paragraph" style:parent-style-name="Standard">
      <style:text-properties fo:font-size="12pt" fo:font-weight="bold" officeooo:paragraph-rsid="0202a60d" style:font-size-asian="12pt" style:font-weight-asian="bold" style:font-size-complex="12pt" style:font-weight-complex="bold"/>
    </style:style>
    <style:style style:name="P783" style:family="paragraph" style:parent-style-name="Standard">
      <style:text-properties fo:font-style="normal" fo:font-weight="normal" officeooo:rsid="000a8804" officeooo:paragraph-rsid="01e3338b" style:font-style-asian="normal" style:font-weight-asian="normal" style:font-style-complex="normal" style:font-weight-complex="normal"/>
    </style:style>
    <style:style style:name="P784" style:family="paragraph" style:parent-style-name="Standard">
      <style:text-properties fo:font-style="normal" fo:font-weight="normal" officeooo:rsid="000a8804" officeooo:paragraph-rsid="01ed2856" style:font-style-asian="normal" style:font-weight-asian="normal" style:font-style-complex="normal" style:font-weight-complex="normal"/>
    </style:style>
    <style:style style:name="P785" style:family="paragraph" style:parent-style-name="Standard">
      <style:text-properties fo:font-style="normal" fo:font-weight="normal" officeooo:rsid="000a8804" officeooo:paragraph-rsid="01f3cc5c" style:font-style-asian="normal" style:font-weight-asian="normal" style:font-style-complex="normal" style:font-weight-complex="normal"/>
    </style:style>
    <style:style style:name="P786" style:family="paragraph" style:parent-style-name="Standard">
      <style:text-properties fo:font-style="normal" fo:font-weight="normal" officeooo:rsid="000a8804" officeooo:paragraph-rsid="01f8d7d3" style:font-style-asian="normal" style:font-weight-asian="normal" style:font-style-complex="normal" style:font-weight-complex="normal"/>
    </style:style>
    <style:style style:name="P787" style:family="paragraph" style:parent-style-name="Standard">
      <style:text-properties fo:font-style="italic" fo:font-weight="normal" officeooo:rsid="000a8804" officeooo:paragraph-rsid="01e3338b" style:font-style-asian="italic" style:font-weight-asian="normal" style:font-style-complex="italic" style:font-weight-complex="normal"/>
    </style:style>
    <style:style style:name="P788" style:family="paragraph" style:parent-style-name="Standard">
      <style:text-properties fo:font-style="italic" fo:font-weight="normal" officeooo:rsid="000a8804" officeooo:paragraph-rsid="01e811ee" style:font-style-asian="italic" style:font-weight-asian="normal" style:font-style-complex="italic" style:font-weight-complex="normal"/>
    </style:style>
    <style:style style:name="P789" style:family="paragraph" style:parent-style-name="Standard">
      <style:text-properties fo:font-style="italic" fo:font-weight="normal" officeooo:rsid="000a8804" officeooo:paragraph-rsid="01e93f85" style:font-style-asian="italic" style:font-weight-asian="normal" style:font-style-complex="italic" style:font-weight-complex="normal"/>
    </style:style>
    <style:style style:name="P790" style:family="paragraph" style:parent-style-name="Standard">
      <style:text-properties fo:font-style="italic" fo:font-weight="normal" officeooo:rsid="000a8804" officeooo:paragraph-rsid="01ed2856" style:font-style-asian="italic" style:font-weight-asian="normal" style:font-style-complex="italic" style:font-weight-complex="normal"/>
    </style:style>
    <style:style style:name="P791" style:family="paragraph" style:parent-style-name="Standard">
      <style:text-properties fo:font-style="italic" fo:font-weight="normal" officeooo:rsid="000a8804" officeooo:paragraph-rsid="01ef998b" style:font-style-asian="italic" style:font-weight-asian="normal" style:font-style-complex="italic" style:font-weight-complex="normal"/>
    </style:style>
    <style:style style:name="P792" style:family="paragraph" style:parent-style-name="Standard">
      <style:text-properties fo:font-style="italic" fo:font-weight="normal" officeooo:rsid="000a8804" officeooo:paragraph-rsid="01f3cc5c" style:font-style-asian="italic" style:font-weight-asian="normal" style:font-style-complex="italic" style:font-weight-complex="normal"/>
    </style:style>
    <style:style style:name="P793" style:family="paragraph" style:parent-style-name="Standard">
      <style:text-properties fo:font-style="italic" fo:font-weight="normal" officeooo:rsid="000a8804" officeooo:paragraph-rsid="01f61b14" style:font-style-asian="italic" style:font-weight-asian="normal" style:font-style-complex="italic" style:font-weight-complex="normal"/>
    </style:style>
    <style:style style:name="P794" style:family="paragraph" style:parent-style-name="Standard">
      <style:text-properties fo:font-style="italic" fo:font-weight="normal" officeooo:rsid="000a8804" officeooo:paragraph-rsid="01f8d7d3" style:font-style-asian="italic" style:font-weight-asian="normal" style:font-style-complex="italic" style:font-weight-complex="normal"/>
    </style:style>
    <style:style style:name="P795" style:family="paragraph" style:parent-style-name="Standard">
      <style:text-properties fo:font-style="italic" fo:font-weight="normal" officeooo:rsid="00a0b81e" officeooo:paragraph-rsid="01e3338b" style:font-style-asian="italic" style:font-weight-asian="normal" style:font-style-complex="italic" style:font-weight-complex="normal"/>
    </style:style>
    <style:style style:name="P796" style:family="paragraph" style:parent-style-name="Standard">
      <style:text-properties fo:font-style="italic" fo:font-weight="normal" officeooo:rsid="00a0b81e" officeooo:paragraph-rsid="01e811ee" style:font-style-asian="italic" style:font-weight-asian="normal" style:font-style-complex="italic" style:font-weight-complex="normal"/>
    </style:style>
    <style:style style:name="P797" style:family="paragraph" style:parent-style-name="Standard">
      <style:text-properties fo:font-style="italic" fo:font-weight="normal" officeooo:rsid="00a0b81e" officeooo:paragraph-rsid="01e93f85" style:font-style-asian="italic" style:font-weight-asian="normal" style:font-style-complex="italic" style:font-weight-complex="normal"/>
    </style:style>
    <style:style style:name="P798" style:family="paragraph" style:parent-style-name="Standard">
      <style:text-properties fo:font-style="italic" fo:font-weight="normal" officeooo:rsid="00a0b81e" officeooo:paragraph-rsid="01ed2856" style:font-style-asian="italic" style:font-weight-asian="normal" style:font-style-complex="italic" style:font-weight-complex="normal"/>
    </style:style>
    <style:style style:name="P799" style:family="paragraph" style:parent-style-name="Standard">
      <style:text-properties fo:font-style="italic" fo:font-weight="normal" officeooo:rsid="00a0b81e" officeooo:paragraph-rsid="01ef998b" style:font-style-asian="italic" style:font-weight-asian="normal" style:font-style-complex="italic" style:font-weight-complex="normal"/>
    </style:style>
    <style:style style:name="P800" style:family="paragraph" style:parent-style-name="Standard">
      <style:text-properties fo:font-style="italic" fo:font-weight="normal" officeooo:rsid="00a0b81e" officeooo:paragraph-rsid="01ae17cc" style:font-style-asian="italic" style:font-weight-asian="normal" style:font-style-complex="italic" style:font-weight-complex="normal"/>
    </style:style>
    <style:style style:name="P801" style:family="paragraph" style:parent-style-name="Standard">
      <style:text-properties fo:font-style="italic" fo:font-weight="normal" officeooo:rsid="00a0b81e" officeooo:paragraph-rsid="01f8d7d3" style:font-style-asian="italic" style:font-weight-asian="normal" style:font-style-complex="italic" style:font-weight-complex="normal"/>
    </style:style>
    <style:style style:name="P802" style:family="paragraph" style:parent-style-name="Standard">
      <style:text-properties fo:font-style="italic" fo:font-weight="normal" officeooo:rsid="00a0b81e" officeooo:paragraph-rsid="0202a60d" style:font-style-asian="italic" style:font-weight-asian="normal" style:font-style-complex="italic" style:font-weight-complex="normal"/>
    </style:style>
    <style:style style:name="P803" style:family="paragraph" style:parent-style-name="Standard">
      <style:text-properties fo:font-weight="normal" officeooo:rsid="00084b9f" officeooo:paragraph-rsid="01a23da4" style:font-weight-asian="normal" style:font-weight-complex="normal"/>
    </style:style>
    <style:style style:name="P804" style:family="paragraph" style:parent-style-name="Standard">
      <style:text-properties fo:font-weight="normal" officeooo:rsid="00084b9f" officeooo:paragraph-rsid="01edd811" style:font-weight-asian="normal" style:font-weight-complex="normal"/>
    </style:style>
    <style:style style:name="P805" style:family="paragraph" style:parent-style-name="Standard">
      <style:text-properties fo:font-weight="normal" officeooo:rsid="00084b9f" officeooo:paragraph-rsid="0202a60d" style:font-weight-asian="normal" style:font-weight-complex="normal"/>
    </style:style>
    <style:style style:name="P806" style:family="paragraph" style:parent-style-name="Standard">
      <style:paragraph-properties fo:text-align="center" style:justify-single-word="false"/>
      <style:text-properties officeooo:rsid="013a8563" officeooo:paragraph-rsid="0202a60d"/>
    </style:style>
    <style:style style:name="P807" style:family="paragraph" style:parent-style-name="Standard">
      <style:text-properties officeooo:paragraph-rsid="0202a60d"/>
    </style:style>
    <style:style style:name="P808" style:family="paragraph" style:parent-style-name="Standard">
      <style:paragraph-properties fo:break-before="page"/>
      <style:text-properties fo:font-size="14pt" fo:font-weight="bold" officeooo:paragraph-rsid="01e1ce06" style:font-size-asian="14pt" style:font-weight-asian="bold" style:font-size-complex="14pt" style:font-weight-complex="bold"/>
    </style:style>
    <style:style style:name="P809" style:family="paragraph" style:parent-style-name="Standard">
      <style:paragraph-properties fo:break-before="page"/>
      <style:text-properties fo:font-size="14pt" fo:font-weight="bold" officeooo:paragraph-rsid="01e47b13" style:font-size-asian="14pt" style:font-weight-asian="bold" style:font-size-complex="14pt" style:font-weight-complex="bold"/>
    </style:style>
    <style:style style:name="P810" style:family="paragraph" style:parent-style-name="Standard">
      <style:paragraph-properties fo:break-before="page"/>
      <style:text-properties fo:font-size="14pt" fo:font-weight="bold" officeooo:paragraph-rsid="01e77f8e" style:font-size-asian="14pt" style:font-weight-asian="bold" style:font-size-complex="14pt" style:font-weight-complex="bold"/>
    </style:style>
    <style:style style:name="P811" style:family="paragraph" style:parent-style-name="Standard">
      <style:paragraph-properties fo:break-before="page"/>
      <style:text-properties fo:font-size="14pt" fo:font-weight="bold" officeooo:paragraph-rsid="01e99ea2" style:font-size-asian="14pt" style:font-weight-asian="bold" style:font-size-complex="14pt" style:font-weight-complex="bold"/>
    </style:style>
    <style:style style:name="P812" style:family="paragraph" style:parent-style-name="Standard">
      <style:paragraph-properties fo:break-before="page"/>
      <style:text-properties fo:font-size="14pt" fo:font-weight="bold" officeooo:paragraph-rsid="01ea9673" style:font-size-asian="14pt" style:font-weight-asian="bold" style:font-size-complex="14pt" style:font-weight-complex="bold"/>
    </style:style>
    <style:style style:name="P813" style:family="paragraph" style:parent-style-name="Standard">
      <style:paragraph-properties fo:break-before="page"/>
      <style:text-properties fo:font-size="14pt" fo:font-weight="bold" officeooo:paragraph-rsid="01edd811" style:font-size-asian="14pt" style:font-weight-asian="bold" style:font-size-complex="14pt" style:font-weight-complex="bold"/>
    </style:style>
    <style:style style:name="P814" style:family="paragraph" style:parent-style-name="Standard">
      <style:paragraph-properties fo:break-before="page"/>
      <style:text-properties fo:font-size="14pt" fo:font-weight="bold" officeooo:paragraph-rsid="01efa6d0" style:font-size-asian="14pt" style:font-weight-asian="bold" style:font-size-complex="14pt" style:font-weight-complex="bold"/>
    </style:style>
    <style:style style:name="P815" style:family="paragraph" style:parent-style-name="Standard">
      <style:paragraph-properties fo:break-before="page"/>
      <style:text-properties fo:font-size="14pt" fo:font-weight="bold" officeooo:paragraph-rsid="0202a60d" style:font-size-asian="14pt" style:font-weight-asian="bold" style:font-size-complex="14pt" style:font-weight-complex="bold"/>
    </style:style>
    <style:style style:name="P816" style:family="paragraph" style:parent-style-name="Standard">
      <style:paragraph-properties fo:break-before="page"/>
      <style:text-properties fo:font-size="12pt" fo:font-weight="normal" officeooo:rsid="03da60a5" officeooo:paragraph-rsid="0181f6ba" style:font-size-asian="12pt" style:font-weight-asian="normal" style:font-size-complex="12pt" style:font-weight-complex="normal"/>
    </style:style>
    <style:style style:name="P817" style:family="paragraph" style:parent-style-name="Table_20_Contents">
      <style:text-properties fo:font-size="12pt" officeooo:rsid="016bac67" officeooo:paragraph-rsid="01779b00" style:font-size-asian="12pt" style:font-size-complex="12pt"/>
    </style:style>
    <style:style style:name="P818" style:family="paragraph" style:parent-style-name="Table_20_Contents">
      <style:text-properties fo:font-size="12pt" officeooo:rsid="016bac67" officeooo:paragraph-rsid="01ba41fe" style:font-size-asian="12pt" style:font-size-complex="12pt"/>
    </style:style>
    <style:style style:name="P819" style:family="paragraph" style:parent-style-name="Table_20_Contents">
      <style:text-properties fo:font-size="12pt" officeooo:rsid="016bac67" officeooo:paragraph-rsid="0202a60d" style:font-size-asian="12pt" style:font-size-complex="12pt"/>
    </style:style>
    <style:style style:name="P820" style:family="paragraph" style:parent-style-name="Table_20_Contents">
      <style:paragraph-properties fo:text-align="center" style:justify-single-word="false"/>
      <style:text-properties fo:font-size="12pt" officeooo:rsid="0201e08d" officeooo:paragraph-rsid="01779b00" style:font-size-asian="12pt" style:font-size-complex="12pt"/>
    </style:style>
    <style:style style:name="P821" style:family="paragraph" style:parent-style-name="Table_20_Contents">
      <style:paragraph-properties fo:text-align="center" style:justify-single-word="false"/>
      <style:text-properties fo:font-size="12pt" officeooo:rsid="0201e08d" officeooo:paragraph-rsid="01ba41fe" style:font-size-asian="12pt" style:font-size-complex="12pt"/>
    </style:style>
    <style:style style:name="P822" style:family="paragraph" style:parent-style-name="Table_20_Contents">
      <style:paragraph-properties fo:text-align="center" style:justify-single-word="false"/>
      <style:text-properties fo:font-size="12pt" officeooo:rsid="0201e08d" officeooo:paragraph-rsid="0202a60d" style:font-size-asian="12pt" style:font-size-complex="12pt"/>
    </style:style>
    <style:style style:name="P823" style:family="paragraph" style:parent-style-name="Table_20_Contents">
      <style:text-properties fo:font-size="12pt" officeooo:rsid="01fb1d75" officeooo:paragraph-rsid="01fb1d75" style:font-size-asian="12pt" style:font-size-complex="12pt"/>
    </style:style>
    <style:style style:name="P824" style:family="paragraph" style:parent-style-name="Table_20_Contents">
      <style:text-properties fo:font-size="12pt" officeooo:rsid="01fb1d75" officeooo:paragraph-rsid="0202a60d" style:font-size-asian="12pt" style:font-size-complex="12pt"/>
    </style:style>
    <style:style style:name="P825" style:family="paragraph" style:parent-style-name="Table_20_Contents">
      <style:paragraph-properties fo:text-align="center" style:justify-single-word="false"/>
      <style:text-properties fo:font-size="12pt" officeooo:rsid="01fc8bdd" officeooo:paragraph-rsid="01fc8bdd" style:font-size-asian="12pt" style:font-size-complex="12pt"/>
    </style:style>
    <style:style style:name="P826" style:family="paragraph" style:parent-style-name="Table_20_Contents">
      <style:paragraph-properties fo:text-align="center" style:justify-single-word="false"/>
      <style:text-properties fo:font-size="12pt" officeooo:rsid="01fc8bdd" officeooo:paragraph-rsid="0202a60d" style:font-size-asian="12pt" style:font-size-complex="12pt"/>
    </style:style>
    <style:style style:name="P827" style:family="paragraph" style:parent-style-name="Table_20_Contents">
      <style:text-properties fo:font-size="12pt" officeooo:rsid="01fc8bdd" officeooo:paragraph-rsid="01fc8bdd" style:font-size-asian="12pt" style:font-size-complex="12pt"/>
    </style:style>
    <style:style style:name="P828" style:family="paragraph" style:parent-style-name="Table_20_Contents">
      <style:text-properties fo:font-size="12pt" officeooo:rsid="01fc8bdd" officeooo:paragraph-rsid="0202a60d" style:font-size-asian="12pt" style:font-size-complex="12pt"/>
    </style:style>
    <style:style style:name="P829" style:family="paragraph" style:parent-style-name="Table_20_Contents">
      <style:paragraph-properties fo:text-align="center" style:justify-single-word="false"/>
      <style:text-properties fo:font-size="12pt" officeooo:rsid="0200b592" officeooo:paragraph-rsid="0202a60d" style:font-size-asian="12pt" style:font-size-complex="12pt"/>
    </style:style>
    <style:style style:name="P830" style:family="paragraph" style:parent-style-name="Table_20_Contents">
      <style:text-properties fo:font-size="12pt" officeooo:rsid="0200b592" officeooo:paragraph-rsid="0202a60d" style:font-size-asian="12pt" style:font-size-complex="12pt"/>
    </style:style>
    <style:style style:name="P831" style:family="paragraph" style:parent-style-name="Table_20_Contents">
      <style:text-properties fo:font-size="12pt" officeooo:rsid="01731bb4" officeooo:paragraph-rsid="0202a60d" style:font-size-asian="12pt" style:font-size-complex="12pt"/>
    </style:style>
    <style:style style:name="P832" style:family="paragraph" style:parent-style-name="Table_20_Contents">
      <style:text-properties fo:font-size="12pt" officeooo:rsid="02323713" officeooo:paragraph-rsid="0202a60d" style:font-size-asian="12pt" style:font-size-complex="12pt"/>
    </style:style>
    <style:style style:name="P833" style:family="paragraph" style:parent-style-name="Table_20_Contents">
      <style:paragraph-properties fo:text-align="center" style:justify-single-word="false"/>
      <style:text-properties fo:font-size="12pt" officeooo:rsid="023832df" officeooo:paragraph-rsid="0202a60d" style:font-size-asian="12pt" style:font-size-complex="12pt"/>
    </style:style>
    <style:style style:name="P834" style:family="paragraph" style:parent-style-name="Table_20_Contents">
      <style:paragraph-properties fo:text-align="center" style:justify-single-word="false"/>
      <style:text-properties fo:font-size="12pt" officeooo:rsid="0239a4cd" officeooo:paragraph-rsid="0202a60d" style:font-size-asian="12pt" style:font-size-complex="12pt"/>
    </style:style>
    <style:style style:name="P835" style:family="paragraph" style:parent-style-name="Table_20_Contents">
      <style:text-properties fo:font-size="12pt" officeooo:rsid="023122ac" officeooo:paragraph-rsid="0202a60d" style:font-size-asian="12pt" style:font-size-complex="12pt"/>
    </style:style>
    <style:style style:name="P836" style:family="paragraph" style:parent-style-name="Table_20_Contents">
      <style:text-properties fo:font-size="12pt" officeooo:rsid="024b5eb6" officeooo:paragraph-rsid="0202a60d" style:font-size-asian="12pt" style:font-size-complex="12pt"/>
    </style:style>
    <style:style style:name="P837" style:family="paragraph" style:parent-style-name="Table_20_Contents">
      <style:paragraph-properties fo:text-align="center" style:justify-single-word="false"/>
      <style:text-properties fo:font-size="12pt" fo:font-weight="bold" officeooo:rsid="000a003f" officeooo:paragraph-rsid="0202a60d" style:font-size-asian="12pt" style:font-weight-asian="bold" style:font-size-complex="12pt" style:font-weight-complex="bold"/>
    </style:style>
    <style:style style:name="P838" style:family="paragraph" style:parent-style-name="Table_20_Contents">
      <style:text-properties fo:font-size="12pt" fo:font-weight="bold" officeooo:rsid="000a003f" officeooo:paragraph-rsid="0202a60d" style:font-size-asian="12pt" style:font-weight-asian="bold" style:font-size-complex="12pt" style:font-weight-complex="bold"/>
    </style:style>
    <style:style style:name="P839" style:family="paragraph" style:parent-style-name="Table_20_Contents">
      <style:paragraph-properties fo:text-align="center" style:justify-single-word="false"/>
      <style:text-properties fo:font-size="12pt" fo:font-weight="bold" officeooo:rsid="023122ac" officeooo:paragraph-rsid="0202a60d" style:font-size-asian="12pt" style:font-weight-asian="bold" style:font-size-complex="12pt" style:font-weight-complex="bold"/>
    </style:style>
    <style:style style:name="P840" style:family="paragraph" style:parent-style-name="Table_20_Contents">
      <style:text-properties fo:font-size="12pt" fo:font-weight="bold" officeooo:rsid="023122ac" officeooo:paragraph-rsid="0202a60d" style:font-size-asian="12pt" style:font-weight-asian="bold" style:font-size-complex="12pt" style:font-weight-complex="bold"/>
    </style:style>
    <style:style style:name="P841" style:family="paragraph" style:parent-style-name="Table_20_Contents">
      <style:text-properties fo:font-size="11pt" officeooo:rsid="006232e6" officeooo:paragraph-rsid="016a7e88" style:font-size-asian="11pt" style:font-size-complex="11pt"/>
    </style:style>
    <style:style style:name="P842" style:family="paragraph" style:parent-style-name="Table_20_Contents">
      <style:paragraph-properties fo:text-align="center" style:justify-single-word="false"/>
      <style:text-properties fo:font-size="11pt" officeooo:rsid="006232e6" officeooo:paragraph-rsid="016a7e88" style:font-size-asian="11pt" style:font-size-complex="11pt"/>
    </style:style>
    <style:style style:name="P843" style:family="paragraph" style:parent-style-name="Table_20_Contents">
      <style:paragraph-properties fo:text-align="center" style:justify-single-word="false"/>
      <style:text-properties fo:font-size="11pt" officeooo:rsid="006232e6" officeooo:paragraph-rsid="01779b00" style:font-size-asian="11pt" style:font-size-complex="11pt"/>
    </style:style>
    <style:style style:name="P844" style:family="paragraph" style:parent-style-name="Table_20_Contents">
      <style:paragraph-properties fo:text-align="center" style:justify-single-word="false"/>
      <style:text-properties fo:font-size="11pt" officeooo:rsid="006232e6" officeooo:paragraph-rsid="01ba41fe" style:font-size-asian="11pt" style:font-size-complex="11pt"/>
    </style:style>
    <style:style style:name="P845" style:family="paragraph" style:parent-style-name="Table_20_Contents">
      <style:paragraph-properties fo:text-align="center" style:justify-single-word="false"/>
      <style:text-properties fo:font-size="11pt" officeooo:rsid="006232e6" officeooo:paragraph-rsid="0202a60d" style:font-size-asian="11pt" style:font-size-complex="11pt"/>
    </style:style>
    <style:style style:name="P846" style:family="paragraph" style:parent-style-name="Table_20_Contents">
      <style:text-properties fo:font-size="11pt" officeooo:rsid="006232e6" officeooo:paragraph-rsid="01779b00" style:font-size-asian="11pt" style:font-size-complex="11pt"/>
    </style:style>
    <style:style style:name="P847" style:family="paragraph" style:parent-style-name="Table_20_Contents">
      <style:text-properties fo:font-size="11pt" officeooo:rsid="006232e6" officeooo:paragraph-rsid="01ba41fe" style:font-size-asian="11pt" style:font-size-complex="11pt"/>
    </style:style>
    <style:style style:name="P848" style:family="paragraph" style:parent-style-name="Table_20_Contents">
      <style:text-properties fo:font-size="11pt" officeooo:rsid="006232e6" officeooo:paragraph-rsid="0202a60d" style:font-size-asian="11pt" style:font-size-complex="11pt"/>
    </style:style>
    <style:style style:name="P849" style:family="paragraph" style:parent-style-name="Table_20_Contents">
      <style:text-properties fo:font-size="11pt" officeooo:rsid="0072af4f" officeooo:paragraph-rsid="016a7e88" style:font-size-asian="11pt" style:font-size-complex="11pt"/>
    </style:style>
    <style:style style:name="P850" style:family="paragraph" style:parent-style-name="Table_20_Contents">
      <style:text-properties fo:font-size="11pt" officeooo:rsid="0072af4f" officeooo:paragraph-rsid="01779b00" style:font-size-asian="11pt" style:font-size-complex="11pt"/>
    </style:style>
    <style:style style:name="P851" style:family="paragraph" style:parent-style-name="Table_20_Contents">
      <style:text-properties fo:font-size="11pt" officeooo:rsid="0072af4f" officeooo:paragraph-rsid="01ba41fe" style:font-size-asian="11pt" style:font-size-complex="11pt"/>
    </style:style>
    <style:style style:name="P852" style:family="paragraph" style:parent-style-name="Table_20_Contents">
      <style:text-properties fo:font-size="11pt" officeooo:rsid="0072af4f" officeooo:paragraph-rsid="0202a60d" style:font-size-asian="11pt" style:font-size-complex="11pt"/>
    </style:style>
    <style:style style:name="P853" style:family="paragraph" style:parent-style-name="Table_20_Contents">
      <style:text-properties fo:font-size="11pt" officeooo:rsid="007435fb" officeooo:paragraph-rsid="016a7e88" style:font-size-asian="11pt" style:font-size-complex="11pt"/>
    </style:style>
    <style:style style:name="P854" style:family="paragraph" style:parent-style-name="Table_20_Contents">
      <style:text-properties fo:font-size="11pt" officeooo:rsid="007435fb" officeooo:paragraph-rsid="01779b00" style:font-size-asian="11pt" style:font-size-complex="11pt"/>
    </style:style>
    <style:style style:name="P855" style:family="paragraph" style:parent-style-name="Table_20_Contents">
      <style:text-properties fo:font-size="11pt" officeooo:rsid="007435fb" officeooo:paragraph-rsid="01ba41fe" style:font-size-asian="11pt" style:font-size-complex="11pt"/>
    </style:style>
    <style:style style:name="P856" style:family="paragraph" style:parent-style-name="Table_20_Contents">
      <style:text-properties fo:font-size="11pt" officeooo:rsid="007435fb" officeooo:paragraph-rsid="0202a60d" style:font-size-asian="11pt" style:font-size-complex="11pt"/>
    </style:style>
    <style:style style:name="P857" style:family="paragraph" style:parent-style-name="Table_20_Contents">
      <style:text-properties fo:font-size="11pt" officeooo:rsid="005f39e8" officeooo:paragraph-rsid="016a7e88" style:font-size-asian="11pt" style:font-size-complex="11pt"/>
    </style:style>
    <style:style style:name="P858" style:family="paragraph" style:parent-style-name="Table_20_Contents">
      <style:paragraph-properties fo:text-align="center" style:justify-single-word="false"/>
      <style:text-properties fo:font-size="11pt" officeooo:rsid="005f39e8" officeooo:paragraph-rsid="016a7e88" style:font-size-asian="11pt" style:font-size-complex="11pt"/>
    </style:style>
    <style:style style:name="P859" style:family="paragraph" style:parent-style-name="Table_20_Contents">
      <style:paragraph-properties fo:text-align="center" style:justify-single-word="false"/>
      <style:text-properties fo:font-size="11pt" officeooo:rsid="005f39e8" officeooo:paragraph-rsid="01779b00" style:font-size-asian="11pt" style:font-size-complex="11pt"/>
    </style:style>
    <style:style style:name="P860" style:family="paragraph" style:parent-style-name="Table_20_Contents">
      <style:paragraph-properties fo:text-align="center" style:justify-single-word="false"/>
      <style:text-properties fo:font-size="11pt" officeooo:rsid="005f39e8" officeooo:paragraph-rsid="01ba41fe" style:font-size-asian="11pt" style:font-size-complex="11pt"/>
    </style:style>
    <style:style style:name="P861" style:family="paragraph" style:parent-style-name="Table_20_Contents">
      <style:paragraph-properties fo:text-align="center" style:justify-single-word="false"/>
      <style:text-properties fo:font-size="11pt" officeooo:rsid="005f39e8" officeooo:paragraph-rsid="0202a60d" style:font-size-asian="11pt" style:font-size-complex="11pt"/>
    </style:style>
    <style:style style:name="P862" style:family="paragraph" style:parent-style-name="Table_20_Contents">
      <style:text-properties fo:font-size="11pt" officeooo:rsid="005f39e8" officeooo:paragraph-rsid="01779b00" style:font-size-asian="11pt" style:font-size-complex="11pt"/>
    </style:style>
    <style:style style:name="P863" style:family="paragraph" style:parent-style-name="Table_20_Contents">
      <style:text-properties fo:font-size="11pt" officeooo:rsid="005f39e8" officeooo:paragraph-rsid="01ba41fe" style:font-size-asian="11pt" style:font-size-complex="11pt"/>
    </style:style>
    <style:style style:name="P864" style:family="paragraph" style:parent-style-name="Table_20_Contents">
      <style:text-properties fo:font-size="11pt" officeooo:rsid="005f39e8" officeooo:paragraph-rsid="0202a60d" style:font-size-asian="11pt" style:font-size-complex="11pt"/>
    </style:style>
    <style:style style:name="P865" style:family="paragraph" style:parent-style-name="Table_20_Contents">
      <style:paragraph-properties fo:text-align="center" style:justify-single-word="false"/>
      <style:text-properties fo:font-size="11pt" officeooo:rsid="0063adbe" officeooo:paragraph-rsid="016a7e88" style:font-size-asian="11pt" style:font-size-complex="11pt"/>
    </style:style>
    <style:style style:name="P866" style:family="paragraph" style:parent-style-name="Table_20_Contents">
      <style:paragraph-properties fo:text-align="center" style:justify-single-word="false"/>
      <style:text-properties fo:font-size="11pt" officeooo:rsid="0063adbe" officeooo:paragraph-rsid="01779b00" style:font-size-asian="11pt" style:font-size-complex="11pt"/>
    </style:style>
    <style:style style:name="P867" style:family="paragraph" style:parent-style-name="Table_20_Contents">
      <style:paragraph-properties fo:text-align="center" style:justify-single-word="false"/>
      <style:text-properties fo:font-size="11pt" officeooo:rsid="0063adbe" officeooo:paragraph-rsid="01ba41fe" style:font-size-asian="11pt" style:font-size-complex="11pt"/>
    </style:style>
    <style:style style:name="P868" style:family="paragraph" style:parent-style-name="Table_20_Contents">
      <style:paragraph-properties fo:text-align="center" style:justify-single-word="false"/>
      <style:text-properties fo:font-size="11pt" officeooo:rsid="0063adbe" officeooo:paragraph-rsid="0202a60d" style:font-size-asian="11pt" style:font-size-complex="11pt"/>
    </style:style>
    <style:style style:name="P869" style:family="paragraph" style:parent-style-name="Table_20_Contents">
      <style:text-properties fo:font-size="11pt" fo:font-weight="bold" officeooo:rsid="000a003f" officeooo:paragraph-rsid="016a7e88" style:font-size-asian="11pt" style:font-weight-asian="bold" style:font-size-complex="11pt" style:font-weight-complex="bold"/>
    </style:style>
    <style:style style:name="P870" style:family="paragraph" style:parent-style-name="Table_20_Contents">
      <style:text-properties fo:font-size="11pt" fo:font-weight="bold" officeooo:rsid="000a003f" officeooo:paragraph-rsid="01779b00" style:font-size-asian="11pt" style:font-weight-asian="bold" style:font-size-complex="11pt" style:font-weight-complex="bold"/>
    </style:style>
    <style:style style:name="P871" style:family="paragraph" style:parent-style-name="Table_20_Contents">
      <style:text-properties fo:font-size="11pt" fo:font-weight="bold" officeooo:rsid="000a003f" officeooo:paragraph-rsid="01ba41fe" style:font-size-asian="11pt" style:font-weight-asian="bold" style:font-size-complex="11pt" style:font-weight-complex="bold"/>
    </style:style>
    <style:style style:name="P872" style:family="paragraph" style:parent-style-name="Table_20_Contents">
      <style:text-properties fo:font-size="11pt" fo:font-weight="bold" officeooo:rsid="000a003f" officeooo:paragraph-rsid="0202a60d" style:font-size-asian="11pt" style:font-weight-asian="bold" style:font-size-complex="11pt" style:font-weight-complex="bold"/>
    </style:style>
    <style:style style:name="P873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16a7e88" style:font-size-asian="11pt" style:font-weight-asian="bold" style:font-size-complex="11pt" style:font-weight-complex="bold"/>
    </style:style>
    <style:style style:name="P874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1779b00" style:font-size-asian="11pt" style:font-weight-asian="bold" style:font-size-complex="11pt" style:font-weight-complex="bold"/>
    </style:style>
    <style:style style:name="P875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1ba41fe" style:font-size-asian="11pt" style:font-weight-asian="bold" style:font-size-complex="11pt" style:font-weight-complex="bold"/>
    </style:style>
    <style:style style:name="P876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202a60d" style:font-size-asian="11pt" style:font-weight-asian="bold" style:font-size-complex="11pt" style:font-weight-complex="bold"/>
    </style:style>
    <style:style style:name="T1" style:family="text">
      <style:text-properties fo:font-style="italic" officeooo:rsid="00a52572" style:font-style-asian="italic" style:font-style-complex="italic"/>
    </style:style>
    <style:style style:name="T2" style:family="text">
      <style:text-properties fo:font-style="italic" officeooo:rsid="00b23041" style:font-style-asian="italic" style:font-style-complex="italic"/>
    </style:style>
    <style:style style:name="T3" style:family="text">
      <style:text-properties fo:font-style="italic" officeooo:rsid="0145e369" style:font-style-asian="italic" style:font-style-complex="italic"/>
    </style:style>
    <style:style style:name="T4" style:family="text">
      <style:text-properties fo:font-style="italic" officeooo:rsid="015a914a" style:font-style-asian="italic" style:font-style-complex="italic"/>
    </style:style>
    <style:style style:name="T5" style:family="text">
      <style:text-properties fo:font-style="italic" officeooo:rsid="018a53be" style:font-style-asian="italic" style:font-style-complex="italic"/>
    </style:style>
    <style:style style:name="T6" style:family="text">
      <style:text-properties fo:font-style="italic" officeooo:rsid="019366be" style:font-style-asian="italic" style:font-style-complex="italic"/>
    </style:style>
    <style:style style:name="T7" style:family="text">
      <style:text-properties fo:font-style="italic" officeooo:rsid="01942cfd" style:font-style-asian="italic" style:font-style-complex="italic"/>
    </style:style>
    <style:style style:name="T8" style:family="text">
      <style:text-properties fo:font-style="italic" officeooo:rsid="01ae17cc" style:font-style-asian="italic" style:font-style-complex="italic"/>
    </style:style>
    <style:style style:name="T9" style:family="text">
      <style:text-properties fo:font-style="italic" officeooo:rsid="01c01442" style:font-style-asian="italic" style:font-style-complex="italic"/>
    </style:style>
    <style:style style:name="T10" style:family="text">
      <style:text-properties fo:font-weight="bold" officeooo:rsid="000a0ba2" style:font-weight-asian="bold" style:font-weight-complex="bold"/>
    </style:style>
    <style:style style:name="T11" style:family="text">
      <style:text-properties fo:font-weight="bold" officeooo:rsid="001f39d8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e07523" style:font-size-asian="12pt" style:font-size-complex="12pt"/>
    </style:style>
    <style:style style:name="T14" style:family="text">
      <style:text-properties fo:font-size="12pt" officeooo:rsid="00ac6344" style:font-size-asian="12pt" style:font-size-complex="12pt"/>
    </style:style>
    <style:style style:name="T15" style:family="text">
      <style:text-properties fo:font-size="12pt" officeooo:rsid="0070ce31" style:font-size-asian="12pt" style:font-size-complex="12pt"/>
    </style:style>
    <style:style style:name="T16" style:family="text">
      <style:text-properties fo:font-size="12pt" officeooo:rsid="04092c59" style:font-size-asian="12pt" style:font-size-complex="12pt"/>
    </style:style>
    <style:style style:name="T17" style:family="text">
      <style:text-properties fo:font-size="12pt" officeooo:rsid="013a8563" style:font-size-asian="12pt" style:font-size-complex="12pt"/>
    </style:style>
    <style:style style:name="T18" style:family="text">
      <style:text-properties fo:font-size="12pt" officeooo:rsid="013b1740" style:font-size-asian="12pt" style:font-size-complex="12pt"/>
    </style:style>
    <style:style style:name="T19" style:family="text">
      <style:text-properties fo:font-size="12pt" officeooo:rsid="013fb817" style:font-size-asian="12pt" style:font-size-complex="12pt"/>
    </style:style>
    <style:style style:name="T20" style:family="text">
      <style:text-properties fo:font-size="12pt" officeooo:rsid="0142aab4" style:font-size-asian="12pt" style:font-size-complex="12pt"/>
    </style:style>
    <style:style style:name="T21" style:family="text">
      <style:text-properties fo:font-size="12pt" officeooo:rsid="014b4dd2" style:font-size-asian="12pt" style:font-size-complex="12pt"/>
    </style:style>
    <style:style style:name="T22" style:family="text">
      <style:text-properties fo:font-size="12pt" officeooo:rsid="015035fb" style:font-size-asian="12pt" style:font-size-complex="12pt"/>
    </style:style>
    <style:style style:name="T23" style:family="text">
      <style:text-properties fo:font-size="12pt" officeooo:rsid="015d292d" style:font-size-asian="12pt" style:font-size-complex="12pt"/>
    </style:style>
    <style:style style:name="T24" style:family="text">
      <style:text-properties fo:font-size="12pt" officeooo:rsid="0160727c" style:font-size-asian="12pt" style:font-size-complex="12pt"/>
    </style:style>
    <style:style style:name="T25" style:family="text">
      <style:text-properties fo:font-size="12pt" officeooo:rsid="016223e9" style:font-size-asian="12pt" style:font-size-complex="12pt"/>
    </style:style>
    <style:style style:name="T26" style:family="text">
      <style:text-properties fo:font-size="12pt" officeooo:rsid="0163e43f" style:font-size-asian="12pt" style:font-size-complex="12pt"/>
    </style:style>
    <style:style style:name="T27" style:family="text">
      <style:text-properties fo:font-size="12pt" officeooo:rsid="016bac67" style:font-size-asian="12pt" style:font-size-complex="12pt"/>
    </style:style>
    <style:style style:name="T28" style:family="text">
      <style:text-properties fo:font-size="12pt" officeooo:rsid="016f8336" style:font-size-asian="12pt" style:font-size-complex="12pt"/>
    </style:style>
    <style:style style:name="T29" style:family="text">
      <style:text-properties fo:font-size="12pt" officeooo:rsid="01790d01" style:font-size-asian="12pt" style:font-size-complex="12pt"/>
    </style:style>
    <style:style style:name="T30" style:family="text">
      <style:text-properties fo:font-size="12pt" officeooo:rsid="017bb21a" style:font-size-asian="12pt" style:font-size-complex="12pt"/>
    </style:style>
    <style:style style:name="T31" style:family="text">
      <style:text-properties fo:font-size="12pt" officeooo:rsid="017e5839" style:font-size-asian="12pt" style:font-size-complex="12pt"/>
    </style:style>
    <style:style style:name="T32" style:family="text">
      <style:text-properties fo:font-size="12pt" officeooo:rsid="018a53be" style:font-size-asian="12pt" style:font-size-complex="12pt"/>
    </style:style>
    <style:style style:name="T33" style:family="text">
      <style:text-properties fo:font-size="12pt" officeooo:rsid="018c3f58" style:font-size-asian="12pt" style:font-size-complex="12pt"/>
    </style:style>
    <style:style style:name="T34" style:family="text">
      <style:text-properties fo:font-size="12pt" officeooo:rsid="01910adf" style:font-size-asian="12pt" style:font-size-complex="12pt"/>
    </style:style>
    <style:style style:name="T35" style:family="text">
      <style:text-properties fo:font-size="12pt" officeooo:rsid="019245f2" style:font-size-asian="12pt" style:font-size-complex="12pt"/>
    </style:style>
    <style:style style:name="T36" style:family="text">
      <style:text-properties fo:font-size="12pt" officeooo:rsid="01926366" style:font-size-asian="12pt" style:font-size-complex="12pt"/>
    </style:style>
    <style:style style:name="T37" style:family="text">
      <style:text-properties fo:font-size="12pt" officeooo:rsid="019366be" style:font-size-asian="12pt" style:font-size-complex="12pt"/>
    </style:style>
    <style:style style:name="T38" style:family="text">
      <style:text-properties fo:font-size="12pt" officeooo:rsid="0197d523" style:font-size-asian="12pt" style:font-size-complex="12pt"/>
    </style:style>
    <style:style style:name="T39" style:family="text">
      <style:text-properties fo:font-size="12pt" officeooo:rsid="0197eef7" style:font-size-asian="12pt" style:font-size-complex="12pt"/>
    </style:style>
    <style:style style:name="T40" style:family="text">
      <style:text-properties fo:font-size="12pt" officeooo:rsid="01a434f2" style:font-size-asian="12pt" style:font-size-complex="12pt"/>
    </style:style>
    <style:style style:name="T41" style:family="text">
      <style:text-properties fo:font-size="12pt" officeooo:rsid="01a7d2fc" style:font-size-asian="12pt" style:font-size-complex="12pt"/>
    </style:style>
    <style:style style:name="T42" style:family="text">
      <style:text-properties fo:font-size="12pt" officeooo:rsid="01ae17cc" style:font-size-asian="12pt" style:font-size-complex="12pt"/>
    </style:style>
    <style:style style:name="T43" style:family="text">
      <style:text-properties fo:font-size="12pt" officeooo:rsid="01b0d9a1" style:font-size-asian="12pt" style:font-size-complex="12pt"/>
    </style:style>
    <style:style style:name="T44" style:family="text">
      <style:text-properties fo:font-size="12pt" officeooo:rsid="01ba5337" style:font-size-asian="12pt" style:font-size-complex="12pt"/>
    </style:style>
    <style:style style:name="T45" style:family="text">
      <style:text-properties fo:font-size="12pt" officeooo:rsid="01bb72a2" style:font-size-asian="12pt" style:font-size-complex="12pt"/>
    </style:style>
    <style:style style:name="T46" style:family="text">
      <style:text-properties fo:font-size="12pt" officeooo:rsid="01bc2815" style:font-size-asian="12pt" style:font-size-complex="12pt"/>
    </style:style>
    <style:style style:name="T47" style:family="text">
      <style:text-properties fo:font-size="12pt" officeooo:rsid="01bf6d61" style:font-size-asian="12pt" style:font-size-complex="12pt"/>
    </style:style>
    <style:style style:name="T48" style:family="text">
      <style:text-properties fo:font-size="12pt" officeooo:rsid="01c01442" style:font-size-asian="12pt" style:font-size-complex="12pt"/>
    </style:style>
    <style:style style:name="T49" style:family="text">
      <style:text-properties fo:font-size="12pt" officeooo:rsid="01c3dc83" style:font-size-asian="12pt" style:font-size-complex="12pt"/>
    </style:style>
    <style:style style:name="T50" style:family="text">
      <style:text-properties fo:font-size="12pt" officeooo:rsid="01c7842d" style:font-size-asian="12pt" style:font-size-complex="12pt"/>
    </style:style>
    <style:style style:name="T51" style:family="text">
      <style:text-properties fo:font-size="12pt" officeooo:rsid="01d51ad2" style:font-size-asian="12pt" style:font-size-complex="12pt"/>
    </style:style>
    <style:style style:name="T52" style:family="text">
      <style:text-properties fo:font-size="12pt" officeooo:rsid="01da5888" style:font-size-asian="12pt" style:font-size-complex="12pt"/>
    </style:style>
    <style:style style:name="T53" style:family="text">
      <style:text-properties fo:font-size="12pt" officeooo:rsid="01e2e99c" style:font-size-asian="12pt" style:font-size-complex="12pt"/>
    </style:style>
    <style:style style:name="T54" style:family="text">
      <style:text-properties fo:font-size="12pt" officeooo:rsid="00a0b81e" style:font-size-asian="12pt" style:font-size-complex="12pt"/>
    </style:style>
    <style:style style:name="T55" style:family="text">
      <style:text-properties fo:font-size="12pt" officeooo:rsid="01e3338b" style:font-size-asian="12pt" style:font-size-complex="12pt"/>
    </style:style>
    <style:style style:name="T56" style:family="text">
      <style:text-properties fo:font-size="12pt" officeooo:rsid="01e5ebaf" style:font-size-asian="12pt" style:font-size-complex="12pt"/>
    </style:style>
    <style:style style:name="T57" style:family="text">
      <style:text-properties fo:font-size="12pt" officeooo:rsid="01e811ee" style:font-size-asian="12pt" style:font-size-complex="12pt"/>
    </style:style>
    <style:style style:name="T58" style:family="text">
      <style:text-properties fo:font-size="12pt" officeooo:rsid="01e93f85" style:font-size-asian="12pt" style:font-size-complex="12pt"/>
    </style:style>
    <style:style style:name="T59" style:family="text">
      <style:text-properties fo:font-size="12pt" officeooo:rsid="01ea38db" style:font-size-asian="12pt" style:font-size-complex="12pt"/>
    </style:style>
    <style:style style:name="T60" style:family="text">
      <style:text-properties fo:font-size="12pt" officeooo:rsid="01ea43b8" style:font-size-asian="12pt" style:font-size-complex="12pt"/>
    </style:style>
    <style:style style:name="T61" style:family="text">
      <style:text-properties fo:font-size="12pt" officeooo:rsid="01eaeabf" style:font-size-asian="12pt" style:font-size-complex="12pt"/>
    </style:style>
    <style:style style:name="T62" style:family="text">
      <style:text-properties fo:font-size="12pt" officeooo:rsid="01ed2856" style:font-size-asian="12pt" style:font-size-complex="12pt"/>
    </style:style>
    <style:style style:name="T63" style:family="text">
      <style:text-properties fo:font-size="12pt" officeooo:rsid="01f4b351" style:font-size-asian="12pt" style:font-size-complex="12pt"/>
    </style:style>
    <style:style style:name="T64" style:family="text">
      <style:text-properties fo:font-size="12pt" officeooo:rsid="01f61b14" style:font-size-asian="12pt" style:font-size-complex="12pt"/>
    </style:style>
    <style:style style:name="T65" style:family="text">
      <style:text-properties fo:font-size="12pt" officeooo:rsid="01fab720" style:font-size-asian="12pt" style:font-size-complex="12pt"/>
    </style:style>
    <style:style style:name="T66" style:family="text">
      <style:text-properties fo:font-size="12pt" officeooo:rsid="0204409e" style:font-size-asian="12pt" style:font-size-complex="12pt"/>
    </style:style>
    <style:style style:name="T67" style:family="text">
      <style:text-properties fo:font-size="12pt" fo:font-style="italic" style:font-size-asian="12pt" style:font-style-asian="italic" style:font-size-complex="12pt" style:font-style-complex="italic"/>
    </style:style>
    <style:style style:name="T68" style:family="text">
      <style:text-properties fo:font-size="12pt" fo:font-style="italic" officeooo:rsid="002b53bc" style:font-size-asian="12pt" style:font-style-asian="italic" style:font-size-complex="12pt" style:font-style-complex="italic"/>
    </style:style>
    <style:style style:name="T69" style:family="text">
      <style:text-properties fo:font-size="12pt" fo:font-style="italic" officeooo:rsid="00106510" style:font-size-asian="12pt" style:font-style-asian="italic" style:font-size-complex="12pt" style:font-style-complex="italic"/>
    </style:style>
    <style:style style:name="T70" style:family="text">
      <style:text-properties fo:font-size="12pt" fo:font-style="italic" officeooo:rsid="0145e369" style:font-size-asian="12pt" style:font-style-asian="italic" style:font-size-complex="12pt" style:font-style-complex="italic"/>
    </style:style>
    <style:style style:name="T71" style:family="text">
      <style:text-properties fo:font-size="12pt" fo:font-style="italic" officeooo:rsid="014b4dd2" style:font-size-asian="12pt" style:font-style-asian="italic" style:font-size-complex="12pt" style:font-style-complex="italic"/>
    </style:style>
    <style:style style:name="T72" style:family="text">
      <style:text-properties fo:font-size="12pt" fo:font-style="italic" officeooo:rsid="01557e36" style:font-size-asian="12pt" style:font-style-asian="italic" style:font-size-complex="12pt" style:font-style-complex="italic"/>
    </style:style>
    <style:style style:name="T73" style:family="text">
      <style:text-properties fo:font-size="12pt" fo:font-style="italic" officeooo:rsid="018a40ae" style:font-size-asian="12pt" style:font-style-asian="italic" style:font-size-complex="12pt" style:font-style-complex="italic"/>
    </style:style>
    <style:style style:name="T74" style:family="text">
      <style:text-properties fo:font-size="12pt" fo:font-style="italic" officeooo:rsid="018a53be" style:font-size-asian="12pt" style:font-style-asian="italic" style:font-size-complex="12pt" style:font-style-complex="italic"/>
    </style:style>
    <style:style style:name="T75" style:family="text">
      <style:text-properties fo:font-size="12pt" fo:font-style="italic" officeooo:rsid="019366be" style:font-size-asian="12pt" style:font-style-asian="italic" style:font-size-complex="12pt" style:font-style-complex="italic"/>
    </style:style>
    <style:style style:name="T76" style:family="text">
      <style:text-properties fo:font-size="12pt" fo:font-style="italic" officeooo:rsid="01942cfd" style:font-size-asian="12pt" style:font-style-asian="italic" style:font-size-complex="12pt" style:font-style-complex="italic"/>
    </style:style>
    <style:style style:name="T77" style:family="text">
      <style:text-properties fo:font-size="12pt" fo:font-style="italic" officeooo:rsid="01a434f2" style:font-size-asian="12pt" style:font-style-asian="italic" style:font-size-complex="12pt" style:font-style-complex="italic"/>
    </style:style>
    <style:style style:name="T78" style:family="text">
      <style:text-properties fo:font-size="12pt" fo:font-style="italic" officeooo:rsid="01c01442" style:font-size-asian="12pt" style:font-style-asian="italic" style:font-size-complex="12pt" style:font-style-complex="italic"/>
    </style:style>
    <style:style style:name="T79" style:family="text">
      <style:text-properties fo:font-size="12pt" fo:font-style="italic" officeooo:rsid="01e2e99c" style:font-size-asian="12pt" style:font-style-asian="italic" style:font-size-complex="12pt" style:font-style-complex="italic"/>
    </style:style>
    <style:style style:name="T80" style:family="text">
      <style:text-properties fo:font-size="12pt" fo:font-style="italic" officeooo:rsid="01e811ee" style:font-size-asian="12pt" style:font-style-asian="italic" style:font-size-complex="12pt" style:font-style-complex="italic"/>
    </style:style>
    <style:style style:name="T81" style:family="text">
      <style:text-properties fo:font-size="12pt" fo:font-style="italic" officeooo:rsid="01ec3286" style:font-size-asian="12pt" style:font-style-asian="italic" style:font-size-complex="12pt" style:font-style-complex="italic"/>
    </style:style>
    <style:style style:name="T82" style:family="text">
      <style:text-properties fo:font-size="12pt" fo:font-style="italic" officeooo:rsid="01f3cc5c" style:font-size-asian="12pt" style:font-style-asian="italic" style:font-size-complex="12pt" style:font-style-complex="italic"/>
    </style:style>
    <style:style style:name="T83" style:family="text">
      <style:text-properties fo:font-size="12pt" fo:font-style="italic" fo:font-weight="normal" officeooo:rsid="000a8804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fo:font-size="12pt" fo:font-style="italic" fo:font-weight="normal" officeooo:rsid="00a0b81e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fo:font-size="12pt" fo:font-style="italic" fo:font-weight="bold" officeooo:rsid="000a8804" style:font-size-asian="12pt" style:font-style-asian="italic" style:font-weight-asian="bold" style:font-size-complex="12pt" style:font-style-complex="italic" style:font-weight-complex="bold"/>
    </style:style>
    <style:style style:name="T86" style:family="text">
      <style:text-properties officeooo:rsid="00633b63"/>
    </style:style>
    <style:style style:name="T87" style:family="text">
      <style:text-properties officeooo:rsid="00741fe3"/>
    </style:style>
    <style:style style:name="T88" style:family="text">
      <style:text-properties fo:font-weight="normal" officeooo:rsid="00106510" style:font-weight-asian="normal" style:font-weight-complex="normal"/>
    </style:style>
    <style:style style:name="T89" style:family="text">
      <style:text-properties fo:font-weight="normal" officeooo:rsid="00a0b81e" style:font-weight-asian="normal" style:font-weight-complex="normal"/>
    </style:style>
    <style:style style:name="T90" style:family="text">
      <style:text-properties fo:font-weight="normal" officeooo:rsid="009e9d14" style:font-weight-asian="normal" style:font-weight-complex="normal"/>
    </style:style>
    <style:style style:name="T91" style:family="text">
      <style:text-properties fo:font-weight="normal" officeooo:rsid="0145e369" style:font-weight-asian="normal" style:font-weight-complex="normal"/>
    </style:style>
    <style:style style:name="T92" style:family="text">
      <style:text-properties fo:font-weight="normal" officeooo:rsid="015b217e" style:font-weight-asian="normal" style:font-weight-complex="normal"/>
    </style:style>
    <style:style style:name="T93" style:family="text">
      <style:text-properties fo:font-weight="normal" officeooo:rsid="016f8336" style:font-weight-asian="normal" style:font-weight-complex="normal"/>
    </style:style>
    <style:style style:name="T94" style:family="text">
      <style:text-properties fo:font-weight="normal" officeooo:rsid="01704150" style:font-weight-asian="normal" style:font-weight-complex="normal"/>
    </style:style>
    <style:style style:name="T95" style:family="text">
      <style:text-properties fo:font-weight="normal" officeooo:rsid="0171ef1e" style:font-weight-asian="normal" style:font-weight-complex="normal"/>
    </style:style>
    <style:style style:name="T96" style:family="text">
      <style:text-properties fo:font-weight="normal" officeooo:rsid="017bb21a" style:font-weight-asian="normal" style:font-weight-complex="normal"/>
    </style:style>
    <style:style style:name="T97" style:family="text">
      <style:text-properties fo:font-weight="normal" officeooo:rsid="017e5839" style:font-weight-asian="normal" style:font-weight-complex="normal"/>
    </style:style>
    <style:style style:name="T98" style:family="text">
      <style:text-properties fo:font-weight="normal" officeooo:rsid="0191500a" style:font-weight-asian="normal" style:font-weight-complex="normal"/>
    </style:style>
    <style:style style:name="T99" style:family="text">
      <style:text-properties fo:font-weight="normal" officeooo:rsid="019366be" style:font-weight-asian="normal" style:font-weight-complex="normal"/>
    </style:style>
    <style:style style:name="T100" style:family="text">
      <style:text-properties fo:font-weight="normal" officeooo:rsid="01a434f2" style:font-weight-asian="normal" style:font-weight-complex="normal"/>
    </style:style>
    <style:style style:name="T101" style:family="text">
      <style:text-properties fo:font-weight="normal" officeooo:rsid="01ae17cc" style:font-weight-asian="normal" style:font-weight-complex="normal"/>
    </style:style>
    <style:style style:name="T102" style:family="text">
      <style:text-properties fo:font-weight="normal" officeooo:rsid="01bb72a2" style:font-weight-asian="normal" style:font-weight-complex="normal"/>
    </style:style>
    <style:style style:name="T103" style:family="text">
      <style:text-properties fo:font-weight="normal" officeooo:rsid="01c01442" style:font-weight-asian="normal" style:font-weight-complex="normal"/>
    </style:style>
    <style:style style:name="T104" style:family="text">
      <style:text-properties fo:font-weight="normal" officeooo:rsid="01d680ef" style:font-weight-asian="normal" style:font-weight-complex="normal"/>
    </style:style>
    <style:style style:name="T105" style:family="text">
      <style:text-properties fo:font-weight="normal" officeooo:rsid="01db664d" style:font-weight-asian="normal" style:font-weight-complex="normal"/>
    </style:style>
    <style:style style:name="T106" style:family="text">
      <style:text-properties fo:font-weight="normal" officeooo:rsid="021b8e77" style:font-weight-asian="normal" style:font-weight-complex="normal"/>
    </style:style>
    <style:style style:name="T107" style:family="text">
      <style:text-properties fo:font-weight="normal" officeooo:rsid="0204409e" style:font-weight-asian="normal" style:font-weight-complex="normal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1441a8b" style:font-style-asian="normal" style:font-style-complex="normal"/>
    </style:style>
    <style:style style:name="T110" style:family="text">
      <style:text-properties fo:font-style="normal" officeooo:rsid="01665b7f" style:font-style-asian="normal" style:font-style-complex="normal"/>
    </style:style>
    <style:style style:name="T111" style:family="text">
      <style:text-properties fo:font-style="normal" officeooo:rsid="0191500a" style:font-style-asian="normal" style:font-style-complex="normal"/>
    </style:style>
    <style:style style:name="T112" style:family="text">
      <style:text-properties fo:font-style="normal" officeooo:rsid="019245f2" style:font-style-asian="normal" style:font-style-complex="normal"/>
    </style:style>
    <style:style style:name="T113" style:family="text">
      <style:text-properties fo:font-style="normal" officeooo:rsid="0197eef7" style:font-style-asian="normal" style:font-style-complex="normal"/>
    </style:style>
    <style:style style:name="T114" style:family="text">
      <style:text-properties fo:font-style="normal" officeooo:rsid="01aa89c2" style:font-style-asian="normal" style:font-style-complex="normal"/>
    </style:style>
    <style:style style:name="T115" style:family="text">
      <style:text-properties fo:font-style="normal" officeooo:rsid="01afcd1a" style:font-style-asian="normal" style:font-style-complex="normal"/>
    </style:style>
    <style:style style:name="T116" style:family="text">
      <style:text-properties fo:font-style="normal" officeooo:rsid="01c7726b" style:font-style-asian="normal" style:font-style-complex="normal"/>
    </style:style>
    <style:style style:name="T117" style:family="text">
      <style:text-properties fo:font-style="normal" officeooo:rsid="01e5ebaf" style:font-style-asian="normal" style:font-style-complex="normal"/>
    </style:style>
    <style:style style:name="T118" style:family="text">
      <style:text-properties fo:font-style="normal" officeooo:rsid="013b1740" style:font-style-asian="normal" style:font-style-complex="normal"/>
    </style:style>
    <style:style style:name="T119" style:family="text">
      <style:text-properties fo:font-style="normal" officeooo:rsid="01ea43b8" style:font-style-asian="normal" style:font-style-complex="normal"/>
    </style:style>
    <style:style style:name="T120" style:family="text">
      <style:text-properties fo:font-style="normal" officeooo:rsid="01ef998b" style:font-style-asian="normal" style:font-style-complex="normal"/>
    </style:style>
    <style:style style:name="T121" style:family="text">
      <style:text-properties officeooo:rsid="000a003f"/>
    </style:style>
    <style:style style:name="T122" style:family="text">
      <style:text-properties officeooo:rsid="0008a0bd"/>
    </style:style>
    <style:style style:name="T123" style:family="text">
      <style:text-properties officeooo:rsid="00eb6f5e"/>
    </style:style>
    <style:style style:name="T124" style:family="text">
      <style:text-properties officeooo:rsid="00eac3b4"/>
    </style:style>
    <style:style style:name="T125" style:family="text">
      <style:text-properties officeooo:rsid="024b5eb6"/>
    </style:style>
    <style:style style:name="T126" style:family="text">
      <style:text-properties officeooo:rsid="01396a86"/>
    </style:style>
    <style:style style:name="T127" style:family="text">
      <style:text-properties officeooo:rsid="013a8563"/>
    </style:style>
    <style:style style:name="T128" style:family="text">
      <style:text-properties officeooo:rsid="013b1740"/>
    </style:style>
    <style:style style:name="T129" style:family="text">
      <style:text-properties officeooo:rsid="013b8f8e"/>
    </style:style>
    <style:style style:name="T130" style:family="text">
      <style:text-properties officeooo:rsid="013fb817"/>
    </style:style>
    <style:style style:name="T131" style:family="text">
      <style:text-properties officeooo:rsid="013fb97e"/>
    </style:style>
    <style:style style:name="T132" style:family="text">
      <style:text-properties officeooo:rsid="0070ce31"/>
    </style:style>
    <style:style style:name="T133" style:family="text">
      <style:text-properties officeooo:rsid="0140cfab"/>
    </style:style>
    <style:style style:name="T134" style:family="text">
      <style:text-properties officeooo:rsid="01437d50"/>
    </style:style>
    <style:style style:name="T135" style:family="text">
      <style:text-properties officeooo:rsid="01441a8b"/>
    </style:style>
    <style:style style:name="T136" style:family="text">
      <style:text-properties officeooo:rsid="0145e369"/>
    </style:style>
    <style:style style:name="T137" style:family="text">
      <style:text-properties officeooo:rsid="014990f2"/>
    </style:style>
    <style:style style:name="T138" style:family="text">
      <style:text-properties officeooo:rsid="015035fb"/>
    </style:style>
    <style:style style:name="T139" style:family="text">
      <style:text-properties officeooo:rsid="02e2de16"/>
    </style:style>
    <style:style style:name="T140" style:family="text">
      <style:text-properties officeooo:rsid="0220abf8"/>
    </style:style>
    <style:style style:name="T141" style:family="text">
      <style:text-properties officeooo:rsid="01518d85"/>
    </style:style>
    <style:style style:name="T142" style:family="text">
      <style:text-properties officeooo:rsid="0152383a"/>
    </style:style>
    <style:style style:name="T143" style:family="text">
      <style:text-properties officeooo:rsid="0153b828"/>
    </style:style>
    <style:style style:name="T144" style:family="text">
      <style:text-properties officeooo:rsid="01f8d2ff"/>
    </style:style>
    <style:style style:name="T145" style:family="text">
      <style:text-properties officeooo:rsid="01557e36"/>
    </style:style>
    <style:style style:name="T146" style:family="text">
      <style:text-properties officeooo:rsid="015d292d"/>
    </style:style>
    <style:style style:name="T147" style:family="text">
      <style:text-properties officeooo:rsid="016223e9"/>
    </style:style>
    <style:style style:name="T148" style:family="text">
      <style:text-properties officeooo:rsid="0163e43f"/>
    </style:style>
    <style:style style:name="T149" style:family="text">
      <style:text-properties officeooo:rsid="0165af28"/>
    </style:style>
    <style:style style:name="T150" style:family="text">
      <style:text-properties officeooo:rsid="016a7e88"/>
    </style:style>
    <style:style style:name="T151" style:family="text">
      <style:text-properties officeooo:rsid="016ca9af"/>
    </style:style>
    <style:style style:name="T152" style:family="text">
      <style:text-properties officeooo:rsid="01731bb4"/>
    </style:style>
    <style:style style:name="T153" style:family="text">
      <style:text-properties officeooo:rsid="017e5839"/>
    </style:style>
    <style:style style:name="T154" style:family="text">
      <style:text-properties officeooo:rsid="0181f6ba"/>
    </style:style>
    <style:style style:name="T155" style:family="text">
      <style:text-properties officeooo:rsid="0184c30a"/>
    </style:style>
    <style:style style:name="T156" style:family="text">
      <style:text-properties officeooo:rsid="018c3f58"/>
    </style:style>
    <style:style style:name="T157" style:family="text">
      <style:text-properties officeooo:rsid="018df30e"/>
    </style:style>
    <style:style style:name="T158" style:family="text">
      <style:text-properties officeooo:rsid="018e4396"/>
    </style:style>
    <style:style style:name="T159" style:family="text">
      <style:text-properties officeooo:rsid="01910adf"/>
    </style:style>
    <style:style style:name="T160" style:family="text">
      <style:text-properties officeooo:rsid="019366be"/>
    </style:style>
    <style:style style:name="T161" style:family="text">
      <style:text-properties officeooo:rsid="01945d97"/>
    </style:style>
    <style:style style:name="T162" style:family="text">
      <style:text-properties officeooo:rsid="019e1997"/>
    </style:style>
    <style:style style:name="T163" style:family="text">
      <style:text-properties officeooo:rsid="01a04204"/>
    </style:style>
    <style:style style:name="T164" style:family="text">
      <style:text-properties officeooo:rsid="01a434f2"/>
    </style:style>
    <style:style style:name="T165" style:family="text">
      <style:text-properties officeooo:rsid="01a59462"/>
    </style:style>
    <style:style style:name="T166" style:family="text">
      <style:text-properties officeooo:rsid="01a7d2fc"/>
    </style:style>
    <style:style style:name="T167" style:family="text">
      <style:text-properties officeooo:rsid="00a0b81e"/>
    </style:style>
    <style:style style:name="T168" style:family="text">
      <style:text-properties officeooo:rsid="01ad4e08"/>
    </style:style>
    <style:style style:name="T169" style:family="text">
      <style:text-properties officeooo:rsid="01ad64bf"/>
    </style:style>
    <style:style style:name="T170" style:family="text">
      <style:text-properties officeooo:rsid="01ae17cc"/>
    </style:style>
    <style:style style:name="T171" style:family="text">
      <style:text-properties officeooo:rsid="01b13598"/>
    </style:style>
    <style:style style:name="T172" style:family="text">
      <style:text-properties officeooo:rsid="01b40797"/>
    </style:style>
    <style:style style:name="T173" style:family="text">
      <style:text-properties officeooo:rsid="01bf65fa"/>
    </style:style>
    <style:style style:name="T174" style:family="text">
      <style:text-properties officeooo:rsid="01bf6d61"/>
    </style:style>
    <style:style style:name="T175" style:family="text">
      <style:text-properties officeooo:rsid="01c01442"/>
    </style:style>
    <style:style style:name="T176" style:family="text">
      <style:text-properties officeooo:rsid="01c1c900"/>
    </style:style>
    <style:style style:name="T177" style:family="text">
      <style:text-properties officeooo:rsid="01c2a364"/>
    </style:style>
    <style:style style:name="T178" style:family="text">
      <style:text-properties officeooo:rsid="01c3dc83"/>
    </style:style>
    <style:style style:name="T179" style:family="text">
      <style:text-properties officeooo:rsid="01c7726b"/>
    </style:style>
    <style:style style:name="T180" style:family="text">
      <style:text-properties officeooo:rsid="01cac61c"/>
    </style:style>
    <style:style style:name="T181" style:family="text">
      <style:text-properties officeooo:rsid="01caf76b"/>
    </style:style>
    <style:style style:name="T182" style:family="text">
      <style:text-properties officeooo:rsid="01cccc11"/>
    </style:style>
    <style:style style:name="T183" style:family="text">
      <style:text-properties officeooo:rsid="01ce3b33"/>
    </style:style>
    <style:style style:name="T184" style:family="text">
      <style:text-properties officeooo:rsid="01d04904"/>
    </style:style>
    <style:style style:name="T185" style:family="text">
      <style:text-properties officeooo:rsid="01d1fa90"/>
    </style:style>
    <style:style style:name="T186" style:family="text">
      <style:text-properties fo:font-size="11pt" style:font-size-asian="11pt" style:font-size-complex="11pt"/>
    </style:style>
    <style:style style:name="T187" style:family="text">
      <style:text-properties fo:font-size="11pt" officeooo:rsid="013b1740" style:font-size-asian="11pt" style:font-size-complex="11pt"/>
    </style:style>
    <style:style style:name="T188" style:family="text">
      <style:text-properties fo:font-size="11pt" officeooo:rsid="013a8563" style:font-size-asian="11pt" style:font-size-complex="11pt"/>
    </style:style>
    <style:style style:name="T189" style:family="text">
      <style:text-properties fo:font-size="11pt" officeooo:rsid="01da468c" style:font-size-asian="11pt" style:font-size-complex="11pt"/>
    </style:style>
    <style:style style:name="T190" style:family="text">
      <style:text-properties fo:font-size="11pt" officeooo:rsid="04092c59" style:font-size-asian="11pt" style:font-size-complex="11pt"/>
    </style:style>
    <style:style style:name="T191" style:family="text">
      <style:text-properties fo:font-size="11.5pt" style:font-size-asian="11.5pt" style:font-size-complex="11.5pt"/>
    </style:style>
    <style:style style:name="T192" style:family="text">
      <style:text-properties fo:font-size="11.5pt" officeooo:rsid="013b1740" style:font-size-asian="11.5pt" style:font-size-complex="11.5pt"/>
    </style:style>
    <style:style style:name="T193" style:family="text">
      <style:text-properties fo:font-size="11.5pt" officeooo:rsid="013a8563" style:font-size-asian="11.5pt" style:font-size-complex="11.5pt"/>
    </style:style>
    <style:style style:name="T194" style:family="text">
      <style:text-properties officeooo:rsid="01fc8b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3">/<text:span text:style-name="T126">apis</text:span></text:p>
      <text:p text:style-name="P228"/>
      <text:p text:style-name="P335">A collection of all the Wadapi-hosted APIs with available profiling data.</text:p>
      <text:p text:style-name="P251"/>
      <text:p text:style-name="P171">URL</text:p>
      <text:p text:style-name="P171"/>
      <text:p text:style-name="P408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263"/>
      <text:p text:style-name="P171">Supported Request <text:span text:style-name="T121">M</text:span>ethods</text:p>
      <text:p text:style-name="P276"/>
      <text:p text:style-name="P263">GET – <text:span text:style-name="T127">Return a list of all Wadapi APIs with profiling data available</text:span></text:p>
      <text:p text:style-name="P263"/>
      <text:p text:style-name="P185">Supported Request Formats</text:p>
      <text:p text:style-name="P185"/>
      <text:p text:style-name="P289">json</text:p>
      <text:p text:style-name="P289"/>
      <text:p text:style-name="P185">Authentication</text:p>
      <text:p text:style-name="P185"/>
      <text:p text:style-name="P302">Basic</text:p>
      <text:p text:style-name="P302"/>
      <text:p text:style-name="P349">Permissions</text:p>
      <text:p text:style-name="P276"/>
      <table:table table:name="Table79" table:style-name="Table79">
        <table:table-column table:style-name="Table79.A"/>
        <table:table-column table:style-name="Table79.B"/>
        <table:table-column table:style-name="Table79.C"/>
        <table:table-row>
          <table:table-cell table:style-name="Table79.A1" office:value-type="string">
            <text:p text:style-name="P517">Role</text:p>
          </table:table-cell>
          <table:table-cell table:style-name="Table79.A1" office:value-type="string">
            <text:p text:style-name="P505">Allowed Methods</text:p>
          </table:table-cell>
          <table:table-cell table:style-name="Table79.C1" office:value-type="string">
            <text:p text:style-name="P505">Restrictions</text:p>
          </table:table-cell>
        </table:table-row>
        <table:table-row>
          <table:table-cell table:style-name="Table79.A2" office:value-type="string">
            <text:p text:style-name="P538">root</text:p>
          </table:table-cell>
          <table:table-cell table:style-name="Table79.A2" table:number-rows-spanned="2" office:value-type="string">
            <text:p text:style-name="P550">GET</text:p>
          </table:table-cell>
          <table:table-cell table:style-name="Table79.C2" table:number-rows-spanned="2" office:value-type="string">
            <text:p text:style-name="P561">Can retrieve a <text:span text:style-name="T127">list of all profiled APIs. </text:span></text:p>
          </table:table-cell>
        </table:table-row>
        <table:table-row>
          <table:table-cell table:style-name="Table79.A2" office:value-type="string">
            <text:p text:style-name="P572">master</text:p>
          </table:table-cell>
          <table:covered-table-cell/>
          <table:covered-table-cell/>
        </table:table-row>
        <table:table-row>
          <table:table-cell table:style-name="Table79.A2" office:value-type="string">
            <text:p text:style-name="P584">consumer</text:p>
          </table:table-cell>
          <table:table-cell table:style-name="Table79.A2" office:value-type="string">
            <text:p text:style-name="P443">GET</text:p>
          </table:table-cell>
          <table:table-cell table:style-name="Table79.C2" office:value-type="string">
            <text:p text:style-name="P443">Can retrieve a list of APIs of which the requesting user is an administrator.</text:p>
          </table:table-cell>
        </table:table-row>
      </table:table>
      <text:p text:style-name="P315"/>
      <text:p text:style-name="P198">Response Errors</text:p>
      <text:p text:style-name="P19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29">Error</text:p>
          </table:table-cell>
          <table:table-cell table:style-name="Table2.A1" office:value-type="string">
            <text:p text:style-name="P529">Reason</text:p>
          </table:table-cell>
          <table:table-cell table:style-name="Table2.C1" office:value-type="string">
            <text:p text:style-name="P492">Description</text:p>
          </table:table-cell>
        </table:table-row>
        <table:table-row>
          <table:table-cell table:style-name="Table2.A2" office:value-type="string">
            <text:p text:style-name="P595">401</text:p>
          </table:table-cell>
          <table:table-cell table:style-name="Table2.A2" office:value-type="string">
            <text:p text:style-name="P595">Unauthorized</text:p>
          </table:table-cell>
          <table:table-cell table:style-name="Table2.C2" office:value-type="string">
            <text:p text:style-name="P605">The 'Authori<text:span text:style-name="T86">z</text:span>ation' header is missing and must be supplied.</text:p>
          </table:table-cell>
        </table:table-row>
        <table:table-row>
          <table:table-cell table:style-name="Table2.A2" office:value-type="string">
            <text:p text:style-name="P595">403</text:p>
          </table:table-cell>
          <table:table-cell table:style-name="Table2.A2" office:value-type="string">
            <text:p text:style-name="P595">Forbidden</text:p>
          </table:table-cell>
          <table:table-cell table:style-name="Table2.C2" office:value-type="string">
            <text:p text:style-name="P615">The request authorisation did not include authorised credentials <text:span text:style-name="T135">or the requesting user does not have read access to the collection</text:span>.</text:p>
          </table:table-cell>
        </table:table-row>
        <table:table-row>
          <table:table-cell table:style-name="Table2.A2" office:value-type="string">
            <text:p text:style-name="P625">405</text:p>
          </table:table-cell>
          <table:table-cell table:style-name="Table2.A2" office:value-type="string">
            <text:p text:style-name="P625">Method Not Allowed</text:p>
          </table:table-cell>
          <table:table-cell table:style-name="Table2.C2" office:value-type="string">
            <text:p text:style-name="P634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2.A2" office:value-type="string">
            <text:p text:style-name="P644">406</text:p>
          </table:table-cell>
          <table:table-cell table:style-name="Table2.A2" office:value-type="string">
            <text:p text:style-name="P644">Not Acceptable</text:p>
          </table:table-cell>
          <table:table-cell table:style-name="Table2.C2" office:value-type="string">
            <text:p text:style-name="P653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401"/>
      <text:p text:style-name="P209"/>
      <text:p text:style-name="P473"><text:span text:style-name="T10">Example</text:span><text:span text:style-name="T11">s</text:span></text:p>
      <text:p text:style-name="P209"/>
      <text:p text:style-name="P361">GET /<text:span text:style-name="T128">apis</text:span></text:p>
      <text:p text:style-name="P30"/>
      <text:p text:style-name="P376">Response Body:</text:p>
      <text:p text:style-name="P376"/>
      <text:p text:style-name="P8">{</text:p>
      <text:p text:style-name="P1"><text:span text:style-name="T67"><text:tab/>“</text:span><text:span text:style-name="T68">self”:“</text:span><text:a xlink:type="simple" xlink:href="https://api.doga.gov/1.0/templates" text:style-name="Internet_20_link" text:visited-style-name="Visited_20_Internet_20_Link"><text:span text:style-name="T67">http://</text:span></text:a><text:a xlink:type="simple" xlink:href="https://api.doga.gov/1.0/templates" text:style-name="Internet_20_link" text:visited-style-name="Visited_20_Internet_20_Link"><text:span text:style-name="T70">analytics</text:span></text:a><text:a xlink:type="simple" xlink:href="https://api.doga.gov/1.0/templates" text:style-name="Internet_20_link" text:visited-style-name="Visited_20_Internet_20_Link"><text:span text:style-name="T67">.mywadapi.co</text:span></text:a><text:a xlink:type="simple" xlink:href="https://api.doga.gov/1.0/templates" text:style-name="Internet_20_link" text:visited-style-name="Visited_20_Internet_20_Link"><text:span text:style-name="T71">m/apis</text:span></text:a><text:span text:style-name="T69">”</text:span><text:span text:style-name="T67">,</text:span></text:p>
      <text:p text:style-name="P393"><text:span text:style-name="T1"><text:tab/>“</text:span><text:span text:style-name="T2">total”: </text:span><text:span text:style-name="T3">3</text:span><text:span text:style-name="T2">,</text:span></text:p>
      <text:p text:style-name="P146"><text:span text:style-name="T88"><text:tab/>“</text:span><text:span text:style-name="T91">apis</text:span><text:span text:style-name="T90">”:</text:span><text:span text:style-name="T89">[</text:span></text:p>
      <text:p text:style-name="P7"><text:tab/><text:tab/>{</text:p>
      <text:p text:style-name="P421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s://analytics.mywadapi.com/apis/58493045684" text:style-name="Internet_20_link" text:visited-style-name="Visited_20_Internet_20_Link"><text:span text:style-name="T15">http</text:span></text:a><text:a xlink:type="simple" xlink:href="https://analytics.mywadapi.com/apis/58493045684" text:style-name="Internet_20_link" text:visited-style-name="Visited_20_Internet_20_Link"><text:span text:style-name="T19">s</text:span></text:a><text:a xlink:type="simple" xlink:href="https://analytics.mywadapi.com/apis/58493045684" text:style-name="Internet_20_link" text:visited-style-name="Visited_20_Internet_20_Link"><text:span text:style-name="T15">://</text:span></text:a><text:a xlink:type="simple" xlink:href="https://analytics.mywadapi.com/apis/58493045684" text:style-name="Internet_20_link" text:visited-style-name="Visited_20_Internet_20_Link"><text:span text:style-name="T18">analytics</text:span></text:a><text:a xlink:type="simple" xlink:href="https://analytics.mywadapi.com/apis/58493045684" text:style-name="Internet_20_link" text:visited-style-name="Visited_20_Internet_20_Link"><text:span text:style-name="T15">.mywadapi.co</text:span></text:a><text:a xlink:type="simple" xlink:href="https://analytics.mywadapi.com/apis/58493045684" text:style-name="Internet_20_link" text:visited-style-name="Visited_20_Internet_20_Link"><text:span text:style-name="T18">m/ap</text:span></text:a><text:a xlink:type="simple" xlink:href="https://analytics.mywadapi.com/apis/58493045684" text:style-name="Internet_20_link" text:visited-style-name="Visited_20_Internet_20_Link"><text:span text:style-name="T21">is/58493045684</text:span></text:a><text:span text:style-name="T15">”</text:span><text:span text:style-name="T12">,</text:span></text:p>
      <text:p text:style-name="P421"><text:span text:style-name="T12"><text:tab/><text:tab/><text:tab/>“</text:span><text:span text:style-name="T43">name”:”TickeTing API”,</text:span></text:p>
      <text:p text:style-name="P63"><text:tab/><text:tab/><text:tab/>“<text:span text:style-name="T128">root”:”</text:span><text:a xlink:type="simple" xlink:href="https://ticketing.mywadapi.com/" text:style-name="Internet_20_link" text:visited-style-name="Visited_20_Internet_20_Link"><text:span text:style-name="T128">https://ticketing.mywadapi.com</text:span></text:a><text:span text:style-name="T128">”,</text:span></text:p>
      <text:p text:style-name="P77"><text:tab/><text:tab/><text:tab/>“<text:span text:style-name="T145">requested-endpoints</text:span>”:”<text:span text:style-name="T137">37</text:span>”,</text:p>
      <text:p text:style-name="P100"><text:tab/><text:tab/><text:tab/>“<text:span text:style-name="T129">daily-requests</text:span>”:”<text:span text:style-name="T129">5473</text:span>”,</text:p>
      <text:p text:style-name="P100"><text:span text:style-name="T167"><text:tab/><text:tab/><text:tab/>“requests”:”</text:span><text:a xlink:type="simple" xlink:href="http://api.myticketting.com/1.0/settings" text:style-name="Internet_20_link" text:visited-style-name="Visited_20_Internet_20_Link"><text:span text:style-name="T167">https://analytics.mywadapi.com/apis/5..4/requests</text:span></text:a><text:span text:style-name="T167">”</text:span>,</text:p>
      <text:p text:style-name="P45"><text:tab/><text:tab/><text:tab/>“<text:span text:style-name="T133">endpoint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5..4/endpoints</text:span></text:a><text:span text:style-name="T132">”</text:span></text:p>
      <text:p text:style-name="P110"><text:tab/><text:tab/>},</text:p>
      <text:p text:style-name="P9"><text:tab/><text:tab/>{</text:p>
      <text:p text:style-name="P436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is</text:span></text:a><text:span text:style-name="T15">”</text:span><text:span text:style-name="T12">,</text:span></text:p>
      <text:p text:style-name="P436"><text:span text:style-name="T12"><text:tab/><text:tab/><text:tab/>“</text:span><text:span text:style-name="T43">name”:”Gender Affairs API”,</text:span></text:p>
      <text:p text:style-name="P46"><text:tab/><text:tab/><text:tab/>“<text:span text:style-name="T128">root”:”</text:span><text:a xlink:type="simple" xlink:href="https://ticketing.mywadapi.com/" text:style-name="Internet_20_link" text:visited-style-name="Visited_20_Internet_20_Link"><text:span text:style-name="T128">https://gbsv.mywadapi.com</text:span></text:a><text:span text:style-name="T128">”,</text:span></text:p>
      <text:p text:style-name="P78"><text:tab/><text:tab/><text:tab/>“<text:span text:style-name="T145">requested-endpoints</text:span>”:”<text:span text:style-name="T137">17</text:span>”,</text:p>
      <text:p text:style-name="P100"><text:tab/><text:tab/><text:tab/>“<text:span text:style-name="T129">daily-requests</text:span>”:”<text:span text:style-name="T137">396</text:span>”,</text:p>
      <text:p text:style-name="P100"><text:span text:style-name="T167"><text:tab/><text:tab/><text:tab/>“requests”:”</text:span><text:a xlink:type="simple" xlink:href="http://api.myticketting.com/1.0/settings" text:style-name="Internet_20_link" text:visited-style-name="Visited_20_Internet_20_Link"><text:span text:style-name="T167">https://analytics.mywadapi.com/apis/5..4/requests</text:span></text:a><text:span text:style-name="T167">”</text:span>,</text:p>
      <text:p text:style-name="P46"><text:tab/><text:tab/><text:tab/>“<text:span text:style-name="T133">endpoint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1..0/endpoints</text:span></text:a><text:span text:style-name="T132">”</text:span></text:p>
      <text:p text:style-name="P110"><text:tab/><text:tab/>},</text:p>
      <text:p text:style-name="P110"><text:tab/><text:tab/>.</text:p>
      <text:p text:style-name="P110"><text:tab/><text:tab/>.</text:p>
      <text:p text:style-name="P110"><text:tab/><text:tab/>.</text:p>
      <text:p text:style-name="P109"><text:tab/><text:span text:style-name="T136">]</text:span></text:p>
      <text:p text:style-name="P128">}</text:p>
      <text:p text:style-name="P463">/<text:span text:style-name="T130">apis/{api_id}</text:span></text:p>
      <text:p text:style-name="P228"/>
      <text:p text:style-name="P327">A <text:span text:style-name="T131">Wadapi-Hosted API Resource containing relevant profiling data</text:span></text:p>
      <text:p text:style-name="P263"/>
      <text:p text:style-name="P172">URL</text:p>
      <text:p text:style-name="P172"/>
      <text:p text:style-name="P409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6">{api_id}</text:span></text:a></text:p>
      <text:p text:style-name="P263"/>
      <text:p text:style-name="P171">Supported Request <text:span text:style-name="T121">M</text:span>ethods</text:p>
      <text:p text:style-name="P276"/>
      <text:p text:style-name="P263">GET – <text:span text:style-name="T122">Returns a single API Resource and its profiling data.</text:span></text:p>
      <text:p text:style-name="P263"/>
      <text:p text:style-name="P185">Supported Request Formats</text:p>
      <text:p text:style-name="P185"/>
      <text:p text:style-name="P289">json</text:p>
      <text:p text:style-name="P289"/>
      <text:p text:style-name="P185">Authentication</text:p>
      <text:p text:style-name="P185"/>
      <text:p text:style-name="P302">Basic</text:p>
      <text:p text:style-name="P302"/>
      <text:p text:style-name="P349">Permissions</text:p>
      <text:p text:style-name="P276"/>
      <table:table table:name="Table164" table:style-name="Table164">
        <table:table-column table:style-name="Table164.A"/>
        <table:table-column table:style-name="Table164.B"/>
        <table:table-column table:style-name="Table164.C"/>
        <table:table-row>
          <table:table-cell table:style-name="Table164.A1" office:value-type="string">
            <text:p text:style-name="P517">Role</text:p>
          </table:table-cell>
          <table:table-cell table:style-name="Table164.A1" office:value-type="string">
            <text:p text:style-name="P505">Allowed Methods</text:p>
          </table:table-cell>
          <table:table-cell table:style-name="Table164.C1" office:value-type="string">
            <text:p text:style-name="P505">Restrictions</text:p>
          </table:table-cell>
        </table:table-row>
        <table:table-row>
          <table:table-cell table:style-name="Table164.A2" office:value-type="string">
            <text:p text:style-name="P538">root</text:p>
          </table:table-cell>
          <table:table-cell table:style-name="Table164.A2" table:number-rows-spanned="2" office:value-type="string">
            <text:p text:style-name="P664">GET</text:p>
          </table:table-cell>
          <table:table-cell table:style-name="Table164.C2" table:number-rows-spanned="2" office:value-type="string">
            <text:p text:style-name="P662">Can <text:span text:style-name="T134">retrieve profiling data for any API resource.</text:span></text:p>
          </table:table-cell>
        </table:table-row>
        <table:table-row>
          <table:table-cell table:style-name="Table164.A2" office:value-type="string">
            <text:p text:style-name="P572">master</text:p>
          </table:table-cell>
          <table:covered-table-cell/>
          <table:covered-table-cell/>
        </table:table-row>
        <table:table-row>
          <table:table-cell table:style-name="Table164.A2" office:value-type="string">
            <text:p text:style-name="P671">c<text:span text:style-name="T125">onsumer</text:span></text:p>
          </table:table-cell>
          <table:table-cell table:style-name="Table164.A2" office:value-type="string">
            <text:p text:style-name="P456">GET</text:p>
          </table:table-cell>
          <table:table-cell table:style-name="Table164.C2" office:value-type="string">
            <text:p text:style-name="P663">Can <text:span text:style-name="T134">retrieve profiling data only for API resources of which the requesting user in an administrator.</text:span></text:p>
          </table:table-cell>
        </table:table-row>
      </table:table>
      <text:p text:style-name="P315"/>
      <text:p text:style-name="P198">Response Errors</text:p>
      <text:p text:style-name="P198"/>
      <table:table table:name="Table165" table:style-name="Table165">
        <table:table-column table:style-name="Table165.A"/>
        <table:table-column table:style-name="Table165.B"/>
        <table:table-column table:style-name="Table165.C"/>
        <table:table-row>
          <table:table-cell table:style-name="Table165.A1" office:value-type="string">
            <text:p text:style-name="P529">Error</text:p>
          </table:table-cell>
          <table:table-cell table:style-name="Table165.A1" office:value-type="string">
            <text:p text:style-name="P529">Reason</text:p>
          </table:table-cell>
          <table:table-cell table:style-name="Table165.C1" office:value-type="string">
            <text:p text:style-name="P492">Description</text:p>
          </table:table-cell>
        </table:table-row>
        <table:table-row>
          <table:table-cell table:style-name="Table165.A2" office:value-type="string">
            <text:p text:style-name="P595">401</text:p>
          </table:table-cell>
          <table:table-cell table:style-name="Table165.A2" office:value-type="string">
            <text:p text:style-name="P595">Unauthorized</text:p>
          </table:table-cell>
          <table:table-cell table:style-name="Table165.C2" office:value-type="string">
            <text:p text:style-name="P605">The 'Authori<text:span text:style-name="T86">z</text:span>ation' header is missing and must be supplied.</text:p>
          </table:table-cell>
        </table:table-row>
        <table:table-row>
          <table:table-cell table:style-name="Table165.A2" office:value-type="string">
            <text:p text:style-name="P595">403</text:p>
          </table:table-cell>
          <table:table-cell table:style-name="Table165.A2" office:value-type="string">
            <text:p text:style-name="P595">Forbidden</text:p>
          </table:table-cell>
          <table:table-cell table:style-name="Table165.C2" office:value-type="string">
            <text:p text:style-name="P616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165.A2" office:value-type="string">
            <text:p text:style-name="P625">405</text:p>
          </table:table-cell>
          <table:table-cell table:style-name="Table165.A2" office:value-type="string">
            <text:p text:style-name="P625">Method Not Allowed</text:p>
          </table:table-cell>
          <table:table-cell table:style-name="Table165.C2" office:value-type="string">
            <text:p text:style-name="P635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165.A2" office:value-type="string">
            <text:p text:style-name="P644">406</text:p>
          </table:table-cell>
          <table:table-cell table:style-name="Table165.A2" office:value-type="string">
            <text:p text:style-name="P644">Not Acceptable</text:p>
          </table:table-cell>
          <table:table-cell table:style-name="Table165.C2" office:value-type="string">
            <text:p text:style-name="P653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328"/>
      <text:p text:style-name="P209"/>
      <text:p text:style-name="P476"><text:span text:style-name="T10">Example</text:span><text:span text:style-name="T11">s</text:span></text:p>
      <text:p text:style-name="P209"/>
      <text:p text:style-name="P225"><text:span text:style-name="T108">GET /</text:span><text:span text:style-name="T109">apis/58493045684</text:span></text:p>
      <text:p text:style-name="P30"/>
      <text:p text:style-name="P375">Response Body:</text:p>
      <text:p text:style-name="P375"/>
      <text:p text:style-name="P10">{</text:p>
      <text:p text:style-name="P436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8493045684</text:span></text:a><text:span text:style-name="T15">”</text:span><text:span text:style-name="T12">,</text:span></text:p>
      <text:p text:style-name="P436"><text:span text:style-name="T12"><text:tab/>“</text:span><text:span text:style-name="T43">name”:”TickeTing API”,</text:span></text:p>
      <text:p text:style-name="P47"><text:tab/>“<text:span text:style-name="T128">root”:”</text:span><text:a xlink:type="simple" xlink:href="https://ticketing.mywadapi.com/" text:style-name="Internet_20_link" text:visited-style-name="Visited_20_Internet_20_Link"><text:span text:style-name="T128">https://ticketing.mywadapi.com</text:span></text:a><text:span text:style-name="T128">”,</text:span></text:p>
      <text:p text:style-name="P78"><text:tab/>“<text:span text:style-name="T145">requested-endpoints</text:span>”:”<text:span text:style-name="T137">37</text:span>”,</text:p>
      <text:p text:style-name="P99"><text:tab/>“<text:span text:style-name="T129">daily-requests</text:span>”:”<text:span text:style-name="T129">5473</text:span>”,</text:p>
      <text:p text:style-name="P99"><text:span text:style-name="T167"><text:tab/>“requests”:”</text:span><text:a xlink:type="simple" xlink:href="http://api.myticketting.com/1.0/settings" text:style-name="Internet_20_link" text:visited-style-name="Visited_20_Internet_20_Link"><text:span text:style-name="T167">https://analytics.mywadapi.com/apis/5..4/requests</text:span></text:a><text:span text:style-name="T167">”</text:span>,</text:p>
      <text:p text:style-name="P47"><text:tab/>“<text:span text:style-name="T133">endpoint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5..4/endpoints</text:span></text:a><text:span text:style-name="T132">”</text:span></text:p>
      <text:p text:style-name="P124">}</text:p>
      <text:p text:style-name="P469">/<text:span text:style-name="T126">apis/{api_id}/requests</text:span></text:p>
      <text:p text:style-name="P247"/>
      <text:p text:style-name="P345">A <text:span text:style-name="T150">resource representing an api’s daily average requests.</text:span></text:p>
      <text:p text:style-name="P259"/>
      <text:p text:style-name="P181">URL</text:p>
      <text:p text:style-name="P181"/>
      <text:p text:style-name="P417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</text:span></text:a><text:a xlink:type="simple" xlink:href="https://api.doga.gov/1.0/cases/" text:style-name="Internet_20_link" text:visited-style-name="Visited_20_Internet_20_Link"><text:span text:style-name="T27">/r</text:span></text:a><text:a xlink:type="simple" xlink:href="https://api.doga.gov/1.0/cases/" text:style-name="Internet_20_link" text:visited-style-name="Visited_20_Internet_20_Link"><text:span text:style-name="T29">equests</text:span></text:a></text:p>
      <text:p text:style-name="P272"/>
      <text:p text:style-name="P181">Supported Request <text:span text:style-name="T121">M</text:span>ethods</text:p>
      <text:p text:style-name="P285"/>
      <text:p text:style-name="P272">GET – <text:span text:style-name="T127">Return an object where keys represent the calendar date, and values the average requests.</text:span></text:p>
      <text:p text:style-name="P272"/>
      <text:p text:style-name="P194">Supported Request Formats</text:p>
      <text:p text:style-name="P194"/>
      <text:p text:style-name="P298">json</text:p>
      <text:p text:style-name="P298"/>
      <text:p text:style-name="P194">Authentication</text:p>
      <text:p text:style-name="P194"/>
      <text:p text:style-name="P311">Basic</text:p>
      <text:p text:style-name="P242"/>
      <text:p text:style-name="P242">Query Parameters (GET)</text:p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502">Name</text:p>
          </table:table-cell>
          <table:table-cell table:style-name="Table32.A1" office:value-type="string">
            <text:p text:style-name="P489">Inclusion</text:p>
          </table:table-cell>
          <table:table-cell table:style-name="Table32.C1" office:value-type="string">
            <text:p text:style-name="P502">Description</text:p>
          </table:table-cell>
        </table:table-row>
        <table:table-row>
          <table:table-cell table:style-name="Table32.A2" office:value-type="string">
            <text:p text:style-name="P716">from</text:p>
          </table:table-cell>
          <table:table-cell table:style-name="Table32.A2" office:value-type="string">
            <text:p text:style-name="P685">optional</text:p>
          </table:table-cell>
          <table:table-cell table:style-name="Table32.C2" office:value-type="string">
            <text:p text:style-name="P716">A date on or after which all returned average requests should have been recorded.</text:p>
          </table:table-cell>
        </table:table-row>
        <table:table-row>
          <table:table-cell table:style-name="Table32.A2" office:value-type="string">
            <text:p text:style-name="P716">to</text:p>
          </table:table-cell>
          <table:table-cell table:style-name="Table32.A2" office:value-type="string">
            <text:p text:style-name="P704">optional</text:p>
          </table:table-cell>
          <table:table-cell table:style-name="Table32.C2" office:value-type="string">
            <text:p text:style-name="P716">A date on or before which all returned average requests should have been recorded.</text:p>
          </table:table-cell>
        </table:table-row>
        <table:table-row>
          <table:table-cell table:style-name="Table32.A2" office:value-type="string">
            <text:p text:style-name="P823">a<text:span text:style-name="T194">ggregator</text:span></text:p>
          </table:table-cell>
          <table:table-cell table:style-name="Table32.A2" office:value-type="string">
            <text:p text:style-name="P825">optional</text:p>
          </table:table-cell>
          <table:table-cell table:style-name="Table32.C2" office:value-type="string">
            <text:p text:style-name="P827">The field on which to group results. Valid options are ‘date’ and ‘endpoint’. The default value is ‘date’.</text:p>
          </table:table-cell>
        </table:table-row>
        <table:table-row>
          <table:table-cell table:style-name="Table32.A2" office:value-type="string">
            <text:p text:style-name="P720">order</text:p>
          </table:table-cell>
          <table:table-cell table:style-name="Table32.A2" office:value-type="string">
            <text:p text:style-name="P685">optional</text:p>
          </table:table-cell>
          <table:table-cell table:style-name="Table32.C2" office:value-type="string">
            <text:p text:style-name="P694">The order in which to present <text:span text:style-name="T152">average requests</text:span>. Valid options <text:span text:style-name="T139">are:</text:span> ‘<text:span text:style-name="T152">asc’ and ‘desc’</text:span>. Default value is ‘<text:span text:style-name="T153">asc’</text:span>.</text:p>
          </table:table-cell>
        </table:table-row>
      </table:table>
      <text:p text:style-name="P311"/>
      <text:p text:style-name="P358">Permissions</text:p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526">Role</text:p>
          </table:table-cell>
          <table:table-cell table:style-name="Table33.A1" office:value-type="string">
            <text:p text:style-name="P514">Allowed Methods</text:p>
          </table:table-cell>
          <table:table-cell table:style-name="Table33.C1" office:value-type="string">
            <text:p text:style-name="P514">Restrictions</text:p>
          </table:table-cell>
        </table:table-row>
        <table:table-row>
          <table:table-cell table:style-name="Table33.A2" office:value-type="string">
            <text:p text:style-name="P547">root</text:p>
          </table:table-cell>
          <table:table-cell table:style-name="Table33.A2" table:number-rows-spanned="2" office:value-type="string">
            <text:p text:style-name="P558">GET</text:p>
          </table:table-cell>
          <table:table-cell table:style-name="Table33.C2" table:number-rows-spanned="2" office:value-type="string">
            <text:p text:style-name="P569">Can retrieve <text:span text:style-name="T151">average requests for all APIs in the system. </text:span></text:p>
          </table:table-cell>
        </table:table-row>
        <table:table-row>
          <table:table-cell table:style-name="Table33.A2" office:value-type="string">
            <text:p text:style-name="P581">master</text:p>
          </table:table-cell>
          <table:covered-table-cell/>
          <table:covered-table-cell/>
        </table:table-row>
        <table:table-row>
          <table:table-cell table:style-name="Table33.A2" office:value-type="string">
            <text:p text:style-name="P592">consumer</text:p>
          </table:table-cell>
          <table:table-cell table:style-name="Table33.A2" office:value-type="string">
            <text:p text:style-name="P452">GET</text:p>
          </table:table-cell>
          <table:table-cell table:style-name="Table33.C2" office:value-type="string">
            <text:p text:style-name="P453">Can retrieve <text:span text:style-name="T151">average requests only for</text:span> APIs of which the requesting user is an administrator.</text:p>
          </table:table-cell>
        </table:table-row>
      </table:table>
      <text:p text:style-name="P324"/>
      <text:p text:style-name="P206">Response Errors</text:p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P875">Error</text:p>
          </table:table-cell>
          <table:table-cell table:style-name="Table34.A1" office:value-type="string">
            <text:p text:style-name="P875">Reason</text:p>
          </table:table-cell>
          <table:table-cell table:style-name="Table34.C1" office:value-type="string">
            <text:p text:style-name="P871">Description</text:p>
          </table:table-cell>
        </table:table-row>
        <table:table-row>
          <table:table-cell table:style-name="Table34.A2" office:value-type="string">
            <text:p text:style-name="P860">400</text:p>
          </table:table-cell>
          <table:table-cell table:style-name="Table34.A2" office:value-type="string">
            <text:p text:style-name="P860">Bad Request</text:p>
          </table:table-cell>
          <table:table-cell table:style-name="Table34.C2" office:value-type="string">
            <text:p text:style-name="P863"><text:span text:style-name="T144">One or more query parameters are invalid</text:span>.</text:p>
          </table:table-cell>
        </table:table-row>
        <table:table-row>
          <table:table-cell table:style-name="Table34.A2" office:value-type="string">
            <text:p text:style-name="P860">401</text:p>
          </table:table-cell>
          <table:table-cell table:style-name="Table34.A2" office:value-type="string">
            <text:p text:style-name="P860">Unauthorized</text:p>
          </table:table-cell>
          <table:table-cell table:style-name="Table34.C2" office:value-type="string">
            <text:p text:style-name="P863">The 'Authori<text:span text:style-name="T86">z</text:span>ation' header is missing and must be supplied.</text:p>
          </table:table-cell>
        </table:table-row>
        <table:table-row>
          <table:table-cell table:style-name="Table34.A2" office:value-type="string">
            <text:p text:style-name="P860">403</text:p>
          </table:table-cell>
          <table:table-cell table:style-name="Table34.A2" office:value-type="string">
            <text:p text:style-name="P860">Forbidden</text:p>
          </table:table-cell>
          <table:table-cell table:style-name="Table34.C2" office:value-type="string">
            <text:p text:style-name="P855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34.A2" office:value-type="string">
            <text:p text:style-name="P844">405</text:p>
          </table:table-cell>
          <table:table-cell table:style-name="Table34.A2" office:value-type="string">
            <text:p text:style-name="P844">Method Not Allowed</text:p>
          </table:table-cell>
          <table:table-cell table:style-name="Table34.C2" office:value-type="string">
            <text:p text:style-name="P847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34.A2" office:value-type="string">
            <text:p text:style-name="P867">406</text:p>
          </table:table-cell>
          <table:table-cell table:style-name="Table34.A2" office:value-type="string">
            <text:p text:style-name="P867">Not Acceptable</text:p>
          </table:table-cell>
          <table:table-cell table:style-name="Table34.C2" office:value-type="string">
            <text:p text:style-name="P851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405"><text:soft-page-break/><text:span text:style-name="T10">Example</text:span><text:span text:style-name="T11">s</text:span></text:p>
      <text:p text:style-name="P221"/>
      <text:p text:style-name="P367">GET /<text:span text:style-name="T128">apis/58493045684/requests</text:span></text:p>
      <text:p text:style-name="P42"/>
      <text:p text:style-name="P389">Response Body:</text:p>
      <text:p text:style-name="P389"/>
      <text:p text:style-name="P25">{</text:p>
      <text:p text:style-name="P437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</text:span></text:a><text:a xlink:type="simple" xlink:href="http://api.myticketting.com/1.0/settings" text:style-name="Internet_20_link" text:visited-style-name="Visited_20_Internet_20_Link"><text:span text:style-name="T44">8493045684</text:span></text:a><text:a xlink:type="simple" xlink:href="http://api.myticketting.com/1.0/settings" text:style-name="Internet_20_link" text:visited-style-name="Visited_20_Internet_20_Link"><text:span text:style-name="T23">/</text:span></text:a><text:a xlink:type="simple" xlink:href="http://api.myticketting.com/1.0/settings" text:style-name="Internet_20_link" text:visited-style-name="Visited_20_Internet_20_Link"><text:span text:style-name="T28">r</text:span></text:a><text:a xlink:type="simple" xlink:href="http://api.myticketting.com/1.0/settings" text:style-name="Internet_20_link" text:visited-style-name="Visited_20_Internet_20_Link"><text:span text:style-name="T30">equest</text:span></text:a><text:a xlink:type="simple" xlink:href="http://api.myticketting.com/1.0/settings" text:style-name="Internet_20_link" text:visited-style-name="Visited_20_Internet_20_Link"><text:span text:style-name="T28">s</text:span></text:a><text:span text:style-name="T15">”</text:span><text:span text:style-name="T12">,</text:span></text:p>
      <text:p text:style-name="P162"><text:span text:style-name="T88"><text:tab/>“</text:span><text:span text:style-name="T96">requests</text:span><text:span text:style-name="T90">”:</text:span><text:span text:style-name="T93">{</text:span></text:p>
      <text:p text:style-name="P162"><text:span text:style-name="T93"><text:tab/><text:tab/>“2017-01-06”:”</text:span><text:span text:style-name="T102">145</text:span><text:span text:style-name="T93">”,</text:span></text:p>
      <text:p text:style-name="P162"><text:span text:style-name="T93"><text:tab/><text:tab/>“2017-01-0</text:span><text:span text:style-name="T94">7</text:span><text:span text:style-name="T93">”:”</text:span><text:span text:style-name="T102">132</text:span><text:span text:style-name="T93">”,</text:span></text:p>
      <text:p text:style-name="P162"><text:span text:style-name="T93"><text:tab/><text:tab/>“2017-01-0</text:span><text:span text:style-name="T94">8</text:span><text:span text:style-name="T93">”:”</text:span><text:span text:style-name="T102">98</text:span><text:span text:style-name="T93">”,</text:span></text:p>
      <text:p text:style-name="P162"><text:span text:style-name="T93"><text:tab/><text:tab/>“2017-01-0</text:span><text:span text:style-name="T95">9</text:span><text:span text:style-name="T93">”:”</text:span><text:span text:style-name="T102">214</text:span><text:span text:style-name="T93">”,</text:span></text:p>
      <text:p text:style-name="P162"><text:span text:style-name="T93"><text:tab/><text:tab/>“2017-01-</text:span><text:span text:style-name="T95">10</text:span><text:span text:style-name="T93">”:”</text:span><text:span text:style-name="T102">73</text:span><text:span text:style-name="T93">”</text:span></text:p>
      <text:p text:style-name="P144"><text:tab/>}</text:p>
      <text:p text:style-name="P137">}</text:p>
      <text:p text:style-name="P221"/>
      <text:p text:style-name="P368">GET /<text:span text:style-name="T128">apis/58493045684/requests?from=2017-01-07</text:span></text:p>
      <text:p text:style-name="P42"/>
      <text:p text:style-name="P389">Response Body:</text:p>
      <text:p text:style-name="P389"/>
      <text:p text:style-name="P25">{</text:p>
      <text:p text:style-name="P437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</text:span></text:a><text:a xlink:type="simple" xlink:href="http://api.myticketting.com/1.0/settings" text:style-name="Internet_20_link" text:visited-style-name="Visited_20_Internet_20_Link"><text:span text:style-name="T45">849304568</text:span></text:a><text:a xlink:type="simple" xlink:href="http://api.myticketting.com/1.0/settings" text:style-name="Internet_20_link" text:visited-style-name="Visited_20_Internet_20_Link"><text:span text:style-name="T23">4/</text:span></text:a><text:a xlink:type="simple" xlink:href="http://api.myticketting.com/1.0/settings" text:style-name="Internet_20_link" text:visited-style-name="Visited_20_Internet_20_Link"><text:span text:style-name="T28">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63"><text:span text:style-name="T88"><text:tab/>“</text:span><text:span text:style-name="T93">r</text:span><text:span text:style-name="T97">equests</text:span><text:span text:style-name="T90">”:</text:span><text:span text:style-name="T93">{</text:span></text:p>
      <text:p text:style-name="P163"><text:span text:style-name="T93"><text:tab/><text:tab/>“2017-01-0</text:span><text:span text:style-name="T94">7</text:span><text:span text:style-name="T93">”:”</text:span><text:span text:style-name="T102">132</text:span><text:span text:style-name="T93">”,</text:span></text:p>
      <text:p text:style-name="P163"><text:span text:style-name="T93"><text:tab/><text:tab/>“2017-01-0</text:span><text:span text:style-name="T94">8</text:span><text:span text:style-name="T93">”:”</text:span><text:span text:style-name="T102">98</text:span><text:span text:style-name="T93">”,</text:span></text:p>
      <text:p text:style-name="P163"><text:span text:style-name="T93"><text:tab/><text:tab/>“2017-01-0</text:span><text:span text:style-name="T95">9</text:span><text:span text:style-name="T93">”:”</text:span><text:span text:style-name="T102">214</text:span><text:span text:style-name="T93">”,</text:span></text:p>
      <text:p text:style-name="P163"><text:span text:style-name="T93"><text:tab/><text:tab/>“2017-01-</text:span><text:span text:style-name="T95">10</text:span><text:span text:style-name="T93">”:”</text:span><text:span text:style-name="T102">73</text:span><text:span text:style-name="T93">”</text:span></text:p>
      <text:p text:style-name="P144"><text:tab/>}</text:p>
      <text:p text:style-name="P137">}</text:p>
      <text:p text:style-name="P221"/>
      <text:p text:style-name="P367">GET /<text:span text:style-name="T128">apis/58493045684/endpoints/1345363632/requests?to=2017-01-08&amp;order=asc</text:span></text:p>
      <text:p text:style-name="P42"/>
      <text:p text:style-name="P389">Response Body:</text:p>
      <text:p text:style-name="P389"/>
      <text:p text:style-name="P25">{</text:p>
      <text:p text:style-name="P437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</text:span></text:a><text:a xlink:type="simple" xlink:href="http://api.myticketting.com/1.0/settings" text:style-name="Internet_20_link" text:visited-style-name="Visited_20_Internet_20_Link"><text:span text:style-name="T46">8493045684</text:span></text:a><text:a xlink:type="simple" xlink:href="http://api.myticketting.com/1.0/settings" text:style-name="Internet_20_link" text:visited-style-name="Visited_20_Internet_20_Link"><text:span text:style-name="T23">/</text:span></text:a><text:a xlink:type="simple" xlink:href="http://api.myticketting.com/1.0/settings" text:style-name="Internet_20_link" text:visited-style-name="Visited_20_Internet_20_Link"><text:span text:style-name="T28">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64"><text:span text:style-name="T88"><text:tab/>“</text:span><text:span text:style-name="T97">requests</text:span><text:span text:style-name="T90">”:</text:span><text:span text:style-name="T93">{</text:span></text:p>
      <text:p text:style-name="P164"><text:span text:style-name="T93"><text:tab/><text:tab/>“2017-01-06”:”</text:span><text:span text:style-name="T102">145</text:span><text:span text:style-name="T93">”,</text:span></text:p>
      <text:p text:style-name="P164"><text:span text:style-name="T93"><text:tab/><text:tab/>“2017-01-0</text:span><text:span text:style-name="T94">7</text:span><text:span text:style-name="T93">”:”</text:span><text:span text:style-name="T102">132</text:span><text:span text:style-name="T93">”,</text:span></text:p>
      <text:p text:style-name="P164"><text:span text:style-name="T93"><text:tab/><text:tab/>“2017-01-0</text:span><text:span text:style-name="T94">8</text:span><text:span text:style-name="T93">”:”</text:span><text:span text:style-name="T102">98</text:span><text:span text:style-name="T93">”</text:span></text:p>
      <text:p text:style-name="P144"><text:tab/>}</text:p>
      <text:p text:style-name="P137">}</text:p>
      <text:p text:style-name="P815">/<text:span text:style-name="T126">apis/{api_id}/runtimes</text:span></text:p>
      <text:p text:style-name="P782"/>
      <text:p text:style-name="P763">A <text:span text:style-name="T150">resource representing an api’s daily average runtime.</text:span></text:p>
      <text:p text:style-name="P764"/>
      <text:p text:style-name="P780">URL</text:p>
      <text:p text:style-name="P780"/>
      <text:p text:style-name="P805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</text:span></text:a><text:a xlink:type="simple" xlink:href="https://api.doga.gov/1.0/cases/" text:style-name="Internet_20_link" text:visited-style-name="Visited_20_Internet_20_Link"><text:span text:style-name="T27">/r</text:span></text:a><text:a xlink:type="simple" xlink:href="https://api.doga.gov/1.0/cases/" text:style-name="Internet_20_link" text:visited-style-name="Visited_20_Internet_20_Link"><text:span text:style-name="T66">untime</text:span></text:a><text:a xlink:type="simple" xlink:href="https://api.doga.gov/1.0/cases/" text:style-name="Internet_20_link" text:visited-style-name="Visited_20_Internet_20_Link"><text:span text:style-name="T29">s</text:span></text:a></text:p>
      <text:p text:style-name="P765"/>
      <text:p text:style-name="P780">Supported Request <text:span text:style-name="T121">M</text:span>ethods</text:p>
      <text:p text:style-name="P766"/>
      <text:p text:style-name="P765">GET – <text:span text:style-name="T127">Return an object where keys represent the calendar date, and values the average runtime.</text:span></text:p>
      <text:p text:style-name="P765"/>
      <text:p text:style-name="P781">Supported Request Formats</text:p>
      <text:p text:style-name="P781"/>
      <text:p text:style-name="P767">json</text:p>
      <text:p text:style-name="P767"/>
      <text:p text:style-name="P781">Authentication</text:p>
      <text:p text:style-name="P781"/>
      <text:p text:style-name="P768">Basic</text:p>
      <text:p text:style-name="P779"/>
      <text:p text:style-name="P779">Query Parameters (GET)</text:p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office:value-type="string">
            <text:p text:style-name="P838">Name</text:p>
          </table:table-cell>
          <table:table-cell table:style-name="Table46.A1" office:value-type="string">
            <text:p text:style-name="P837">Inclusion</text:p>
          </table:table-cell>
          <table:table-cell table:style-name="Table46.C1" office:value-type="string">
            <text:p text:style-name="P838">Description</text:p>
          </table:table-cell>
        </table:table-row>
        <table:table-row>
          <table:table-cell table:style-name="Table46.A2" office:value-type="string">
            <text:p text:style-name="P819">from</text:p>
          </table:table-cell>
          <table:table-cell table:style-name="Table46.A2" office:value-type="string">
            <text:p text:style-name="P829">optional</text:p>
          </table:table-cell>
          <table:table-cell table:style-name="Table46.C2" office:value-type="string">
            <text:p text:style-name="P819">A date on or after which all returned average requests should have been recorded.</text:p>
          </table:table-cell>
        </table:table-row>
        <table:table-row>
          <table:table-cell table:style-name="Table46.A2" office:value-type="string">
            <text:p text:style-name="P819">to</text:p>
          </table:table-cell>
          <table:table-cell table:style-name="Table46.A2" office:value-type="string">
            <text:p text:style-name="P822">optional</text:p>
          </table:table-cell>
          <table:table-cell table:style-name="Table46.C2" office:value-type="string">
            <text:p text:style-name="P819">A date on or before which all returned average requests should have been recorded.</text:p>
          </table:table-cell>
        </table:table-row>
        <table:table-row>
          <table:table-cell table:style-name="Table46.A2" office:value-type="string">
            <text:p text:style-name="P824">a<text:span text:style-name="T194">ggregator</text:span></text:p>
          </table:table-cell>
          <table:table-cell table:style-name="Table46.A2" office:value-type="string">
            <text:p text:style-name="P826">optional</text:p>
          </table:table-cell>
          <table:table-cell table:style-name="Table46.C2" office:value-type="string">
            <text:p text:style-name="P828">The field on which to group results. Valid options are ‘date’ and ‘endpoint’. The default value is ‘date’.</text:p>
          </table:table-cell>
        </table:table-row>
        <table:table-row>
          <table:table-cell table:style-name="Table46.A2" office:value-type="string">
            <text:p text:style-name="P831">order</text:p>
          </table:table-cell>
          <table:table-cell table:style-name="Table46.A2" office:value-type="string">
            <text:p text:style-name="P829">optional</text:p>
          </table:table-cell>
          <table:table-cell table:style-name="Table46.C2" office:value-type="string">
            <text:p text:style-name="P830">The order in which to present <text:span text:style-name="T152">average requests</text:span>. Valid options <text:span text:style-name="T139">are:</text:span> ‘<text:span text:style-name="T152">asc’ and ‘desc’</text:span>. Default value is ‘<text:span text:style-name="T153">asc’</text:span>.</text:p>
          </table:table-cell>
        </table:table-row>
      </table:table>
      <text:p text:style-name="P768"/>
      <text:p text:style-name="P761">Permissions</text:p>
      <table:table table:name="Table47" table:style-name="Table47">
        <table:table-column table:style-name="Table47.A"/>
        <table:table-column table:style-name="Table47.B"/>
        <table:table-column table:style-name="Table47.C"/>
        <table:table-row>
          <table:table-cell table:style-name="Table47.A1" office:value-type="string">
            <text:p text:style-name="P840">Role</text:p>
          </table:table-cell>
          <table:table-cell table:style-name="Table47.A1" office:value-type="string">
            <text:p text:style-name="P839">Allowed Methods</text:p>
          </table:table-cell>
          <table:table-cell table:style-name="Table47.C1" office:value-type="string">
            <text:p text:style-name="P839">Restrictions</text:p>
          </table:table-cell>
        </table:table-row>
        <table:table-row>
          <table:table-cell table:style-name="Table47.A2" office:value-type="string">
            <text:p text:style-name="P832">root</text:p>
          </table:table-cell>
          <table:table-cell table:style-name="Table47.A2" table:number-rows-spanned="2" office:value-type="string">
            <text:p text:style-name="P833">GET</text:p>
          </table:table-cell>
          <table:table-cell table:style-name="Table47.C2" table:number-rows-spanned="2" office:value-type="string">
            <text:p text:style-name="P834">Can retrieve <text:span text:style-name="T151">average runtimes for all APIs in the system. </text:span></text:p>
          </table:table-cell>
        </table:table-row>
        <table:table-row>
          <table:table-cell table:style-name="Table47.A2" office:value-type="string">
            <text:p text:style-name="P835">master</text:p>
          </table:table-cell>
          <table:covered-table-cell/>
          <table:covered-table-cell/>
        </table:table-row>
        <table:table-row>
          <table:table-cell table:style-name="Table47.A2" office:value-type="string">
            <text:p text:style-name="P836">consumer</text:p>
          </table:table-cell>
          <table:table-cell table:style-name="Table47.A2" office:value-type="string">
            <text:p text:style-name="P806">GET</text:p>
          </table:table-cell>
          <table:table-cell table:style-name="Table47.C2" office:value-type="string">
            <text:p text:style-name="P806">Can retrieve <text:span text:style-name="T151">average runtimes only for</text:span> APIs of which the requesting user is an administrator.</text:p>
          </table:table-cell>
        </table:table-row>
      </table:table>
      <text:p text:style-name="P769"/>
      <text:p text:style-name="P778">Response Errors</text:p>
      <table:table table:name="Table48" table:style-name="Table48">
        <table:table-column table:style-name="Table48.A"/>
        <table:table-column table:style-name="Table48.B"/>
        <table:table-column table:style-name="Table48.C"/>
        <table:table-row>
          <table:table-cell table:style-name="Table48.A1" office:value-type="string">
            <text:p text:style-name="P876">Error</text:p>
          </table:table-cell>
          <table:table-cell table:style-name="Table48.A1" office:value-type="string">
            <text:p text:style-name="P876">Reason</text:p>
          </table:table-cell>
          <table:table-cell table:style-name="Table48.C1" office:value-type="string">
            <text:p text:style-name="P872">Description</text:p>
          </table:table-cell>
        </table:table-row>
        <table:table-row>
          <table:table-cell table:style-name="Table48.A2" office:value-type="string">
            <text:p text:style-name="P861">400</text:p>
          </table:table-cell>
          <table:table-cell table:style-name="Table48.A2" office:value-type="string">
            <text:p text:style-name="P861">Bad Request</text:p>
          </table:table-cell>
          <table:table-cell table:style-name="Table48.C2" office:value-type="string">
            <text:p text:style-name="P864"><text:span text:style-name="T144">One or more query parameters are invalid</text:span>.</text:p>
          </table:table-cell>
        </table:table-row>
        <table:table-row>
          <table:table-cell table:style-name="Table48.A2" office:value-type="string">
            <text:p text:style-name="P861">401</text:p>
          </table:table-cell>
          <table:table-cell table:style-name="Table48.A2" office:value-type="string">
            <text:p text:style-name="P861">Unauthorized</text:p>
          </table:table-cell>
          <table:table-cell table:style-name="Table48.C2" office:value-type="string">
            <text:p text:style-name="P864">The 'Authori<text:span text:style-name="T86">z</text:span>ation' header is missing and must be supplied.</text:p>
          </table:table-cell>
        </table:table-row>
        <table:table-row>
          <table:table-cell table:style-name="Table48.A2" office:value-type="string">
            <text:p text:style-name="P861">403</text:p>
          </table:table-cell>
          <table:table-cell table:style-name="Table48.A2" office:value-type="string">
            <text:p text:style-name="P861">Forbidden</text:p>
          </table:table-cell>
          <table:table-cell table:style-name="Table48.C2" office:value-type="string">
            <text:p text:style-name="P856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48.A2" office:value-type="string">
            <text:p text:style-name="P845">405</text:p>
          </table:table-cell>
          <table:table-cell table:style-name="Table48.A2" office:value-type="string">
            <text:p text:style-name="P845">Method Not Allowed</text:p>
          </table:table-cell>
          <table:table-cell table:style-name="Table48.C2" office:value-type="string">
            <text:p text:style-name="P848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48.A2" office:value-type="string">
            <text:p text:style-name="P868">406</text:p>
          </table:table-cell>
          <table:table-cell table:style-name="Table48.A2" office:value-type="string">
            <text:p text:style-name="P868">Not Acceptable</text:p>
          </table:table-cell>
          <table:table-cell table:style-name="Table48.C2" office:value-type="string">
            <text:p text:style-name="P852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751"><text:soft-page-break/><text:span text:style-name="T10">Example</text:span><text:span text:style-name="T11">s</text:span></text:p>
      <text:p text:style-name="P772"/>
      <text:p text:style-name="P759">GET /<text:span text:style-name="T128">apis/58493045684/runtimes</text:span></text:p>
      <text:p text:style-name="P742"/>
      <text:p text:style-name="P762">Response Body:</text:p>
      <text:p text:style-name="P762"/>
      <text:p text:style-name="P729">{</text:p>
      <text:p text:style-name="P802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</text:span></text:a><text:a xlink:type="simple" xlink:href="http://api.myticketting.com/1.0/settings" text:style-name="Internet_20_link" text:visited-style-name="Visited_20_Internet_20_Link"><text:span text:style-name="T44">8493045684</text:span></text:a><text:a xlink:type="simple" xlink:href="http://api.myticketting.com/1.0/settings" text:style-name="Internet_20_link" text:visited-style-name="Visited_20_Internet_20_Link"><text:span text:style-name="T23">/</text:span></text:a><text:a xlink:type="simple" xlink:href="http://api.myticketting.com/1.0/settings" text:style-name="Internet_20_link" text:visited-style-name="Visited_20_Internet_20_Link"><text:span text:style-name="T28">r</text:span></text:a><text:a xlink:type="simple" xlink:href="http://api.myticketting.com/1.0/settings" text:style-name="Internet_20_link" text:visited-style-name="Visited_20_Internet_20_Link"><text:span text:style-name="T66">untime</text:span></text:a><text:a xlink:type="simple" xlink:href="http://api.myticketting.com/1.0/settings" text:style-name="Internet_20_link" text:visited-style-name="Visited_20_Internet_20_Link"><text:span text:style-name="T28">s</text:span></text:a><text:span text:style-name="T15">”</text:span><text:span text:style-name="T12">,</text:span></text:p>
      <text:p text:style-name="P747"><text:span text:style-name="T88"><text:tab/>“</text:span><text:span text:style-name="T96">requests</text:span><text:span text:style-name="T90">”:</text:span><text:span text:style-name="T93">{</text:span></text:p>
      <text:p text:style-name="P747"><text:span text:style-name="T93"><text:tab/><text:tab/>“2017-01-06”:”</text:span><text:span text:style-name="T107">0.252</text:span><text:span text:style-name="T93">”,</text:span></text:p>
      <text:p text:style-name="P747"><text:span text:style-name="T93"><text:tab/><text:tab/>“2017-01-0</text:span><text:span text:style-name="T94">7</text:span><text:span text:style-name="T93">”:”</text:span><text:span text:style-name="T107">1.256</text:span><text:span text:style-name="T93">”,</text:span></text:p>
      <text:p text:style-name="P747"><text:span text:style-name="T93"><text:tab/><text:tab/>“2017-01-0</text:span><text:span text:style-name="T94">8</text:span><text:span text:style-name="T93">”:”</text:span><text:span text:style-name="T107">3.155</text:span><text:span text:style-name="T93">”,</text:span></text:p>
      <text:p text:style-name="P747"><text:span text:style-name="T93"><text:tab/><text:tab/>“2017-01-0</text:span><text:span text:style-name="T95">9</text:span><text:span text:style-name="T93">”:”</text:span><text:span text:style-name="T107">0.352</text:span><text:span text:style-name="T93">”,</text:span></text:p>
      <text:p text:style-name="P747"><text:span text:style-name="T93"><text:tab/><text:tab/>“2017-01-</text:span><text:span text:style-name="T95">10</text:span><text:span text:style-name="T93">”:”</text:span><text:span text:style-name="T107">0.259</text:span><text:span text:style-name="T93">”</text:span></text:p>
      <text:p text:style-name="P743"><text:tab/>}</text:p>
      <text:p text:style-name="P741">}</text:p>
      <text:p text:style-name="P772"/>
      <text:p text:style-name="P760">GET /<text:span text:style-name="T128">apis/58493045684/runtimes?from=2017-01-07</text:span></text:p>
      <text:p text:style-name="P742"/>
      <text:p text:style-name="P762">Response Body:</text:p>
      <text:p text:style-name="P762"/>
      <text:p text:style-name="P729">{</text:p>
      <text:p text:style-name="P802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</text:span></text:a><text:a xlink:type="simple" xlink:href="http://api.myticketting.com/1.0/settings" text:style-name="Internet_20_link" text:visited-style-name="Visited_20_Internet_20_Link"><text:span text:style-name="T45">849304568</text:span></text:a><text:a xlink:type="simple" xlink:href="http://api.myticketting.com/1.0/settings" text:style-name="Internet_20_link" text:visited-style-name="Visited_20_Internet_20_Link"><text:span text:style-name="T23">4/</text:span></text:a><text:a xlink:type="simple" xlink:href="http://api.myticketting.com/1.0/settings" text:style-name="Internet_20_link" text:visited-style-name="Visited_20_Internet_20_Link"><text:span text:style-name="T28">r</text:span></text:a><text:a xlink:type="simple" xlink:href="http://api.myticketting.com/1.0/settings" text:style-name="Internet_20_link" text:visited-style-name="Visited_20_Internet_20_Link"><text:span text:style-name="T66">untime</text:span></text:a><text:a xlink:type="simple" xlink:href="http://api.myticketting.com/1.0/settings" text:style-name="Internet_20_link" text:visited-style-name="Visited_20_Internet_20_Link"><text:span text:style-name="T31">s</text:span></text:a><text:span text:style-name="T15">”</text:span><text:span text:style-name="T12">,</text:span></text:p>
      <text:p text:style-name="P748"><text:span text:style-name="T88"><text:tab/>“</text:span><text:span text:style-name="T93">r</text:span><text:span text:style-name="T97">equests</text:span><text:span text:style-name="T90">”:</text:span><text:span text:style-name="T93">{</text:span></text:p>
      <text:p text:style-name="P748"><text:span text:style-name="T93"><text:tab/><text:tab/>“2017-01-0</text:span><text:span text:style-name="T94">7</text:span><text:span text:style-name="T93">”:”</text:span><text:span text:style-name="T107">1.256</text:span><text:span text:style-name="T93">”,</text:span></text:p>
      <text:p text:style-name="P748"><text:span text:style-name="T93"><text:tab/><text:tab/>“2017-01-0</text:span><text:span text:style-name="T94">8</text:span><text:span text:style-name="T93">”:”</text:span><text:span text:style-name="T107">3.155</text:span><text:span text:style-name="T93">”,</text:span></text:p>
      <text:p text:style-name="P748"><text:span text:style-name="T93"><text:tab/><text:tab/>“2017-01-0</text:span><text:span text:style-name="T95">9</text:span><text:span text:style-name="T93">”:”</text:span><text:span text:style-name="T107">0.352</text:span><text:span text:style-name="T93">”,</text:span></text:p>
      <text:p text:style-name="P748"><text:span text:style-name="T93"><text:tab/><text:tab/>“2017-01-</text:span><text:span text:style-name="T95">10</text:span><text:span text:style-name="T93">”:”</text:span><text:span text:style-name="T107">0.259</text:span><text:span text:style-name="T93">”</text:span></text:p>
      <text:p text:style-name="P743"><text:tab/>}</text:p>
      <text:p text:style-name="P741">}</text:p>
      <text:p text:style-name="P772"/>
      <text:p text:style-name="P760">GET /<text:span text:style-name="T128">apis/58493045684/endpoints/1345363632/runtimes?to=2017-01-08&amp;order=asc</text:span></text:p>
      <text:p text:style-name="P742"/>
      <text:p text:style-name="P762">Response Body:</text:p>
      <text:p text:style-name="P762"/>
      <text:p text:style-name="P729">{</text:p>
      <text:p text:style-name="P802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</text:span></text:a><text:a xlink:type="simple" xlink:href="http://api.myticketting.com/1.0/settings" text:style-name="Internet_20_link" text:visited-style-name="Visited_20_Internet_20_Link"><text:span text:style-name="T46">849304568</text:span></text:a><text:a xlink:type="simple" xlink:href="http://api.myticketting.com/1.0/settings" text:style-name="Internet_20_link" text:visited-style-name="Visited_20_Internet_20_Link"><text:span text:style-name="T66">4/runtimes</text:span></text:a><text:span text:style-name="T15">”</text:span><text:span text:style-name="T12">,</text:span></text:p>
      <text:p text:style-name="P748"><text:span text:style-name="T88"><text:tab/>“</text:span><text:span text:style-name="T97">requests</text:span><text:span text:style-name="T90">”:</text:span><text:span text:style-name="T93">{</text:span></text:p>
      <text:p text:style-name="P748"><text:span text:style-name="T93"><text:tab/><text:tab/>“2017-01-06”:”</text:span><text:span text:style-name="T107">0.252</text:span><text:span text:style-name="T93">”,</text:span></text:p>
      <text:p text:style-name="P748"><text:span text:style-name="T93"><text:tab/><text:tab/>“2017-01-0</text:span><text:span text:style-name="T94">7</text:span><text:span text:style-name="T93">”:”</text:span><text:span text:style-name="T107">1.256</text:span><text:span text:style-name="T93">”,</text:span></text:p>
      <text:p text:style-name="P748"><text:span text:style-name="T93"><text:tab/><text:tab/>“2017-01-0</text:span><text:span text:style-name="T94">8</text:span><text:span text:style-name="T93">”:”</text:span><text:span text:style-name="T107">3.155</text:span><text:span text:style-name="T93">”</text:span></text:p>
      <text:p text:style-name="P743"><text:tab/>}</text:p>
      <text:p text:style-name="P741">}</text:p>
      <text:p text:style-name="P464">/<text:span text:style-name="T126">apis/{api_id}/endpoints</text:span></text:p>
      <text:p text:style-name="P229"/>
      <text:p text:style-name="P336">A collection of <text:span text:style-name="T138">endpoints offered by the specified API.</text:span></text:p>
      <text:p text:style-name="P252"/>
      <text:p text:style-name="P173">URL</text:p>
      <text:p text:style-name="P173"/>
      <text:p text:style-name="P410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264"/>
      <text:p text:style-name="P173">Supported Request <text:span text:style-name="T121">M</text:span>ethods</text:p>
      <text:p text:style-name="P277"/>
      <text:p text:style-name="P264">GET – <text:span text:style-name="T127">Return a list of endpoints offered by the specified Wadapi API.</text:span></text:p>
      <text:p text:style-name="P264"/>
      <text:p text:style-name="P186">Supported Request Formats</text:p>
      <text:p text:style-name="P186"/>
      <text:p text:style-name="P290">json</text:p>
      <text:p text:style-name="P290"/>
      <text:p text:style-name="P186">Authentication</text:p>
      <text:p text:style-name="P186"/>
      <text:p text:style-name="P303">Basic</text:p>
      <text:p text:style-name="P235"/>
      <text:p text:style-name="P235">Query Parameters (GET)</text:p>
      <text:p text:style-name="P235"/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P494">Name</text:p>
          </table:table-cell>
          <table:table-cell table:style-name="Table57.A1" office:value-type="string">
            <text:p text:style-name="P482">Inclusion</text:p>
          </table:table-cell>
          <table:table-cell table:style-name="Table57.C1" office:value-type="string">
            <text:p text:style-name="P494">Description</text:p>
          </table:table-cell>
        </table:table-row>
        <table:table-row>
          <table:table-cell table:style-name="Table57.A2" office:value-type="string">
            <text:p text:style-name="P688">sort</text:p>
          </table:table-cell>
          <table:table-cell table:style-name="Table57.A2" office:value-type="string">
            <text:p text:style-name="P678">optional</text:p>
          </table:table-cell>
          <table:table-cell table:style-name="Table57.C2" office:value-type="string">
            <text:p text:style-name="P688">The order in which to present returned records. Valid options <text:span text:style-name="T139">are:</text:span> ‘<text:span text:style-name="T171">uri’, </text:span>‘<text:span text:style-name="T141">requests’ and ‘runtime’</text:span>. Default value is ‘<text:span text:style-name="T141">requests’</text:span>.</text:p>
          </table:table-cell>
        </table:table-row>
        <table:table-row>
          <table:table-cell table:style-name="Table57.A2" office:value-type="string">
            <text:p text:style-name="P707">order</text:p>
          </table:table-cell>
          <table:table-cell table:style-name="Table57.A2" office:value-type="string">
            <text:p text:style-name="P697">optional</text:p>
          </table:table-cell>
          <table:table-cell table:style-name="Table57.C2" office:value-type="string">
            <text:p text:style-name="P707"><text:span text:style-name="T140">Indicates w</text:span>hether to list records from lowest to highest (asc) or highest to lowest (desc). Default value is <text:span text:style-name="T142">’desc’.</text:span></text:p>
          </table:table-cell>
        </table:table-row>
      </table:table>
      <text:p text:style-name="P303"/>
      <text:p text:style-name="P350">Permissions</text:p>
      <text:p text:style-name="P27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18">Role</text:p>
          </table:table-cell>
          <table:table-cell table:style-name="Table1.A1" office:value-type="string">
            <text:p text:style-name="P506">Allowed Methods</text:p>
          </table:table-cell>
          <table:table-cell table:style-name="Table1.C1" office:value-type="string">
            <text:p text:style-name="P506">Restrictions</text:p>
          </table:table-cell>
        </table:table-row>
        <table:table-row>
          <table:table-cell table:style-name="Table1.A2" office:value-type="string">
            <text:p text:style-name="P539">root</text:p>
          </table:table-cell>
          <table:table-cell table:style-name="Table1.A2" table:number-rows-spanned="2" office:value-type="string">
            <text:p text:style-name="P551">GET</text:p>
          </table:table-cell>
          <table:table-cell table:style-name="Table1.C2" table:number-rows-spanned="2" office:value-type="string">
            <text:p text:style-name="P562">Can retrieve a <text:span text:style-name="T127">list of all endpoints exposed by <text:s/>profiled APIs. </text:span></text:p>
          </table:table-cell>
        </table:table-row>
        <table:table-row>
          <table:table-cell table:style-name="Table1.A2" office:value-type="string">
            <text:p text:style-name="P573">maste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85">consumer</text:p>
          </table:table-cell>
          <table:table-cell table:style-name="Table1.A2" office:value-type="string">
            <text:p text:style-name="P444">GET</text:p>
          </table:table-cell>
          <table:table-cell table:style-name="Table1.C2" office:value-type="string">
            <text:p text:style-name="P444">Can retrieve a list of <text:span text:style-name="T143">all endpoints exposed by</text:span> APIs of which the requesting user is an administrator.</text:p>
          </table:table-cell>
        </table:table-row>
      </table:table>
      <text:p text:style-name="P316"/>
      <text:p text:style-name="P199">Response Errors</text:p>
      <text:p text:style-name="P19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30">Error</text:p>
          </table:table-cell>
          <table:table-cell table:style-name="Table3.A1" office:value-type="string">
            <text:p text:style-name="P530">Reason</text:p>
          </table:table-cell>
          <table:table-cell table:style-name="Table3.C1" office:value-type="string">
            <text:p text:style-name="P493">Description</text:p>
          </table:table-cell>
        </table:table-row>
        <table:table-row>
          <table:table-cell table:style-name="Table3.A2" office:value-type="string">
            <text:p text:style-name="P597">400</text:p>
          </table:table-cell>
          <table:table-cell table:style-name="Table3.A2" office:value-type="string">
            <text:p text:style-name="P597">Bad Request</text:p>
          </table:table-cell>
          <table:table-cell table:style-name="Table3.C2" office:value-type="string">
            <text:p text:style-name="P607"><text:span text:style-name="T144">One or more query parameters are invalid</text:span>.</text:p>
          </table:table-cell>
        </table:table-row>
        <table:table-row>
          <table:table-cell table:style-name="Table3.A2" office:value-type="string">
            <text:p text:style-name="P596">401</text:p>
          </table:table-cell>
          <table:table-cell table:style-name="Table3.A2" office:value-type="string">
            <text:p text:style-name="P596">Unauthorized</text:p>
          </table:table-cell>
          <table:table-cell table:style-name="Table3.C2" office:value-type="string">
            <text:p text:style-name="P606">The 'Authori<text:span text:style-name="T86">z</text:span>ation' header is missing and must be supplied.</text:p>
          </table:table-cell>
        </table:table-row>
        <table:table-row>
          <table:table-cell table:style-name="Table3.A2" office:value-type="string">
            <text:p text:style-name="P596">403</text:p>
          </table:table-cell>
          <table:table-cell table:style-name="Table3.A2" office:value-type="string">
            <text:p text:style-name="P596">Forbidden</text:p>
          </table:table-cell>
          <table:table-cell table:style-name="Table3.C2" office:value-type="string">
            <text:p text:style-name="P617">The request authorisation did not include authorised credentials <text:span text:style-name="T135">or the requesting user does not have read access to the collection</text:span>.</text:p>
          </table:table-cell>
        </table:table-row>
        <table:table-row>
          <table:table-cell table:style-name="Table3.A2" office:value-type="string">
            <text:p text:style-name="P626">405</text:p>
          </table:table-cell>
          <table:table-cell table:style-name="Table3.A2" office:value-type="string">
            <text:p text:style-name="P626">Method Not Allowed</text:p>
          </table:table-cell>
          <table:table-cell table:style-name="Table3.C2" office:value-type="string">
            <text:p text:style-name="P636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3.A2" office:value-type="string">
            <text:p text:style-name="P645">406</text:p>
          </table:table-cell>
          <table:table-cell table:style-name="Table3.A2" office:value-type="string">
            <text:p text:style-name="P645">Not Acceptable</text:p>
          </table:table-cell>
          <table:table-cell table:style-name="Table3.C2" office:value-type="string">
            <text:p text:style-name="P654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210"/>
      <text:p text:style-name="P210"><text:soft-page-break/></text:p>
      <text:p text:style-name="P402"><text:span text:style-name="T10">Example</text:span><text:span text:style-name="T11">s</text:span></text:p>
      <text:p text:style-name="P210"/>
      <text:p text:style-name="P362">GET /<text:span text:style-name="T128">apis/58493045684/endpoints</text:span></text:p>
      <text:p text:style-name="P31"/>
      <text:p text:style-name="P377">Response Body:</text:p>
      <text:p text:style-name="P377"/>
      <text:p text:style-name="P11">{</text:p>
      <text:p text:style-name="P2"><text:span text:style-name="T67"><text:tab/>“</text:span><text:span text:style-name="T68">self”:“</text:span><text:a xlink:type="simple" xlink:href="https://api.doga.gov/1.0/templates" text:style-name="Internet_20_link" text:visited-style-name="Visited_20_Internet_20_Link"><text:span text:style-name="T67">http://</text:span></text:a><text:a xlink:type="simple" xlink:href="https://api.doga.gov/1.0/templates" text:style-name="Internet_20_link" text:visited-style-name="Visited_20_Internet_20_Link"><text:span text:style-name="T70">analytics</text:span></text:a><text:a xlink:type="simple" xlink:href="https://api.doga.gov/1.0/templates" text:style-name="Internet_20_link" text:visited-style-name="Visited_20_Internet_20_Link"><text:span text:style-name="T67">.mywadapi.co</text:span></text:a><text:a xlink:type="simple" xlink:href="https://api.doga.gov/1.0/templates" text:style-name="Internet_20_link" text:visited-style-name="Visited_20_Internet_20_Link"><text:span text:style-name="T71">m/api</text:span></text:a><text:a xlink:type="simple" xlink:href="https://api.doga.gov/1.0/templates" text:style-name="Internet_20_link" text:visited-style-name="Visited_20_Internet_20_Link"><text:span text:style-name="T72">s/58493045684/endpoint</text:span></text:a><text:a xlink:type="simple" xlink:href="https://api.doga.gov/1.0/templates" text:style-name="Internet_20_link" text:visited-style-name="Visited_20_Internet_20_Link"><text:span text:style-name="T71">s</text:span></text:a><text:span text:style-name="T69">”</text:span><text:span text:style-name="T67">,</text:span></text:p>
      <text:p text:style-name="P394"><text:span text:style-name="T1"><text:tab/>“</text:span><text:span text:style-name="T2">total”: </text:span><text:span text:style-name="T3">3</text:span><text:span text:style-name="T4">7</text:span><text:span text:style-name="T2">,</text:span></text:p>
      <text:p text:style-name="P147"><text:span text:style-name="T88"><text:tab/>“</text:span><text:span text:style-name="T92">endpoints</text:span><text:span text:style-name="T90">”:</text:span><text:span text:style-name="T89">[</text:span></text:p>
      <text:p text:style-name="P11"><text:tab/><text:tab/>{</text:p>
      <text:p text:style-name="P422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2</text:span></text:a><text:span text:style-name="T15">”</text:span><text:span text:style-name="T12">,</text:span></text:p>
      <text:p text:style-name="P48"><text:tab/><text:tab/><text:tab/>“<text:span text:style-name="T146">uri”:”</text:span><text:a xlink:type="simple" xlink:href="https://ticketing.mywadapi.com/" text:style-name="Internet_20_link" text:visited-style-name="Visited_20_Internet_20_Link"><text:span text:style-name="T146">/settings/fees</text:span></text:a><text:span text:style-name="T146">”,</text:span></text:p>
      <text:p text:style-name="P79"><text:tab/><text:tab/><text:tab/>“<text:span text:style-name="T146">average-runtime</text:span>”:”<text:span text:style-name="T146">0.4</text:span>”,</text:p>
      <text:p text:style-name="P98"><text:tab/><text:tab/><text:tab/>“<text:span text:style-name="T129">daily-requests</text:span>”:”<text:span text:style-name="T146">0.2</text:span>”,</text:p>
      <text:p text:style-name="P48"><text:tab/><text:tab/><text:tab/>“<text:span text:style-name="T133">runtime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5..4/en..ts/1..2/runtimes</text:span></text:a><text:span text:style-name="T132">”</text:span>,</text:p>
      <text:p text:style-name="P70"><text:tab/><text:tab/><text:tab/>“<text:span text:style-name="T133">request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5..4/en..ts/1..2/requests</text:span></text:a><text:span text:style-name="T132">”,</text:span></text:p>
      <text:p text:style-name="P106"><text:tab/><text:tab/><text:tab/>“<text:span text:style-name="T172">variants</text:span>”:<text:span text:style-name="T180">{</text:span></text:p>
      <text:p text:style-name="P106"><text:tab/><text:tab/><text:tab/><text:tab/>“<text:span text:style-name="T180">self”:”</text:span><text:a xlink:type="simple" xlink:href="http://api.myticketting.com/1.0/settings" text:style-name="Internet_20_link" text:visited-style-name="Visited_20_Internet_20_Link"><text:span text:style-name="T180">https://analytics.mywadapi.com/apis/5..4/e..s/1..2/variants</text:span></text:a><text:span text:style-name="T180">”,</text:span></text:p>
      <text:p text:style-name="P106"><text:tab/><text:tab/><text:tab/><text:tab/>“<text:span text:style-name="T180">total</text:span>”:<text:span text:style-name="T181">1</text:span></text:p>
      <text:p text:style-name="P722"><text:tab/><text:tab/><text:tab/>}</text:p>
      <text:p text:style-name="P111"><text:tab/><text:tab/>},</text:p>
      <text:p text:style-name="P12"><text:tab/><text:tab/>{</text:p>
      <text:p text:style-name="P42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</text:span></text:a><text:a xlink:type="simple" xlink:href="http://api.myticketting.com/1.0/settings" text:style-name="Internet_20_link" text:visited-style-name="Visited_20_Internet_20_Link"><text:span text:style-name="T25">25948453987</text:span></text:a><text:span text:style-name="T15">”</text:span><text:span text:style-name="T12">,</text:span></text:p>
      <text:p text:style-name="P49"><text:tab/><text:tab/><text:tab/>“<text:span text:style-name="T146">uri”:”</text:span><text:a xlink:type="simple" xlink:href="https://ticketing.mywadapi.com/" text:style-name="Internet_20_link" text:visited-style-name="Visited_20_Internet_20_Link"><text:span text:style-name="T146">/orders</text:span></text:a><text:span text:style-name="T146">”,</text:span></text:p>
      <text:p text:style-name="P80"><text:tab/><text:tab/><text:tab/>“<text:span text:style-name="T146">average-runtime</text:span>”:”<text:span text:style-name="T147">1.73</text:span>”,</text:p>
      <text:p text:style-name="P101"><text:tab/><text:tab/><text:tab/>“<text:span text:style-name="T129">daily-requests</text:span>”:”<text:span text:style-name="T146">731</text:span>”,</text:p>
      <text:p text:style-name="P49"><text:tab/><text:tab/><text:tab/>“<text:span text:style-name="T133">runtime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5..4/en..ts/2..7/runtimes</text:span></text:a><text:span text:style-name="T132">”</text:span>,</text:p>
      <text:p text:style-name="P71"><text:tab/><text:tab/><text:tab/>“<text:span text:style-name="T133">request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5..4/en..ts/2..7/requests</text:span></text:a><text:span text:style-name="T132">”,</text:span></text:p>
      <text:p text:style-name="P107"><text:tab/><text:tab/><text:tab/>“<text:span text:style-name="T172">variants</text:span>”:<text:span text:style-name="T180">{</text:span></text:p>
      <text:p text:style-name="P107"><text:tab/><text:tab/><text:tab/><text:tab/>“<text:span text:style-name="T180">self”:”</text:span><text:a xlink:type="simple" xlink:href="http://api.myticketting.com/1.0/settings" text:style-name="Internet_20_link" text:visited-style-name="Visited_20_Internet_20_Link"><text:span text:style-name="T180">https://analytics.mywadapi.com/apis/5..4/e..s/2..7/variants</text:span></text:a><text:span text:style-name="T180">”,</text:span></text:p>
      <text:p text:style-name="P107"><text:tab/><text:tab/><text:tab/><text:tab/>“<text:span text:style-name="T180">total</text:span>”:<text:span text:style-name="T182">8</text:span></text:p>
      <text:p text:style-name="P723"><text:tab/><text:tab/><text:tab/>}</text:p>
      <text:p text:style-name="P112"><text:tab/><text:tab/>},</text:p>
      <text:p text:style-name="P111"><text:tab/><text:tab/>.</text:p>
      <text:p text:style-name="P111"><text:tab/><text:tab/>.</text:p>
      <text:p text:style-name="P111"><text:tab/><text:tab/>.</text:p>
      <text:p text:style-name="P111"><text:tab/><text:span text:style-name="T136">]</text:span></text:p>
      <text:p text:style-name="P129">}</text:p>
      <text:p text:style-name="P465">/<text:span text:style-name="T130">apis/{api_id}/endpoints/{endpoint_id}</text:span></text:p>
      <text:p text:style-name="P230"/>
      <text:p text:style-name="P337"><text:span text:style-name="T148">A resource containing the profiling information</text:span> of <text:span text:style-name="T148">the specified endpoint.</text:span></text:p>
      <text:p text:style-name="P265"/>
      <text:p text:style-name="P174">URL</text:p>
      <text:p text:style-name="P174"/>
      <text:p text:style-name="P411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6">{endpoint_id}</text:span></text:a></text:p>
      <text:p text:style-name="P265"/>
      <text:p text:style-name="P174">Supported Request <text:span text:style-name="T121">M</text:span>ethods</text:p>
      <text:p text:style-name="P278"/>
      <text:p text:style-name="P265">GET – <text:span text:style-name="T122">Returns the profile information for the specified endpoint.</text:span></text:p>
      <text:p text:style-name="P265"/>
      <text:p text:style-name="P187">Supported Request Formats</text:p>
      <text:p text:style-name="P187"/>
      <text:p text:style-name="P291">json</text:p>
      <text:p text:style-name="P291"/>
      <text:p text:style-name="P187">Authentication</text:p>
      <text:p text:style-name="P187"/>
      <text:p text:style-name="P304">Basic</text:p>
      <text:p text:style-name="P304"/>
      <text:p text:style-name="P351">Permissions</text:p>
      <text:p text:style-name="P278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19">Role</text:p>
          </table:table-cell>
          <table:table-cell table:style-name="Table4.A1" office:value-type="string">
            <text:p text:style-name="P507">Allowed Methods</text:p>
          </table:table-cell>
          <table:table-cell table:style-name="Table4.C1" office:value-type="string">
            <text:p text:style-name="P507">Restrictions</text:p>
          </table:table-cell>
        </table:table-row>
        <table:table-row>
          <table:table-cell table:style-name="Table4.A2" office:value-type="string">
            <text:p text:style-name="P540">root</text:p>
          </table:table-cell>
          <table:table-cell table:style-name="Table4.A2" table:number-rows-spanned="2" office:value-type="string">
            <text:p text:style-name="P665">GET</text:p>
          </table:table-cell>
          <table:table-cell table:style-name="Table4.C2" table:number-rows-spanned="2" office:value-type="string">
            <text:p text:style-name="P562">Can retrieve <text:span text:style-name="T149">the profiling data of all profiled endpoints. </text:span></text:p>
          </table:table-cell>
        </table:table-row>
        <table:table-row>
          <table:table-cell table:style-name="Table4.A2" office:value-type="string">
            <text:p text:style-name="P574">master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672">c<text:span text:style-name="T125">onsumer</text:span></text:p>
          </table:table-cell>
          <table:table-cell table:style-name="Table4.A2" office:value-type="string">
            <text:p text:style-name="P457">GET</text:p>
          </table:table-cell>
          <table:table-cell table:style-name="Table4.C2" office:value-type="string">
            <text:p text:style-name="P444">Can retrieve <text:span text:style-name="T149">the pro</text:span>li<text:span text:style-name="T149">ling data for endpoints exposed by</text:span> APIs of which the requesting user is an administrator.</text:p>
          </table:table-cell>
        </table:table-row>
      </table:table>
      <text:p text:style-name="P317"/>
      <text:p text:style-name="P200">Response Errors</text:p>
      <text:p text:style-name="P200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31">Error</text:p>
          </table:table-cell>
          <table:table-cell table:style-name="Table5.A1" office:value-type="string">
            <text:p text:style-name="P531">Reason</text:p>
          </table:table-cell>
          <table:table-cell table:style-name="Table5.C1" office:value-type="string">
            <text:p text:style-name="P495">Description</text:p>
          </table:table-cell>
        </table:table-row>
        <table:table-row>
          <table:table-cell table:style-name="Table5.A2" office:value-type="string">
            <text:p text:style-name="P598">401</text:p>
          </table:table-cell>
          <table:table-cell table:style-name="Table5.A2" office:value-type="string">
            <text:p text:style-name="P598">Unauthorized</text:p>
          </table:table-cell>
          <table:table-cell table:style-name="Table5.C2" office:value-type="string">
            <text:p text:style-name="P608">The 'Authori<text:span text:style-name="T86">z</text:span>ation' header is missing and must be supplied.</text:p>
          </table:table-cell>
        </table:table-row>
        <table:table-row>
          <table:table-cell table:style-name="Table5.A2" office:value-type="string">
            <text:p text:style-name="P598">403</text:p>
          </table:table-cell>
          <table:table-cell table:style-name="Table5.A2" office:value-type="string">
            <text:p text:style-name="P598">Forbidden</text:p>
          </table:table-cell>
          <table:table-cell table:style-name="Table5.C2" office:value-type="string">
            <text:p text:style-name="P618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5.A2" office:value-type="string">
            <text:p text:style-name="P627">405</text:p>
          </table:table-cell>
          <table:table-cell table:style-name="Table5.A2" office:value-type="string">
            <text:p text:style-name="P627">Method Not Allowed</text:p>
          </table:table-cell>
          <table:table-cell table:style-name="Table5.C2" office:value-type="string">
            <text:p text:style-name="P637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5.A2" office:value-type="string">
            <text:p text:style-name="P646">406</text:p>
          </table:table-cell>
          <table:table-cell table:style-name="Table5.A2" office:value-type="string">
            <text:p text:style-name="P646">Not Acceptable</text:p>
          </table:table-cell>
          <table:table-cell table:style-name="Table5.C2" office:value-type="string">
            <text:p text:style-name="P655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329"/>
      <text:p text:style-name="P211"/>
      <text:p text:style-name="P477"><text:span text:style-name="T10">Example</text:span><text:span text:style-name="T11">s</text:span></text:p>
      <text:p text:style-name="P211"/>
      <text:p text:style-name="P226"><text:span text:style-name="T108">GET /</text:span><text:span text:style-name="T109">apis/58493045684/</text:span><text:span text:style-name="T110">endpoints/1345363632</text:span></text:p>
      <text:p text:style-name="P32"/>
      <text:p text:style-name="P378">Response Body:</text:p>
      <text:p text:style-name="P13"><text:tab/><text:tab/></text:p>
      <text:p text:style-name="P13">{</text:p>
      <text:p text:style-name="P424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2</text:span></text:a><text:span text:style-name="T15">”</text:span><text:span text:style-name="T12">,</text:span></text:p>
      <text:p text:style-name="P50"><text:tab/>“<text:span text:style-name="T146">uri”:”</text:span><text:a xlink:type="simple" xlink:href="https://ticketing.mywadapi.com/" text:style-name="Internet_20_link" text:visited-style-name="Visited_20_Internet_20_Link"><text:span text:style-name="T146">/settings/fees</text:span></text:a><text:span text:style-name="T146">”,</text:span></text:p>
      <text:p text:style-name="P81"><text:tab/>“<text:span text:style-name="T146">average-runtime</text:span>”:”<text:span text:style-name="T146">0.4</text:span>”,</text:p>
      <text:p text:style-name="P102"><text:tab/>“<text:span text:style-name="T129">daily-requests</text:span>”:”<text:span text:style-name="T146">0.2</text:span>”,</text:p>
      <text:p text:style-name="P50"><text:tab/>“<text:span text:style-name="T133">runtime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5..4/endpoints/1..2/runtimes</text:span></text:a><text:span text:style-name="T132">”</text:span>,</text:p>
      <text:p text:style-name="P50"><text:tab/>“<text:span text:style-name="T133">request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5..4/endpoints/1..2/requests</text:span></text:a><text:span text:style-name="T132">”</text:span>,</text:p>
      <text:p text:style-name="P50"><text:tab/>“<text:span text:style-name="T133">object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5..4/endpoints/1..2/objects</text:span></text:a><text:span text:style-name="T132">”</text:span>,</text:p>
      <text:p text:style-name="P72"><text:tab/>“<text:span text:style-name="T133">querie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5..4/endpoints/1..2/queries</text:span></text:a><text:span text:style-name="T132">”,</text:span></text:p>
      <text:p text:style-name="P108"><text:tab/>“<text:span text:style-name="T172">variants</text:span>”:<text:span text:style-name="T180">{</text:span></text:p>
      <text:p text:style-name="P108"><text:tab/><text:tab/>“<text:span text:style-name="T180">self”:”</text:span><text:a xlink:type="simple" xlink:href="http://api.myticketting.com/1.0/settings" text:style-name="Internet_20_link" text:visited-style-name="Visited_20_Internet_20_Link"><text:span text:style-name="T180">https://analytics.mywadapi.com/apis/5..4/endpoints/1..2/variants</text:span></text:a><text:span text:style-name="T180">”,</text:span></text:p>
      <text:p text:style-name="P108"><text:tab/><text:tab/>“<text:span text:style-name="T180">total</text:span>”:<text:span text:style-name="T181">1</text:span></text:p>
      <text:p text:style-name="P724"><text:tab/>}</text:p>
      <text:p text:style-name="P113">}</text:p>
      <text:p text:style-name="P466">/<text:span text:style-name="T126">apis/{api_id}/endpoints/{endpoint_id}/runtimes</text:span></text:p>
      <text:p text:style-name="P231"/>
      <text:p text:style-name="P338">A <text:span text:style-name="T150">resource representing an endpoint’s daily average run times.</text:span></text:p>
      <text:p text:style-name="P253"/>
      <text:p text:style-name="P175">URL</text:p>
      <text:p text:style-name="P175"/>
      <text:p text:style-name="P412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27">s/{endpoint_id}/runtime</text:span></text:a><text:a xlink:type="simple" xlink:href="https://api.doga.gov/1.0/cases/" text:style-name="Internet_20_link" text:visited-style-name="Visited_20_Internet_20_Link"><text:span text:style-name="T13">s</text:span></text:a></text:p>
      <text:p text:style-name="P266"/>
      <text:p text:style-name="P175">Supported Request <text:span text:style-name="T121">M</text:span>ethods</text:p>
      <text:p text:style-name="P279"/>
      <text:p text:style-name="P266">GET – <text:span text:style-name="T127">Return an object where keys represent the calendar date, and values the average runtime.</text:span></text:p>
      <text:p text:style-name="P266"/>
      <text:p text:style-name="P188">Supported Request Formats</text:p>
      <text:p text:style-name="P188"/>
      <text:p text:style-name="P292">json</text:p>
      <text:p text:style-name="P292"/>
      <text:p text:style-name="P188">Authentication</text:p>
      <text:p text:style-name="P188"/>
      <text:p text:style-name="P305">Basic</text:p>
      <text:p text:style-name="P236"/>
      <text:p text:style-name="P236">Query Parameters (GET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96">Name</text:p>
          </table:table-cell>
          <table:table-cell table:style-name="Table6.A1" office:value-type="string">
            <text:p text:style-name="P483">Inclusion</text:p>
          </table:table-cell>
          <table:table-cell table:style-name="Table6.C1" office:value-type="string">
            <text:p text:style-name="P496">Description</text:p>
          </table:table-cell>
        </table:table-row>
        <table:table-row>
          <table:table-cell table:style-name="Table6.A2" office:value-type="string">
            <text:p text:style-name="P713">from</text:p>
          </table:table-cell>
          <table:table-cell table:style-name="Table6.A2" office:value-type="string">
            <text:p text:style-name="P679">optional</text:p>
          </table:table-cell>
          <table:table-cell table:style-name="Table6.C2" office:value-type="string">
            <text:p text:style-name="P715">A date on or after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713">to</text:p>
          </table:table-cell>
          <table:table-cell table:style-name="Table6.A2" office:value-type="string">
            <text:p text:style-name="P698">optional</text:p>
          </table:table-cell>
          <table:table-cell table:style-name="Table6.C2" office:value-type="string">
            <text:p text:style-name="P713">A date on or before which all returned average run times should have been recorded.</text:p>
          </table:table-cell>
        </table:table-row>
        <table:table-row>
          <table:table-cell table:style-name="Table6.A2" office:value-type="string">
            <text:p text:style-name="P823">a<text:span text:style-name="T194">ggregator</text:span></text:p>
          </table:table-cell>
          <table:table-cell table:style-name="Table6.A2" office:value-type="string">
            <text:p text:style-name="P825">optional</text:p>
          </table:table-cell>
          <table:table-cell table:style-name="Table6.C2" office:value-type="string">
            <text:p text:style-name="P827">The field on which to group results. Valid options are ‘date’ and ‘endpoint’. The default value is ‘date’.</text:p>
          </table:table-cell>
        </table:table-row>
        <table:table-row>
          <table:table-cell table:style-name="Table6.A2" office:value-type="string">
            <text:p text:style-name="P718">order</text:p>
          </table:table-cell>
          <table:table-cell table:style-name="Table6.A2" office:value-type="string">
            <text:p text:style-name="P678">optional</text:p>
          </table:table-cell>
          <table:table-cell table:style-name="Table6.C2" office:value-type="string">
            <text:p text:style-name="P688">The order in which to present <text:span text:style-name="T152">average run times</text:span>. Valid options <text:span text:style-name="T139">are:</text:span> ‘<text:span text:style-name="T152">asc’ and ‘desc’</text:span>. Default value is ‘<text:span text:style-name="T153">asc’</text:span>.</text:p>
          </table:table-cell>
        </table:table-row>
      </table:table>
      <text:p text:style-name="P305"/>
      <text:p text:style-name="P354">Permissions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20">Role</text:p>
          </table:table-cell>
          <table:table-cell table:style-name="Table7.A1" office:value-type="string">
            <text:p text:style-name="P508">Allowed Methods</text:p>
          </table:table-cell>
          <table:table-cell table:style-name="Table7.C1" office:value-type="string">
            <text:p text:style-name="P508">Restrictions</text:p>
          </table:table-cell>
        </table:table-row>
        <table:table-row>
          <table:table-cell table:style-name="Table7.A2" office:value-type="string">
            <text:p text:style-name="P541">root</text:p>
          </table:table-cell>
          <table:table-cell table:style-name="Table7.A2" table:number-rows-spanned="2" office:value-type="string">
            <text:p text:style-name="P552">GET</text:p>
          </table:table-cell>
          <table:table-cell table:style-name="Table7.C2" table:number-rows-spanned="2" office:value-type="string">
            <text:p text:style-name="P563">Can retrieve <text:span text:style-name="T151">average run times for all endpoints in the system. </text:span></text:p>
          </table:table-cell>
        </table:table-row>
        <table:table-row>
          <table:table-cell table:style-name="Table7.A2" office:value-type="string">
            <text:p text:style-name="P575">master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586">consumer</text:p>
          </table:table-cell>
          <table:table-cell table:style-name="Table7.A2" office:value-type="string">
            <text:p text:style-name="P445">GET</text:p>
          </table:table-cell>
          <table:table-cell table:style-name="Table7.C2" office:value-type="string">
            <text:p text:style-name="P446">Can retrieve <text:span text:style-name="T151">average run times only for endpoints exposed by </text:span>APIs of which the requesting user is an administrator.</text:p>
          </table:table-cell>
        </table:table-row>
      </table:table>
      <text:p text:style-name="P318"/>
      <text:p text:style-name="P777">Response Errors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73">Error</text:p>
          </table:table-cell>
          <table:table-cell table:style-name="Table8.A1" office:value-type="string">
            <text:p text:style-name="P873">Reason</text:p>
          </table:table-cell>
          <table:table-cell table:style-name="Table8.C1" office:value-type="string">
            <text:p text:style-name="P869">Description</text:p>
          </table:table-cell>
        </table:table-row>
        <table:table-row>
          <table:table-cell table:style-name="Table8.A2" office:value-type="string">
            <text:p text:style-name="P858">400</text:p>
          </table:table-cell>
          <table:table-cell table:style-name="Table8.A2" office:value-type="string">
            <text:p text:style-name="P858">Bad Request</text:p>
          </table:table-cell>
          <table:table-cell table:style-name="Table8.C2" office:value-type="string">
            <text:p text:style-name="P857"><text:span text:style-name="T144">One or more query parameters are invalid</text:span>.</text:p>
          </table:table-cell>
        </table:table-row>
        <table:table-row>
          <table:table-cell table:style-name="Table8.A2" office:value-type="string">
            <text:p text:style-name="P858">401</text:p>
          </table:table-cell>
          <table:table-cell table:style-name="Table8.A2" office:value-type="string">
            <text:p text:style-name="P858">Unauthorized</text:p>
          </table:table-cell>
          <table:table-cell table:style-name="Table8.C2" office:value-type="string">
            <text:p text:style-name="P857">The 'Authori<text:span text:style-name="T86">z</text:span>ation' header is missing and must be supplied.</text:p>
          </table:table-cell>
        </table:table-row>
        <table:table-row>
          <table:table-cell table:style-name="Table8.A2" office:value-type="string">
            <text:p text:style-name="P858">403</text:p>
          </table:table-cell>
          <table:table-cell table:style-name="Table8.A2" office:value-type="string">
            <text:p text:style-name="P858">Forbidden</text:p>
          </table:table-cell>
          <table:table-cell table:style-name="Table8.C2" office:value-type="string">
            <text:p text:style-name="P853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8.A2" office:value-type="string">
            <text:p text:style-name="P842">405</text:p>
          </table:table-cell>
          <table:table-cell table:style-name="Table8.A2" office:value-type="string">
            <text:p text:style-name="P842">Method Not Allowed</text:p>
          </table:table-cell>
          <table:table-cell table:style-name="Table8.C2" office:value-type="string">
            <text:p text:style-name="P841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8.A2" office:value-type="string">
            <text:p text:style-name="P865">406</text:p>
          </table:table-cell>
          <table:table-cell table:style-name="Table8.A2" office:value-type="string">
            <text:p text:style-name="P865">Not Acceptable</text:p>
          </table:table-cell>
          <table:table-cell table:style-name="Table8.C2" office:value-type="string">
            <text:p text:style-name="P849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403"><text:soft-page-break/><text:span text:style-name="T10">Example</text:span><text:span text:style-name="T11">s</text:span></text:p>
      <text:p text:style-name="P212"/>
      <text:p text:style-name="P363">GET /<text:span text:style-name="T128">apis/58493045684/endpoints/1345363632/runtimes</text:span></text:p>
      <text:p text:style-name="P33"/>
      <text:p text:style-name="P379">Response Body:</text:p>
      <text:p text:style-name="P379"/>
      <text:p text:style-name="P18">{</text:p>
      <text:p text:style-name="P425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148"><text:span text:style-name="T88"><text:tab/>“</text:span><text:span text:style-name="T93">runtimes</text:span><text:span text:style-name="T90">”:</text:span><text:span text:style-name="T93">{</text:span></text:p>
      <text:p text:style-name="P149"><text:span text:style-name="T93"><text:tab/><text:tab/>“2017-01-06”:”0.</text:span><text:span text:style-name="T94">299</text:span><text:span text:style-name="T93">”,</text:span></text:p>
      <text:p text:style-name="P149"><text:span text:style-name="T93"><text:tab/><text:tab/>“2017-01-0</text:span><text:span text:style-name="T94">7</text:span><text:span text:style-name="T93">”:”0.28</text:span><text:span text:style-name="T94">4</text:span><text:span text:style-name="T93">”,</text:span></text:p>
      <text:p text:style-name="P150"><text:span text:style-name="T93"><text:tab/><text:tab/>“2017-01-0</text:span><text:span text:style-name="T94">8</text:span><text:span text:style-name="T93">”:”0.2</text:span><text:span text:style-name="T94">94</text:span><text:span text:style-name="T93">”,</text:span></text:p>
      <text:p text:style-name="P150"><text:span text:style-name="T93"><text:tab/><text:tab/>“2017-01-0</text:span><text:span text:style-name="T95">9</text:span><text:span text:style-name="T93">”:”0.</text:span><text:span text:style-name="T94">315</text:span><text:span text:style-name="T93">”,</text:span></text:p>
      <text:p text:style-name="P150"><text:span text:style-name="T93"><text:tab/><text:tab/>“2017-01-</text:span><text:span text:style-name="T95">10</text:span><text:span text:style-name="T93">”:”0.</text:span><text:span text:style-name="T94">303</text:span><text:span text:style-name="T93">”</text:span></text:p>
      <text:p text:style-name="P140"><text:tab/>}</text:p>
      <text:p text:style-name="P130">}</text:p>
      <text:p text:style-name="P213"/>
      <text:p text:style-name="P364">GET /<text:span text:style-name="T128">apis/58493045684/endpoints/1345363632/runtimes?from=2017-01-08</text:span></text:p>
      <text:p text:style-name="P34"/>
      <text:p text:style-name="P380">Response Body:</text:p>
      <text:p text:style-name="P380"/>
      <text:p text:style-name="P19">{</text:p>
      <text:p text:style-name="P426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151"><text:span text:style-name="T88"><text:tab/>“</text:span><text:span text:style-name="T93">runtimes</text:span><text:span text:style-name="T90">”:</text:span><text:span text:style-name="T93">{</text:span></text:p>
      <text:p text:style-name="P151"><text:span text:style-name="T93"><text:tab/><text:tab/>“2017-01-0</text:span><text:span text:style-name="T94">8</text:span><text:span text:style-name="T93">”:”0.2</text:span><text:span text:style-name="T94">94</text:span><text:span text:style-name="T93">”,</text:span></text:p>
      <text:p text:style-name="P151"><text:span text:style-name="T93"><text:tab/><text:tab/>“2017-01-0</text:span><text:span text:style-name="T95">9</text:span><text:span text:style-name="T93">”:”0.</text:span><text:span text:style-name="T94">315</text:span><text:span text:style-name="T93">”,</text:span></text:p>
      <text:p text:style-name="P151"><text:span text:style-name="T93"><text:tab/><text:tab/>“2017-01-</text:span><text:span text:style-name="T95">10</text:span><text:span text:style-name="T93">”:”0.</text:span><text:span text:style-name="T94">303</text:span><text:span text:style-name="T93">”</text:span></text:p>
      <text:p text:style-name="P141"><text:tab/>}</text:p>
      <text:p text:style-name="P131">}</text:p>
      <text:p text:style-name="P214"/>
      <text:p text:style-name="P365">GET /<text:span text:style-name="T128">apis/58493045684/endpoints/1345363632/runtimes?to=2017-01-07&amp;order=desc</text:span></text:p>
      <text:p text:style-name="P35"/>
      <text:p text:style-name="P381">Response Body:</text:p>
      <text:p text:style-name="P381"/>
      <text:p text:style-name="P20">{</text:p>
      <text:p text:style-name="P427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152"><text:span text:style-name="T88"><text:tab/>“</text:span><text:span text:style-name="T93">runtimes</text:span><text:span text:style-name="T90">”:</text:span><text:span text:style-name="T93">{</text:span></text:p>
      <text:p text:style-name="P152"><text:span text:style-name="T93"><text:tab/><text:tab/>“2017-01-0</text:span><text:span text:style-name="T94">7</text:span><text:span text:style-name="T93">”:”0.28</text:span><text:span text:style-name="T94">4</text:span><text:span text:style-name="T93">”,</text:span></text:p>
      <text:p text:style-name="P152"><text:span text:style-name="T93"><text:tab/><text:tab/>“2017-01-06”:”0.</text:span><text:span text:style-name="T94">299</text:span><text:span text:style-name="T93">”</text:span></text:p>
      <text:p text:style-name="P142"><text:tab/>}</text:p>
      <text:p text:style-name="P131">}</text:p>
      <text:p text:style-name="P467">/<text:span text:style-name="T126">apis/{api_id}/endpoints/{endpoint_id}/requests</text:span></text:p>
      <text:p text:style-name="P232"/>
      <text:p text:style-name="P339">A <text:span text:style-name="T150">resource representing an endpoint’s daily average requests.</text:span></text:p>
      <text:p text:style-name="P254"/>
      <text:p text:style-name="P176">URL</text:p>
      <text:p text:style-name="P176"/>
      <text:p text:style-name="P413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27">s/{endpoint_id}/r</text:span></text:a><text:a xlink:type="simple" xlink:href="https://api.doga.gov/1.0/cases/" text:style-name="Internet_20_link" text:visited-style-name="Visited_20_Internet_20_Link"><text:span text:style-name="T29">equests</text:span></text:a></text:p>
      <text:p text:style-name="P267"/>
      <text:p text:style-name="P176">Supported Request <text:span text:style-name="T121">M</text:span>ethods</text:p>
      <text:p text:style-name="P280"/>
      <text:p text:style-name="P267">GET – <text:span text:style-name="T127">Return an object where keys represent the calendar date, and values the average requests.</text:span></text:p>
      <text:p text:style-name="P267"/>
      <text:p text:style-name="P189">Supported Request Formats</text:p>
      <text:p text:style-name="P189"/>
      <text:p text:style-name="P293">json</text:p>
      <text:p text:style-name="P293"/>
      <text:p text:style-name="P189">Authentication</text:p>
      <text:p text:style-name="P189"/>
      <text:p text:style-name="P306">Basic</text:p>
      <text:p text:style-name="P237"/>
      <text:p text:style-name="P237">Query Parameters (GET)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97">Name</text:p>
          </table:table-cell>
          <table:table-cell table:style-name="Table9.A1" office:value-type="string">
            <text:p text:style-name="P484">Inclusion</text:p>
          </table:table-cell>
          <table:table-cell table:style-name="Table9.C1" office:value-type="string">
            <text:p text:style-name="P497">Description</text:p>
          </table:table-cell>
        </table:table-row>
        <table:table-row>
          <table:table-cell table:style-name="Table9.A2" office:value-type="string">
            <text:p text:style-name="P714">from</text:p>
          </table:table-cell>
          <table:table-cell table:style-name="Table9.A2" office:value-type="string">
            <text:p text:style-name="P680">optional</text:p>
          </table:table-cell>
          <table:table-cell table:style-name="Table9.C2" office:value-type="string">
            <text:p text:style-name="P714">A date on or after which all returned average requests should have been recorded.</text:p>
          </table:table-cell>
        </table:table-row>
        <table:table-row>
          <table:table-cell table:style-name="Table9.A2" office:value-type="string">
            <text:p text:style-name="P714">to</text:p>
          </table:table-cell>
          <table:table-cell table:style-name="Table9.A2" office:value-type="string">
            <text:p text:style-name="P699">optional</text:p>
          </table:table-cell>
          <table:table-cell table:style-name="Table9.C2" office:value-type="string">
            <text:p text:style-name="P714">A date on or before which all returned average requests should have been recorded.</text:p>
          </table:table-cell>
        </table:table-row>
        <table:table-row>
          <table:table-cell table:style-name="Table9.A2" office:value-type="string">
            <text:p text:style-name="P823">a<text:span text:style-name="T194">ggregator</text:span></text:p>
          </table:table-cell>
          <table:table-cell table:style-name="Table9.A2" office:value-type="string">
            <text:p text:style-name="P825">optional</text:p>
          </table:table-cell>
          <table:table-cell table:style-name="Table9.C2" office:value-type="string">
            <text:p text:style-name="P827">The field on which to group results. Valid options are ‘date’ and ‘endpoint’. The default value is ‘date’.</text:p>
          </table:table-cell>
        </table:table-row>
        <table:table-row>
          <table:table-cell table:style-name="Table9.A2" office:value-type="string">
            <text:p text:style-name="P719">order</text:p>
          </table:table-cell>
          <table:table-cell table:style-name="Table9.A2" office:value-type="string">
            <text:p text:style-name="P680">optional</text:p>
          </table:table-cell>
          <table:table-cell table:style-name="Table9.C2" office:value-type="string">
            <text:p text:style-name="P689">The order in which to present <text:span text:style-name="T152">average requests</text:span>. Valid options <text:span text:style-name="T139">are:</text:span> ‘<text:span text:style-name="T152">asc’ and ‘desc’</text:span>. Default value is ‘<text:span text:style-name="T153">asc’</text:span>.</text:p>
          </table:table-cell>
        </table:table-row>
      </table:table>
      <text:p text:style-name="P306"/>
      <text:p text:style-name="P355">Permissions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521">Role</text:p>
          </table:table-cell>
          <table:table-cell table:style-name="Table10.A1" office:value-type="string">
            <text:p text:style-name="P509">Allowed Methods</text:p>
          </table:table-cell>
          <table:table-cell table:style-name="Table10.C1" office:value-type="string">
            <text:p text:style-name="P509">Restrictions</text:p>
          </table:table-cell>
        </table:table-row>
        <table:table-row>
          <table:table-cell table:style-name="Table10.A2" office:value-type="string">
            <text:p text:style-name="P542">root</text:p>
          </table:table-cell>
          <table:table-cell table:style-name="Table10.A2" table:number-rows-spanned="2" office:value-type="string">
            <text:p text:style-name="P553">GET</text:p>
          </table:table-cell>
          <table:table-cell table:style-name="Table10.C2" table:number-rows-spanned="2" office:value-type="string">
            <text:p text:style-name="P564">Can retrieve <text:span text:style-name="T151">average requests for all endpoints in the system. </text:span></text:p>
          </table:table-cell>
        </table:table-row>
        <table:table-row>
          <table:table-cell table:style-name="Table10.A2" office:value-type="string">
            <text:p text:style-name="P576">master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587">consumer</text:p>
          </table:table-cell>
          <table:table-cell table:style-name="Table10.A2" office:value-type="string">
            <text:p text:style-name="P447">GET</text:p>
          </table:table-cell>
          <table:table-cell table:style-name="Table10.C2" office:value-type="string">
            <text:p text:style-name="P447">Can retrieve <text:span text:style-name="T151">average requests only for endpoints exposed by</text:span> APIs of which the requesting user is an administrator.</text:p>
          </table:table-cell>
        </table:table-row>
      </table:table>
      <text:p text:style-name="P319"/>
      <text:p text:style-name="P201">Response Errors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874">Error</text:p>
          </table:table-cell>
          <table:table-cell table:style-name="Table11.A1" office:value-type="string">
            <text:p text:style-name="P874">Reason</text:p>
          </table:table-cell>
          <table:table-cell table:style-name="Table11.C1" office:value-type="string">
            <text:p text:style-name="P870">Description</text:p>
          </table:table-cell>
        </table:table-row>
        <table:table-row>
          <table:table-cell table:style-name="Table11.A2" office:value-type="string">
            <text:p text:style-name="P859">400</text:p>
          </table:table-cell>
          <table:table-cell table:style-name="Table11.A2" office:value-type="string">
            <text:p text:style-name="P859">Bad Request</text:p>
          </table:table-cell>
          <table:table-cell table:style-name="Table11.C2" office:value-type="string">
            <text:p text:style-name="P862"><text:span text:style-name="T144">One or more query parameters are invalid</text:span>.</text:p>
          </table:table-cell>
        </table:table-row>
        <table:table-row>
          <table:table-cell table:style-name="Table11.A2" office:value-type="string">
            <text:p text:style-name="P859">401</text:p>
          </table:table-cell>
          <table:table-cell table:style-name="Table11.A2" office:value-type="string">
            <text:p text:style-name="P859">Unauthorized</text:p>
          </table:table-cell>
          <table:table-cell table:style-name="Table11.C2" office:value-type="string">
            <text:p text:style-name="P862">The 'Authori<text:span text:style-name="T86">z</text:span>ation' header is missing and must be supplied.</text:p>
          </table:table-cell>
        </table:table-row>
        <table:table-row>
          <table:table-cell table:style-name="Table11.A2" office:value-type="string">
            <text:p text:style-name="P859">403</text:p>
          </table:table-cell>
          <table:table-cell table:style-name="Table11.A2" office:value-type="string">
            <text:p text:style-name="P859">Forbidden</text:p>
          </table:table-cell>
          <table:table-cell table:style-name="Table11.C2" office:value-type="string">
            <text:p text:style-name="P854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11.A2" office:value-type="string">
            <text:p text:style-name="P843">405</text:p>
          </table:table-cell>
          <table:table-cell table:style-name="Table11.A2" office:value-type="string">
            <text:p text:style-name="P843">Method Not Allowed</text:p>
          </table:table-cell>
          <table:table-cell table:style-name="Table11.C2" office:value-type="string">
            <text:p text:style-name="P846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11.A2" office:value-type="string">
            <text:p text:style-name="P866">406</text:p>
          </table:table-cell>
          <table:table-cell table:style-name="Table11.A2" office:value-type="string">
            <text:p text:style-name="P866">Not Acceptable</text:p>
          </table:table-cell>
          <table:table-cell table:style-name="Table11.C2" office:value-type="string">
            <text:p text:style-name="P850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404"><text:soft-page-break/><text:span text:style-name="T10">Example</text:span><text:span text:style-name="T11">s</text:span></text:p>
      <text:p text:style-name="P215"/>
      <text:p text:style-name="P366">GET /<text:span text:style-name="T128">apis/58493045684/endpoints/1345363632/requests</text:span></text:p>
      <text:p text:style-name="P36"/>
      <text:p text:style-name="P382">Response Body:</text:p>
      <text:p text:style-name="P382"/>
      <text:p text:style-name="P21">{</text:p>
      <text:p text:style-name="P428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0">equest</text:span></text:a><text:a xlink:type="simple" xlink:href="http://api.myticketting.com/1.0/settings" text:style-name="Internet_20_link" text:visited-style-name="Visited_20_Internet_20_Link"><text:span text:style-name="T28">s</text:span></text:a><text:span text:style-name="T15">”</text:span><text:span text:style-name="T12">,</text:span></text:p>
      <text:p text:style-name="P153"><text:span text:style-name="T88"><text:tab/>“</text:span><text:span text:style-name="T96">requests</text:span><text:span text:style-name="T90">”:</text:span><text:span text:style-name="T93">{</text:span></text:p>
      <text:p text:style-name="P153"><text:span text:style-name="T93"><text:tab/><text:tab/>“2017-01-06”:”</text:span><text:span text:style-name="T96">0</text:span><text:span text:style-name="T93">”,</text:span></text:p>
      <text:p text:style-name="P153"><text:span text:style-name="T93"><text:tab/><text:tab/>“2017-01-0</text:span><text:span text:style-name="T94">7</text:span><text:span text:style-name="T93">”:”</text:span><text:span text:style-name="T96">4</text:span><text:span text:style-name="T93">”,</text:span></text:p>
      <text:p text:style-name="P153"><text:span text:style-name="T93"><text:tab/><text:tab/>“2017-01-0</text:span><text:span text:style-name="T94">8</text:span><text:span text:style-name="T93">”:”0”,</text:span></text:p>
      <text:p text:style-name="P153"><text:span text:style-name="T93"><text:tab/><text:tab/>“2017-01-0</text:span><text:span text:style-name="T95">9</text:span><text:span text:style-name="T93">”:”0”,</text:span></text:p>
      <text:p text:style-name="P153"><text:span text:style-name="T93"><text:tab/><text:tab/>“2017-01-</text:span><text:span text:style-name="T95">10</text:span><text:span text:style-name="T93">”:”</text:span><text:span text:style-name="T96">1</text:span><text:span text:style-name="T93">”</text:span></text:p>
      <text:p text:style-name="P143"><text:tab/>}</text:p>
      <text:p text:style-name="P132">}</text:p>
      <text:p text:style-name="P215"/>
      <text:p text:style-name="P366">GET /<text:span text:style-name="T128">apis/58493045684/endpoints/1345363632/requests?to=2017-01-07</text:span></text:p>
      <text:p text:style-name="P36"/>
      <text:p text:style-name="P382">Response Body:</text:p>
      <text:p text:style-name="P382"/>
      <text:p text:style-name="P21">{</text:p>
      <text:p text:style-name="P428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54"><text:span text:style-name="T88"><text:tab/>“</text:span><text:span text:style-name="T93">r</text:span><text:span text:style-name="T97">equests</text:span><text:span text:style-name="T90">”:</text:span><text:span text:style-name="T93">{</text:span></text:p>
      <text:p text:style-name="P154"><text:span text:style-name="T93"><text:tab/><text:tab/>“2017-01-06”:”</text:span><text:span text:style-name="T96">0</text:span><text:span text:style-name="T93">”,</text:span></text:p>
      <text:p text:style-name="P154"><text:span text:style-name="T93"><text:tab/><text:tab/>“2017-01-0</text:span><text:span text:style-name="T94">7</text:span><text:span text:style-name="T93">”:”</text:span><text:span text:style-name="T96">4</text:span><text:span text:style-name="T93">”</text:span></text:p>
      <text:p text:style-name="P143"><text:tab/>}</text:p>
      <text:p text:style-name="P132">}</text:p>
      <text:p text:style-name="P215"/>
      <text:p text:style-name="P366">GET /<text:span text:style-name="T128">apis/58493045684/endpoints/1345363632/requests?from=2017-01-07&amp;order=desc</text:span></text:p>
      <text:p text:style-name="P36"/>
      <text:p text:style-name="P382">Response Body:</text:p>
      <text:p text:style-name="P382"/>
      <text:p text:style-name="P21">{</text:p>
      <text:p text:style-name="P428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55"><text:span text:style-name="T88"><text:tab/>“</text:span><text:span text:style-name="T97">requests</text:span><text:span text:style-name="T90">”:</text:span><text:span text:style-name="T93">{</text:span></text:p>
      <text:p text:style-name="P155"><text:span text:style-name="T93"><text:tab/><text:tab/>“2017-01-</text:span><text:span text:style-name="T95">10</text:span><text:span text:style-name="T93">”:”</text:span><text:span text:style-name="T96">1</text:span><text:span text:style-name="T93">”,</text:span></text:p>
      <text:p text:style-name="P155"><text:span text:style-name="T93"><text:tab/><text:tab/>“2017-01-0</text:span><text:span text:style-name="T95">9</text:span><text:span text:style-name="T93">”:”0”,</text:span></text:p>
      <text:p text:style-name="P155"><text:span text:style-name="T93"><text:tab/><text:tab/>“2017-01-0</text:span><text:span text:style-name="T94">8</text:span><text:span text:style-name="T93">”:”0”,</text:span></text:p>
      <text:p text:style-name="P155"><text:span text:style-name="T93"><text:tab/><text:tab/>“2017-01-0</text:span><text:span text:style-name="T94">7</text:span><text:span text:style-name="T93">”:”</text:span><text:span text:style-name="T96">4</text:span><text:span text:style-name="T93">”</text:span></text:p>
      <text:p text:style-name="P143"><text:tab/>}</text:p>
      <text:p text:style-name="P132">}</text:p>
      <text:p text:style-name="P470">/<text:span text:style-name="T126">apis/{api_id}/endpoints/{endpoint_id}/variants</text:span></text:p>
      <text:p text:style-name="P248"/>
      <text:p text:style-name="P346">A collection of <text:span text:style-name="T173">endpoint variants recorded for the specified API. A variant is a particular instantiation of an endpoint request with specific parameters.</text:span></text:p>
      <text:p text:style-name="P260"/>
      <text:p text:style-name="P182">URL</text:p>
      <text:p text:style-name="P182"/>
      <text:p text:style-name="P418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</text:span></text:a><text:a xlink:type="simple" xlink:href="https://api.doga.gov/1.0/cases/" text:style-name="Internet_20_link" text:visited-style-name="Visited_20_Internet_20_Link"><text:span text:style-name="T47">ts/{endpoint_id}/variants</text:span></text:a></text:p>
      <text:p text:style-name="P273"/>
      <text:p text:style-name="P182">Supported Request <text:span text:style-name="T121">M</text:span>ethods</text:p>
      <text:p text:style-name="P286"/>
      <text:p text:style-name="P273">GET – <text:span text:style-name="T127">Return a list of variants recorded by the specified endpoint.</text:span></text:p>
      <text:p text:style-name="P273"/>
      <text:p text:style-name="P195">Supported Request Formats</text:p>
      <text:p text:style-name="P195"/>
      <text:p text:style-name="P299">json</text:p>
      <text:p text:style-name="P299"/>
      <text:p text:style-name="P195">Authentication</text:p>
      <text:p text:style-name="P195"/>
      <text:p text:style-name="P312">Basic</text:p>
      <text:p text:style-name="P243"/>
      <text:p text:style-name="P243">Query Parameters (GET)</text:p>
      <text:p text:style-name="P243"/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P503">Name</text:p>
          </table:table-cell>
          <table:table-cell table:style-name="Table35.A1" office:value-type="string">
            <text:p text:style-name="P490">Inclusion</text:p>
          </table:table-cell>
          <table:table-cell table:style-name="Table35.C1" office:value-type="string">
            <text:p text:style-name="P503">Description</text:p>
          </table:table-cell>
        </table:table-row>
        <table:table-row>
          <table:table-cell table:style-name="Table35.A2" office:value-type="string">
            <text:p text:style-name="P695">sort</text:p>
          </table:table-cell>
          <table:table-cell table:style-name="Table35.A2" office:value-type="string">
            <text:p text:style-name="P686">optional</text:p>
          </table:table-cell>
          <table:table-cell table:style-name="Table35.C2" office:value-type="string">
            <text:p text:style-name="P695">The order in which to <text:span text:style-name="T174">lis</text:span>t returned records. Valid options <text:span text:style-name="T139">are:</text:span> ‘<text:span text:style-name="T174">query’, </text:span>‘<text:span text:style-name="T141">requests’ and ‘runtime’</text:span>. Default value is ‘<text:span text:style-name="T174">query’</text:span>.</text:p>
          </table:table-cell>
        </table:table-row>
        <table:table-row>
          <table:table-cell table:style-name="Table35.A2" office:value-type="string">
            <text:p text:style-name="P712">order</text:p>
          </table:table-cell>
          <table:table-cell table:style-name="Table35.A2" office:value-type="string">
            <text:p text:style-name="P705">optional</text:p>
          </table:table-cell>
          <table:table-cell table:style-name="Table35.C2" office:value-type="string">
            <text:p text:style-name="P712"><text:span text:style-name="T140">Indicates w</text:span>hether to list records from lowest to highest (asc) or highest to lowest (desc). Default value is <text:span text:style-name="T142">’desc’.</text:span></text:p>
          </table:table-cell>
        </table:table-row>
      </table:table>
      <text:p text:style-name="P312"/>
      <text:p text:style-name="P359">Permissions</text:p>
      <text:p text:style-name="P286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527">Role</text:p>
          </table:table-cell>
          <table:table-cell table:style-name="Table36.A1" office:value-type="string">
            <text:p text:style-name="P515">Allowed Methods</text:p>
          </table:table-cell>
          <table:table-cell table:style-name="Table36.C1" office:value-type="string">
            <text:p text:style-name="P515">Restrictions</text:p>
          </table:table-cell>
        </table:table-row>
        <table:table-row>
          <table:table-cell table:style-name="Table36.A2" office:value-type="string">
            <text:p text:style-name="P548">root</text:p>
          </table:table-cell>
          <table:table-cell table:style-name="Table36.A2" table:number-rows-spanned="2" office:value-type="string">
            <text:p text:style-name="P559">GET</text:p>
          </table:table-cell>
          <table:table-cell table:style-name="Table36.C2" table:number-rows-spanned="2" office:value-type="string">
            <text:p text:style-name="P570">Can retrieve a <text:span text:style-name="T127">list of variants <text:s/>for all endpoints exposed by <text:s/>profiled APIs. </text:span></text:p>
          </table:table-cell>
        </table:table-row>
        <table:table-row>
          <table:table-cell table:style-name="Table36.A2" office:value-type="string">
            <text:p text:style-name="P582">master</text:p>
          </table:table-cell>
          <table:covered-table-cell/>
          <table:covered-table-cell/>
        </table:table-row>
        <table:table-row>
          <table:table-cell table:style-name="Table36.A2" office:value-type="string">
            <text:p text:style-name="P593">consumer</text:p>
          </table:table-cell>
          <table:table-cell table:style-name="Table36.A2" office:value-type="string">
            <text:p text:style-name="P454">GET</text:p>
          </table:table-cell>
          <table:table-cell table:style-name="Table36.C2" office:value-type="string">
            <text:p text:style-name="P454">Can retrieve a list of <text:span text:style-name="T174">variants for all endpoints exposed by</text:span> APIs of which the requesting user is an administrator.</text:p>
          </table:table-cell>
        </table:table-row>
      </table:table>
      <text:p text:style-name="P325"/>
      <text:p text:style-name="P207">Response Errors</text:p>
      <text:p text:style-name="P207"/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P536">Error</text:p>
          </table:table-cell>
          <table:table-cell table:style-name="Table37.A1" office:value-type="string">
            <text:p text:style-name="P536">Reason</text:p>
          </table:table-cell>
          <table:table-cell table:style-name="Table37.C1" office:value-type="string">
            <text:p text:style-name="P503">Description</text:p>
          </table:table-cell>
        </table:table-row>
        <table:table-row>
          <table:table-cell table:style-name="Table37.A2" office:value-type="string">
            <text:p text:style-name="P603">400</text:p>
          </table:table-cell>
          <table:table-cell table:style-name="Table37.A2" office:value-type="string">
            <text:p text:style-name="P603">Bad Request</text:p>
          </table:table-cell>
          <table:table-cell table:style-name="Table37.C2" office:value-type="string">
            <text:p text:style-name="P613"><text:span text:style-name="T144">One or more query parameters are invalid</text:span>.</text:p>
          </table:table-cell>
        </table:table-row>
        <table:table-row>
          <table:table-cell table:style-name="Table37.A2" office:value-type="string">
            <text:p text:style-name="P603">401</text:p>
          </table:table-cell>
          <table:table-cell table:style-name="Table37.A2" office:value-type="string">
            <text:p text:style-name="P603">Unauthorized</text:p>
          </table:table-cell>
          <table:table-cell table:style-name="Table37.C2" office:value-type="string">
            <text:p text:style-name="P613">The 'Authori<text:span text:style-name="T86">z</text:span>ation' header is missing and must be supplied.</text:p>
          </table:table-cell>
        </table:table-row>
        <table:table-row>
          <table:table-cell table:style-name="Table37.A2" office:value-type="string">
            <text:p text:style-name="P603">403</text:p>
          </table:table-cell>
          <table:table-cell table:style-name="Table37.A2" office:value-type="string">
            <text:p text:style-name="P603">Forbidden</text:p>
          </table:table-cell>
          <table:table-cell table:style-name="Table37.C2" office:value-type="string">
            <text:p text:style-name="P623">The request authorisation did not include authorised credentials <text:span text:style-name="T135">or the requesting user does not have read access to the collection</text:span>.</text:p>
          </table:table-cell>
        </table:table-row>
        <table:table-row>
          <table:table-cell table:style-name="Table37.A2" office:value-type="string">
            <text:p text:style-name="P632">405</text:p>
          </table:table-cell>
          <table:table-cell table:style-name="Table37.A2" office:value-type="string">
            <text:p text:style-name="P632">Method Not Allowed</text:p>
          </table:table-cell>
          <table:table-cell table:style-name="Table37.C2" office:value-type="string">
            <text:p text:style-name="P642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37.A2" office:value-type="string">
            <text:p text:style-name="P651">406</text:p>
          </table:table-cell>
          <table:table-cell table:style-name="Table37.A2" office:value-type="string">
            <text:p text:style-name="P651">Not Acceptable</text:p>
          </table:table-cell>
          <table:table-cell table:style-name="Table37.C2" office:value-type="string">
            <text:p text:style-name="P660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406"><text:soft-page-break/><text:span text:style-name="T10">Example</text:span><text:span text:style-name="T11">s</text:span></text:p>
      <text:p text:style-name="P222"/>
      <text:p text:style-name="P369">GET /<text:span text:style-name="T128">apis/58493045684/endpoints/ 1345363632/variants</text:span></text:p>
      <text:p text:style-name="P43"/>
      <text:p text:style-name="P390">Response Body:</text:p>
      <text:p text:style-name="P390"/>
      <text:p text:style-name="P26">{</text:p>
      <text:p text:style-name="P6"><text:span text:style-name="T67"><text:tab/>“</text:span><text:span text:style-name="T68">self”:“</text:span><text:a xlink:type="simple" xlink:href="https://api.doga.gov/1.0/templates" text:style-name="Internet_20_link" text:visited-style-name="Visited_20_Internet_20_Link"><text:span text:style-name="T67">http://</text:span></text:a><text:a xlink:type="simple" xlink:href="https://api.doga.gov/1.0/templates" text:style-name="Internet_20_link" text:visited-style-name="Visited_20_Internet_20_Link"><text:span text:style-name="T70">analytics</text:span></text:a><text:a xlink:type="simple" xlink:href="https://api.doga.gov/1.0/templates" text:style-name="Internet_20_link" text:visited-style-name="Visited_20_Internet_20_Link"><text:span text:style-name="T67">.mywadapi.co</text:span></text:a><text:a xlink:type="simple" xlink:href="https://api.doga.gov/1.0/templates" text:style-name="Internet_20_link" text:visited-style-name="Visited_20_Internet_20_Link"><text:span text:style-name="T71">m/api</text:span></text:a><text:a xlink:type="simple" xlink:href="https://api.doga.gov/1.0/templates" text:style-name="Internet_20_link" text:visited-style-name="Visited_20_Internet_20_Link"><text:span text:style-name="T72">s/5849345684/endpoin</text:span></text:a><text:a xlink:type="simple" xlink:href="https://api.doga.gov/1.0/templates" text:style-name="Internet_20_link" text:visited-style-name="Visited_20_Internet_20_Link"><text:span text:style-name="T78">ts/1345363632/variants</text:span></text:a><text:span text:style-name="T69">”</text:span><text:span text:style-name="T67">,</text:span></text:p>
      <text:p text:style-name="P400"><text:span text:style-name="T1"><text:tab/>“</text:span><text:span text:style-name="T2">total”: </text:span><text:span text:style-name="T9">8</text:span><text:span text:style-name="T2">,</text:span></text:p>
      <text:p text:style-name="P165"><text:span text:style-name="T88"><text:tab/>“</text:span><text:span text:style-name="T103">variants</text:span><text:span text:style-name="T90">”:</text:span><text:span text:style-name="T89">[</text:span></text:p>
      <text:p text:style-name="P26"><text:tab/><text:tab/>{</text:p>
      <text:p text:style-name="P438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</text:span></text:a><text:a xlink:type="simple" xlink:href="http://api.myticketting.com/1.0/settings" text:style-name="Internet_20_link" text:visited-style-name="Visited_20_Internet_20_Link"><text:span text:style-name="T21">.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48">2/variants/4.</text:span></text:a><text:a xlink:type="simple" xlink:href="http://api.myticketting.com/1.0/settings" text:style-name="Internet_20_link" text:visited-style-name="Visited_20_Internet_20_Link"><text:span text:style-name="T24">2</text:span></text:a><text:span text:style-name="T15">”</text:span><text:span text:style-name="T12">,</text:span></text:p>
      <text:p text:style-name="P64"><text:tab/><text:tab/><text:tab/>“<text:span text:style-name="T175">query-string”:”?currency=XCD”,</text:span></text:p>
      <text:p text:style-name="P66"><text:tab/><text:tab/><text:tab/>“<text:span text:style-name="T176">parameters</text:span>”:<text:span text:style-name="T176">{</text:span></text:p>
      <text:p text:style-name="P66"><text:tab/><text:tab/><text:tab/><text:tab/>“<text:span text:style-name="T176">currency</text:span>”:”<text:span text:style-name="T176">XCD”,</text:span></text:p>
      <text:p text:style-name="P66"><text:tab/><text:tab/><text:tab/><text:tab/>“<text:span text:style-name="T185">sort”:”N/A”</text:span></text:p>
      <text:p text:style-name="P64"><text:tab/><text:tab/><text:tab/><text:span text:style-name="T176">},</text:span></text:p>
      <text:p text:style-name="P103"><text:tab/><text:tab/><text:tab/>“<text:span text:style-name="T146">average-runtime</text:span>”:”<text:span text:style-name="T146">0.3</text:span>”,</text:p>
      <text:p text:style-name="P103"><text:tab/><text:tab/><text:tab/>“<text:span text:style-name="T129">daily-requests</text:span>”:”<text:span text:style-name="T175">12</text:span>”,</text:p>
      <text:p text:style-name="P65"><text:tab/><text:tab/><text:tab/>“<text:span text:style-name="T133">object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../e.s/1.2/v.s/4..2/objects</text:span></text:a><text:span text:style-name="T132">”</text:span>,</text:p>
      <text:p text:style-name="P73"><text:tab/><text:tab/><text:tab/>“<text:span text:style-name="T133">querie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../e.s/1.2/v.s/4..2/queries</text:span></text:a><text:span text:style-name="T132">”,</text:span></text:p>
      <text:p text:style-name="P73"><text:tab/><text:tab/><text:tab/>“<text:span text:style-name="T183">calls</text:span>”:<text:span text:style-name="T132">”</text:span><text:a xlink:type="simple" xlink:href="https://analytics.mywadapi.com/apis/../e.s/1.2/v.s/../ca" text:style-name="Internet_20_link" text:visited-style-name="Visited_20_Internet_20_Link"><text:span text:style-name="T132">https://analytics.mywadapi.com/apis/../e.s/1.2/v.s/4..2/calls</text:span></text:a><text:span text:style-name="T132">”</text:span>,</text:p>
      <text:p text:style-name="P73"><text:tab/><text:tab/><text:tab/>“<text:span text:style-name="T183">custom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../e.s/1.2/v.s/4..2/custom</text:span></text:a><text:span text:style-name="T132">”</text:span></text:p>
      <text:p text:style-name="P126"><text:tab/><text:tab/>},</text:p>
      <text:p text:style-name="P27"><text:tab/><text:tab/>{</text:p>
      <text:p text:style-name="P439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</text:span></text:a><text:a xlink:type="simple" xlink:href="http://api.myticketting.com/1.0/settings" text:style-name="Internet_20_link" text:visited-style-name="Visited_20_Internet_20_Link"><text:span text:style-name="T21">.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48">2/variants/</text:span></text:a><text:a xlink:type="simple" xlink:href="http://api.myticketting.com/1.0/settings" text:style-name="Internet_20_link" text:visited-style-name="Visited_20_Internet_20_Link"><text:span text:style-name="T49">6</text:span></text:a><text:a xlink:type="simple" xlink:href="http://api.myticketting.com/1.0/settings" text:style-name="Internet_20_link" text:visited-style-name="Visited_20_Internet_20_Link"><text:span text:style-name="T48">.</text:span></text:a><text:a xlink:type="simple" xlink:href="http://api.myticketting.com/1.0/settings" text:style-name="Internet_20_link" text:visited-style-name="Visited_20_Internet_20_Link"><text:span text:style-name="T49">7</text:span></text:a><text:span text:style-name="T15">”</text:span><text:span text:style-name="T12">,</text:span></text:p>
      <text:p text:style-name="P67"><text:tab/><text:tab/><text:tab/>“<text:span text:style-name="T175">query-string”:”?currency=USD&amp;order=asc”,</text:span></text:p>
      <text:p text:style-name="P67"><text:tab/><text:tab/><text:tab/>“<text:span text:style-name="T176">parameters</text:span>”:<text:span text:style-name="T176">{</text:span></text:p>
      <text:p text:style-name="P67"><text:tab/><text:tab/><text:tab/><text:tab/>“<text:span text:style-name="T176">currency</text:span>”:”<text:span text:style-name="T177">USD”,</text:span></text:p>
      <text:p text:style-name="P67"><text:tab/><text:tab/><text:tab/><text:tab/>“<text:span text:style-name="T177">sort”:”asc”</text:span></text:p>
      <text:p text:style-name="P67"><text:tab/><text:tab/><text:tab/><text:span text:style-name="T176">},</text:span></text:p>
      <text:p text:style-name="P104"><text:tab/><text:tab/><text:tab/>“<text:span text:style-name="T146">average-runtime</text:span>”:”<text:span text:style-name="T178">1.147</text:span>”,</text:p>
      <text:p text:style-name="P104"><text:tab/><text:tab/><text:tab/>“<text:span text:style-name="T129">daily-requests</text:span>”:”<text:span text:style-name="T178">0.8</text:span>”,</text:p>
      <text:p text:style-name="P67"><text:tab/><text:tab/><text:tab/>“<text:span text:style-name="T133">object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../e.s/1.2/v.s/4..2/objects</text:span></text:a><text:span text:style-name="T132">”</text:span>,</text:p>
      <text:p text:style-name="P74"><text:tab/><text:tab/><text:tab/>“<text:span text:style-name="T133">querie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../e.s/1.2/v.s/4..2/queries</text:span></text:a><text:span text:style-name="T132">”,</text:span></text:p>
      <text:p text:style-name="P74"><text:tab/><text:tab/><text:tab/>“<text:span text:style-name="T183">calls</text:span>”:<text:span text:style-name="T132">”</text:span><text:a xlink:type="simple" xlink:href="https://analytics.mywadapi.com/apis/../e.s/1.2/v.s/../ca" text:style-name="Internet_20_link" text:visited-style-name="Visited_20_Internet_20_Link"><text:span text:style-name="T132">https://analytics.mywadapi.com/apis/../e.s/1.2/v.s/4..2/calls</text:span></text:a><text:span text:style-name="T132">”</text:span>,</text:p>
      <text:p text:style-name="P74"><text:tab/><text:tab/><text:tab/>“<text:span text:style-name="T183">custom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../e.s/1.2/v.s/4..2/custom</text:span></text:a><text:span text:style-name="T132">”</text:span></text:p>
      <text:p text:style-name="P126"><text:tab/><text:tab/>},</text:p>
      <text:p text:style-name="P125"><text:tab/><text:tab/>.</text:p>
      <text:p text:style-name="P125"><text:tab/><text:tab/>.</text:p>
      <text:p text:style-name="P125"><text:tab/><text:tab/>.</text:p>
      <text:p text:style-name="P125"><text:tab/><text:span text:style-name="T136">]</text:span></text:p>
      <text:p text:style-name="P138">}</text:p>
      <text:p text:style-name="P470">/<text:span text:style-name="T130">apis/{api_id}/endpoints/{endpoint_id}/variants/{variant_id}</text:span></text:p>
      <text:p text:style-name="P248"/>
      <text:p text:style-name="P346"><text:span text:style-name="T148">A resource containing the metrics</text:span> of <text:span text:style-name="T148">the specified endpoint variant.</text:span></text:p>
      <text:p text:style-name="P273"/>
      <text:p text:style-name="P182">URL</text:p>
      <text:p text:style-name="P182"/>
      <text:p text:style-name="P418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6">{endpoint_id}</text:span></text:a></text:p>
      <text:p text:style-name="P273"/>
      <text:p text:style-name="P182">Supported Request <text:span text:style-name="T121">M</text:span>ethods</text:p>
      <text:p text:style-name="P286"/>
      <text:p text:style-name="P273">GET – <text:span text:style-name="T122">Returns metrics for the specified endpoint variant.</text:span></text:p>
      <text:p text:style-name="P273"/>
      <text:p text:style-name="P195">Supported Request Formats</text:p>
      <text:p text:style-name="P195"/>
      <text:p text:style-name="P299">json</text:p>
      <text:p text:style-name="P299"/>
      <text:p text:style-name="P195">Authentication</text:p>
      <text:p text:style-name="P195"/>
      <text:p text:style-name="P312">Basic</text:p>
      <text:p text:style-name="P312"/>
      <text:p text:style-name="P359">Permissions</text:p>
      <text:p text:style-name="P286"/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P527">Role</text:p>
          </table:table-cell>
          <table:table-cell table:style-name="Table38.A1" office:value-type="string">
            <text:p text:style-name="P515">Allowed Methods</text:p>
          </table:table-cell>
          <table:table-cell table:style-name="Table38.C1" office:value-type="string">
            <text:p text:style-name="P515">Restrictions</text:p>
          </table:table-cell>
        </table:table-row>
        <table:table-row>
          <table:table-cell table:style-name="Table38.A2" office:value-type="string">
            <text:p text:style-name="P548">root</text:p>
          </table:table-cell>
          <table:table-cell table:style-name="Table38.A2" table:number-rows-spanned="2" office:value-type="string">
            <text:p text:style-name="P670">GET</text:p>
          </table:table-cell>
          <table:table-cell table:style-name="Table38.C2" table:number-rows-spanned="2" office:value-type="string">
            <text:p text:style-name="P570">Can retrieve <text:span text:style-name="T179">variant</text:span> <text:span text:style-name="T179">metrics for all profiled endpoints. </text:span></text:p>
          </table:table-cell>
        </table:table-row>
        <table:table-row>
          <table:table-cell table:style-name="Table38.A2" office:value-type="string">
            <text:p text:style-name="P582">master</text:p>
          </table:table-cell>
          <table:covered-table-cell/>
          <table:covered-table-cell/>
        </table:table-row>
        <table:table-row>
          <table:table-cell table:style-name="Table38.A2" office:value-type="string">
            <text:p text:style-name="P677">c<text:span text:style-name="T125">onsumer</text:span></text:p>
          </table:table-cell>
          <table:table-cell table:style-name="Table38.A2" office:value-type="string">
            <text:p text:style-name="P462">GET</text:p>
          </table:table-cell>
          <table:table-cell table:style-name="Table38.C2" office:value-type="string">
            <text:p text:style-name="P454">Can retrieve <text:span text:style-name="T179">variant metrics only for endpoints exposed by</text:span> APIs of which the requesting user is an administrator.</text:p>
          </table:table-cell>
        </table:table-row>
      </table:table>
      <text:p text:style-name="P325"/>
      <text:p text:style-name="P207">Response Errors</text:p>
      <text:p text:style-name="P207"/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P536">Error</text:p>
          </table:table-cell>
          <table:table-cell table:style-name="Table39.A1" office:value-type="string">
            <text:p text:style-name="P536">Reason</text:p>
          </table:table-cell>
          <table:table-cell table:style-name="Table39.C1" office:value-type="string">
            <text:p text:style-name="P503">Description</text:p>
          </table:table-cell>
        </table:table-row>
        <table:table-row>
          <table:table-cell table:style-name="Table39.A2" office:value-type="string">
            <text:p text:style-name="P603">401</text:p>
          </table:table-cell>
          <table:table-cell table:style-name="Table39.A2" office:value-type="string">
            <text:p text:style-name="P603">Unauthorized</text:p>
          </table:table-cell>
          <table:table-cell table:style-name="Table39.C2" office:value-type="string">
            <text:p text:style-name="P613">The 'Authori<text:span text:style-name="T86">z</text:span>ation' header is missing and must be supplied.</text:p>
          </table:table-cell>
        </table:table-row>
        <table:table-row>
          <table:table-cell table:style-name="Table39.A2" office:value-type="string">
            <text:p text:style-name="P603">403</text:p>
          </table:table-cell>
          <table:table-cell table:style-name="Table39.A2" office:value-type="string">
            <text:p text:style-name="P603">Forbidden</text:p>
          </table:table-cell>
          <table:table-cell table:style-name="Table39.C2" office:value-type="string">
            <text:p text:style-name="P623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39.A2" office:value-type="string">
            <text:p text:style-name="P632">405</text:p>
          </table:table-cell>
          <table:table-cell table:style-name="Table39.A2" office:value-type="string">
            <text:p text:style-name="P632">Method Not Allowed</text:p>
          </table:table-cell>
          <table:table-cell table:style-name="Table39.C2" office:value-type="string">
            <text:p text:style-name="P642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39.A2" office:value-type="string">
            <text:p text:style-name="P651">406</text:p>
          </table:table-cell>
          <table:table-cell table:style-name="Table39.A2" office:value-type="string">
            <text:p text:style-name="P651">Not Acceptable</text:p>
          </table:table-cell>
          <table:table-cell table:style-name="Table39.C2" office:value-type="string">
            <text:p text:style-name="P660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334"/>
      <text:p text:style-name="P222"/>
      <text:p text:style-name="P481"><text:span text:style-name="T10">Example</text:span><text:span text:style-name="T11">s</text:span></text:p>
      <text:p text:style-name="P222"/>
      <text:p text:style-name="P227"><text:span text:style-name="T108">GET /</text:span><text:span text:style-name="T109">apis/58493045684/</text:span><text:span text:style-name="T110">endpoints/1345363632/</text:span><text:span text:style-name="T116">variants/4586486392</text:span></text:p>
      <text:p text:style-name="P43"/>
      <text:p text:style-name="P391">Response Body:</text:p>
      <text:p text:style-name="P744"/>
      <text:p text:style-name="P28">{</text:p>
      <text:p text:style-name="P440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</text:span></text:a><text:a xlink:type="simple" xlink:href="http://api.myticketting.com/1.0/settings" text:style-name="Internet_20_link" text:visited-style-name="Visited_20_Internet_20_Link"><text:span text:style-name="T21">.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48">2/variants/4</text:span></text:a><text:a xlink:type="simple" xlink:href="http://api.myticketting.com/1.0/settings" text:style-name="Internet_20_link" text:visited-style-name="Visited_20_Internet_20_Link"><text:span text:style-name="T50">586486392</text:span></text:a><text:span text:style-name="T15">”</text:span><text:span text:style-name="T12">,</text:span></text:p>
      <text:p text:style-name="P68"><text:tab/>“<text:span text:style-name="T175">query-string”:”?currency=XCD”,</text:span></text:p>
      <text:p text:style-name="P68"><text:tab/>“<text:span text:style-name="T176">parameters</text:span>”:<text:span text:style-name="T176">{</text:span></text:p>
      <text:p text:style-name="P76"><text:tab/><text:tab/>“<text:span text:style-name="T176">currency</text:span>”:”<text:span text:style-name="T176">XCD”,</text:span></text:p>
      <text:p text:style-name="P76"><text:tab/><text:tab/>“<text:span text:style-name="T185">sort”:”N/A”</text:span></text:p>
      <text:p text:style-name="P68"><text:tab/><text:span text:style-name="T176">},</text:span></text:p>
      <text:p text:style-name="P105"><text:tab/>“<text:span text:style-name="T146">average-runtime</text:span>”:”<text:span text:style-name="T146">0.3</text:span>”,</text:p>
      <text:p text:style-name="P105"><text:tab/>“<text:span text:style-name="T129">daily-requests</text:span>”:”<text:span text:style-name="T175">12</text:span>”,</text:p>
      <text:p text:style-name="P69"><text:tab/>“<text:span text:style-name="T133">object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../e.s/1.2/</text:span></text:a><text:a xlink:type="simple" xlink:href="http://api.myticketting.com/1.0/settings" text:style-name="Internet_20_link" text:visited-style-name="Visited_20_Internet_20_Link"><text:span text:style-name="T132">variants/4586486392</text:span></text:a><text:a xlink:type="simple" xlink:href="http://api.myticketting.com/1.0/settings" text:style-name="Internet_20_link" text:visited-style-name="Visited_20_Internet_20_Link"><text:span text:style-name="T132">/objects</text:span></text:a><text:span text:style-name="T132">”</text:span>,</text:p>
      <text:p text:style-name="P75"><text:tab/>“<text:span text:style-name="T133">querie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../e.s/1.2/</text:span></text:a><text:a xlink:type="simple" xlink:href="http://api.myticketting.com/1.0/settings" text:style-name="Internet_20_link" text:visited-style-name="Visited_20_Internet_20_Link"><text:span text:style-name="T132">variants/4586486392</text:span></text:a><text:a xlink:type="simple" xlink:href="http://api.myticketting.com/1.0/settings" text:style-name="Internet_20_link" text:visited-style-name="Visited_20_Internet_20_Link"><text:span text:style-name="T132">/queries</text:span></text:a><text:span text:style-name="T132">”,</text:span></text:p>
      <text:p text:style-name="P75"><text:tab/>“<text:span text:style-name="T184">calls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./e.s/1.2/variants/4586486392/calls</text:span></text:a><text:span text:style-name="T132">”</text:span>,</text:p>
      <text:p text:style-name="P75"><text:tab/>“<text:span text:style-name="T184">custom</text:span>”:<text:span text:style-name="T132">”</text:span><text:a xlink:type="simple" xlink:href="http://api.myticketting.com/1.0/settings" text:style-name="Internet_20_link" text:visited-style-name="Visited_20_Internet_20_Link"><text:span text:style-name="T132">https://analytics.mywadapi.com/apis/../e.s/1.2/</text:span></text:a><text:a xlink:type="simple" xlink:href="http://api.myticketting.com/1.0/settings" text:style-name="Internet_20_link" text:visited-style-name="Visited_20_Internet_20_Link"><text:span text:style-name="T132">variants/4586486392</text:span></text:a><text:a xlink:type="simple" xlink:href="http://api.myticketting.com/1.0/settings" text:style-name="Internet_20_link" text:visited-style-name="Visited_20_Internet_20_Link"><text:span text:style-name="T132">/custom</text:span></text:a><text:span text:style-name="T132">”</text:span></text:p>
      <text:p text:style-name="P127">}</text:p>
      <text:p text:style-name="P471">/<text:span text:style-name="T126">apis/{api_id}/endpoints/{endpoint_id}/variants/{variant_id}/runtimes</text:span></text:p>
      <text:p text:style-name="P249"/>
      <text:p text:style-name="P347">A <text:span text:style-name="T150">resource representing an endpoint variant’s daily average run times.</text:span></text:p>
      <text:p text:style-name="P261"/>
      <text:p text:style-name="P183">URL</text:p>
      <text:p text:style-name="P183"/>
      <text:p text:style-name="P419"><text:a xlink:type="simple" xlink:href="https://api.doga.gov/1.0/cases/" text:style-name="Internet_20_link" text:visited-style-name="Visited_20_Internet_20_Link"><text:span text:style-name="T186">https://</text:span></text:a><text:a xlink:type="simple" xlink:href="https://api.doga.gov/1.0/cases/" text:style-name="Internet_20_link" text:visited-style-name="Visited_20_Internet_20_Link"><text:span text:style-name="T187">analytics</text:span></text:a><text:a xlink:type="simple" xlink:href="https://api.doga.gov/1.0/cases/" text:style-name="Internet_20_link" text:visited-style-name="Visited_20_Internet_20_Link"><text:span text:style-name="T186">.mywadapi.com/</text:span></text:a><text:a xlink:type="simple" xlink:href="https://api.doga.gov/1.0/cases/" text:style-name="Internet_20_link" text:visited-style-name="Visited_20_Internet_20_Link"><text:span text:style-name="T188">api</text:span></text:a><text:a xlink:type="simple" xlink:href="https://api.doga.gov/1.0/cases/" text:style-name="Internet_20_link" text:visited-style-name="Visited_20_Internet_20_Link"><text:span text:style-name="T188">s/{api_id}/endpoint</text:span></text:a><text:a xlink:type="simple" xlink:href="https://api.doga.gov/1.0/cases/" text:style-name="Internet_20_link" text:visited-style-name="Visited_20_Internet_20_Link"><text:span text:style-name="T188">s/{endpoint_id}/variants/{variant_id}/runtime</text:span></text:a><text:a xlink:type="simple" xlink:href="https://api.doga.gov/1.0/cases/" text:style-name="Internet_20_link" text:visited-style-name="Visited_20_Internet_20_Link"><text:span text:style-name="T188">s</text:span></text:a></text:p>
      <text:p text:style-name="P274"/>
      <text:p text:style-name="P183">Supported Request <text:span text:style-name="T121">M</text:span>ethods</text:p>
      <text:p text:style-name="P287"/>
      <text:p text:style-name="P274">GET – <text:span text:style-name="T127">Return an object where keys represent the calendar date, and values the variant’s average runtime.</text:span></text:p>
      <text:p text:style-name="P274"/>
      <text:p text:style-name="P196">Supported Request Formats</text:p>
      <text:p text:style-name="P196"/>
      <text:p text:style-name="P300">json</text:p>
      <text:p text:style-name="P300"/>
      <text:p text:style-name="P196">Authentication</text:p>
      <text:p text:style-name="P196"/>
      <text:p text:style-name="P313">Basic</text:p>
      <text:p text:style-name="P244"/>
      <text:p text:style-name="P244">Query Parameters (GET)</text:p>
      <text:p text:style-name="P244"/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504">Name</text:p>
          </table:table-cell>
          <table:table-cell table:style-name="Table40.A1" office:value-type="string">
            <text:p text:style-name="P491">Inclusion</text:p>
          </table:table-cell>
          <table:table-cell table:style-name="Table40.C1" office:value-type="string">
            <text:p text:style-name="P504">Description</text:p>
          </table:table-cell>
        </table:table-row>
        <table:table-row>
          <table:table-cell table:style-name="Table40.A2" office:value-type="string">
            <text:p text:style-name="P717">from</text:p>
          </table:table-cell>
          <table:table-cell table:style-name="Table40.A2" office:value-type="string">
            <text:p text:style-name="P687">optional</text:p>
          </table:table-cell>
          <table:table-cell table:style-name="Table40.C2" office:value-type="string">
            <text:p text:style-name="P717">A date on or after which all returned average run times should have been recorded.</text:p>
          </table:table-cell>
        </table:table-row>
        <table:table-row>
          <table:table-cell table:style-name="Table40.A2" office:value-type="string">
            <text:p text:style-name="P717">to</text:p>
          </table:table-cell>
          <table:table-cell table:style-name="Table40.A2" office:value-type="string">
            <text:p text:style-name="P706">optional</text:p>
          </table:table-cell>
          <table:table-cell table:style-name="Table40.C2" office:value-type="string">
            <text:p text:style-name="P717">A date on or before which all returned average run times should have been recorded.</text:p>
          </table:table-cell>
        </table:table-row>
        <table:table-row>
          <table:table-cell table:style-name="Table40.A2" office:value-type="string">
            <text:p text:style-name="P721">order</text:p>
          </table:table-cell>
          <table:table-cell table:style-name="Table40.A2" office:value-type="string">
            <text:p text:style-name="P687">optional</text:p>
          </table:table-cell>
          <table:table-cell table:style-name="Table40.C2" office:value-type="string">
            <text:p text:style-name="P696">The order in which to present <text:span text:style-name="T152">average run times</text:span>. Valid options <text:span text:style-name="T139">are:</text:span> ‘<text:span text:style-name="T152">asc’ and ‘desc’</text:span>. Default value is ‘<text:span text:style-name="T153">asc’</text:span>.</text:p>
          </table:table-cell>
        </table:table-row>
      </table:table>
      <text:p text:style-name="P313"/>
      <text:p text:style-name="P360">Permissions</text:p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P528">Role</text:p>
          </table:table-cell>
          <table:table-cell table:style-name="Table41.A1" office:value-type="string">
            <text:p text:style-name="P516">Allowed Methods</text:p>
          </table:table-cell>
          <table:table-cell table:style-name="Table41.C1" office:value-type="string">
            <text:p text:style-name="P516">Restrictions</text:p>
          </table:table-cell>
        </table:table-row>
        <table:table-row>
          <table:table-cell table:style-name="Table41.A2" office:value-type="string">
            <text:p text:style-name="P549">root</text:p>
          </table:table-cell>
          <table:table-cell table:style-name="Table41.A2" table:number-rows-spanned="2" office:value-type="string">
            <text:p text:style-name="P560">GET</text:p>
          </table:table-cell>
          <table:table-cell table:style-name="Table41.C2" table:number-rows-spanned="2" office:value-type="string">
            <text:p text:style-name="P571">Can retrieve <text:span text:style-name="T151">average run times for variants of all endpoints in the system. </text:span></text:p>
          </table:table-cell>
        </table:table-row>
        <table:table-row>
          <table:table-cell table:style-name="Table41.A2" office:value-type="string">
            <text:p text:style-name="P583">master</text:p>
          </table:table-cell>
          <table:covered-table-cell/>
          <table:covered-table-cell/>
        </table:table-row>
        <table:table-row>
          <table:table-cell table:style-name="Table41.A2" office:value-type="string">
            <text:p text:style-name="P594">consumer</text:p>
          </table:table-cell>
          <table:table-cell table:style-name="Table41.A2" office:value-type="string">
            <text:p text:style-name="P455">GET</text:p>
          </table:table-cell>
          <table:table-cell table:style-name="Table41.C2" office:value-type="string">
            <text:p text:style-name="P455">Can retrieve <text:span text:style-name="T151">average run times only for variants of endpoints exposed by </text:span>APIs of which the requesting user is an administrator.</text:p>
          </table:table-cell>
        </table:table-row>
      </table:table>
      <text:p text:style-name="P326"/>
      <text:p text:style-name="P208">Response Errors</text:p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P537">Error</text:p>
          </table:table-cell>
          <table:table-cell table:style-name="Table42.A1" office:value-type="string">
            <text:p text:style-name="P537">Reason</text:p>
          </table:table-cell>
          <table:table-cell table:style-name="Table42.C1" office:value-type="string">
            <text:p text:style-name="P504">Description</text:p>
          </table:table-cell>
        </table:table-row>
        <table:table-row>
          <table:table-cell table:style-name="Table42.A2" office:value-type="string">
            <text:p text:style-name="P604">400</text:p>
          </table:table-cell>
          <table:table-cell table:style-name="Table42.A2" office:value-type="string">
            <text:p text:style-name="P604">Bad Request</text:p>
          </table:table-cell>
          <table:table-cell table:style-name="Table42.C2" office:value-type="string">
            <text:p text:style-name="P614"><text:span text:style-name="T144">One or more query parameters are invalid</text:span>.</text:p>
          </table:table-cell>
        </table:table-row>
        <table:table-row>
          <table:table-cell table:style-name="Table42.A2" office:value-type="string">
            <text:p text:style-name="P604">401</text:p>
          </table:table-cell>
          <table:table-cell table:style-name="Table42.A2" office:value-type="string">
            <text:p text:style-name="P604">Unauthorized</text:p>
          </table:table-cell>
          <table:table-cell table:style-name="Table42.C2" office:value-type="string">
            <text:p text:style-name="P614">The 'Authori<text:span text:style-name="T86">z</text:span>ation' header is missing and must be supplied.</text:p>
          </table:table-cell>
        </table:table-row>
        <table:table-row>
          <table:table-cell table:style-name="Table42.A2" office:value-type="string">
            <text:p text:style-name="P604">403</text:p>
          </table:table-cell>
          <table:table-cell table:style-name="Table42.A2" office:value-type="string">
            <text:p text:style-name="P604">Forbidden</text:p>
          </table:table-cell>
          <table:table-cell table:style-name="Table42.C2" office:value-type="string">
            <text:p text:style-name="P624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42.A2" office:value-type="string">
            <text:p text:style-name="P633">405</text:p>
          </table:table-cell>
          <table:table-cell table:style-name="Table42.A2" office:value-type="string">
            <text:p text:style-name="P633">Method Not Allowed</text:p>
          </table:table-cell>
          <table:table-cell table:style-name="Table42.C2" office:value-type="string">
            <text:p text:style-name="P643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42.A2" office:value-type="string">
            <text:p text:style-name="P652">406</text:p>
          </table:table-cell>
          <table:table-cell table:style-name="Table42.A2" office:value-type="string">
            <text:p text:style-name="P652">Not Acceptable</text:p>
          </table:table-cell>
          <table:table-cell table:style-name="Table42.C2" office:value-type="string">
            <text:p text:style-name="P661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407"><text:soft-page-break/><text:span text:style-name="T10">Example</text:span><text:span text:style-name="T11">s</text:span></text:p>
      <text:p text:style-name="P223"/>
      <text:p text:style-name="P370">GET /<text:span text:style-name="T128">apis/58493045684/endpoints/1345363632/variants/4586486392/runtimes</text:span></text:p>
      <text:p text:style-name="P44"/>
      <text:p text:style-name="P392">Response Body:</text:p>
      <text:p text:style-name="P392"/>
      <text:p text:style-name="P29">{</text:p>
      <text:p text:style-name="P44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.</text:span></text:a><text:a xlink:type="simple" xlink:href="http://api.myticketting.com/1.0/settings" text:style-name="Internet_20_link" text:visited-style-name="Visited_20_Internet_20_Link"><text:span text:style-name="T28">2/</text:span></text:a><text:a xlink:type="simple" xlink:href="http://api.myticketting.com/1.0/settings" text:style-name="Internet_20_link" text:visited-style-name="Visited_20_Internet_20_Link"><text:span text:style-name="T51">variants/4..2/</text:span></text:a><text:a xlink:type="simple" xlink:href="http://api.myticketting.com/1.0/settings" text:style-name="Internet_20_link" text:visited-style-name="Visited_20_Internet_20_Link"><text:span text:style-name="T28">runtimes</text:span></text:a><text:span text:style-name="T15">”</text:span><text:span text:style-name="T12">,</text:span></text:p>
      <text:p text:style-name="P166"><text:span text:style-name="T88"><text:tab/>“</text:span><text:span text:style-name="T93">runtimes</text:span><text:span text:style-name="T90">”:</text:span><text:span text:style-name="T93">{</text:span></text:p>
      <text:p text:style-name="P166"><text:span text:style-name="T93"><text:tab/><text:tab/>“2017-01-</text:span><text:span text:style-name="T104">19</text:span><text:span text:style-name="T93">”:”0.</text:span><text:span text:style-name="T104">342</text:span><text:span text:style-name="T93">”,</text:span></text:p>
      <text:p text:style-name="P166"><text:span text:style-name="T93"><text:tab/><text:tab/>“2017-01-</text:span><text:span text:style-name="T104">20</text:span><text:span text:style-name="T93">”:”0”,</text:span></text:p>
      <text:p text:style-name="P166"><text:span text:style-name="T93"><text:tab/><text:tab/>“2017-01-</text:span><text:span text:style-name="T104">21</text:span><text:span text:style-name="T93">”:”0”,</text:span></text:p>
      <text:p text:style-name="P166"><text:span text:style-name="T93"><text:tab/><text:tab/>“2017-01-</text:span><text:span text:style-name="T104">22</text:span><text:span text:style-name="T93">”:”0.</text:span><text:span text:style-name="T104">1765</text:span><text:span text:style-name="T93">”,</text:span></text:p>
      <text:p text:style-name="P167"><text:span text:style-name="T93"><text:tab/><text:tab/>“2017-01-</text:span><text:span text:style-name="T104">23</text:span><text:span text:style-name="T93">”:”0.</text:span><text:span text:style-name="T104">104</text:span><text:span text:style-name="T93">”,</text:span></text:p>
      <text:p text:style-name="P167"><text:span text:style-name="T93"><text:tab/><text:tab/>“2017-01-</text:span><text:span text:style-name="T104">24</text:span><text:span text:style-name="T93">”:”</text:span><text:span text:style-name="T104">1</text:span><text:span text:style-name="T93">.</text:span><text:span text:style-name="T104">012</text:span><text:span text:style-name="T93">”</text:span></text:p>
      <text:p text:style-name="P145"><text:tab/>}</text:p>
      <text:p text:style-name="P139">}</text:p>
      <text:p text:style-name="P223"/>
      <text:p text:style-name="P371">GET /<text:span text:style-name="T128">apis/58493045684/endpoints/1345363632/variants/4586486392/runtimes?from=2017-01-20</text:span></text:p>
      <text:p text:style-name="P44"/>
      <text:p text:style-name="P392">Response Body:</text:p>
      <text:p text:style-name="P392"/>
      <text:p text:style-name="P29">{</text:p>
      <text:p text:style-name="P44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168"><text:span text:style-name="T88"><text:tab/>“</text:span><text:span text:style-name="T93">runtimes</text:span><text:span text:style-name="T90">”:</text:span><text:span text:style-name="T93">{</text:span></text:p>
      <text:p text:style-name="P168"><text:span text:style-name="T93"><text:tab/><text:tab/>“2017-01-</text:span><text:span text:style-name="T104">20</text:span><text:span text:style-name="T93">”:”0”,</text:span></text:p>
      <text:p text:style-name="P168"><text:span text:style-name="T93"><text:tab/><text:tab/>“2017-01-</text:span><text:span text:style-name="T104">21</text:span><text:span text:style-name="T93">”:”0”,</text:span></text:p>
      <text:p text:style-name="P168"><text:span text:style-name="T93"><text:tab/><text:tab/>“2017-01-</text:span><text:span text:style-name="T104">22</text:span><text:span text:style-name="T93">”:”0.</text:span><text:span text:style-name="T104">1765</text:span><text:span text:style-name="T93">”,</text:span></text:p>
      <text:p text:style-name="P168"><text:span text:style-name="T93"><text:tab/><text:tab/>“2017-01-</text:span><text:span text:style-name="T104">23</text:span><text:span text:style-name="T93">”:”0.</text:span><text:span text:style-name="T104">104</text:span><text:span text:style-name="T93">”,</text:span></text:p>
      <text:p text:style-name="P168"><text:span text:style-name="T93"><text:tab/><text:tab/>“2017-01-</text:span><text:span text:style-name="T104">24</text:span><text:span text:style-name="T93">”:”</text:span><text:span text:style-name="T104">1</text:span><text:span text:style-name="T93">.</text:span><text:span text:style-name="T104">012</text:span><text:span text:style-name="T93">”</text:span></text:p>
      <text:p text:style-name="P145"><text:tab/>}</text:p>
      <text:p text:style-name="P139">}</text:p>
      <text:p text:style-name="P223"/>
      <text:p text:style-name="P371">GET /<text:span text:style-name="T128">apis/58493045684/endpoints/1345363632/variants/4586486392/runtimes?to=2017-01-20&amp;to=2017-01-22</text:span></text:p>
      <text:p text:style-name="P44"/>
      <text:p text:style-name="P392">Response Body:</text:p>
      <text:p text:style-name="P392"/>
      <text:p text:style-name="P29">{</text:p>
      <text:p text:style-name="P44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untimes</text:span></text:a><text:span text:style-name="T15">”</text:span><text:span text:style-name="T12">,</text:span></text:p>
      <text:p text:style-name="P168"><text:span text:style-name="T88"><text:tab/>“</text:span><text:span text:style-name="T93">runtimes</text:span><text:span text:style-name="T90">”:</text:span><text:span text:style-name="T93">{</text:span></text:p>
      <text:p text:style-name="P168"><text:span text:style-name="T93"><text:tab/><text:tab/>“2017-01-</text:span><text:span text:style-name="T104">20</text:span><text:span text:style-name="T93">”:”0”,</text:span></text:p>
      <text:p text:style-name="P168"><text:span text:style-name="T93"><text:tab/><text:tab/>“2017-01-</text:span><text:span text:style-name="T104">21</text:span><text:span text:style-name="T93">”:”0”,</text:span></text:p>
      <text:p text:style-name="P168"><text:span text:style-name="T93"><text:tab/><text:tab/>“2017-01-</text:span><text:span text:style-name="T104">22</text:span><text:span text:style-name="T93">”:”0.</text:span><text:span text:style-name="T104">1765</text:span><text:span text:style-name="T93">”</text:span></text:p>
      <text:p text:style-name="P145"><text:tab/>}</text:p>
      <text:p text:style-name="P139">}</text:p>
      <text:p text:style-name="P472">/<text:span text:style-name="T126">apis/{api_id}/endpoints/{endpoint_id}/variants/{variant_id}/requests</text:span></text:p>
      <text:p text:style-name="P250"/>
      <text:p text:style-name="P348">A <text:span text:style-name="T150">resource representing an endpoint variant’s daily average requests.</text:span></text:p>
      <text:p text:style-name="P262"/>
      <text:p text:style-name="P184">URL</text:p>
      <text:p text:style-name="P184"/>
      <text:p text:style-name="P420"><text:a xlink:type="simple" xlink:href="https://api.doga.gov/1.0/cases/" text:style-name="Internet_20_link" text:visited-style-name="Visited_20_Internet_20_Link"><text:span text:style-name="T186">https://</text:span></text:a><text:a xlink:type="simple" xlink:href="https://api.doga.gov/1.0/cases/" text:style-name="Internet_20_link" text:visited-style-name="Visited_20_Internet_20_Link"><text:span text:style-name="T187">analytics</text:span></text:a><text:a xlink:type="simple" xlink:href="https://api.doga.gov/1.0/cases/" text:style-name="Internet_20_link" text:visited-style-name="Visited_20_Internet_20_Link"><text:span text:style-name="T186">.mywadapi.com/</text:span></text:a><text:a xlink:type="simple" xlink:href="https://api.doga.gov/1.0/cases/" text:style-name="Internet_20_link" text:visited-style-name="Visited_20_Internet_20_Link"><text:span text:style-name="T188">api</text:span></text:a><text:a xlink:type="simple" xlink:href="https://api.doga.gov/1.0/cases/" text:style-name="Internet_20_link" text:visited-style-name="Visited_20_Internet_20_Link"><text:span text:style-name="T188">s/{api_id}/endpoint</text:span></text:a><text:a xlink:type="simple" xlink:href="https://api.doga.gov/1.0/cases/" text:style-name="Internet_20_link" text:visited-style-name="Visited_20_Internet_20_Link"><text:span text:style-name="T188">s/{endpoint_id}/variants/{variant_id}/r</text:span></text:a><text:a xlink:type="simple" xlink:href="https://api.doga.gov/1.0/cases/" text:style-name="Internet_20_link" text:visited-style-name="Visited_20_Internet_20_Link"><text:span text:style-name="T189">equest</text:span></text:a><text:a xlink:type="simple" xlink:href="https://api.doga.gov/1.0/cases/" text:style-name="Internet_20_link" text:visited-style-name="Visited_20_Internet_20_Link"><text:span text:style-name="T188">s</text:span></text:a></text:p>
      <text:p text:style-name="P275"/>
      <text:p text:style-name="P184">Supported Request <text:span text:style-name="T121">M</text:span>ethods</text:p>
      <text:p text:style-name="P288"/>
      <text:p text:style-name="P275">GET – <text:span text:style-name="T127">Return an object where keys represent the calendar date, and values the variant’s daily requests.</text:span></text:p>
      <text:p text:style-name="P275"/>
      <text:p text:style-name="P197">Supported Request Formats</text:p>
      <text:p text:style-name="P197"/>
      <text:p text:style-name="P301">json</text:p>
      <text:p text:style-name="P301"/>
      <text:p text:style-name="P197">Authentication</text:p>
      <text:p text:style-name="P197"/>
      <text:p text:style-name="P314">Basic</text:p>
      <text:p text:style-name="P244"/>
      <text:p text:style-name="P244">Query Parameters (GET)</text:p>
      <text:p text:style-name="P244"/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office:value-type="string">
            <text:p text:style-name="P504">Name</text:p>
          </table:table-cell>
          <table:table-cell table:style-name="Table43.A1" office:value-type="string">
            <text:p text:style-name="P491">Inclusion</text:p>
          </table:table-cell>
          <table:table-cell table:style-name="Table43.C1" office:value-type="string">
            <text:p text:style-name="P504">Description</text:p>
          </table:table-cell>
        </table:table-row>
        <table:table-row>
          <table:table-cell table:style-name="Table43.A2" office:value-type="string">
            <text:p text:style-name="P717">from</text:p>
          </table:table-cell>
          <table:table-cell table:style-name="Table43.A2" office:value-type="string">
            <text:p text:style-name="P687">optional</text:p>
          </table:table-cell>
          <table:table-cell table:style-name="Table43.C2" office:value-type="string">
            <text:p text:style-name="P717">A date on or after which all returned average requests should have been recorded.</text:p>
          </table:table-cell>
        </table:table-row>
        <table:table-row>
          <table:table-cell table:style-name="Table43.A2" office:value-type="string">
            <text:p text:style-name="P717">to</text:p>
          </table:table-cell>
          <table:table-cell table:style-name="Table43.A2" office:value-type="string">
            <text:p text:style-name="P706">optional</text:p>
          </table:table-cell>
          <table:table-cell table:style-name="Table43.C2" office:value-type="string">
            <text:p text:style-name="P717">A date on or before which all returned average requests should have been recorded.</text:p>
          </table:table-cell>
        </table:table-row>
        <table:table-row>
          <table:table-cell table:style-name="Table43.A2" office:value-type="string">
            <text:p text:style-name="P721">order</text:p>
          </table:table-cell>
          <table:table-cell table:style-name="Table43.A2" office:value-type="string">
            <text:p text:style-name="P687">optional</text:p>
          </table:table-cell>
          <table:table-cell table:style-name="Table43.C2" office:value-type="string">
            <text:p text:style-name="P696">The order in which to present <text:span text:style-name="T152">average requests</text:span>. Valid options <text:span text:style-name="T139">are:</text:span> ‘<text:span text:style-name="T152">asc’ and ‘desc’</text:span>. Default value is ‘<text:span text:style-name="T153">asc’</text:span>.</text:p>
          </table:table-cell>
        </table:table-row>
      </table:table>
      <text:p text:style-name="P313"/>
      <text:p text:style-name="P360">Permissions</text:p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P528">Role</text:p>
          </table:table-cell>
          <table:table-cell table:style-name="Table44.A1" office:value-type="string">
            <text:p text:style-name="P516">Allowed Methods</text:p>
          </table:table-cell>
          <table:table-cell table:style-name="Table44.C1" office:value-type="string">
            <text:p text:style-name="P516">Restrictions</text:p>
          </table:table-cell>
        </table:table-row>
        <table:table-row>
          <table:table-cell table:style-name="Table44.A2" office:value-type="string">
            <text:p text:style-name="P549">root</text:p>
          </table:table-cell>
          <table:table-cell table:style-name="Table44.A2" table:number-rows-spanned="2" office:value-type="string">
            <text:p text:style-name="P560">GET</text:p>
          </table:table-cell>
          <table:table-cell table:style-name="Table44.C2" table:number-rows-spanned="2" office:value-type="string">
            <text:p text:style-name="P571">Can retrieve <text:span text:style-name="T151">average requests for variants of all endpoints in the system. </text:span></text:p>
          </table:table-cell>
        </table:table-row>
        <table:table-row>
          <table:table-cell table:style-name="Table44.A2" office:value-type="string">
            <text:p text:style-name="P583">master</text:p>
          </table:table-cell>
          <table:covered-table-cell/>
          <table:covered-table-cell/>
        </table:table-row>
        <table:table-row>
          <table:table-cell table:style-name="Table44.A2" office:value-type="string">
            <text:p text:style-name="P594">consumer</text:p>
          </table:table-cell>
          <table:table-cell table:style-name="Table44.A2" office:value-type="string">
            <text:p text:style-name="P455">GET</text:p>
          </table:table-cell>
          <table:table-cell table:style-name="Table44.C2" office:value-type="string">
            <text:p text:style-name="P455">Can retrieve <text:span text:style-name="T151">average requests only for variants of endpoints exposed by</text:span> APIs of which the requesting user is an administrator.</text:p>
          </table:table-cell>
        </table:table-row>
      </table:table>
      <text:p text:style-name="P326"/>
      <text:p text:style-name="P208">Response Errors</text:p>
      <table:table table:name="Table45" table:style-name="Table45">
        <table:table-column table:style-name="Table45.A"/>
        <table:table-column table:style-name="Table45.B"/>
        <table:table-column table:style-name="Table45.C"/>
        <table:table-row>
          <table:table-cell table:style-name="Table45.A1" office:value-type="string">
            <text:p text:style-name="P537">Error</text:p>
          </table:table-cell>
          <table:table-cell table:style-name="Table45.A1" office:value-type="string">
            <text:p text:style-name="P537">Reason</text:p>
          </table:table-cell>
          <table:table-cell table:style-name="Table45.C1" office:value-type="string">
            <text:p text:style-name="P504">Description</text:p>
          </table:table-cell>
        </table:table-row>
        <table:table-row>
          <table:table-cell table:style-name="Table45.A2" office:value-type="string">
            <text:p text:style-name="P604">400</text:p>
          </table:table-cell>
          <table:table-cell table:style-name="Table45.A2" office:value-type="string">
            <text:p text:style-name="P604">Bad Request</text:p>
          </table:table-cell>
          <table:table-cell table:style-name="Table45.C2" office:value-type="string">
            <text:p text:style-name="P614"><text:span text:style-name="T144">One or more query parameters are invalid</text:span>.</text:p>
          </table:table-cell>
        </table:table-row>
        <table:table-row>
          <table:table-cell table:style-name="Table45.A2" office:value-type="string">
            <text:p text:style-name="P604">401</text:p>
          </table:table-cell>
          <table:table-cell table:style-name="Table45.A2" office:value-type="string">
            <text:p text:style-name="P604">Unauthorized</text:p>
          </table:table-cell>
          <table:table-cell table:style-name="Table45.C2" office:value-type="string">
            <text:p text:style-name="P614">The 'Authori<text:span text:style-name="T86">z</text:span>ation' header is missing and must be supplied.</text:p>
          </table:table-cell>
        </table:table-row>
        <table:table-row>
          <table:table-cell table:style-name="Table45.A2" office:value-type="string">
            <text:p text:style-name="P604">403</text:p>
          </table:table-cell>
          <table:table-cell table:style-name="Table45.A2" office:value-type="string">
            <text:p text:style-name="P604">Forbidden</text:p>
          </table:table-cell>
          <table:table-cell table:style-name="Table45.C2" office:value-type="string">
            <text:p text:style-name="P624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45.A2" office:value-type="string">
            <text:p text:style-name="P633">405</text:p>
          </table:table-cell>
          <table:table-cell table:style-name="Table45.A2" office:value-type="string">
            <text:p text:style-name="P633">Method Not Allowed</text:p>
          </table:table-cell>
          <table:table-cell table:style-name="Table45.C2" office:value-type="string">
            <text:p text:style-name="P643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45.A2" office:value-type="string">
            <text:p text:style-name="P652">406</text:p>
          </table:table-cell>
          <table:table-cell table:style-name="Table45.A2" office:value-type="string">
            <text:p text:style-name="P652">Not Acceptable</text:p>
          </table:table-cell>
          <table:table-cell table:style-name="Table45.C2" office:value-type="string">
            <text:p text:style-name="P661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407"><text:soft-page-break/><text:span text:style-name="T10">Example</text:span><text:span text:style-name="T11">s</text:span></text:p>
      <text:p text:style-name="P223"/>
      <text:p text:style-name="P407"><text:span text:style-name="T10">Example</text:span><text:span text:style-name="T11">s</text:span></text:p>
      <text:p text:style-name="P224"/>
      <text:p text:style-name="P372">GET /<text:span text:style-name="T128">apis/58493045684/endpoints/1345363632/variants/4586486392/requests</text:span></text:p>
      <text:p text:style-name="P44"/>
      <text:p text:style-name="P392">Response Body:</text:p>
      <text:p text:style-name="P392"/>
      <text:p text:style-name="P725">{</text:p>
      <text:p text:style-name="P442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.</text:span></text:a><text:a xlink:type="simple" xlink:href="http://api.myticketting.com/1.0/settings" text:style-name="Internet_20_link" text:visited-style-name="Visited_20_Internet_20_Link"><text:span text:style-name="T28">2/</text:span></text:a><text:a xlink:type="simple" xlink:href="http://api.myticketting.com/1.0/settings" text:style-name="Internet_20_link" text:visited-style-name="Visited_20_Internet_20_Link"><text:span text:style-name="T51">variants/4..2/</text:span></text:a><text:a xlink:type="simple" xlink:href="http://api.myticketting.com/1.0/settings" text:style-name="Internet_20_link" text:visited-style-name="Visited_20_Internet_20_Link"><text:span text:style-name="T28">r</text:span></text:a><text:a xlink:type="simple" xlink:href="http://api.myticketting.com/1.0/settings" text:style-name="Internet_20_link" text:visited-style-name="Visited_20_Internet_20_Link"><text:span text:style-name="T52">equest</text:span></text:a><text:a xlink:type="simple" xlink:href="http://api.myticketting.com/1.0/settings" text:style-name="Internet_20_link" text:visited-style-name="Visited_20_Internet_20_Link"><text:span text:style-name="T28">s</text:span></text:a><text:span text:style-name="T15">”</text:span><text:span text:style-name="T12">,</text:span></text:p>
      <text:p text:style-name="P169"><text:span text:style-name="T88"><text:tab/>“</text:span><text:span text:style-name="T96">requests</text:span><text:span text:style-name="T90">”:</text:span><text:span text:style-name="T93">{</text:span></text:p>
      <text:p text:style-name="P169"><text:span text:style-name="T93"><text:tab/><text:tab/>“2017-01-</text:span><text:span text:style-name="T104">19</text:span><text:span text:style-name="T93">”:”</text:span><text:span text:style-name="T105">17</text:span><text:span text:style-name="T93">”,</text:span></text:p>
      <text:p text:style-name="P169"><text:span text:style-name="T93"><text:tab/><text:tab/>“2017-01-</text:span><text:span text:style-name="T104">20</text:span><text:span text:style-name="T93">”:”0”,</text:span></text:p>
      <text:p text:style-name="P169"><text:span text:style-name="T93"><text:tab/><text:tab/>“2017-01-</text:span><text:span text:style-name="T104">21</text:span><text:span text:style-name="T93">”:”0”,</text:span></text:p>
      <text:p text:style-name="P169"><text:span text:style-name="T93"><text:tab/><text:tab/>“2017-01-</text:span><text:span text:style-name="T104">22</text:span><text:span text:style-name="T93">”:”</text:span><text:span text:style-name="T105">25</text:span><text:span text:style-name="T93">”,</text:span></text:p>
      <text:p text:style-name="P169"><text:span text:style-name="T93"><text:tab/><text:tab/>“2017-01-</text:span><text:span text:style-name="T104">23</text:span><text:span text:style-name="T93">”:”</text:span><text:span text:style-name="T105">3</text:span><text:span text:style-name="T93">”,</text:span></text:p>
      <text:p text:style-name="P169"><text:span text:style-name="T93"><text:tab/><text:tab/>“2017-01-</text:span><text:span text:style-name="T104">24</text:span><text:span text:style-name="T93">”:”</text:span><text:span text:style-name="T104">1</text:span><text:span text:style-name="T93">”</text:span></text:p>
      <text:p text:style-name="P145"><text:tab/>}</text:p>
      <text:p text:style-name="P139">}</text:p>
      <text:p text:style-name="P223"/>
      <text:p text:style-name="P373">GET /<text:span text:style-name="T128">apis/58493045684/endpoints/1345363632/variants/4586486392/requests?to=2017-01-18</text:span></text:p>
      <text:p text:style-name="P44"/>
      <text:p text:style-name="P392">Response Body:</text:p>
      <text:p text:style-name="P392"/>
      <text:p text:style-name="P29">{</text:p>
      <text:p text:style-name="P44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66"><text:span text:style-name="T88"><text:tab/>“</text:span><text:span text:style-name="T93">r</text:span><text:span text:style-name="T97">equests</text:span><text:span text:style-name="T90">”:</text:span><text:span text:style-name="T93">{</text:span></text:p>
      <text:p text:style-name="P145"><text:tab/>}</text:p>
      <text:p text:style-name="P139">}</text:p>
      <text:p text:style-name="P223"/>
      <text:p text:style-name="P374">GET /<text:span text:style-name="T128">apis/58493045684/endpoints/1345363632/variants/4586486392/requests?from=2017-01-07&amp;order=desc</text:span></text:p>
      <text:p text:style-name="P44"/>
      <text:p text:style-name="P392">Response Body:</text:p>
      <text:p text:style-name="P392"/>
      <text:p text:style-name="P29">{</text:p>
      <text:p text:style-name="P44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34536363</text:span></text:a><text:a xlink:type="simple" xlink:href="http://api.myticketting.com/1.0/settings" text:style-name="Internet_20_link" text:visited-style-name="Visited_20_Internet_20_Link"><text:span text:style-name="T28">2/r</text:span></text:a><text:a xlink:type="simple" xlink:href="http://api.myticketting.com/1.0/settings" text:style-name="Internet_20_link" text:visited-style-name="Visited_20_Internet_20_Link"><text:span text:style-name="T31">equests</text:span></text:a><text:span text:style-name="T15">”</text:span><text:span text:style-name="T12">,</text:span></text:p>
      <text:p text:style-name="P170"><text:span text:style-name="T88"><text:tab/>“</text:span><text:span text:style-name="T97">requests</text:span><text:span text:style-name="T90">”:</text:span><text:span text:style-name="T93">{</text:span></text:p>
      <text:p text:style-name="P170"><text:span text:style-name="T93"><text:tab/><text:tab/>“2017-01-</text:span><text:span text:style-name="T104">24</text:span><text:span text:style-name="T93">”:”</text:span><text:span text:style-name="T104">1</text:span><text:span text:style-name="T93">”,</text:span></text:p>
      <text:p text:style-name="P170"><text:span text:style-name="T93"><text:tab/><text:tab/>“2017-01-</text:span><text:span text:style-name="T104">23</text:span><text:span text:style-name="T93">”:”</text:span><text:span text:style-name="T105">3</text:span><text:span text:style-name="T93">”,</text:span></text:p>
      <text:p text:style-name="P170"><text:span text:style-name="T93"><text:tab/><text:tab/>“2017-01-</text:span><text:span text:style-name="T104">22</text:span><text:span text:style-name="T93">”:”</text:span><text:span text:style-name="T105">25</text:span><text:span text:style-name="T93">”,</text:span></text:p>
      <text:p text:style-name="P170"><text:span text:style-name="T93"><text:tab/><text:tab/>“2017-01-</text:span><text:span text:style-name="T104">21</text:span><text:span text:style-name="T93">”:”0”,</text:span></text:p>
      <text:p text:style-name="P170"><text:span text:style-name="T93"><text:tab/><text:tab/>“2017-01-</text:span><text:span text:style-name="T104">20</text:span><text:span text:style-name="T93">”:”0”,</text:span></text:p>
      <text:p text:style-name="P170"><text:span text:style-name="T93"><text:tab/><text:tab/>“2017-01-</text:span><text:span text:style-name="T104">19</text:span><text:span text:style-name="T93">”:”</text:span><text:span text:style-name="T105">17</text:span><text:span text:style-name="T93">”</text:span></text:p>
      <text:p text:style-name="P145"><text:tab/>}</text:p>
      <text:p text:style-name="P139">}</text:p>
      <text:p text:style-name="P808">/<text:span text:style-name="T126">apis/{api_id}/endpoints/{endpoint_id}/</text:span><text:bookmark-start text:name="__DdeLink__10355_1382218413"/><text:span text:style-name="T126">variants/{variant_id}</text:span><text:bookmark-end text:name="__DdeLink__10355_1382218413"/><text:span text:style-name="T126">/objects</text:span></text:p>
      <text:p text:style-name="P233"/>
      <text:p text:style-name="P340">A collection of <text:span text:style-name="T154">the objects loaded each time the specified endpoint variant is requested.</text:span></text:p>
      <text:p text:style-name="P255"/>
      <text:p text:style-name="P177">URL</text:p>
      <text:p text:style-name="P177"/>
      <text:p text:style-name="P414"><text:a xlink:type="simple" xlink:href="https://api.doga.gov/1.0/cases/" text:style-name="Internet_20_link" text:visited-style-name="Visited_20_Internet_20_Link"><text:span text:style-name="T191">https://</text:span></text:a><text:a xlink:type="simple" xlink:href="https://api.doga.gov/1.0/cases/" text:style-name="Internet_20_link" text:visited-style-name="Visited_20_Internet_20_Link"><text:span text:style-name="T192">analytics</text:span></text:a><text:a xlink:type="simple" xlink:href="https://api.doga.gov/1.0/cases/" text:style-name="Internet_20_link" text:visited-style-name="Visited_20_Internet_20_Link"><text:span text:style-name="T191">.mywadapi.com/</text:span></text:a><text:a xlink:type="simple" xlink:href="https://api.doga.gov/1.0/cases/" text:style-name="Internet_20_link" text:visited-style-name="Visited_20_Internet_20_Link"><text:span text:style-name="T193">api</text:span></text:a><text:a xlink:type="simple" xlink:href="https://api.doga.gov/1.0/cases/" text:style-name="Internet_20_link" text:visited-style-name="Visited_20_Internet_20_Link"><text:span text:style-name="T193">s/{api_id}/endpoint</text:span></text:a><text:a xlink:type="simple" xlink:href="https://api.doga.gov/1.0/cases/" text:style-name="Internet_20_link" text:visited-style-name="Visited_20_Internet_20_Link"><text:span text:style-name="T193">s/{endpoint_id}/variants/{variant_id}/object</text:span></text:a><text:span text:style-name="T193">s</text:span></text:p>
      <text:p text:style-name="P268"/>
      <text:p text:style-name="P177">Supported Request <text:span text:style-name="T121">M</text:span>ethods</text:p>
      <text:p text:style-name="P281"/>
      <text:p text:style-name="P268">GET – <text:span text:style-name="T127">Return a list of the objects loaded into memory when the specified endpoint variant is requested.</text:span></text:p>
      <text:p text:style-name="P268"/>
      <text:p text:style-name="P190">Supported Request Formats</text:p>
      <text:p text:style-name="P190"/>
      <text:p text:style-name="P294">json</text:p>
      <text:p text:style-name="P294"/>
      <text:p text:style-name="P190">Authentication</text:p>
      <text:p text:style-name="P190"/>
      <text:p text:style-name="P307">Basic</text:p>
      <text:p text:style-name="P238"/>
      <text:p text:style-name="P238">Query Parameters (GET)</text:p>
      <text:p text:style-name="P23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98">Name</text:p>
          </table:table-cell>
          <table:table-cell table:style-name="Table12.A1" office:value-type="string">
            <text:p text:style-name="P485">Inclusion</text:p>
          </table:table-cell>
          <table:table-cell table:style-name="Table12.C1" office:value-type="string">
            <text:p text:style-name="P498">Description</text:p>
          </table:table-cell>
        </table:table-row>
        <table:table-row>
          <table:table-cell table:style-name="Table12.A2" office:value-type="string">
            <text:p text:style-name="P690">sort</text:p>
          </table:table-cell>
          <table:table-cell table:style-name="Table12.A2" office:value-type="string">
            <text:p text:style-name="P681">optional</text:p>
          </table:table-cell>
          <table:table-cell table:style-name="Table12.C2" office:value-type="string">
            <text:p text:style-name="P690">The order in which to present returned records. Valid options <text:span text:style-name="T139">are:</text:span> ‘<text:span text:style-name="T154">instances’ and ‘loadtime’</text:span>.</text:p>
          </table:table-cell>
        </table:table-row>
        <table:table-row>
          <table:table-cell table:style-name="Table12.A2" office:value-type="string">
            <text:p text:style-name="P708">order</text:p>
          </table:table-cell>
          <table:table-cell table:style-name="Table12.A2" office:value-type="string">
            <text:p text:style-name="P700">optional</text:p>
          </table:table-cell>
          <table:table-cell table:style-name="Table12.C2" office:value-type="string">
            <text:p text:style-name="P708"><text:span text:style-name="T140">Indicates w</text:span>hether to list records from lowest to highest (asc) or highest to lowest (desc). Default value is <text:span text:style-name="T142">’desc’.</text:span></text:p>
          </table:table-cell>
        </table:table-row>
      </table:table>
      <text:p text:style-name="P307"/>
      <text:p text:style-name="P352">Permissions</text:p>
      <text:p text:style-name="P281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522">Role</text:p>
          </table:table-cell>
          <table:table-cell table:style-name="Table13.A1" office:value-type="string">
            <text:p text:style-name="P510">Allowed Methods</text:p>
          </table:table-cell>
          <table:table-cell table:style-name="Table13.C1" office:value-type="string">
            <text:p text:style-name="P510">Restrictions</text:p>
          </table:table-cell>
        </table:table-row>
        <table:table-row>
          <table:table-cell table:style-name="Table13.A2" office:value-type="string">
            <text:p text:style-name="P543">root</text:p>
          </table:table-cell>
          <table:table-cell table:style-name="Table13.A2" table:number-rows-spanned="2" office:value-type="string">
            <text:p text:style-name="P554">GET</text:p>
          </table:table-cell>
          <table:table-cell table:style-name="Table13.C2" table:number-rows-spanned="2" office:value-type="string">
            <text:p text:style-name="P565">Can retrieve a <text:span text:style-name="T127">list of objects for any profiled endpoint variant. </text:span></text:p>
          </table:table-cell>
        </table:table-row>
        <table:table-row>
          <table:table-cell table:style-name="Table13.A2" office:value-type="string">
            <text:p text:style-name="P577">master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588">consumer</text:p>
          </table:table-cell>
          <table:table-cell table:style-name="Table13.A2" office:value-type="string">
            <text:p text:style-name="P448">GET</text:p>
          </table:table-cell>
          <table:table-cell table:style-name="Table13.C2" office:value-type="string">
            <text:p text:style-name="P448">Can retrieve a list of <text:span text:style-name="T155">objects only for variants of endpoints exposed by</text:span> APIs of which the requesting user is an administrator.</text:p>
          </table:table-cell>
        </table:table-row>
      </table:table>
      <text:p text:style-name="P320"/>
      <text:p text:style-name="P202">Response Errors</text:p>
      <text:p text:style-name="P202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532">Error</text:p>
          </table:table-cell>
          <table:table-cell table:style-name="Table14.A1" office:value-type="string">
            <text:p text:style-name="P532">Reason</text:p>
          </table:table-cell>
          <table:table-cell table:style-name="Table14.C1" office:value-type="string">
            <text:p text:style-name="P498">Description</text:p>
          </table:table-cell>
        </table:table-row>
        <table:table-row>
          <table:table-cell table:style-name="Table14.A2" office:value-type="string">
            <text:p text:style-name="P599">400</text:p>
          </table:table-cell>
          <table:table-cell table:style-name="Table14.A2" office:value-type="string">
            <text:p text:style-name="P599">Bad Request</text:p>
          </table:table-cell>
          <table:table-cell table:style-name="Table14.C2" office:value-type="string">
            <text:p text:style-name="P609"><text:span text:style-name="T144">One or more query parameters are invalid</text:span>.</text:p>
          </table:table-cell>
        </table:table-row>
        <table:table-row>
          <table:table-cell table:style-name="Table14.A2" office:value-type="string">
            <text:p text:style-name="P599">401</text:p>
          </table:table-cell>
          <table:table-cell table:style-name="Table14.A2" office:value-type="string">
            <text:p text:style-name="P599">Unauthorized</text:p>
          </table:table-cell>
          <table:table-cell table:style-name="Table14.C2" office:value-type="string">
            <text:p text:style-name="P609">The 'Authori<text:span text:style-name="T86">z</text:span>ation' header is missing and must be supplied.</text:p>
          </table:table-cell>
        </table:table-row>
        <table:table-row>
          <table:table-cell table:style-name="Table14.A2" office:value-type="string">
            <text:p text:style-name="P599">403</text:p>
          </table:table-cell>
          <table:table-cell table:style-name="Table14.A2" office:value-type="string">
            <text:p text:style-name="P599">Forbidden</text:p>
          </table:table-cell>
          <table:table-cell table:style-name="Table14.C2" office:value-type="string">
            <text:p text:style-name="P619">The request authorisation did not include authorised credentials <text:span text:style-name="T135">or the requesting user does not have read access to the collection</text:span>.</text:p>
          </table:table-cell>
        </table:table-row>
        <table:table-row>
          <table:table-cell table:style-name="Table14.A2" office:value-type="string">
            <text:p text:style-name="P628">405</text:p>
          </table:table-cell>
          <table:table-cell table:style-name="Table14.A2" office:value-type="string">
            <text:p text:style-name="P628">Method Not Allowed</text:p>
          </table:table-cell>
          <table:table-cell table:style-name="Table14.C2" office:value-type="string">
            <text:p text:style-name="P638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14.A2" office:value-type="string">
            <text:p text:style-name="P647">406</text:p>
          </table:table-cell>
          <table:table-cell table:style-name="Table14.A2" office:value-type="string">
            <text:p text:style-name="P647">Not Acceptable</text:p>
          </table:table-cell>
          <table:table-cell table:style-name="Table14.C2" office:value-type="string">
            <text:p text:style-name="P656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749"><text:soft-page-break/><text:span text:style-name="T10">Example</text:span><text:span text:style-name="T11">s</text:span></text:p>
      <text:p text:style-name="P216"/>
      <text:p text:style-name="P752">GET /<text:span text:style-name="T128">apis/58493045684/endpoints/1345363632/variants/4586486392/objects</text:span></text:p>
      <text:p text:style-name="P37"/>
      <text:p text:style-name="P383">Response Body:</text:p>
      <text:p text:style-name="P383"/>
      <text:p text:style-name="P14">{</text:p>
      <text:p text:style-name="P3"><text:span text:style-name="T67"><text:tab/>“</text:span><text:span text:style-name="T68">self”:“</text:span><text:a xlink:type="simple" xlink:href="https://api.doga.gov/1.0/templates" text:style-name="Internet_20_link" text:visited-style-name="Visited_20_Internet_20_Link"><text:span text:style-name="T67">http://</text:span></text:a><text:a xlink:type="simple" xlink:href="https://api.doga.gov/1.0/templates" text:style-name="Internet_20_link" text:visited-style-name="Visited_20_Internet_20_Link"><text:span text:style-name="T70">analytics</text:span></text:a><text:a xlink:type="simple" xlink:href="https://api.doga.gov/1.0/templates" text:style-name="Internet_20_link" text:visited-style-name="Visited_20_Internet_20_Link"><text:span text:style-name="T67">.mywadapi.co</text:span></text:a><text:a xlink:type="simple" xlink:href="https://api.doga.gov/1.0/templates" text:style-name="Internet_20_link" text:visited-style-name="Visited_20_Internet_20_Link"><text:span text:style-name="T71">m/api</text:span></text:a><text:a xlink:type="simple" xlink:href="https://api.doga.gov/1.0/templates" text:style-name="Internet_20_link" text:visited-style-name="Visited_20_Internet_20_Link"><text:span text:style-name="T72">s/5..4/</text:span></text:a><text:a xlink:type="simple" xlink:href="https://api.doga.gov/1.0/templates" text:style-name="Internet_20_link" text:visited-style-name="Visited_20_Internet_20_Link"><text:span text:style-name="T74">endpoints/1..2/</text:span></text:a><text:a xlink:type="simple" xlink:href="https://api.doga.gov/1.0/templates" text:style-name="Internet_20_link" text:visited-style-name="Visited_20_Internet_20_Link"><text:span text:style-name="T79">variants/4..2</text:span></text:a><text:a xlink:type="simple" xlink:href="https://api.doga.gov/1.0/templates" text:style-name="Internet_20_link" text:visited-style-name="Visited_20_Internet_20_Link"><text:span text:style-name="T74">/</text:span></text:a><text:a xlink:type="simple" xlink:href="https://api.doga.gov/1.0/templates" text:style-name="Internet_20_link" text:visited-style-name="Visited_20_Internet_20_Link"><text:span text:style-name="T73">object</text:span></text:a><text:a xlink:type="simple" xlink:href="https://api.doga.gov/1.0/templates" text:style-name="Internet_20_link" text:visited-style-name="Visited_20_Internet_20_Link"><text:span text:style-name="T71">s</text:span></text:a><text:span text:style-name="T69">”</text:span><text:span text:style-name="T67">,</text:span></text:p>
      <text:p text:style-name="P395"><text:span text:style-name="T1"><text:tab/>“</text:span><text:span text:style-name="T2">total”: </text:span><text:span text:style-name="T5">4</text:span><text:span text:style-name="T2">,</text:span></text:p>
      <text:p text:style-name="P156"><text:span text:style-name="T88"><text:tab/>“</text:span><text:span text:style-name="T98">objects</text:span><text:span text:style-name="T90">”:</text:span><text:span text:style-name="T89">[</text:span></text:p>
      <text:p text:style-name="P14"><text:tab/><text:tab/>{</text:p>
      <text:p text:style-name="P429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53">v..s/4..2/</text:span></text:a><text:a xlink:type="simple" xlink:href="http://api.myticketting.com/1.0/settings" text:style-name="Internet_20_link" text:visited-style-name="Visited_20_Internet_20_Link"><text:span text:style-name="T32">o..</text:span></text:a><text:a xlink:type="simple" xlink:href="http://api.myticketting.com/1.0/settings" text:style-name="Internet_20_link" text:visited-style-name="Visited_20_Internet_20_Link"><text:span text:style-name="T33">s/6.3</text:span></text:a><text:span text:style-name="T15">”</text:span><text:span text:style-name="T12">,</text:span></text:p>
      <text:p text:style-name="P51"><text:tab/><text:tab/><text:tab/>“<text:span text:style-name="T156">class”:”Setting”,</text:span></text:p>
      <text:p text:style-name="P82"><text:tab/><text:tab/><text:tab/>“<text:span text:style-name="T156">request-instances</text:span>”:”<text:span text:style-name="T156">1</text:span>”,</text:p>
      <text:p text:style-name="P90"><text:tab/><text:tab/><text:tab/>“<text:span text:style-name="T162">instance-loadtime</text:span>”:”<text:span text:style-name="T156">0.02</text:span>”</text:p>
      <text:p text:style-name="P115"><text:tab/><text:tab/>},</text:p>
      <text:p text:style-name="P15"><text:tab/><text:tab/>{</text:p>
      <text:p text:style-name="P430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53">v..s/4..2/</text:span></text:a><text:a xlink:type="simple" xlink:href="http://api.myticketting.com/1.0/settings" text:style-name="Internet_20_link" text:visited-style-name="Visited_20_Internet_20_Link"><text:span text:style-name="T32">o..</text:span></text:a><text:a xlink:type="simple" xlink:href="http://api.myticketting.com/1.0/settings" text:style-name="Internet_20_link" text:visited-style-name="Visited_20_Internet_20_Link"><text:span text:style-name="T33">s/5.7</text:span></text:a><text:span text:style-name="T15">”</text:span><text:span text:style-name="T12">,</text:span></text:p>
      <text:p text:style-name="P52"><text:tab/><text:tab/><text:tab/>“<text:span text:style-name="T156">class”:”APIToken”,</text:span></text:p>
      <text:p text:style-name="P83"><text:tab/><text:tab/><text:tab/>“<text:span text:style-name="T156">request-instances</text:span>”:”<text:span text:style-name="T157">3</text:span>”,</text:p>
      <text:p text:style-name="P91"><text:tab/><text:tab/><text:tab/>“<text:span text:style-name="T162">instance-loadtime</text:span>”:”<text:span text:style-name="T156">0.0015</text:span>”</text:p>
      <text:p text:style-name="P115"><text:tab/><text:tab/>},</text:p>
      <text:p text:style-name="P114"><text:tab/><text:tab/>.</text:p>
      <text:p text:style-name="P114"><text:tab/><text:tab/>.</text:p>
      <text:p text:style-name="P114"><text:tab/><text:span text:style-name="T136">]</text:span></text:p>
      <text:p text:style-name="P133">}</text:p>
      <text:p text:style-name="P217"/>
      <text:p text:style-name="P752">GET /<text:span text:style-name="T128">apis/58493045684/endpoints/1345363632/variants/4586486392/objects?sort=instances</text:span></text:p>
      <text:p text:style-name="P38"/>
      <text:p text:style-name="P384">Response Body:</text:p>
      <text:p text:style-name="P384"/>
      <text:p text:style-name="P787"><text:span text:style-name="T12">{</text:span></text:p>
      <text:p text:style-name="P783"><text:span text:style-name="T67"><text:tab/>“</text:span><text:span text:style-name="T68">self”:“</text:span><text:a xlink:type="simple" xlink:href="https://api.doga.gov/1.0/templates" text:style-name="Internet_20_link" text:visited-style-name="Visited_20_Internet_20_Link"><text:span text:style-name="T67">http://</text:span></text:a><text:a xlink:type="simple" xlink:href="https://api.doga.gov/1.0/templates" text:style-name="Internet_20_link" text:visited-style-name="Visited_20_Internet_20_Link"><text:span text:style-name="T70">analytics</text:span></text:a><text:a xlink:type="simple" xlink:href="https://api.doga.gov/1.0/templates" text:style-name="Internet_20_link" text:visited-style-name="Visited_20_Internet_20_Link"><text:span text:style-name="T67">.mywadapi.co</text:span></text:a><text:a xlink:type="simple" xlink:href="https://api.doga.gov/1.0/templates" text:style-name="Internet_20_link" text:visited-style-name="Visited_20_Internet_20_Link"><text:span text:style-name="T71">m/api</text:span></text:a><text:a xlink:type="simple" xlink:href="https://api.doga.gov/1.0/templates" text:style-name="Internet_20_link" text:visited-style-name="Visited_20_Internet_20_Link"><text:span text:style-name="T72">s/5..4/</text:span></text:a><text:a xlink:type="simple" xlink:href="https://api.doga.gov/1.0/templates" text:style-name="Internet_20_link" text:visited-style-name="Visited_20_Internet_20_Link"><text:span text:style-name="T74">endpoints/1..2/</text:span></text:a><text:a xlink:type="simple" xlink:href="https://api.doga.gov/1.0/templates" text:style-name="Internet_20_link" text:visited-style-name="Visited_20_Internet_20_Link"><text:span text:style-name="T79">variants/4..2</text:span></text:a><text:a xlink:type="simple" xlink:href="https://api.doga.gov/1.0/templates" text:style-name="Internet_20_link" text:visited-style-name="Visited_20_Internet_20_Link"><text:span text:style-name="T74">/</text:span></text:a><text:a xlink:type="simple" xlink:href="https://api.doga.gov/1.0/templates" text:style-name="Internet_20_link" text:visited-style-name="Visited_20_Internet_20_Link"><text:span text:style-name="T73">object</text:span></text:a><text:a xlink:type="simple" xlink:href="https://api.doga.gov/1.0/templates" text:style-name="Internet_20_link" text:visited-style-name="Visited_20_Internet_20_Link"><text:span text:style-name="T71">s</text:span></text:a><text:span text:style-name="T69">”</text:span><text:span text:style-name="T67">,</text:span></text:p>
      <text:p text:style-name="P396"><text:span text:style-name="T1"><text:tab/>“</text:span><text:span text:style-name="T2">total”: </text:span><text:span text:style-name="T5">4</text:span><text:span text:style-name="T2">,</text:span></text:p>
      <text:p text:style-name="P157"><text:span text:style-name="T88"><text:tab/>“</text:span><text:span text:style-name="T98">objects</text:span><text:span text:style-name="T90">”:</text:span><text:span text:style-name="T89">[</text:span></text:p>
      <text:p text:style-name="P726"><text:tab/><text:tab/>{</text:p>
      <text:p text:style-name="P795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53">v..s/4..2/</text:span></text:a><text:a xlink:type="simple" xlink:href="http://api.myticketting.com/1.0/settings" text:style-name="Internet_20_link" text:visited-style-name="Visited_20_Internet_20_Link"><text:span text:style-name="T32">o..</text:span></text:a><text:a xlink:type="simple" xlink:href="http://api.myticketting.com/1.0/settings" text:style-name="Internet_20_link" text:visited-style-name="Visited_20_Internet_20_Link"><text:span text:style-name="T33">s/6.3</text:span></text:a><text:span text:style-name="T15">”</text:span><text:span text:style-name="T12">,</text:span></text:p>
      <text:p text:style-name="P732"><text:tab/><text:tab/><text:tab/>“<text:span text:style-name="T156">class”:”Setting”,</text:span></text:p>
      <text:p text:style-name="P736"><text:tab/><text:tab/><text:tab/>“<text:span text:style-name="T156">request-instances</text:span>”:”<text:span text:style-name="T156">1</text:span>”,</text:p>
      <text:p text:style-name="P736"><text:tab/><text:tab/><text:tab/>“<text:span text:style-name="T162">instance-loadtime</text:span>”:”<text:span text:style-name="T156">0.02</text:span>”</text:p>
      <text:p text:style-name="P730"><text:tab/><text:tab/>},</text:p>
      <text:p text:style-name="P787"><text:span text:style-name="T12"><text:tab/><text:tab/>{</text:span></text:p>
      <text:p text:style-name="P795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53">v..s/4..2/</text:span></text:a><text:a xlink:type="simple" xlink:href="http://api.myticketting.com/1.0/settings" text:style-name="Internet_20_link" text:visited-style-name="Visited_20_Internet_20_Link"><text:span text:style-name="T32">o..</text:span></text:a><text:a xlink:type="simple" xlink:href="http://api.myticketting.com/1.0/settings" text:style-name="Internet_20_link" text:visited-style-name="Visited_20_Internet_20_Link"><text:span text:style-name="T33">s/</text:span></text:a><text:a xlink:type="simple" xlink:href="http://api.myticketting.com/1.0/settings" text:style-name="Internet_20_link" text:visited-style-name="Visited_20_Internet_20_Link"><text:span text:style-name="T55">1</text:span></text:a><text:a xlink:type="simple" xlink:href="http://api.myticketting.com/1.0/settings" text:style-name="Internet_20_link" text:visited-style-name="Visited_20_Internet_20_Link"><text:span text:style-name="T33">..</text:span></text:a><text:a xlink:type="simple" xlink:href="http://api.myticketting.com/1.0/settings" text:style-name="Internet_20_link" text:visited-style-name="Visited_20_Internet_20_Link"><text:span text:style-name="T55">0</text:span></text:a><text:span text:style-name="T15">”</text:span><text:span text:style-name="T12">,</text:span></text:p>
      <text:p text:style-name="P53"><text:tab/><text:tab/><text:tab/>“<text:span text:style-name="T156">class”:”Profile”,</text:span></text:p>
      <text:p text:style-name="P84"><text:tab/><text:tab/><text:tab/>“<text:span text:style-name="T156">request-instances</text:span>”:”<text:span text:style-name="T158">1</text:span>”,</text:p>
      <text:p text:style-name="P92"><text:tab/><text:tab/><text:tab/>“<text:span text:style-name="T162">instance-loadtime</text:span>”:”<text:span text:style-name="T156">0.345</text:span>”</text:p>
      <text:p text:style-name="P116"><text:tab/><text:tab/>},</text:p>
      <text:p text:style-name="P116"><text:tab/><text:tab/>.</text:p>
      <text:p text:style-name="P116"><text:tab/><text:tab/>.</text:p>
      <text:p text:style-name="P116"><text:tab/><text:span text:style-name="T136">]</text:span></text:p>
      <text:p text:style-name="P133">}</text:p>
      <text:p text:style-name="P809">/<text:span text:style-name="T126">apis/{api_id}/endpoints/{endpoint_id}/variants/{variant_id}/objects/{object_id}</text:span></text:p>
      <text:p text:style-name="P233"/>
      <text:p text:style-name="P341">A <text:span text:style-name="T159">resource representing an object loaded when the specified endpoint variant is requested.</text:span></text:p>
      <text:p text:style-name="P268"/>
      <text:p text:style-name="P177">URL</text:p>
      <text:p text:style-name="P177"/>
      <text:p text:style-name="P414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6">{endpoint_id}</text:span></text:a><text:a xlink:type="simple" xlink:href="https://api.doga.gov/1.0/cases/" text:style-name="Internet_20_link" text:visited-style-name="Visited_20_Internet_20_Link"><text:span text:style-name="T34">/</text:span></text:a><text:a xlink:type="simple" xlink:href="https://api.doga.gov/1.0/cases/" text:style-name="Internet_20_link" text:visited-style-name="Visited_20_Internet_20_Link"><text:span text:style-name="T56">varaint/{variant_id}/</text:span></text:a><text:a xlink:type="simple" xlink:href="https://api.doga.gov/1.0/cases/" text:style-name="Internet_20_link" text:visited-style-name="Visited_20_Internet_20_Link"><text:span text:style-name="T34">ob</text:span></text:a><text:a xlink:type="simple" xlink:href="https://api.doga.gov/1.0/cases/" text:style-name="Internet_20_link" text:visited-style-name="Visited_20_Internet_20_Link"><text:span text:style-name="T36">j</text:span></text:a><text:a xlink:type="simple" xlink:href="https://api.doga.gov/1.0/cases/" text:style-name="Internet_20_link" text:visited-style-name="Visited_20_Internet_20_Link"><text:span text:style-name="T34">ects/</text:span></text:a><text:a xlink:type="simple" xlink:href="https://api.doga.gov/1.0/cases/" text:style-name="Internet_20_link" text:visited-style-name="Visited_20_Internet_20_Link"><text:span text:style-name="T36">{object_id}</text:span></text:a></text:p>
      <text:p text:style-name="P268"/>
      <text:p text:style-name="P177">Supported Request <text:span text:style-name="T121">M</text:span>ethods</text:p>
      <text:p text:style-name="P281"/>
      <text:p text:style-name="P268">GET – <text:span text:style-name="T122">Returns the profiling data of the specified loaded object.</text:span></text:p>
      <text:p text:style-name="P268"/>
      <text:p text:style-name="P190">Supported Request Formats</text:p>
      <text:p text:style-name="P190"/>
      <text:p text:style-name="P294">json</text:p>
      <text:p text:style-name="P294"/>
      <text:p text:style-name="P190">Authentication</text:p>
      <text:p text:style-name="P190"/>
      <text:p text:style-name="P307">Basic</text:p>
      <text:p text:style-name="P307"/>
      <text:p text:style-name="P352">Permissions</text:p>
      <text:p text:style-name="P281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522">Role</text:p>
          </table:table-cell>
          <table:table-cell table:style-name="Table15.A1" office:value-type="string">
            <text:p text:style-name="P510">Allowed Methods</text:p>
          </table:table-cell>
          <table:table-cell table:style-name="Table15.C1" office:value-type="string">
            <text:p text:style-name="P510">Restrictions</text:p>
          </table:table-cell>
        </table:table-row>
        <table:table-row>
          <table:table-cell table:style-name="Table15.A2" office:value-type="string">
            <text:p text:style-name="P543">root</text:p>
          </table:table-cell>
          <table:table-cell table:style-name="Table15.A2" table:number-rows-spanned="2" office:value-type="string">
            <text:p text:style-name="P666">GET</text:p>
          </table:table-cell>
          <table:table-cell table:style-name="Table15.C2" table:number-rows-spanned="2" office:value-type="string">
            <text:p text:style-name="P565">Can retrieve <text:span text:style-name="T149">the profiling data of objects loaded by any profiled endpoint variant. </text:span></text:p>
          </table:table-cell>
        </table:table-row>
        <table:table-row>
          <table:table-cell table:style-name="Table15.A2" office:value-type="string">
            <text:p text:style-name="P577">master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673">c<text:span text:style-name="T125">onsumer</text:span></text:p>
          </table:table-cell>
          <table:table-cell table:style-name="Table15.A2" office:value-type="string">
            <text:p text:style-name="P458">GET</text:p>
          </table:table-cell>
          <table:table-cell table:style-name="Table15.C2" office:value-type="string">
            <text:p text:style-name="P448">Can retrieve <text:span text:style-name="T149">the pro</text:span>li<text:span text:style-name="T149">ling data of objects loaded for variants of endpoints exposed by</text:span> APIs of which the requesting user is an administrator.</text:p>
          </table:table-cell>
        </table:table-row>
      </table:table>
      <text:p text:style-name="P320"/>
      <text:p text:style-name="P202">Response Errors</text:p>
      <text:p text:style-name="P202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532">Error</text:p>
          </table:table-cell>
          <table:table-cell table:style-name="Table16.A1" office:value-type="string">
            <text:p text:style-name="P532">Reason</text:p>
          </table:table-cell>
          <table:table-cell table:style-name="Table16.C1" office:value-type="string">
            <text:p text:style-name="P498">Description</text:p>
          </table:table-cell>
        </table:table-row>
        <table:table-row>
          <table:table-cell table:style-name="Table16.A2" office:value-type="string">
            <text:p text:style-name="P599">401</text:p>
          </table:table-cell>
          <table:table-cell table:style-name="Table16.A2" office:value-type="string">
            <text:p text:style-name="P599">Unauthorized</text:p>
          </table:table-cell>
          <table:table-cell table:style-name="Table16.C2" office:value-type="string">
            <text:p text:style-name="P609">The 'Authori<text:span text:style-name="T86">z</text:span>ation' header is missing and must be supplied.</text:p>
          </table:table-cell>
        </table:table-row>
        <table:table-row>
          <table:table-cell table:style-name="Table16.A2" office:value-type="string">
            <text:p text:style-name="P599">403</text:p>
          </table:table-cell>
          <table:table-cell table:style-name="Table16.A2" office:value-type="string">
            <text:p text:style-name="P599">Forbidden</text:p>
          </table:table-cell>
          <table:table-cell table:style-name="Table16.C2" office:value-type="string">
            <text:p text:style-name="P619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16.A2" office:value-type="string">
            <text:p text:style-name="P628">405</text:p>
          </table:table-cell>
          <table:table-cell table:style-name="Table16.A2" office:value-type="string">
            <text:p text:style-name="P628">Method Not Allowed</text:p>
          </table:table-cell>
          <table:table-cell table:style-name="Table16.C2" office:value-type="string">
            <text:p text:style-name="P638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16.A2" office:value-type="string">
            <text:p text:style-name="P647">406</text:p>
          </table:table-cell>
          <table:table-cell table:style-name="Table16.A2" office:value-type="string">
            <text:p text:style-name="P647">Not Acceptable</text:p>
          </table:table-cell>
          <table:table-cell table:style-name="Table16.C2" office:value-type="string">
            <text:p text:style-name="P656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330"/>
      <text:p text:style-name="P216"/>
      <text:p text:style-name="P816"><text:span text:style-name="T10">Example</text:span><text:span text:style-name="T11">s</text:span></text:p>
      <text:p text:style-name="P216"/>
      <text:p text:style-name="P773"><text:span text:style-name="T108">GET /</text:span><text:span text:style-name="T109">apis/58493045684/</text:span><text:span text:style-name="T110">endpoints/1345363632</text:span><text:span text:style-name="T112">/</text:span><text:span text:style-name="T117">variants/</text:span><text:span text:style-name="T118">4586486392</text:span><text:span text:style-name="T110">/</text:span><text:span text:style-name="T111">objects/</text:span><text:span text:style-name="T112">1948593250</text:span></text:p>
      <text:p text:style-name="P37"/>
      <text:p text:style-name="P385">Response Body:</text:p>
      <text:p text:style-name="P117"/>
      <text:p text:style-name="P16">{</text:p>
      <text:p text:style-name="P431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object</text:span></text:a><text:a xlink:type="simple" xlink:href="http://api.myticketting.com/1.0/settings" text:style-name="Internet_20_link" text:visited-style-name="Visited_20_Internet_20_Link"><text:span text:style-name="T33">s/</text:span></text:a><text:a xlink:type="simple" xlink:href="http://api.myticketting.com/1.0/settings" text:style-name="Internet_20_link" text:visited-style-name="Visited_20_Internet_20_Link"><text:span text:style-name="T56">1</text:span></text:a><text:a xlink:type="simple" xlink:href="http://api.myticketting.com/1.0/settings" text:style-name="Internet_20_link" text:visited-style-name="Visited_20_Internet_20_Link"><text:span text:style-name="T35">..</text:span></text:a><text:a xlink:type="simple" xlink:href="http://api.myticketting.com/1.0/settings" text:style-name="Internet_20_link" text:visited-style-name="Visited_20_Internet_20_Link"><text:span text:style-name="T56">0/variants/4..2</text:span></text:a><text:span text:style-name="T15">”</text:span><text:span text:style-name="T12">,</text:span></text:p>
      <text:p text:style-name="P54"><text:tab/>“<text:span text:style-name="T156">class”:”Profile”,</text:span></text:p>
      <text:p text:style-name="P85"><text:tab/>“<text:span text:style-name="T156">request-instances</text:span>”:”<text:span text:style-name="T158">1</text:span>”,</text:p>
      <text:p text:style-name="P92"><text:tab/>“<text:span text:style-name="T162">instance-loadtime</text:span>”:”<text:span text:style-name="T156">0.345</text:span>”</text:p>
      <text:p text:style-name="P117">}</text:p>
      <text:p text:style-name="P810">/<text:span text:style-name="T126">apis/{api_id}/endpoints/{endpoint_id}/variants/{variant_id}/queries</text:span></text:p>
      <text:p text:style-name="P234"/>
      <text:p text:style-name="P342">A collection of <text:span text:style-name="T154">the queries executed each time the specified endpoint variant is requested.</text:span></text:p>
      <text:p text:style-name="P256"/>
      <text:p text:style-name="P178">URL</text:p>
      <text:p text:style-name="P178"/>
      <text:p text:style-name="P415"><text:a xlink:type="simple" xlink:href="https://api.doga.gov/1.0/cases/" text:style-name="Internet_20_link" text:visited-style-name="Visited_20_Internet_20_Link"><text:span text:style-name="T186">https://</text:span></text:a><text:a xlink:type="simple" xlink:href="https://api.doga.gov/1.0/cases/" text:style-name="Internet_20_link" text:visited-style-name="Visited_20_Internet_20_Link"><text:span text:style-name="T187">analytics</text:span></text:a><text:a xlink:type="simple" xlink:href="https://api.doga.gov/1.0/cases/" text:style-name="Internet_20_link" text:visited-style-name="Visited_20_Internet_20_Link"><text:span text:style-name="T186">.mywadapi.com/</text:span></text:a><text:a xlink:type="simple" xlink:href="https://api.doga.gov/1.0/cases/" text:style-name="Internet_20_link" text:visited-style-name="Visited_20_Internet_20_Link"><text:span text:style-name="T188">api</text:span></text:a><text:a xlink:type="simple" xlink:href="https://api.doga.gov/1.0/cases/" text:style-name="Internet_20_link" text:visited-style-name="Visited_20_Internet_20_Link"><text:span text:style-name="T188">s/{api_id}/endpoint</text:span></text:a><text:a xlink:type="simple" xlink:href="https://api.doga.gov/1.0/cases/" text:style-name="Internet_20_link" text:visited-style-name="Visited_20_Internet_20_Link"><text:span text:style-name="T188">s/{endpoint_id}/variants/{variant_id}/queries</text:span></text:a></text:p>
      <text:p text:style-name="P269"/>
      <text:p text:style-name="P178">Supported Request <text:span text:style-name="T121">M</text:span>ethods</text:p>
      <text:p text:style-name="P282"/>
      <text:p text:style-name="P269">GET – <text:span text:style-name="T127">Return a list of the queries executed when the specified endpoint variant is requested.</text:span></text:p>
      <text:p text:style-name="P269"/>
      <text:p text:style-name="P191">Supported Request Formats</text:p>
      <text:p text:style-name="P191"/>
      <text:p text:style-name="P295">json</text:p>
      <text:p text:style-name="P295"/>
      <text:p text:style-name="P191">Authentication</text:p>
      <text:p text:style-name="P191"/>
      <text:p text:style-name="P308">Basic</text:p>
      <text:p text:style-name="P239"/>
      <text:p text:style-name="P239">Query Parameters (GET)</text:p>
      <text:p text:style-name="P239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99">Name</text:p>
          </table:table-cell>
          <table:table-cell table:style-name="Table17.A1" office:value-type="string">
            <text:p text:style-name="P486">Inclusion</text:p>
          </table:table-cell>
          <table:table-cell table:style-name="Table17.C1" office:value-type="string">
            <text:p text:style-name="P499">Description</text:p>
          </table:table-cell>
        </table:table-row>
        <table:table-row>
          <table:table-cell table:style-name="Table17.A2" office:value-type="string">
            <text:p text:style-name="P691">sort</text:p>
          </table:table-cell>
          <table:table-cell table:style-name="Table17.A2" office:value-type="string">
            <text:p text:style-name="P682">optional</text:p>
          </table:table-cell>
          <table:table-cell table:style-name="Table17.C2" office:value-type="string">
            <text:p text:style-name="P691">The order in which to present returned records. Valid options <text:span text:style-name="T139">are:</text:span> ‘<text:span text:style-name="T160">executions’ and ‘runtime’</text:span>.</text:p>
          </table:table-cell>
        </table:table-row>
        <table:table-row>
          <table:table-cell table:style-name="Table17.A2" office:value-type="string">
            <text:p text:style-name="P709">order</text:p>
          </table:table-cell>
          <table:table-cell table:style-name="Table17.A2" office:value-type="string">
            <text:p text:style-name="P701">optional</text:p>
          </table:table-cell>
          <table:table-cell table:style-name="Table17.C2" office:value-type="string">
            <text:p text:style-name="P709"><text:span text:style-name="T140">Indicates w</text:span>hether to list records from lowest to highest (asc) or highest to lowest (desc). Default value is <text:span text:style-name="T142">’desc’.</text:span></text:p>
          </table:table-cell>
        </table:table-row>
      </table:table>
      <text:p text:style-name="P308"/>
      <text:p text:style-name="P353">Permissions</text:p>
      <text:p text:style-name="P282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523">Role</text:p>
          </table:table-cell>
          <table:table-cell table:style-name="Table18.A1" office:value-type="string">
            <text:p text:style-name="P511">Allowed Methods</text:p>
          </table:table-cell>
          <table:table-cell table:style-name="Table18.C1" office:value-type="string">
            <text:p text:style-name="P511">Restrictions</text:p>
          </table:table-cell>
        </table:table-row>
        <table:table-row>
          <table:table-cell table:style-name="Table18.A2" office:value-type="string">
            <text:p text:style-name="P544">root</text:p>
          </table:table-cell>
          <table:table-cell table:style-name="Table18.A2" table:number-rows-spanned="2" office:value-type="string">
            <text:p text:style-name="P555">GET</text:p>
          </table:table-cell>
          <table:table-cell table:style-name="Table18.C2" table:number-rows-spanned="2" office:value-type="string">
            <text:p text:style-name="P566">Can retrieve a <text:span text:style-name="T127">list of queries for any profiled endpoint variant. </text:span></text:p>
          </table:table-cell>
        </table:table-row>
        <table:table-row>
          <table:table-cell table:style-name="Table18.A2" office:value-type="string">
            <text:p text:style-name="P578">master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589">consumer</text:p>
          </table:table-cell>
          <table:table-cell table:style-name="Table18.A2" office:value-type="string">
            <text:p text:style-name="P449">GET</text:p>
          </table:table-cell>
          <table:table-cell table:style-name="Table18.C2" office:value-type="string">
            <text:p text:style-name="P449">Can retrieve a list of <text:span text:style-name="T160">queries only for variants of endpoints exposed by</text:span> APIs of which the requesting user is an administrator.</text:p>
          </table:table-cell>
        </table:table-row>
      </table:table>
      <text:p text:style-name="P321"/>
      <text:p text:style-name="P203">Response Errors</text:p>
      <text:p text:style-name="P203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533">Error</text:p>
          </table:table-cell>
          <table:table-cell table:style-name="Table19.A1" office:value-type="string">
            <text:p text:style-name="P533">Reason</text:p>
          </table:table-cell>
          <table:table-cell table:style-name="Table19.C1" office:value-type="string">
            <text:p text:style-name="P499">Description</text:p>
          </table:table-cell>
        </table:table-row>
        <table:table-row>
          <table:table-cell table:style-name="Table19.A2" office:value-type="string">
            <text:p text:style-name="P600">400</text:p>
          </table:table-cell>
          <table:table-cell table:style-name="Table19.A2" office:value-type="string">
            <text:p text:style-name="P600">Bad Request</text:p>
          </table:table-cell>
          <table:table-cell table:style-name="Table19.C2" office:value-type="string">
            <text:p text:style-name="P610"><text:span text:style-name="T144">One or more query parameters are invalid</text:span>.</text:p>
          </table:table-cell>
        </table:table-row>
        <table:table-row>
          <table:table-cell table:style-name="Table19.A2" office:value-type="string">
            <text:p text:style-name="P600">401</text:p>
          </table:table-cell>
          <table:table-cell table:style-name="Table19.A2" office:value-type="string">
            <text:p text:style-name="P600">Unauthorized</text:p>
          </table:table-cell>
          <table:table-cell table:style-name="Table19.C2" office:value-type="string">
            <text:p text:style-name="P610">The 'Authori<text:span text:style-name="T86">z</text:span>ation' header is missing and must be supplied.</text:p>
          </table:table-cell>
        </table:table-row>
        <table:table-row>
          <table:table-cell table:style-name="Table19.A2" office:value-type="string">
            <text:p text:style-name="P600">403</text:p>
          </table:table-cell>
          <table:table-cell table:style-name="Table19.A2" office:value-type="string">
            <text:p text:style-name="P600">Forbidden</text:p>
          </table:table-cell>
          <table:table-cell table:style-name="Table19.C2" office:value-type="string">
            <text:p text:style-name="P620">The request authorisation did not include authorised credentials <text:span text:style-name="T135">or the requesting user does not have read access to the collection</text:span>.</text:p>
          </table:table-cell>
        </table:table-row>
        <table:table-row>
          <table:table-cell table:style-name="Table19.A2" office:value-type="string">
            <text:p text:style-name="P629">405</text:p>
          </table:table-cell>
          <table:table-cell table:style-name="Table19.A2" office:value-type="string">
            <text:p text:style-name="P629">Method Not Allowed</text:p>
          </table:table-cell>
          <table:table-cell table:style-name="Table19.C2" office:value-type="string">
            <text:p text:style-name="P639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19.A2" office:value-type="string">
            <text:p text:style-name="P648">406</text:p>
          </table:table-cell>
          <table:table-cell table:style-name="Table19.A2" office:value-type="string">
            <text:p text:style-name="P648">Not Acceptable</text:p>
          </table:table-cell>
          <table:table-cell table:style-name="Table19.C2" office:value-type="string">
            <text:p text:style-name="P657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218"/>
      <text:p text:style-name="P474"><text:span text:style-name="T10">Example</text:span><text:span text:style-name="T11">s</text:span></text:p>
      <text:p text:style-name="P218"/>
      <text:p text:style-name="P753">GET /<text:span text:style-name="T128">apis/58493045684/endpoints/1345363632/variants/4586486392/queries</text:span></text:p>
      <text:p text:style-name="P39"/>
      <text:p text:style-name="P386">Response Body:</text:p>
      <text:p text:style-name="P386"/>
      <text:p text:style-name="P17">{</text:p>
      <text:p text:style-name="P4"><text:span text:style-name="T67"><text:tab/>“</text:span><text:span text:style-name="T68">self”:“</text:span><text:a xlink:type="simple" xlink:href="https://api.doga.gov/1.0/templates" text:style-name="Internet_20_link" text:visited-style-name="Visited_20_Internet_20_Link"><text:span text:style-name="T67">http://</text:span></text:a><text:a xlink:type="simple" xlink:href="https://api.doga.gov/1.0/templates" text:style-name="Internet_20_link" text:visited-style-name="Visited_20_Internet_20_Link"><text:span text:style-name="T70">analytics</text:span></text:a><text:a xlink:type="simple" xlink:href="https://api.doga.gov/1.0/templates" text:style-name="Internet_20_link" text:visited-style-name="Visited_20_Internet_20_Link"><text:span text:style-name="T67">.mywadapi.co</text:span></text:a><text:a xlink:type="simple" xlink:href="https://api.doga.gov/1.0/templates" text:style-name="Internet_20_link" text:visited-style-name="Visited_20_Internet_20_Link"><text:span text:style-name="T71">m/api</text:span></text:a><text:a xlink:type="simple" xlink:href="https://api.doga.gov/1.0/templates" text:style-name="Internet_20_link" text:visited-style-name="Visited_20_Internet_20_Link"><text:span text:style-name="T72">s/5..4/</text:span></text:a><text:a xlink:type="simple" xlink:href="https://api.doga.gov/1.0/templates" text:style-name="Internet_20_link" text:visited-style-name="Visited_20_Internet_20_Link"><text:span text:style-name="T74">endpoints/1..2/</text:span></text:a><text:a xlink:type="simple" xlink:href="https://api.doga.gov/1.0/templates" text:style-name="Internet_20_link" text:visited-style-name="Visited_20_Internet_20_Link"><text:span text:style-name="T80">variants/4..2</text:span></text:a><text:a xlink:type="simple" xlink:href="https://api.doga.gov/1.0/templates" text:style-name="Internet_20_link" text:visited-style-name="Visited_20_Internet_20_Link"><text:span text:style-name="T74">/</text:span></text:a><text:a xlink:type="simple" xlink:href="https://api.doga.gov/1.0/templates" text:style-name="Internet_20_link" text:visited-style-name="Visited_20_Internet_20_Link"><text:span text:style-name="T75">querie</text:span></text:a><text:a xlink:type="simple" xlink:href="https://api.doga.gov/1.0/templates" text:style-name="Internet_20_link" text:visited-style-name="Visited_20_Internet_20_Link"><text:span text:style-name="T71">s</text:span></text:a><text:span text:style-name="T69">”</text:span><text:span text:style-name="T67">,</text:span></text:p>
      <text:p text:style-name="P397"><text:span text:style-name="T1"><text:tab/>“</text:span><text:span text:style-name="T2">total”: </text:span><text:span text:style-name="T6">23</text:span><text:span text:style-name="T2">,</text:span></text:p>
      <text:p text:style-name="P158"><text:span text:style-name="T88"><text:tab/>“</text:span><text:span text:style-name="T99">queries</text:span><text:span text:style-name="T90">”:</text:span><text:span text:style-name="T89">[</text:span></text:p>
      <text:p text:style-name="P17"><text:tab/><text:tab/>{</text:p>
      <text:p text:style-name="P432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57">v..s/4..2/q</text:span></text:a><text:a xlink:type="simple" xlink:href="http://api.myticketting.com/1.0/settings" text:style-name="Internet_20_link" text:visited-style-name="Visited_20_Internet_20_Link"><text:span text:style-name="T37">..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37">5</text:span></text:a><text:a xlink:type="simple" xlink:href="http://api.myticketting.com/1.0/settings" text:style-name="Internet_20_link" text:visited-style-name="Visited_20_Internet_20_Link"><text:span text:style-name="T33">.</text:span></text:a><text:a xlink:type="simple" xlink:href="http://api.myticketting.com/1.0/settings" text:style-name="Internet_20_link" text:visited-style-name="Visited_20_Internet_20_Link"><text:span text:style-name="T37">5</text:span></text:a><text:span text:style-name="T15">”</text:span><text:span text:style-name="T12">,</text:span></text:p>
      <text:p text:style-name="P55"><text:tab/><text:tab/><text:tab/>“<text:span text:style-name="T160">query”:”SELECT * FROM ticketing_Setting WHERE id = 1252536470”,</text:span></text:p>
      <text:p text:style-name="P86"><text:tab/><text:tab/><text:tab/>“<text:span text:style-name="T160">request-executions</text:span>”:”<text:span text:style-name="T160">3</text:span>”,</text:p>
      <text:p text:style-name="P86"><text:tab/><text:tab/><text:tab/>“<text:span text:style-name="T163">query-runtime</text:span>”:”<text:span text:style-name="T156">0.0037</text:span>”</text:p>
      <text:p text:style-name="P118"><text:tab/><text:tab/>},</text:p>
      <text:p text:style-name="P788"><text:span text:style-name="T12"><text:tab/><text:tab/>{</text:span></text:p>
      <text:p text:style-name="P796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57">v..s/4..2/q</text:span></text:a><text:a xlink:type="simple" xlink:href="http://api.myticketting.com/1.0/settings" text:style-name="Internet_20_link" text:visited-style-name="Visited_20_Internet_20_Link"><text:span text:style-name="T37">..</text:span></text:a><text:a xlink:type="simple" xlink:href="http://api.myticketting.com/1.0/settings" text:style-name="Internet_20_link" text:visited-style-name="Visited_20_Internet_20_Link"><text:span text:style-name="T57">s/1..8</text:span></text:a><text:span text:style-name="T15">”</text:span><text:span text:style-name="T12">,</text:span></text:p>
      <text:p text:style-name="P55"><text:tab/><text:tab/><text:tab/>“<text:span text:style-name="T156">class”:”SHOW TABLES”,</text:span></text:p>
      <text:p text:style-name="P89"><text:tab/><text:tab/><text:tab/>“<text:span text:style-name="T156">request-executions</text:span>”:”<text:span text:style-name="T160">1</text:span>”,</text:p>
      <text:p text:style-name="P93"><text:tab/><text:tab/><text:tab/>“<text:span text:style-name="T163">query-runtime</text:span>”:”<text:span text:style-name="T156">0.00126</text:span>”</text:p>
      <text:p text:style-name="P118"><text:tab/><text:tab/>},</text:p>
      <text:p text:style-name="P118"><text:tab/><text:tab/>.</text:p>
      <text:p text:style-name="P118"><text:tab/><text:tab/>.</text:p>
      <text:p text:style-name="P118"><text:tab/><text:span text:style-name="T136">]</text:span></text:p>
      <text:p text:style-name="P134">}</text:p>
      <text:p text:style-name="P218"/>
      <text:p text:style-name="P754">GET /<text:span text:style-name="T128">apis/58493045684/endpoints/1345363632/variants/4586486392/queries?sort=runtime</text:span></text:p>
      <text:p text:style-name="P39"/>
      <text:p text:style-name="P386">Response Body:</text:p>
      <text:p text:style-name="P386"/>
      <text:p text:style-name="P17">{</text:p>
      <text:p text:style-name="P4"><text:span text:style-name="T67"><text:tab/>“</text:span><text:span text:style-name="T68">self”:“</text:span><text:a xlink:type="simple" xlink:href="https://api.doga.gov/1.0/templates" text:style-name="Internet_20_link" text:visited-style-name="Visited_20_Internet_20_Link"><text:span text:style-name="T67">http://</text:span></text:a><text:a xlink:type="simple" xlink:href="https://api.doga.gov/1.0/templates" text:style-name="Internet_20_link" text:visited-style-name="Visited_20_Internet_20_Link"><text:span text:style-name="T70">analytics</text:span></text:a><text:a xlink:type="simple" xlink:href="https://api.doga.gov/1.0/templates" text:style-name="Internet_20_link" text:visited-style-name="Visited_20_Internet_20_Link"><text:span text:style-name="T67">.mywadapi.co</text:span></text:a><text:a xlink:type="simple" xlink:href="https://api.doga.gov/1.0/templates" text:style-name="Internet_20_link" text:visited-style-name="Visited_20_Internet_20_Link"><text:span text:style-name="T71">m/api</text:span></text:a><text:a xlink:type="simple" xlink:href="https://api.doga.gov/1.0/templates" text:style-name="Internet_20_link" text:visited-style-name="Visited_20_Internet_20_Link"><text:span text:style-name="T72">s/58493045684/</text:span></text:a><text:a xlink:type="simple" xlink:href="https://api.doga.gov/1.0/templates" text:style-name="Internet_20_link" text:visited-style-name="Visited_20_Internet_20_Link"><text:span text:style-name="T74">endpoints/1345363632/</text:span></text:a><text:a xlink:type="simple" xlink:href="https://api.doga.gov/1.0/templates" text:style-name="Internet_20_link" text:visited-style-name="Visited_20_Internet_20_Link"><text:span text:style-name="T76">querie</text:span></text:a><text:a xlink:type="simple" xlink:href="https://api.doga.gov/1.0/templates" text:style-name="Internet_20_link" text:visited-style-name="Visited_20_Internet_20_Link"><text:span text:style-name="T71">s</text:span></text:a><text:span text:style-name="T69">”</text:span><text:span text:style-name="T67">,</text:span></text:p>
      <text:p text:style-name="P397"><text:span text:style-name="T1"><text:tab/>“</text:span><text:span text:style-name="T2">total”: </text:span><text:span text:style-name="T7">23</text:span><text:span text:style-name="T2">,</text:span></text:p>
      <text:p text:style-name="P159"><text:span text:style-name="T88"><text:tab/>“</text:span><text:span text:style-name="T98">objects</text:span><text:span text:style-name="T90">”:</text:span><text:span text:style-name="T89">[</text:span></text:p>
      <text:p text:style-name="P789"><text:span text:style-name="T12"><text:tab/><text:tab/>{</text:span></text:p>
      <text:p text:style-name="P797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57">v..s/4..2/q</text:span></text:a><text:a xlink:type="simple" xlink:href="http://api.myticketting.com/1.0/settings" text:style-name="Internet_20_link" text:visited-style-name="Visited_20_Internet_20_Link"><text:span text:style-name="T37">..</text:span></text:a><text:a xlink:type="simple" xlink:href="http://api.myticketting.com/1.0/settings" text:style-name="Internet_20_link" text:visited-style-name="Visited_20_Internet_20_Link"><text:span text:style-name="T58">s/7..9</text:span></text:a><text:span text:style-name="T15">”</text:span><text:span text:style-name="T12">,</text:span></text:p>
      <text:p text:style-name="P56"><text:tab/><text:tab/><text:tab/>“<text:span text:style-name="T160">query”:”SELECT * FROM ticketing_Address WHERE id IN (?,?,?,?,?,?)”,</text:span></text:p>
      <text:p text:style-name="P87"><text:tab/><text:tab/><text:tab/>“<text:span text:style-name="T160">request-executions</text:span>”:”<text:span text:style-name="T161">10</text:span>”,</text:p>
      <text:p text:style-name="P93"><text:tab/><text:tab/><text:tab/>“<text:span text:style-name="T163">query-runtime</text:span>”:”<text:span text:style-name="T156">0.0027</text:span>”</text:p>
      <text:p text:style-name="P56"><text:tab/><text:tab/>},</text:p>
      <text:p text:style-name="P789"><text:span text:style-name="T12"><text:tab/><text:tab/>{</text:span></text:p>
      <text:p text:style-name="P797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57">v..s/4..2/q</text:span></text:a><text:a xlink:type="simple" xlink:href="http://api.myticketting.com/1.0/settings" text:style-name="Internet_20_link" text:visited-style-name="Visited_20_Internet_20_Link"><text:span text:style-name="T37">..</text:span></text:a><text:a xlink:type="simple" xlink:href="http://api.myticketting.com/1.0/settings" text:style-name="Internet_20_link" text:visited-style-name="Visited_20_Internet_20_Link"><text:span text:style-name="T58">s/5..5</text:span></text:a><text:span text:style-name="T15">”</text:span><text:span text:style-name="T12">,</text:span></text:p>
      <text:p text:style-name="P56"><text:tab/><text:tab/><text:tab/>“<text:span text:style-name="T160">query”:”SELECT * FROM ticketing_Setting WHERE id = 1252536470”,</text:span></text:p>
      <text:p text:style-name="P87"><text:tab/><text:tab/><text:tab/>“<text:span text:style-name="T160">request-executions</text:span>”:”<text:span text:style-name="T160">3</text:span>”,</text:p>
      <text:p text:style-name="P93"><text:tab/><text:tab/><text:tab/>“<text:span text:style-name="T163">query-runtime</text:span>”:”<text:span text:style-name="T156">0.0037</text:span>”</text:p>
      <text:p text:style-name="P56"><text:tab/><text:tab/>},</text:p>
      <text:p text:style-name="P118"><text:tab/><text:tab/>.</text:p>
      <text:p text:style-name="P118"><text:tab/><text:tab/>.</text:p>
      <text:p text:style-name="P118"><text:tab/><text:span text:style-name="T136">]</text:span></text:p>
      <text:p text:style-name="P134">}</text:p>
      <text:p text:style-name="P811">/<text:span text:style-name="T126">apis/{api_id}/endpoints/{endpoint_id}/variants/{variant_id}/queries/{query_id}</text:span></text:p>
      <text:p text:style-name="P234"/>
      <text:p text:style-name="P342">A <text:span text:style-name="T159">resource representing a query executed when the specified endpoint variant is requested.</text:span></text:p>
      <text:p text:style-name="P269"/>
      <text:p text:style-name="P178">URL</text:p>
      <text:p text:style-name="P178"/>
      <text:p text:style-name="P415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6">{endpoint_id}</text:span></text:a><text:a xlink:type="simple" xlink:href="https://api.doga.gov/1.0/cases/" text:style-name="Internet_20_link" text:visited-style-name="Visited_20_Internet_20_Link"><text:span text:style-name="T34">/</text:span></text:a><text:a xlink:type="simple" xlink:href="https://api.doga.gov/1.0/cases/" text:style-name="Internet_20_link" text:visited-style-name="Visited_20_Internet_20_Link"><text:span text:style-name="T59">variants/{variant_id}/q</text:span></text:a><text:a xlink:type="simple" xlink:href="https://api.doga.gov/1.0/cases/" text:style-name="Internet_20_link" text:visited-style-name="Visited_20_Internet_20_Link"><text:span text:style-name="T38">uerie</text:span></text:a><text:a xlink:type="simple" xlink:href="https://api.doga.gov/1.0/cases/" text:style-name="Internet_20_link" text:visited-style-name="Visited_20_Internet_20_Link"><text:span text:style-name="T34">s/</text:span></text:a><text:a xlink:type="simple" xlink:href="https://api.doga.gov/1.0/cases/" text:style-name="Internet_20_link" text:visited-style-name="Visited_20_Internet_20_Link"><text:span text:style-name="T36">{</text:span></text:a><text:a xlink:type="simple" xlink:href="https://api.doga.gov/1.0/cases/" text:style-name="Internet_20_link" text:visited-style-name="Visited_20_Internet_20_Link"><text:span text:style-name="T38">query</text:span></text:a><text:a xlink:type="simple" xlink:href="https://api.doga.gov/1.0/cases/" text:style-name="Internet_20_link" text:visited-style-name="Visited_20_Internet_20_Link"><text:span text:style-name="T36">_id}</text:span></text:a></text:p>
      <text:p text:style-name="P269"/>
      <text:p text:style-name="P178">Supported Request <text:span text:style-name="T121">M</text:span>ethods</text:p>
      <text:p text:style-name="P282"/>
      <text:p text:style-name="P269">GET – <text:span text:style-name="T122">Returns the profiling data of the specified executed query.</text:span></text:p>
      <text:p text:style-name="P269"/>
      <text:p text:style-name="P191">Supported Request Formats</text:p>
      <text:p text:style-name="P191"/>
      <text:p text:style-name="P295">json</text:p>
      <text:p text:style-name="P295"/>
      <text:p text:style-name="P191">Authentication</text:p>
      <text:p text:style-name="P191"/>
      <text:p text:style-name="P308">Basic</text:p>
      <text:p text:style-name="P308"/>
      <text:p text:style-name="P353">Permissions</text:p>
      <text:p text:style-name="P282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523">Role</text:p>
          </table:table-cell>
          <table:table-cell table:style-name="Table20.A1" office:value-type="string">
            <text:p text:style-name="P511">Allowed Methods</text:p>
          </table:table-cell>
          <table:table-cell table:style-name="Table20.C1" office:value-type="string">
            <text:p text:style-name="P511">Restrictions</text:p>
          </table:table-cell>
        </table:table-row>
        <table:table-row>
          <table:table-cell table:style-name="Table20.A2" office:value-type="string">
            <text:p text:style-name="P544">root</text:p>
          </table:table-cell>
          <table:table-cell table:style-name="Table20.A2" table:number-rows-spanned="2" office:value-type="string">
            <text:p text:style-name="P667">GET</text:p>
          </table:table-cell>
          <table:table-cell table:style-name="Table20.C2" table:number-rows-spanned="2" office:value-type="string">
            <text:p text:style-name="P566">Can retrieve <text:span text:style-name="T149">the profiling data of queries executed for any profiled endpoint variants. </text:span></text:p>
          </table:table-cell>
        </table:table-row>
        <table:table-row>
          <table:table-cell table:style-name="Table20.A2" office:value-type="string">
            <text:p text:style-name="P578">maste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674">c<text:span text:style-name="T125">onsumer</text:span></text:p>
          </table:table-cell>
          <table:table-cell table:style-name="Table20.A2" office:value-type="string">
            <text:p text:style-name="P459">GET</text:p>
          </table:table-cell>
          <table:table-cell table:style-name="Table20.C2" office:value-type="string">
            <text:p text:style-name="P449">Can retrieve <text:span text:style-name="T149">the profiling data of queries executed for variants of endpoints exposed by</text:span> APIs of which the requesting user is an administrator.</text:p>
          </table:table-cell>
        </table:table-row>
      </table:table>
      <text:p text:style-name="P321"/>
      <text:p text:style-name="P203">Response Errors</text:p>
      <text:p text:style-name="P203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533">Error</text:p>
          </table:table-cell>
          <table:table-cell table:style-name="Table21.A1" office:value-type="string">
            <text:p text:style-name="P533">Reason</text:p>
          </table:table-cell>
          <table:table-cell table:style-name="Table21.C1" office:value-type="string">
            <text:p text:style-name="P499">Description</text:p>
          </table:table-cell>
        </table:table-row>
        <table:table-row>
          <table:table-cell table:style-name="Table21.A2" office:value-type="string">
            <text:p text:style-name="P600">401</text:p>
          </table:table-cell>
          <table:table-cell table:style-name="Table21.A2" office:value-type="string">
            <text:p text:style-name="P600">Unauthorized</text:p>
          </table:table-cell>
          <table:table-cell table:style-name="Table21.C2" office:value-type="string">
            <text:p text:style-name="P610">The 'Authori<text:span text:style-name="T86">z</text:span>ation' header is missing and must be supplied.</text:p>
          </table:table-cell>
        </table:table-row>
        <table:table-row>
          <table:table-cell table:style-name="Table21.A2" office:value-type="string">
            <text:p text:style-name="P600">403</text:p>
          </table:table-cell>
          <table:table-cell table:style-name="Table21.A2" office:value-type="string">
            <text:p text:style-name="P600">Forbidden</text:p>
          </table:table-cell>
          <table:table-cell table:style-name="Table21.C2" office:value-type="string">
            <text:p text:style-name="P620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21.A2" office:value-type="string">
            <text:p text:style-name="P629">405</text:p>
          </table:table-cell>
          <table:table-cell table:style-name="Table21.A2" office:value-type="string">
            <text:p text:style-name="P629">Method Not Allowed</text:p>
          </table:table-cell>
          <table:table-cell table:style-name="Table21.C2" office:value-type="string">
            <text:p text:style-name="P639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21.A2" office:value-type="string">
            <text:p text:style-name="P648">406</text:p>
          </table:table-cell>
          <table:table-cell table:style-name="Table21.A2" office:value-type="string">
            <text:p text:style-name="P648">Not Acceptable</text:p>
          </table:table-cell>
          <table:table-cell table:style-name="Table21.C2" office:value-type="string">
            <text:p text:style-name="P657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331"/>
      <text:p text:style-name="P218"/>
      <text:p text:style-name="P478"><text:span text:style-name="T10">Example</text:span><text:span text:style-name="T11">s</text:span></text:p>
      <text:p text:style-name="P218"/>
      <text:p text:style-name="P774"><text:span text:style-name="T108">GET /</text:span><text:span text:style-name="T109">apis/58493045684/</text:span><text:span text:style-name="T110">endpoints/1345363632/</text:span><text:span text:style-name="T119">variants/</text:span><text:span text:style-name="T118">4586486392</text:span><text:span text:style-name="T119">/</text:span><text:span text:style-name="T113">queries</text:span><text:span text:style-name="T111">/</text:span><text:span text:style-name="T113">78243536479</text:span></text:p>
      <text:p text:style-name="P39"/>
      <text:p text:style-name="P386">Response Body:</text:p>
      <text:p text:style-name="P118"/>
      <text:p text:style-name="P17">{</text:p>
      <text:p text:style-name="P432"><text:span text:style-name="T12"><text:tab/>“</text:span><text:span text:style-name="T14">self</text:span><text:span text:style-name="T12">”:<text:tab/></text:span><text:span text:style-name="T15">”</text:span><text:a xlink:type="simple" xlink:href="https://analytics.mywadapi.com/apis/5.4/endpoints/1.2/oq" text:style-name="Internet_20_link" text:visited-style-name="Visited_20_Internet_20_Link"><text:span text:style-name="T15">http</text:span></text:a><text:a xlink:type="simple" xlink:href="https://analytics.mywadapi.com/apis/5.4/endpoints/1.2/oq" text:style-name="Internet_20_link" text:visited-style-name="Visited_20_Internet_20_Link"><text:span text:style-name="T19">s</text:span></text:a><text:a xlink:type="simple" xlink:href="https://analytics.mywadapi.com/apis/5.4/endpoints/1.2/oq" text:style-name="Internet_20_link" text:visited-style-name="Visited_20_Internet_20_Link"><text:span text:style-name="T15">://</text:span></text:a><text:a xlink:type="simple" xlink:href="https://analytics.mywadapi.com/apis/5.4/endpoints/1.2/oq" text:style-name="Internet_20_link" text:visited-style-name="Visited_20_Internet_20_Link"><text:span text:style-name="T18">analytics</text:span></text:a><text:a xlink:type="simple" xlink:href="https://analytics.mywadapi.com/apis/5.4/endpoints/1.2/oq" text:style-name="Internet_20_link" text:visited-style-name="Visited_20_Internet_20_Link"><text:span text:style-name="T15">.mywadapi.co</text:span></text:a><text:a xlink:type="simple" xlink:href="https://analytics.mywadapi.com/apis/5.4/endpoints/1.2/oq" text:style-name="Internet_20_link" text:visited-style-name="Visited_20_Internet_20_Link"><text:span text:style-name="T18">m/ap</text:span></text:a><text:a xlink:type="simple" xlink:href="https://analytics.mywadapi.com/apis/5.4/endpoints/1.2/oq" text:style-name="Internet_20_link" text:visited-style-name="Visited_20_Internet_20_Link"><text:span text:style-name="T21">is/5.</text:span></text:a><text:a xlink:type="simple" xlink:href="https://analytics.mywadapi.com/apis/5.4/endpoints/1.2/oq" text:style-name="Internet_20_link" text:visited-style-name="Visited_20_Internet_20_Link"><text:span text:style-name="T23">4/endpoint</text:span></text:a><text:a xlink:type="simple" xlink:href="https://analytics.mywadapi.com/apis/5.4/endpoints/1.2/oq" text:style-name="Internet_20_link" text:visited-style-name="Visited_20_Internet_20_Link"><text:span text:style-name="T24">s/1.</text:span></text:a><text:a xlink:type="simple" xlink:href="https://analytics.mywadapi.com/apis/5.4/endpoints/1.2/oq" text:style-name="Internet_20_link" text:visited-style-name="Visited_20_Internet_20_Link"><text:span text:style-name="T32">2/</text:span></text:a><text:a xlink:type="simple" xlink:href="https://analytics.mywadapi.com/apis/5.4/endpoints/1.2/oq" text:style-name="Internet_20_link" text:visited-style-name="Visited_20_Internet_20_Link"><text:span text:style-name="T60">variants/4..2/q</text:span></text:a><text:a xlink:type="simple" xlink:href="https://analytics.mywadapi.com/apis/5.4/endpoints/1.2/oq" text:style-name="Internet_20_link" text:visited-style-name="Visited_20_Internet_20_Link"><text:span text:style-name="T39">ueries</text:span></text:a><text:a xlink:type="simple" xlink:href="http://api.myticketting.com/1.0/settings" text:style-name="Internet_20_link" text:visited-style-name="Visited_20_Internet_20_Link"><text:span text:style-name="T33">/</text:span></text:a><text:a xlink:type="simple" xlink:href="http://api.myticketting.com/1.0/settings" text:style-name="Internet_20_link" text:visited-style-name="Visited_20_Internet_20_Link"><text:span text:style-name="T39">7..9</text:span></text:a><text:span text:style-name="T15">”</text:span><text:span text:style-name="T12">,</text:span></text:p>
      <text:p text:style-name="P57"><text:tab/>“<text:span text:style-name="T160">query”:”SELECT * FROM ticketing_Address WHERE id IN (?,?,?,?,?,?)”,</text:span></text:p>
      <text:p text:style-name="P88"><text:tab/>“<text:span text:style-name="T160">request-executions</text:span>”:”<text:span text:style-name="T161">10</text:span>”,</text:p>
      <text:p text:style-name="P93"><text:tab/>“<text:span text:style-name="T163">query-runtime</text:span>”:”<text:span text:style-name="T156">0.0027</text:span>”</text:p>
      <text:p text:style-name="P118">}</text:p>
      <text:p text:style-name="P812">/<text:span text:style-name="T126">apis/{api_id}/endpoints/{endpoint_id}/variants/{variant_id}/calls</text:span></text:p>
      <text:p text:style-name="P245"/>
      <text:p text:style-name="P343">A collection of <text:span text:style-name="T154">the external API calls made each time the specified endpoint variant is requested.</text:span></text:p>
      <text:p text:style-name="P257"/>
      <text:p text:style-name="P179">URL</text:p>
      <text:p text:style-name="P179"/>
      <text:p text:style-name="P803"><text:a xlink:type="simple" xlink:href="https://api.doga.gov/1.0/cases/" text:style-name="Internet_20_link" text:visited-style-name="Visited_20_Internet_20_Link"><text:span text:style-name="T12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2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2">s/{api_id}/endpoint</text:span></text:a><text:a xlink:type="simple" xlink:href="https://api.doga.gov/1.0/cases/" text:style-name="Internet_20_link" text:visited-style-name="Visited_20_Internet_20_Link"><text:span text:style-name="T36">s/{endpoint_id</text:span></text:a><text:a xlink:type="simple" xlink:href="https://api.doga.gov/1.0/cases/" text:style-name="Internet_20_link" text:visited-style-name="Visited_20_Internet_20_Link"><text:span text:style-name="T61">}/variants/{variant_id}/calls</text:span></text:a></text:p>
      <text:p text:style-name="P270"/>
      <text:p text:style-name="P179">Supported Request <text:span text:style-name="T121">M</text:span>ethods</text:p>
      <text:p text:style-name="P283"/>
      <text:p text:style-name="P270">GET – <text:span text:style-name="T127">Return a list of the API calls made when the specified endpoint variant is requested.</text:span></text:p>
      <text:p text:style-name="P270"/>
      <text:p text:style-name="P192">Supported Request Formats</text:p>
      <text:p text:style-name="P192"/>
      <text:p text:style-name="P296">json</text:p>
      <text:p text:style-name="P296"/>
      <text:p text:style-name="P192">Authentication</text:p>
      <text:p text:style-name="P192"/>
      <text:p text:style-name="P309">Basic</text:p>
      <text:p text:style-name="P240"/>
      <text:p text:style-name="P240">Query Parameters (GET)</text:p>
      <text:p text:style-name="P24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500">Name</text:p>
          </table:table-cell>
          <table:table-cell table:style-name="Table22.A1" office:value-type="string">
            <text:p text:style-name="P487">Inclusion</text:p>
          </table:table-cell>
          <table:table-cell table:style-name="Table22.C1" office:value-type="string">
            <text:p text:style-name="P500">Description</text:p>
          </table:table-cell>
        </table:table-row>
        <table:table-row>
          <table:table-cell table:style-name="Table22.A2" office:value-type="string">
            <text:p text:style-name="P692">sort</text:p>
          </table:table-cell>
          <table:table-cell table:style-name="Table22.A2" office:value-type="string">
            <text:p text:style-name="P683">optional</text:p>
          </table:table-cell>
          <table:table-cell table:style-name="Table22.C2" office:value-type="string">
            <text:p text:style-name="P692">The order in which to present returned records. Valid options <text:span text:style-name="T139">are:</text:span> ‘<text:span text:style-name="T164">calls’ and ‘roundtrip’</text:span>.</text:p>
          </table:table-cell>
        </table:table-row>
        <table:table-row>
          <table:table-cell table:style-name="Table22.A2" office:value-type="string">
            <text:p text:style-name="P710">order</text:p>
          </table:table-cell>
          <table:table-cell table:style-name="Table22.A2" office:value-type="string">
            <text:p text:style-name="P702">optional</text:p>
          </table:table-cell>
          <table:table-cell table:style-name="Table22.C2" office:value-type="string">
            <text:p text:style-name="P710"><text:span text:style-name="T140">Indicates w</text:span>hether to list records from lowest to highest (asc) or highest to lowest (desc). Default value is <text:span text:style-name="T142">’desc’.</text:span></text:p>
          </table:table-cell>
        </table:table-row>
      </table:table>
      <text:p text:style-name="P309"/>
      <text:p text:style-name="P356">Permissions</text:p>
      <text:p text:style-name="P283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524">Role</text:p>
          </table:table-cell>
          <table:table-cell table:style-name="Table23.A1" office:value-type="string">
            <text:p text:style-name="P512">Allowed Methods</text:p>
          </table:table-cell>
          <table:table-cell table:style-name="Table23.C1" office:value-type="string">
            <text:p text:style-name="P512">Restrictions</text:p>
          </table:table-cell>
        </table:table-row>
        <table:table-row>
          <table:table-cell table:style-name="Table23.A2" office:value-type="string">
            <text:p text:style-name="P545">root</text:p>
          </table:table-cell>
          <table:table-cell table:style-name="Table23.A2" table:number-rows-spanned="2" office:value-type="string">
            <text:p text:style-name="P556">GET</text:p>
          </table:table-cell>
          <table:table-cell table:style-name="Table23.C2" table:number-rows-spanned="2" office:value-type="string">
            <text:p text:style-name="P567">Can retrieve a <text:span text:style-name="T127">list of calls for any profiled endpoint variant.</text:span></text:p>
          </table:table-cell>
        </table:table-row>
        <table:table-row>
          <table:table-cell table:style-name="Table23.A2" office:value-type="string">
            <text:p text:style-name="P579">master</text:p>
          </table:table-cell>
          <table:covered-table-cell/>
          <table:covered-table-cell/>
        </table:table-row>
        <table:table-row>
          <table:table-cell table:style-name="Table23.A2" office:value-type="string">
            <text:p text:style-name="P590">consumer</text:p>
          </table:table-cell>
          <table:table-cell table:style-name="Table23.A2" office:value-type="string">
            <text:p text:style-name="P450">GET</text:p>
          </table:table-cell>
          <table:table-cell table:style-name="Table23.C2" office:value-type="string">
            <text:p text:style-name="P450">Can retrieve a list of <text:span text:style-name="T164">calls only for variants of endpoints exposed by</text:span> APIs of which the requesting user is an administrator.</text:p>
          </table:table-cell>
        </table:table-row>
      </table:table>
      <text:p text:style-name="P322"/>
      <text:p text:style-name="P204">Response Errors</text:p>
      <text:p text:style-name="P204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534">Error</text:p>
          </table:table-cell>
          <table:table-cell table:style-name="Table24.A1" office:value-type="string">
            <text:p text:style-name="P534">Reason</text:p>
          </table:table-cell>
          <table:table-cell table:style-name="Table24.C1" office:value-type="string">
            <text:p text:style-name="P500">Description</text:p>
          </table:table-cell>
        </table:table-row>
        <table:table-row>
          <table:table-cell table:style-name="Table24.A2" office:value-type="string">
            <text:p text:style-name="P601">400</text:p>
          </table:table-cell>
          <table:table-cell table:style-name="Table24.A2" office:value-type="string">
            <text:p text:style-name="P601">Bad Request</text:p>
          </table:table-cell>
          <table:table-cell table:style-name="Table24.C2" office:value-type="string">
            <text:p text:style-name="P611"><text:span text:style-name="T144">One or more query parameters are invalid</text:span>.</text:p>
          </table:table-cell>
        </table:table-row>
        <table:table-row>
          <table:table-cell table:style-name="Table24.A2" office:value-type="string">
            <text:p text:style-name="P601">401</text:p>
          </table:table-cell>
          <table:table-cell table:style-name="Table24.A2" office:value-type="string">
            <text:p text:style-name="P601">Unauthorized</text:p>
          </table:table-cell>
          <table:table-cell table:style-name="Table24.C2" office:value-type="string">
            <text:p text:style-name="P611">The 'Authori<text:span text:style-name="T86">z</text:span>ation' header is missing and must be supplied.</text:p>
          </table:table-cell>
        </table:table-row>
        <table:table-row>
          <table:table-cell table:style-name="Table24.A2" office:value-type="string">
            <text:p text:style-name="P601">403</text:p>
          </table:table-cell>
          <table:table-cell table:style-name="Table24.A2" office:value-type="string">
            <text:p text:style-name="P601">Forbidden</text:p>
          </table:table-cell>
          <table:table-cell table:style-name="Table24.C2" office:value-type="string">
            <text:p text:style-name="P621">The request authorisation did not include authorised credentials <text:span text:style-name="T135">or the requesting user does not have read access to the collection</text:span>.</text:p>
          </table:table-cell>
        </table:table-row>
        <table:table-row>
          <table:table-cell table:style-name="Table24.A2" office:value-type="string">
            <text:p text:style-name="P630">405</text:p>
          </table:table-cell>
          <table:table-cell table:style-name="Table24.A2" office:value-type="string">
            <text:p text:style-name="P630">Method Not Allowed</text:p>
          </table:table-cell>
          <table:table-cell table:style-name="Table24.C2" office:value-type="string">
            <text:p text:style-name="P640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24.A2" office:value-type="string">
            <text:p text:style-name="P649">406</text:p>
          </table:table-cell>
          <table:table-cell table:style-name="Table24.A2" office:value-type="string">
            <text:p text:style-name="P649">Not Acceptable</text:p>
          </table:table-cell>
          <table:table-cell table:style-name="Table24.C2" office:value-type="string">
            <text:p text:style-name="P658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219"/>
      <text:p text:style-name="P475"><text:span text:style-name="T10">Example</text:span><text:span text:style-name="T11">s</text:span></text:p>
      <text:p text:style-name="P219"/>
      <text:p text:style-name="P755">GET /<text:span text:style-name="T128">apis/58493045684/endpoints/1345363632/variants/4586486392/calls</text:span></text:p>
      <text:p text:style-name="P40"/>
      <text:p text:style-name="P387">Response Body:</text:p>
      <text:p text:style-name="P387"/>
      <text:p text:style-name="P22">{</text:p>
      <text:p text:style-name="P5"><text:span text:style-name="T67"><text:tab/>“</text:span><text:span text:style-name="T68">self”:“</text:span><text:a xlink:type="simple" xlink:href="https://api.doga.gov/1.0/templates" text:style-name="Internet_20_link" text:visited-style-name="Visited_20_Internet_20_Link"><text:span text:style-name="T67">http://</text:span></text:a><text:a xlink:type="simple" xlink:href="https://api.doga.gov/1.0/templates" text:style-name="Internet_20_link" text:visited-style-name="Visited_20_Internet_20_Link"><text:span text:style-name="T70">analytics</text:span></text:a><text:a xlink:type="simple" xlink:href="https://api.doga.gov/1.0/templates" text:style-name="Internet_20_link" text:visited-style-name="Visited_20_Internet_20_Link"><text:span text:style-name="T67">.mywadapi.co</text:span></text:a><text:a xlink:type="simple" xlink:href="https://api.doga.gov/1.0/templates" text:style-name="Internet_20_link" text:visited-style-name="Visited_20_Internet_20_Link"><text:span text:style-name="T71">m/api</text:span></text:a><text:a xlink:type="simple" xlink:href="https://api.doga.gov/1.0/templates" text:style-name="Internet_20_link" text:visited-style-name="Visited_20_Internet_20_Link"><text:span text:style-name="T72">s/5..4/</text:span></text:a><text:a xlink:type="simple" xlink:href="https://api.doga.gov/1.0/templates" text:style-name="Internet_20_link" text:visited-style-name="Visited_20_Internet_20_Link"><text:span text:style-name="T74">endpoints/1..2/</text:span></text:a><text:a xlink:type="simple" xlink:href="https://api.doga.gov/1.0/templates" text:style-name="Internet_20_link" text:visited-style-name="Visited_20_Internet_20_Link"><text:span text:style-name="T81">variants/4..2</text:span></text:a><text:a xlink:type="simple" xlink:href="https://api.doga.gov/1.0/templates" text:style-name="Internet_20_link" text:visited-style-name="Visited_20_Internet_20_Link"><text:span text:style-name="T74">/</text:span></text:a><text:a xlink:type="simple" xlink:href="https://api.doga.gov/1.0/templates" text:style-name="Internet_20_link" text:visited-style-name="Visited_20_Internet_20_Link"><text:span text:style-name="T77">calls</text:span></text:a><text:span text:style-name="T69">”</text:span><text:span text:style-name="T67">,</text:span></text:p>
      <text:p text:style-name="P398"><text:span text:style-name="T1"><text:tab/>“</text:span><text:span text:style-name="T2">total”: </text:span><text:span text:style-name="T6">2</text:span><text:span text:style-name="T2">,</text:span></text:p>
      <text:p text:style-name="P160"><text:span text:style-name="T88"><text:tab/>“</text:span><text:span text:style-name="T100">calls</text:span><text:span text:style-name="T90">”:</text:span><text:span text:style-name="T89">[</text:span></text:p>
      <text:p text:style-name="P22"><text:tab/><text:tab/>{</text:p>
      <text:p text:style-name="P433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62">v..s/4..2/c</text:span></text:a><text:a xlink:type="simple" xlink:href="http://api.myticketting.com/1.0/settings" text:style-name="Internet_20_link" text:visited-style-name="Visited_20_Internet_20_Link"><text:span text:style-name="T40">alls/1..2</text:span></text:a><text:span text:style-name="T15">”</text:span><text:span text:style-name="T12">,</text:span></text:p>
      <text:p text:style-name="P58"><text:tab/><text:tab/><text:tab/>“<text:span text:style-name="T164">call”:”GET </text:span><text:a xlink:type="simple" xlink:href="https://login.mywadapi.com/profiles" text:style-name="Internet_20_link" text:visited-style-name="Visited_20_Internet_20_Link"><text:span text:style-name="T164">https://login.mywadapi.com/profiles</text:span></text:a><text:span text:style-name="T164">”,</text:span></text:p>
      <text:p text:style-name="P94"><text:tab/><text:tab/><text:tab/>“<text:span text:style-name="T160">request-calls</text:span>”:”<text:span text:style-name="T165">10</text:span>”,</text:p>
      <text:p text:style-name="P94"><text:tab/><text:tab/><text:tab/>“<text:span text:style-name="T165">call-roundtrip</text:span>”:”<text:span text:style-name="T165">1.2630</text:span>”</text:p>
      <text:p text:style-name="P119"><text:tab/><text:tab/>},</text:p>
      <text:p text:style-name="P23"><text:tab/><text:tab/>{</text:p>
      <text:p text:style-name="P434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62">v..s/4..2/c</text:span></text:a><text:a xlink:type="simple" xlink:href="http://api.myticketting.com/1.0/settings" text:style-name="Internet_20_link" text:visited-style-name="Visited_20_Internet_20_Link"><text:span text:style-name="T40">alls/</text:span></text:a><text:a xlink:type="simple" xlink:href="http://api.myticketting.com/1.0/settings" text:style-name="Internet_20_link" text:visited-style-name="Visited_20_Internet_20_Link"><text:span text:style-name="T41">7</text:span></text:a><text:a xlink:type="simple" xlink:href="http://api.myticketting.com/1.0/settings" text:style-name="Internet_20_link" text:visited-style-name="Visited_20_Internet_20_Link"><text:span text:style-name="T40">..</text:span></text:a><text:a xlink:type="simple" xlink:href="http://api.myticketting.com/1.0/settings" text:style-name="Internet_20_link" text:visited-style-name="Visited_20_Internet_20_Link"><text:span text:style-name="T41">0</text:span></text:a><text:span text:style-name="T15">”</text:span><text:span text:style-name="T12">,</text:span></text:p>
      <text:p text:style-name="P59"><text:tab/><text:tab/><text:tab/>“<text:span text:style-name="T164">call”:”PUT </text:span><text:a xlink:type="simple" xlink:href="https://login.mywadapi.com/profiles" text:style-name="Internet_20_link" text:visited-style-name="Visited_20_Internet_20_Link"><text:span text:style-name="T164">https://login.mywadapi.com/users/1429525286</text:span></text:a><text:span text:style-name="T164">”,</text:span></text:p>
      <text:p text:style-name="P95"><text:tab/><text:tab/><text:tab/>“<text:span text:style-name="T160">request-calls</text:span>”:”<text:span text:style-name="T165">1</text:span>”,</text:p>
      <text:p text:style-name="P95"><text:tab/><text:tab/><text:tab/>“<text:span text:style-name="T165">call-roundtrip</text:span>”:”<text:span text:style-name="T166">2.7348</text:span>”</text:p>
      <text:p text:style-name="P120"><text:tab/><text:tab/>}</text:p>
      <text:p text:style-name="P119"><text:tab/><text:span text:style-name="T136">]</text:span></text:p>
      <text:p text:style-name="P135">}</text:p>
      <text:p text:style-name="P219"/>
      <text:p text:style-name="P756">GET /<text:span text:style-name="T128">apis/58493045684/endpoints/1345363632/variants/4586486392/calls?sort=calls&amp;order=asc</text:span></text:p>
      <text:p text:style-name="P40"/>
      <text:p text:style-name="P387">Response Body:</text:p>
      <text:p text:style-name="P387"/>
      <text:p text:style-name="P790"><text:span text:style-name="T12">{</text:span></text:p>
      <text:p text:style-name="P784"><text:span text:style-name="T67"><text:tab/>“</text:span><text:span text:style-name="T68">self”:“</text:span><text:a xlink:type="simple" xlink:href="https://api.doga.gov/1.0/templates" text:style-name="Internet_20_link" text:visited-style-name="Visited_20_Internet_20_Link"><text:span text:style-name="T67">http://</text:span></text:a><text:a xlink:type="simple" xlink:href="https://api.doga.gov/1.0/templates" text:style-name="Internet_20_link" text:visited-style-name="Visited_20_Internet_20_Link"><text:span text:style-name="T70">analytics</text:span></text:a><text:a xlink:type="simple" xlink:href="https://api.doga.gov/1.0/templates" text:style-name="Internet_20_link" text:visited-style-name="Visited_20_Internet_20_Link"><text:span text:style-name="T67">.mywadapi.co</text:span></text:a><text:a xlink:type="simple" xlink:href="https://api.doga.gov/1.0/templates" text:style-name="Internet_20_link" text:visited-style-name="Visited_20_Internet_20_Link"><text:span text:style-name="T71">m/api</text:span></text:a><text:a xlink:type="simple" xlink:href="https://api.doga.gov/1.0/templates" text:style-name="Internet_20_link" text:visited-style-name="Visited_20_Internet_20_Link"><text:span text:style-name="T72">s/5..4/</text:span></text:a><text:a xlink:type="simple" xlink:href="https://api.doga.gov/1.0/templates" text:style-name="Internet_20_link" text:visited-style-name="Visited_20_Internet_20_Link"><text:span text:style-name="T74">endpoints/1..2/</text:span></text:a><text:a xlink:type="simple" xlink:href="https://api.doga.gov/1.0/templates" text:style-name="Internet_20_link" text:visited-style-name="Visited_20_Internet_20_Link"><text:span text:style-name="T81">variants/4..2</text:span></text:a><text:a xlink:type="simple" xlink:href="https://api.doga.gov/1.0/templates" text:style-name="Internet_20_link" text:visited-style-name="Visited_20_Internet_20_Link"><text:span text:style-name="T74">/</text:span></text:a><text:a xlink:type="simple" xlink:href="https://api.doga.gov/1.0/templates" text:style-name="Internet_20_link" text:visited-style-name="Visited_20_Internet_20_Link"><text:span text:style-name="T77">calls</text:span></text:a><text:span text:style-name="T69">”</text:span><text:span text:style-name="T67">,</text:span></text:p>
      <text:p text:style-name="P398"><text:span text:style-name="T1"><text:tab/>“</text:span><text:span text:style-name="T2">total”: </text:span><text:span text:style-name="T7">2</text:span><text:span text:style-name="T2">,</text:span></text:p>
      <text:p text:style-name="P161"><text:span text:style-name="T88"><text:tab/>“</text:span><text:span text:style-name="T98">objects</text:span><text:span text:style-name="T90">”:</text:span><text:span text:style-name="T89">[</text:span></text:p>
      <text:p text:style-name="P23"><text:tab/><text:tab/>{</text:p>
      <text:p text:style-name="P434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0">c</text:span></text:a><text:a xlink:type="simple" xlink:href="http://api.myticketting.com/1.0/settings" text:style-name="Internet_20_link" text:visited-style-name="Visited_20_Internet_20_Link"><text:span text:style-name="T62">..s/4..2/c</text:span></text:a><text:a xlink:type="simple" xlink:href="http://api.myticketting.com/1.0/settings" text:style-name="Internet_20_link" text:visited-style-name="Visited_20_Internet_20_Link"><text:span text:style-name="T40">alls/</text:span></text:a><text:a xlink:type="simple" xlink:href="http://api.myticketting.com/1.0/settings" text:style-name="Internet_20_link" text:visited-style-name="Visited_20_Internet_20_Link"><text:span text:style-name="T41">7</text:span></text:a><text:a xlink:type="simple" xlink:href="http://api.myticketting.com/1.0/settings" text:style-name="Internet_20_link" text:visited-style-name="Visited_20_Internet_20_Link"><text:span text:style-name="T40">..</text:span></text:a><text:a xlink:type="simple" xlink:href="http://api.myticketting.com/1.0/settings" text:style-name="Internet_20_link" text:visited-style-name="Visited_20_Internet_20_Link"><text:span text:style-name="T41">0</text:span></text:a><text:span text:style-name="T15">”</text:span><text:span text:style-name="T12">,</text:span></text:p>
      <text:p text:style-name="P59"><text:tab/><text:tab/><text:tab/>“<text:span text:style-name="T164">call”:”PUT </text:span><text:a xlink:type="simple" xlink:href="https://login.mywadapi.com/profiles" text:style-name="Internet_20_link" text:visited-style-name="Visited_20_Internet_20_Link"><text:span text:style-name="T164">https://login.mywadapi.com/users/1429525286</text:span></text:a><text:span text:style-name="T164">”,</text:span></text:p>
      <text:p text:style-name="P95"><text:tab/><text:tab/><text:tab/>“<text:span text:style-name="T160">request-calls</text:span>”:”<text:span text:style-name="T165">1</text:span>”,</text:p>
      <text:p text:style-name="P95"><text:tab/><text:tab/><text:tab/>“<text:span text:style-name="T165">call-roundtrip</text:span>”:”<text:span text:style-name="T166">2.7348</text:span>”</text:p>
      <text:p text:style-name="P59"><text:tab/><text:tab/>},</text:p>
      <text:p text:style-name="P790"><text:span text:style-name="T12"><text:tab/><text:tab/>{</text:span></text:p>
      <text:p text:style-name="P798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0">c</text:span></text:a><text:a xlink:type="simple" xlink:href="http://api.myticketting.com/1.0/settings" text:style-name="Internet_20_link" text:visited-style-name="Visited_20_Internet_20_Link"><text:span text:style-name="T62">..s/4..2/c</text:span></text:a><text:a xlink:type="simple" xlink:href="http://api.myticketting.com/1.0/settings" text:style-name="Internet_20_link" text:visited-style-name="Visited_20_Internet_20_Link"><text:span text:style-name="T40">alls/</text:span></text:a><text:a xlink:type="simple" xlink:href="http://api.myticketting.com/1.0/settings" text:style-name="Internet_20_link" text:visited-style-name="Visited_20_Internet_20_Link"><text:span text:style-name="T62">1..2</text:span></text:a><text:span text:style-name="T15">”</text:span><text:span text:style-name="T12">,</text:span></text:p>
      <text:p text:style-name="P59"><text:tab/><text:tab/><text:tab/>“<text:span text:style-name="T164">call”:”GET </text:span><text:a xlink:type="simple" xlink:href="https://login.mywadapi.com/profiles" text:style-name="Internet_20_link" text:visited-style-name="Visited_20_Internet_20_Link"><text:span text:style-name="T164">https://login.mywadapi.com/profiles</text:span></text:a><text:span text:style-name="T164">”,</text:span></text:p>
      <text:p text:style-name="P95"><text:tab/><text:tab/><text:tab/>“<text:span text:style-name="T160">request-calls</text:span>”:”<text:span text:style-name="T165">10</text:span>”,</text:p>
      <text:p text:style-name="P95"><text:tab/><text:tab/><text:tab/>“<text:span text:style-name="T165">call-roundtrip</text:span>”:”<text:span text:style-name="T165">1.2630</text:span>”</text:p>
      <text:p text:style-name="P120"><text:tab/><text:tab/>}</text:p>
      <text:p text:style-name="P119"><text:tab/><text:span text:style-name="T136">]</text:span></text:p>
      <text:p text:style-name="P135">}</text:p>
      <text:p text:style-name="P813">/<text:span text:style-name="T126">apis/{api_id}/endpoints/{endpoint_id}/variants/{variant_id}/calls/{call_id}</text:span></text:p>
      <text:p text:style-name="P245"/>
      <text:p text:style-name="P343">A <text:span text:style-name="T159">resource representing an API call made when the specified endpoint variant is requested.</text:span></text:p>
      <text:p text:style-name="P270"/>
      <text:p text:style-name="P179">URL</text:p>
      <text:p text:style-name="P179"/>
      <text:p text:style-name="P804"><text:a xlink:type="simple" xlink:href="https://api.doga.gov/1.0/cases/" text:style-name="Internet_20_link" text:visited-style-name="Visited_20_Internet_20_Link"><text:span text:style-name="T190">https://</text:span></text:a><text:a xlink:type="simple" xlink:href="https://api.doga.gov/1.0/cases/" text:style-name="Internet_20_link" text:visited-style-name="Visited_20_Internet_20_Link"><text:span text:style-name="T190">analytics</text:span></text:a><text:a xlink:type="simple" xlink:href="https://api.doga.gov/1.0/cases/" text:style-name="Internet_20_link" text:visited-style-name="Visited_20_Internet_20_Link"><text:span text:style-name="T190">.mywadapi.com/</text:span></text:a><text:a xlink:type="simple" xlink:href="https://api.doga.gov/1.0/cases/" text:style-name="Internet_20_link" text:visited-style-name="Visited_20_Internet_20_Link"><text:span text:style-name="T190">api</text:span></text:a><text:a xlink:type="simple" xlink:href="https://api.doga.gov/1.0/cases/" text:style-name="Internet_20_link" text:visited-style-name="Visited_20_Internet_20_Link"><text:span text:style-name="T190">s/</text:span></text:a><text:a xlink:type="simple" xlink:href="https://api.doga.gov/1.0/cases/" text:style-name="Internet_20_link" text:visited-style-name="Visited_20_Internet_20_Link"><text:span text:style-name="T190">{api_id}</text:span></text:a><text:a xlink:type="simple" xlink:href="https://api.doga.gov/1.0/cases/" text:style-name="Internet_20_link" text:visited-style-name="Visited_20_Internet_20_Link"><text:span text:style-name="T190">/endpoints/</text:span></text:a><text:a xlink:type="simple" xlink:href="https://api.doga.gov/1.0/cases/" text:style-name="Internet_20_link" text:visited-style-name="Visited_20_Internet_20_Link"><text:span text:style-name="T190">{endpoint_id}</text:span></text:a><text:a xlink:type="simple" xlink:href="https://api.doga.gov/1.0/cases/" text:style-name="Internet_20_link" text:visited-style-name="Visited_20_Internet_20_Link"><text:span text:style-name="T190">/variants/{variant_id}</text:span></text:a><text:a xlink:type="simple" xlink:href="https://api.doga.gov/1.0/cases/" text:style-name="Internet_20_link" text:visited-style-name="Visited_20_Internet_20_Link"><text:span text:style-name="T190">/</text:span></text:a><text:a xlink:type="simple" xlink:href="https://api.doga.gov/1.0/cases/" text:style-name="Internet_20_link" text:visited-style-name="Visited_20_Internet_20_Link"><text:span text:style-name="T190">calls</text:span></text:a><text:a xlink:type="simple" xlink:href="https://api.doga.gov/1.0/cases/" text:style-name="Internet_20_link" text:visited-style-name="Visited_20_Internet_20_Link"><text:span text:style-name="T190">/</text:span></text:a><text:a xlink:type="simple" xlink:href="https://api.doga.gov/1.0/cases/" text:style-name="Internet_20_link" text:visited-style-name="Visited_20_Internet_20_Link"><text:span text:style-name="T190">{</text:span></text:a><text:a xlink:type="simple" xlink:href="https://api.doga.gov/1.0/cases/" text:style-name="Internet_20_link" text:visited-style-name="Visited_20_Internet_20_Link"><text:span text:style-name="T190">call</text:span></text:a><text:a xlink:type="simple" xlink:href="https://api.doga.gov/1.0/cases/" text:style-name="Internet_20_link" text:visited-style-name="Visited_20_Internet_20_Link"><text:span text:style-name="T190">_id}</text:span></text:a></text:p>
      <text:p text:style-name="P270"/>
      <text:p text:style-name="P179">Supported Request <text:span text:style-name="T121">M</text:span>ethods</text:p>
      <text:p text:style-name="P283"/>
      <text:p text:style-name="P270">GET – <text:span text:style-name="T122">Returns the profiling data of the specified API call.</text:span></text:p>
      <text:p text:style-name="P270"/>
      <text:p text:style-name="P192">Supported Request Formats</text:p>
      <text:p text:style-name="P192"/>
      <text:p text:style-name="P296">json</text:p>
      <text:p text:style-name="P296"/>
      <text:p text:style-name="P192">Authentication</text:p>
      <text:p text:style-name="P192"/>
      <text:p text:style-name="P309">Basic</text:p>
      <text:p text:style-name="P309"/>
      <text:p text:style-name="P356">Permissions</text:p>
      <text:p text:style-name="P283"/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524">Role</text:p>
          </table:table-cell>
          <table:table-cell table:style-name="Table25.A1" office:value-type="string">
            <text:p text:style-name="P512">Allowed Methods</text:p>
          </table:table-cell>
          <table:table-cell table:style-name="Table25.C1" office:value-type="string">
            <text:p text:style-name="P512">Restrictions</text:p>
          </table:table-cell>
        </table:table-row>
        <table:table-row>
          <table:table-cell table:style-name="Table25.A2" office:value-type="string">
            <text:p text:style-name="P545">root</text:p>
          </table:table-cell>
          <table:table-cell table:style-name="Table25.A2" table:number-rows-spanned="2" office:value-type="string">
            <text:p text:style-name="P668">GET</text:p>
          </table:table-cell>
          <table:table-cell table:style-name="Table25.C2" table:number-rows-spanned="2" office:value-type="string">
            <text:p text:style-name="P567">Can retrieve <text:span text:style-name="T149">the profiling data of calls made by any profiled endpoint variants. </text:span></text:p>
          </table:table-cell>
        </table:table-row>
        <table:table-row>
          <table:table-cell table:style-name="Table25.A2" office:value-type="string">
            <text:p text:style-name="P579">master</text:p>
          </table:table-cell>
          <table:covered-table-cell/>
          <table:covered-table-cell/>
        </table:table-row>
        <table:table-row>
          <table:table-cell table:style-name="Table25.A2" office:value-type="string">
            <text:p text:style-name="P675">c<text:span text:style-name="T125">onsumer</text:span></text:p>
          </table:table-cell>
          <table:table-cell table:style-name="Table25.A2" office:value-type="string">
            <text:p text:style-name="P460">GET</text:p>
          </table:table-cell>
          <table:table-cell table:style-name="Table25.C2" office:value-type="string">
            <text:p text:style-name="P450">Can retrieve <text:span text:style-name="T149">the profiling data of calls made for variants of endpoints exposed by</text:span> APIs of which the requesting user is an administrator.</text:p>
          </table:table-cell>
        </table:table-row>
      </table:table>
      <text:p text:style-name="P322"/>
      <text:p text:style-name="P204">Response Errors</text:p>
      <text:p text:style-name="P204"/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534">Error</text:p>
          </table:table-cell>
          <table:table-cell table:style-name="Table26.A1" office:value-type="string">
            <text:p text:style-name="P534">Reason</text:p>
          </table:table-cell>
          <table:table-cell table:style-name="Table26.C1" office:value-type="string">
            <text:p text:style-name="P500">Description</text:p>
          </table:table-cell>
        </table:table-row>
        <table:table-row>
          <table:table-cell table:style-name="Table26.A2" office:value-type="string">
            <text:p text:style-name="P601">401</text:p>
          </table:table-cell>
          <table:table-cell table:style-name="Table26.A2" office:value-type="string">
            <text:p text:style-name="P601">Unauthorized</text:p>
          </table:table-cell>
          <table:table-cell table:style-name="Table26.C2" office:value-type="string">
            <text:p text:style-name="P611">The 'Authori<text:span text:style-name="T86">z</text:span>ation' header is missing and must be supplied.</text:p>
          </table:table-cell>
        </table:table-row>
        <table:table-row>
          <table:table-cell table:style-name="Table26.A2" office:value-type="string">
            <text:p text:style-name="P601">403</text:p>
          </table:table-cell>
          <table:table-cell table:style-name="Table26.A2" office:value-type="string">
            <text:p text:style-name="P601">Forbidden</text:p>
          </table:table-cell>
          <table:table-cell table:style-name="Table26.C2" office:value-type="string">
            <text:p text:style-name="P621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26.A2" office:value-type="string">
            <text:p text:style-name="P630">405</text:p>
          </table:table-cell>
          <table:table-cell table:style-name="Table26.A2" office:value-type="string">
            <text:p text:style-name="P630">Method Not Allowed</text:p>
          </table:table-cell>
          <table:table-cell table:style-name="Table26.C2" office:value-type="string">
            <text:p text:style-name="P640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26.A2" office:value-type="string">
            <text:p text:style-name="P649">406</text:p>
          </table:table-cell>
          <table:table-cell table:style-name="Table26.A2" office:value-type="string">
            <text:p text:style-name="P649">Not Acceptable</text:p>
          </table:table-cell>
          <table:table-cell table:style-name="Table26.C2" office:value-type="string">
            <text:p text:style-name="P658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332"/>
      <text:p text:style-name="P219"/>
      <text:p text:style-name="P479"><text:span text:style-name="T10">Example</text:span><text:span text:style-name="T11">s</text:span></text:p>
      <text:p text:style-name="P219"/>
      <text:p text:style-name="P775"><text:span text:style-name="T108">GET /</text:span><text:span text:style-name="T109">apis/58493045684/</text:span><text:span text:style-name="T110">endpoints/1345363632/</text:span><text:span text:style-name="T120">variants/</text:span><text:span text:style-name="T118">4586486392</text:span><text:span text:style-name="T120">/</text:span><text:span text:style-name="T114">calls</text:span><text:span text:style-name="T111">/</text:span><text:span text:style-name="T113">7</text:span><text:span text:style-name="T114">4285306360</text:span></text:p>
      <text:p text:style-name="P40"/>
      <text:p text:style-name="P387">Response Body:</text:p>
      <text:p text:style-name="P119"/>
      <text:p text:style-name="P791"><text:span text:style-name="T12">{</text:span></text:p>
      <text:p text:style-name="P799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40">c</text:span></text:a><text:a xlink:type="simple" xlink:href="http://api.myticketting.com/1.0/settings" text:style-name="Internet_20_link" text:visited-style-name="Visited_20_Internet_20_Link"><text:span text:style-name="T62">..s/4..2/c</text:span></text:a><text:a xlink:type="simple" xlink:href="http://api.myticketting.com/1.0/settings" text:style-name="Internet_20_link" text:visited-style-name="Visited_20_Internet_20_Link"><text:span text:style-name="T40">alls/</text:span></text:a><text:a xlink:type="simple" xlink:href="http://api.myticketting.com/1.0/settings" text:style-name="Internet_20_link" text:visited-style-name="Visited_20_Internet_20_Link"><text:span text:style-name="T41">7</text:span></text:a><text:a xlink:type="simple" xlink:href="http://api.myticketting.com/1.0/settings" text:style-name="Internet_20_link" text:visited-style-name="Visited_20_Internet_20_Link"><text:span text:style-name="T40">..</text:span></text:a><text:a xlink:type="simple" xlink:href="http://api.myticketting.com/1.0/settings" text:style-name="Internet_20_link" text:visited-style-name="Visited_20_Internet_20_Link"><text:span text:style-name="T41">0</text:span></text:a><text:span text:style-name="T15">”</text:span><text:span text:style-name="T12">,</text:span></text:p>
      <text:p text:style-name="P60"><text:tab/>“<text:span text:style-name="T164">call”:”PUT </text:span><text:a xlink:type="simple" xlink:href="https://login.mywadapi.com/profiles" text:style-name="Internet_20_link" text:visited-style-name="Visited_20_Internet_20_Link"><text:span text:style-name="T164">https://login.mywadapi.com/users/1429525286</text:span></text:a><text:span text:style-name="T164">”,</text:span></text:p>
      <text:p text:style-name="P96"><text:tab/>“<text:span text:style-name="T160">request-calls</text:span>”:”<text:span text:style-name="T165">1</text:span>”,</text:p>
      <text:p text:style-name="P96"><text:span text:style-name="T12"><text:tab/>“</text:span><text:span text:style-name="T165">call-roundtrip</text:span><text:span text:style-name="T12">”:”</text:span><text:span text:style-name="T166">2.7348</text:span><text:span text:style-name="T12">”</text:span></text:p>
      <text:p text:style-name="P119">}</text:p>
      <text:p text:style-name="P814">/<text:span text:style-name="T126">apis/{api_id}/endpoints/{endpoint_id}/variants/{variant_id}/custom</text:span></text:p>
      <text:p text:style-name="P246"/>
      <text:p text:style-name="P344">A collection of <text:span text:style-name="T168">custom profiling information collected each time the specified endpoint is requested.</text:span></text:p>
      <text:p text:style-name="P258"/>
      <text:p text:style-name="P180">URL</text:p>
      <text:p text:style-name="P180"/>
      <text:p text:style-name="P416"><text:a xlink:type="simple" xlink:href="https://api.doga.gov/1.0/cases/" text:style-name="Internet_20_link" text:visited-style-name="Visited_20_Internet_20_Link"><text:span text:style-name="T186">https://</text:span></text:a><text:a xlink:type="simple" xlink:href="https://api.doga.gov/1.0/cases/" text:style-name="Internet_20_link" text:visited-style-name="Visited_20_Internet_20_Link"><text:span text:style-name="T187">analytics</text:span></text:a><text:a xlink:type="simple" xlink:href="https://api.doga.gov/1.0/cases/" text:style-name="Internet_20_link" text:visited-style-name="Visited_20_Internet_20_Link"><text:span text:style-name="T186">.mywadapi.com/</text:span></text:a><text:a xlink:type="simple" xlink:href="https://api.doga.gov/1.0/cases/" text:style-name="Internet_20_link" text:visited-style-name="Visited_20_Internet_20_Link"><text:span text:style-name="T188">api</text:span></text:a><text:a xlink:type="simple" xlink:href="https://api.doga.gov/1.0/cases/" text:style-name="Internet_20_link" text:visited-style-name="Visited_20_Internet_20_Link"><text:span text:style-name="T188">s/{api_id}/endpoint</text:span></text:a><text:a xlink:type="simple" xlink:href="https://api.doga.gov/1.0/cases/" text:style-name="Internet_20_link" text:visited-style-name="Visited_20_Internet_20_Link"><text:span text:style-name="T188">s/{endpoint_id}/variants/{variant_id}/custom</text:span></text:a></text:p>
      <text:p text:style-name="P271"/>
      <text:p text:style-name="P180">Supported Request <text:span text:style-name="T121">M</text:span>ethods</text:p>
      <text:p text:style-name="P284"/>
      <text:p text:style-name="P271">GET – <text:span text:style-name="T127">Return a list of custom profiling data collected when the specified endpoint variant is requested.</text:span></text:p>
      <text:p text:style-name="P271"/>
      <text:p text:style-name="P193">Supported Request Formats</text:p>
      <text:p text:style-name="P193"/>
      <text:p text:style-name="P297">json</text:p>
      <text:p text:style-name="P297"/>
      <text:p text:style-name="P193">Authentication</text:p>
      <text:p text:style-name="P193"/>
      <text:p text:style-name="P310">Basic</text:p>
      <text:p text:style-name="P241"/>
      <text:p text:style-name="P241">Query Parameters (GET)</text:p>
      <text:p text:style-name="P241"/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501">Name</text:p>
          </table:table-cell>
          <table:table-cell table:style-name="Table27.A1" office:value-type="string">
            <text:p text:style-name="P488">Inclusion</text:p>
          </table:table-cell>
          <table:table-cell table:style-name="Table27.C1" office:value-type="string">
            <text:p text:style-name="P501">Description</text:p>
          </table:table-cell>
        </table:table-row>
        <table:table-row>
          <table:table-cell table:style-name="Table27.A2" office:value-type="string">
            <text:p text:style-name="P693">sort</text:p>
          </table:table-cell>
          <table:table-cell table:style-name="Table27.A2" office:value-type="string">
            <text:p text:style-name="P684">optional</text:p>
          </table:table-cell>
          <table:table-cell table:style-name="Table27.C2" office:value-type="string">
            <text:p text:style-name="P693">The order in which to present returned records. Valid options <text:span text:style-name="T139">are:</text:span> ‘<text:span text:style-name="T168">runs’ and ‘duration’</text:span>.</text:p>
          </table:table-cell>
        </table:table-row>
        <table:table-row>
          <table:table-cell table:style-name="Table27.A2" office:value-type="string">
            <text:p text:style-name="P711">order</text:p>
          </table:table-cell>
          <table:table-cell table:style-name="Table27.A2" office:value-type="string">
            <text:p text:style-name="P703">optional</text:p>
          </table:table-cell>
          <table:table-cell table:style-name="Table27.C2" office:value-type="string">
            <text:p text:style-name="P711"><text:span text:style-name="T140">Indicates w</text:span>hether to list records from lowest to highest (asc) or highest to lowest (desc). Default value is <text:span text:style-name="T142">’desc’.</text:span></text:p>
          </table:table-cell>
        </table:table-row>
      </table:table>
      <text:p text:style-name="P310"/>
      <text:p text:style-name="P357">Permissions</text:p>
      <text:p text:style-name="P284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525">Role</text:p>
          </table:table-cell>
          <table:table-cell table:style-name="Table28.A1" office:value-type="string">
            <text:p text:style-name="P513">Allowed Methods</text:p>
          </table:table-cell>
          <table:table-cell table:style-name="Table28.C1" office:value-type="string">
            <text:p text:style-name="P513">Restrictions</text:p>
          </table:table-cell>
        </table:table-row>
        <table:table-row>
          <table:table-cell table:style-name="Table28.A2" office:value-type="string">
            <text:p text:style-name="P546">root</text:p>
          </table:table-cell>
          <table:table-cell table:style-name="Table28.A2" table:number-rows-spanned="2" office:value-type="string">
            <text:p text:style-name="P557">GET</text:p>
          </table:table-cell>
          <table:table-cell table:style-name="Table28.C2" table:number-rows-spanned="2" office:value-type="string">
            <text:p text:style-name="P568">Can retrieve a <text:span text:style-name="T127">list of custom data for any profiled endpoint variant. </text:span></text:p>
          </table:table-cell>
        </table:table-row>
        <table:table-row>
          <table:table-cell table:style-name="Table28.A2" office:value-type="string">
            <text:p text:style-name="P580">master</text:p>
          </table:table-cell>
          <table:covered-table-cell/>
          <table:covered-table-cell/>
        </table:table-row>
        <table:table-row>
          <table:table-cell table:style-name="Table28.A2" office:value-type="string">
            <text:p text:style-name="P591">consumer</text:p>
          </table:table-cell>
          <table:table-cell table:style-name="Table28.A2" office:value-type="string">
            <text:p text:style-name="P451">GET</text:p>
          </table:table-cell>
          <table:table-cell table:style-name="Table28.C2" office:value-type="string">
            <text:p text:style-name="P451">Can retrieve a list of <text:span text:style-name="T168">custom data only for variants of endpoints exposed by</text:span> APIs of which the requesting user is an administrator.</text:p>
          </table:table-cell>
        </table:table-row>
      </table:table>
      <text:p text:style-name="P323"/>
      <text:p text:style-name="P205">Response Errors</text:p>
      <text:p text:style-name="P205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535">Error</text:p>
          </table:table-cell>
          <table:table-cell table:style-name="Table29.A1" office:value-type="string">
            <text:p text:style-name="P535">Reason</text:p>
          </table:table-cell>
          <table:table-cell table:style-name="Table29.C1" office:value-type="string">
            <text:p text:style-name="P501">Description</text:p>
          </table:table-cell>
        </table:table-row>
        <table:table-row>
          <table:table-cell table:style-name="Table29.A2" office:value-type="string">
            <text:p text:style-name="P602">400</text:p>
          </table:table-cell>
          <table:table-cell table:style-name="Table29.A2" office:value-type="string">
            <text:p text:style-name="P602">Bad Request</text:p>
          </table:table-cell>
          <table:table-cell table:style-name="Table29.C2" office:value-type="string">
            <text:p text:style-name="P612"><text:span text:style-name="T144">One or more query parameters are invalid</text:span>.</text:p>
          </table:table-cell>
        </table:table-row>
        <table:table-row>
          <table:table-cell table:style-name="Table29.A2" office:value-type="string">
            <text:p text:style-name="P602">401</text:p>
          </table:table-cell>
          <table:table-cell table:style-name="Table29.A2" office:value-type="string">
            <text:p text:style-name="P602">Unauthorized</text:p>
          </table:table-cell>
          <table:table-cell table:style-name="Table29.C2" office:value-type="string">
            <text:p text:style-name="P612">The 'Authori<text:span text:style-name="T86">z</text:span>ation' header is missing and must be supplied.</text:p>
          </table:table-cell>
        </table:table-row>
        <table:table-row>
          <table:table-cell table:style-name="Table29.A2" office:value-type="string">
            <text:p text:style-name="P602">403</text:p>
          </table:table-cell>
          <table:table-cell table:style-name="Table29.A2" office:value-type="string">
            <text:p text:style-name="P602">Forbidden</text:p>
          </table:table-cell>
          <table:table-cell table:style-name="Table29.C2" office:value-type="string">
            <text:p text:style-name="P622">The request authorisation did not include authorised credentials <text:span text:style-name="T135">or the requesting user does not have read access to the collection</text:span>.</text:p>
          </table:table-cell>
        </table:table-row>
        <table:table-row>
          <table:table-cell table:style-name="Table29.A2" office:value-type="string">
            <text:p text:style-name="P631">405</text:p>
          </table:table-cell>
          <table:table-cell table:style-name="Table29.A2" office:value-type="string">
            <text:p text:style-name="P631">Method Not Allowed</text:p>
          </table:table-cell>
          <table:table-cell table:style-name="Table29.C2" office:value-type="string">
            <text:p text:style-name="P641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29.A2" office:value-type="string">
            <text:p text:style-name="P650">406</text:p>
          </table:table-cell>
          <table:table-cell table:style-name="Table29.A2" office:value-type="string">
            <text:p text:style-name="P650">Not Acceptable</text:p>
          </table:table-cell>
          <table:table-cell table:style-name="Table29.C2" office:value-type="string">
            <text:p text:style-name="P659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750"><text:soft-page-break/><text:span text:style-name="T10">Example</text:span><text:span text:style-name="T11">s</text:span></text:p>
      <text:p text:style-name="P220"/>
      <text:p text:style-name="P757">GET /<text:span text:style-name="T128">apis/58493045684/endpoints/1345363632/variants/4586486392/custom</text:span></text:p>
      <text:p text:style-name="P41"/>
      <text:p text:style-name="P388">Response Body:</text:p>
      <text:p text:style-name="P388"/>
      <text:p text:style-name="P792"><text:span text:style-name="T12">{</text:span></text:p>
      <text:p text:style-name="P785"><text:span text:style-name="T67"><text:tab/>“</text:span><text:span text:style-name="T68">self”:“</text:span><text:a xlink:type="simple" xlink:href="https://api.doga.gov/1.0/templates" text:style-name="Internet_20_link" text:visited-style-name="Visited_20_Internet_20_Link"><text:span text:style-name="T67">http://</text:span></text:a><text:a xlink:type="simple" xlink:href="https://api.doga.gov/1.0/templates" text:style-name="Internet_20_link" text:visited-style-name="Visited_20_Internet_20_Link"><text:span text:style-name="T70">analytics</text:span></text:a><text:a xlink:type="simple" xlink:href="https://api.doga.gov/1.0/templates" text:style-name="Internet_20_link" text:visited-style-name="Visited_20_Internet_20_Link"><text:span text:style-name="T67">.mywadapi.co</text:span></text:a><text:a xlink:type="simple" xlink:href="https://api.doga.gov/1.0/templates" text:style-name="Internet_20_link" text:visited-style-name="Visited_20_Internet_20_Link"><text:span text:style-name="T71">m/api</text:span></text:a><text:a xlink:type="simple" xlink:href="https://api.doga.gov/1.0/templates" text:style-name="Internet_20_link" text:visited-style-name="Visited_20_Internet_20_Link"><text:span text:style-name="T72">s/5..4/</text:span></text:a><text:a xlink:type="simple" xlink:href="https://api.doga.gov/1.0/templates" text:style-name="Internet_20_link" text:visited-style-name="Visited_20_Internet_20_Link"><text:span text:style-name="T74">endpoints/1..2/</text:span></text:a><text:a xlink:type="simple" xlink:href="https://api.doga.gov/1.0/templates" text:style-name="Internet_20_link" text:visited-style-name="Visited_20_Internet_20_Link"><text:span text:style-name="T81">variants/4..2</text:span></text:a><text:a xlink:type="simple" xlink:href="https://api.doga.gov/1.0/templates" text:style-name="Internet_20_link" text:visited-style-name="Visited_20_Internet_20_Link"><text:span text:style-name="T74">/</text:span></text:a><text:a xlink:type="simple" xlink:href="https://api.doga.gov/1.0/templates" text:style-name="Internet_20_link" text:visited-style-name="Visited_20_Internet_20_Link"><text:span text:style-name="T77">c</text:span></text:a><text:a xlink:type="simple" xlink:href="https://api.doga.gov/1.0/templates" text:style-name="Internet_20_link" text:visited-style-name="Visited_20_Internet_20_Link"><text:span text:style-name="T82">ustom</text:span></text:a><text:span text:style-name="T69">”</text:span><text:span text:style-name="T67">,</text:span></text:p>
      <text:p text:style-name="P399"><text:span text:style-name="T1"><text:tab/>“</text:span><text:span text:style-name="T2">total”: </text:span><text:span text:style-name="T8">5</text:span><text:span text:style-name="T2">,</text:span></text:p>
      <text:p text:style-name="P746"><text:span text:style-name="T88"><text:tab/>“</text:span><text:span text:style-name="T100">calls</text:span><text:span text:style-name="T90">”:</text:span><text:span text:style-name="T89">[</text:span></text:p>
      <text:p text:style-name="P727"><text:tab/><text:tab/>{</text:p>
      <text:p text:style-name="P800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63">v.s/4.2/custom</text:span></text:a><text:a xlink:type="simple" xlink:href="http://api.myticketting.com/1.0/settings" text:style-name="Internet_20_link" text:visited-style-name="Visited_20_Internet_20_Link"><text:span text:style-name="T40">/</text:span></text:a><text:a xlink:type="simple" xlink:href="http://api.myticketting.com/1.0/settings" text:style-name="Internet_20_link" text:visited-style-name="Visited_20_Internet_20_Link"><text:span text:style-name="T42">9</text:span></text:a><text:a xlink:type="simple" xlink:href="http://api.myticketting.com/1.0/settings" text:style-name="Internet_20_link" text:visited-style-name="Visited_20_Internet_20_Link"><text:span text:style-name="T40">..</text:span></text:a><text:a xlink:type="simple" xlink:href="http://api.myticketting.com/1.0/settings" text:style-name="Internet_20_link" text:visited-style-name="Visited_20_Internet_20_Link"><text:span text:style-name="T41">0</text:span></text:a><text:span text:style-name="T15">”</text:span><text:span text:style-name="T12">,</text:span></text:p>
      <text:p text:style-name="P61"><text:tab/><text:tab/><text:tab/>“<text:span text:style-name="T170">key”:”</text:span><text:a xlink:type="simple" xlink:href="https://login.mywadapi.com/profiles" text:style-name="Internet_20_link" text:visited-style-name="Visited_20_Internet_20_Link"><text:span text:style-name="T170">S</text:span></text:a><text:span text:style-name="T170">earching Keys”,</text:span></text:p>
      <text:p text:style-name="P739"><text:tab/><text:tab/><text:tab/>“<text:span text:style-name="T170">runs</text:span>”:”<text:span text:style-name="T170">17</text:span>”,</text:p>
      <text:p text:style-name="P739"><text:tab/><text:tab/><text:tab/>“<text:span text:style-name="T170">duration</text:span>”:”<text:span text:style-name="T170">0.3564</text:span>”</text:p>
      <text:p text:style-name="P61"><text:tab/><text:tab/>},</text:p>
      <text:p text:style-name="P793"><text:span text:style-name="T12"><text:tab/><text:tab/>{</text:span></text:p>
      <text:p text:style-name="P793"><text:span text:style-name="T54"><text:tab/><text:tab/><text:tab/>“</text:span><text:span text:style-name="T14">self</text:span><text:span text:style-name="T54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63">v.s/4.2/custo</text:span></text:a><text:a xlink:type="simple" xlink:href="http://api.myticketting.com/1.0/settings" text:style-name="Internet_20_link" text:visited-style-name="Visited_20_Internet_20_Link"><text:span text:style-name="T64">m/3..5</text:span></text:a><text:span text:style-name="T15">”</text:span><text:span text:style-name="T54">,</text:span></text:p>
      <text:p text:style-name="P733"><text:tab/><text:tab/><text:tab/>“<text:span text:style-name="T168">key”:”Sorting Results”,</text:span></text:p>
      <text:p text:style-name="P737"><text:tab/><text:tab/><text:tab/>“<text:span text:style-name="T168">runs</text:span>”:”<text:span text:style-name="T165">1</text:span>”,</text:p>
      <text:p text:style-name="P737"><text:tab/><text:tab/><text:tab/>“<text:span text:style-name="T168">duration</text:span>”:”<text:span text:style-name="T169">0.4536</text:span>”</text:p>
      <text:p text:style-name="P121"><text:tab/><text:tab/>},</text:p>
      <text:p text:style-name="P121"><text:tab/><text:tab/>.</text:p>
      <text:p text:style-name="P121"><text:tab/><text:tab/>.</text:p>
      <text:p text:style-name="P121"><text:tab/><text:span text:style-name="T136">]</text:span></text:p>
      <text:p text:style-name="P136">}</text:p>
      <text:p text:style-name="P220"/>
      <text:p text:style-name="P758">GET /<text:span text:style-name="T128">apis/58493045684/endpoints/1345363632/variants/4586486392/custom?sort=duration&amp;order=desc</text:span></text:p>
      <text:p text:style-name="P41"/>
      <text:p text:style-name="P388">Response Body:</text:p>
      <text:p text:style-name="P388"/>
      <text:p text:style-name="P794"><text:span text:style-name="T12">{</text:span></text:p>
      <text:p text:style-name="P786"><text:span text:style-name="T67"><text:tab/>“</text:span><text:span text:style-name="T68">self”:“</text:span><text:a xlink:type="simple" xlink:href="https://api.doga.gov/1.0/templates" text:style-name="Internet_20_link" text:visited-style-name="Visited_20_Internet_20_Link"><text:span text:style-name="T67">http://</text:span></text:a><text:a xlink:type="simple" xlink:href="https://api.doga.gov/1.0/templates" text:style-name="Internet_20_link" text:visited-style-name="Visited_20_Internet_20_Link"><text:span text:style-name="T70">analytics</text:span></text:a><text:a xlink:type="simple" xlink:href="https://api.doga.gov/1.0/templates" text:style-name="Internet_20_link" text:visited-style-name="Visited_20_Internet_20_Link"><text:span text:style-name="T67">.mywadapi.co</text:span></text:a><text:a xlink:type="simple" xlink:href="https://api.doga.gov/1.0/templates" text:style-name="Internet_20_link" text:visited-style-name="Visited_20_Internet_20_Link"><text:span text:style-name="T71">m/api</text:span></text:a><text:a xlink:type="simple" xlink:href="https://api.doga.gov/1.0/templates" text:style-name="Internet_20_link" text:visited-style-name="Visited_20_Internet_20_Link"><text:span text:style-name="T72">s/5..4/</text:span></text:a><text:a xlink:type="simple" xlink:href="https://api.doga.gov/1.0/templates" text:style-name="Internet_20_link" text:visited-style-name="Visited_20_Internet_20_Link"><text:span text:style-name="T74">endpoints/1..2/</text:span></text:a><text:a xlink:type="simple" xlink:href="https://api.doga.gov/1.0/templates" text:style-name="Internet_20_link" text:visited-style-name="Visited_20_Internet_20_Link"><text:span text:style-name="T81">variants/4..2</text:span></text:a><text:a xlink:type="simple" xlink:href="https://api.doga.gov/1.0/templates" text:style-name="Internet_20_link" text:visited-style-name="Visited_20_Internet_20_Link"><text:span text:style-name="T74">/</text:span></text:a><text:a xlink:type="simple" xlink:href="https://api.doga.gov/1.0/templates" text:style-name="Internet_20_link" text:visited-style-name="Visited_20_Internet_20_Link"><text:span text:style-name="T77">c</text:span></text:a><text:a xlink:type="simple" xlink:href="https://api.doga.gov/1.0/templates" text:style-name="Internet_20_link" text:visited-style-name="Visited_20_Internet_20_Link"><text:span text:style-name="T82">ustom</text:span></text:a><text:span text:style-name="T69">”</text:span><text:span text:style-name="T67">,</text:span></text:p>
      <text:p text:style-name="P399"><text:span text:style-name="T1"><text:tab/>“</text:span><text:span text:style-name="T2">total”: </text:span><text:span text:style-name="T7">2</text:span><text:span text:style-name="T2">,</text:span></text:p>
      <text:p text:style-name="P745"><text:span text:style-name="T88"><text:tab/>“</text:span><text:span text:style-name="T101">calls</text:span><text:span text:style-name="T90">”:</text:span><text:span text:style-name="T89">[</text:span></text:p>
      <text:p text:style-name="P794"><text:span text:style-name="T12"><text:tab/><text:tab/>{</text:span></text:p>
      <text:p text:style-name="P794"><text:span text:style-name="T54"><text:tab/><text:tab/><text:tab/>“</text:span><text:span text:style-name="T14">self</text:span><text:span text:style-name="T54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63">v.s/4.2/custo</text:span></text:a><text:a xlink:type="simple" xlink:href="http://api.myticketting.com/1.0/settings" text:style-name="Internet_20_link" text:visited-style-name="Visited_20_Internet_20_Link"><text:span text:style-name="T64">m/3..5</text:span></text:a><text:span text:style-name="T15">”</text:span><text:span text:style-name="T54">,</text:span></text:p>
      <text:p text:style-name="P734"><text:tab/><text:tab/><text:tab/>“<text:span text:style-name="T168">key”:”Sorting Results”,</text:span></text:p>
      <text:p text:style-name="P738"><text:tab/><text:tab/><text:tab/>“<text:span text:style-name="T168">runs</text:span>”:”<text:span text:style-name="T165">1</text:span>”,</text:p>
      <text:p text:style-name="P738"><text:tab/><text:tab/><text:tab/>“<text:span text:style-name="T168">duration</text:span>”:”<text:span text:style-name="T169">0.4536</text:span>”</text:p>
      <text:p text:style-name="P745"><text:span text:style-name="T106"><text:tab/><text:tab/>}</text:span><text:span text:style-name="T89">,</text:span></text:p>
      <text:p text:style-name="P728"><text:tab/><text:tab/>{</text:p>
      <text:p text:style-name="P801"><text:span text:style-name="T12"><text:tab/><text:tab/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.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63">v.s/4.2/custom</text:span></text:a><text:a xlink:type="simple" xlink:href="http://api.myticketting.com/1.0/settings" text:style-name="Internet_20_link" text:visited-style-name="Visited_20_Internet_20_Link"><text:span text:style-name="T40">/</text:span></text:a><text:a xlink:type="simple" xlink:href="http://api.myticketting.com/1.0/settings" text:style-name="Internet_20_link" text:visited-style-name="Visited_20_Internet_20_Link"><text:span text:style-name="T42">9</text:span></text:a><text:a xlink:type="simple" xlink:href="http://api.myticketting.com/1.0/settings" text:style-name="Internet_20_link" text:visited-style-name="Visited_20_Internet_20_Link"><text:span text:style-name="T40">..</text:span></text:a><text:a xlink:type="simple" xlink:href="http://api.myticketting.com/1.0/settings" text:style-name="Internet_20_link" text:visited-style-name="Visited_20_Internet_20_Link"><text:span text:style-name="T41">0</text:span></text:a><text:span text:style-name="T15">”</text:span><text:span text:style-name="T12">,</text:span></text:p>
      <text:p text:style-name="P734"><text:tab/><text:tab/><text:tab/>“<text:span text:style-name="T170">key”:”</text:span><text:a xlink:type="simple" xlink:href="https://login.mywadapi.com/profiles" text:style-name="Internet_20_link" text:visited-style-name="Visited_20_Internet_20_Link"><text:span text:style-name="T170">S</text:span></text:a><text:span text:style-name="T170">earching Keys”,</text:span></text:p>
      <text:p text:style-name="P738"><text:tab/><text:tab/><text:tab/>“<text:span text:style-name="T170">runs</text:span>”:”<text:span text:style-name="T170">17</text:span>”,</text:p>
      <text:p text:style-name="P738"><text:tab/><text:tab/><text:tab/>“<text:span text:style-name="T170">duration</text:span>”:”<text:span text:style-name="T170">0.3564</text:span>”</text:p>
      <text:p text:style-name="P745"><text:span text:style-name="T89"><text:tab/><text:tab/>},</text:span></text:p>
      <text:p text:style-name="P122"><text:tab/><text:tab/>.</text:p>
      <text:p text:style-name="P61"><text:tab/><text:tab/>.</text:p>
      <text:p text:style-name="P121"><text:tab/><text:span text:style-name="T136">]</text:span></text:p>
      <text:p text:style-name="P136">}</text:p>
      <text:p text:style-name="P468">/<text:span text:style-name="T126">apis/{api_id}/endpoints/{endpoint_id}/variants/{variant_id}/custom/{custom_id}</text:span></text:p>
      <text:p text:style-name="P246"/>
      <text:p text:style-name="P344">A <text:span text:style-name="T159">resource representing custom profiling data collected when the specified endpoint is requested.</text:span></text:p>
      <text:p text:style-name="P271"/>
      <text:p text:style-name="P180">URL</text:p>
      <text:p text:style-name="P180"/>
      <text:p text:style-name="P416"><text:a xlink:type="simple" xlink:href="https://api.doga.gov/1.0/cases/" text:style-name="Internet_20_link" text:visited-style-name="Visited_20_Internet_20_Link"><text:span text:style-name="T16">https://</text:span></text:a><text:a xlink:type="simple" xlink:href="https://api.doga.gov/1.0/cases/" text:style-name="Internet_20_link" text:visited-style-name="Visited_20_Internet_20_Link"><text:span text:style-name="T18">analytics</text:span></text:a><text:a xlink:type="simple" xlink:href="https://api.doga.gov/1.0/cases/" text:style-name="Internet_20_link" text:visited-style-name="Visited_20_Internet_20_Link"><text:span text:style-name="T16">.mywadapi.com/</text:span></text:a><text:a xlink:type="simple" xlink:href="https://api.doga.gov/1.0/cases/" text:style-name="Internet_20_link" text:visited-style-name="Visited_20_Internet_20_Link"><text:span text:style-name="T17">api</text:span></text:a><text:a xlink:type="simple" xlink:href="https://api.doga.gov/1.0/cases/" text:style-name="Internet_20_link" text:visited-style-name="Visited_20_Internet_20_Link"><text:span text:style-name="T20">s/</text:span></text:a><text:a xlink:type="simple" xlink:href="https://api.doga.gov/1.0/cases/" text:style-name="Internet_20_link" text:visited-style-name="Visited_20_Internet_20_Link"><text:span text:style-name="T36">{api_id}</text:span></text:a><text:a xlink:type="simple" xlink:href="https://api.doga.gov/1.0/cases/" text:style-name="Internet_20_link" text:visited-style-name="Visited_20_Internet_20_Link"><text:span text:style-name="T26">/endpoints/</text:span></text:a><text:a xlink:type="simple" xlink:href="https://api.doga.gov/1.0/cases/" text:style-name="Internet_20_link" text:visited-style-name="Visited_20_Internet_20_Link"><text:span text:style-name="T36">{endpoint_id</text:span></text:a><text:a xlink:type="simple" xlink:href="https://api.doga.gov/1.0/cases/" text:style-name="Internet_20_link" text:visited-style-name="Visited_20_Internet_20_Link"><text:span text:style-name="T65">}/variants/{variant_id}/custom/{custom_id}</text:span></text:a></text:p>
      <text:p text:style-name="P271"/>
      <text:p text:style-name="P180">Supported Request <text:span text:style-name="T121">M</text:span>ethods</text:p>
      <text:p text:style-name="P284"/>
      <text:p text:style-name="P271">GET – <text:span text:style-name="T122">Returns the profiling data of the specified API call.</text:span></text:p>
      <text:p text:style-name="P271"/>
      <text:p text:style-name="P193">Supported Request Formats</text:p>
      <text:p text:style-name="P193"/>
      <text:p text:style-name="P297">json</text:p>
      <text:p text:style-name="P297"/>
      <text:p text:style-name="P193">Authentication</text:p>
      <text:p text:style-name="P193"/>
      <text:p text:style-name="P310">Basic</text:p>
      <text:p text:style-name="P310"/>
      <text:p text:style-name="P357">Permissions</text:p>
      <text:p text:style-name="P284"/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P525">Role</text:p>
          </table:table-cell>
          <table:table-cell table:style-name="Table30.A1" office:value-type="string">
            <text:p text:style-name="P513">Allowed Methods</text:p>
          </table:table-cell>
          <table:table-cell table:style-name="Table30.C1" office:value-type="string">
            <text:p text:style-name="P513">Restrictions</text:p>
          </table:table-cell>
        </table:table-row>
        <table:table-row>
          <table:table-cell table:style-name="Table30.A2" office:value-type="string">
            <text:p text:style-name="P546">root</text:p>
          </table:table-cell>
          <table:table-cell table:style-name="Table30.A2" table:number-rows-spanned="2" office:value-type="string">
            <text:p text:style-name="P669">GET</text:p>
          </table:table-cell>
          <table:table-cell table:style-name="Table30.C2" table:number-rows-spanned="2" office:value-type="string">
            <text:p text:style-name="P568">Can retrieve <text:span text:style-name="T149">the custom data collected for any profiled endpoint variants.</text:span></text:p>
          </table:table-cell>
        </table:table-row>
        <table:table-row>
          <table:table-cell table:style-name="Table30.A2" office:value-type="string">
            <text:p text:style-name="P580">master</text:p>
          </table:table-cell>
          <table:covered-table-cell/>
          <table:covered-table-cell/>
        </table:table-row>
        <table:table-row>
          <table:table-cell table:style-name="Table30.A2" office:value-type="string">
            <text:p text:style-name="P676">c<text:span text:style-name="T125">onsumer</text:span></text:p>
          </table:table-cell>
          <table:table-cell table:style-name="Table30.A2" office:value-type="string">
            <text:p text:style-name="P461">GET</text:p>
          </table:table-cell>
          <table:table-cell table:style-name="Table30.C2" office:value-type="string">
            <text:p text:style-name="P451">Can retrieve <text:span text:style-name="T149">the custom data collected for variants of endpoints exposed by</text:span> APIs of which the requesting user is an administrator.</text:p>
          </table:table-cell>
        </table:table-row>
      </table:table>
      <text:p text:style-name="P323"/>
      <text:p text:style-name="P205">Response Errors</text:p>
      <text:p text:style-name="P205"/>
      <table:table table:name="Table31" table:style-name="Table31">
        <table:table-column table:style-name="Table31.A"/>
        <table:table-column table:style-name="Table31.B"/>
        <table:table-column table:style-name="Table31.C"/>
        <table:table-row>
          <table:table-cell table:style-name="Table31.A1" office:value-type="string">
            <text:p text:style-name="P535">Error</text:p>
          </table:table-cell>
          <table:table-cell table:style-name="Table31.A1" office:value-type="string">
            <text:p text:style-name="P535">Reason</text:p>
          </table:table-cell>
          <table:table-cell table:style-name="Table31.C1" office:value-type="string">
            <text:p text:style-name="P501">Description</text:p>
          </table:table-cell>
        </table:table-row>
        <table:table-row>
          <table:table-cell table:style-name="Table31.A2" office:value-type="string">
            <text:p text:style-name="P602">401</text:p>
          </table:table-cell>
          <table:table-cell table:style-name="Table31.A2" office:value-type="string">
            <text:p text:style-name="P602">Unauthorized</text:p>
          </table:table-cell>
          <table:table-cell table:style-name="Table31.C2" office:value-type="string">
            <text:p text:style-name="P612">The 'Authori<text:span text:style-name="T86">z</text:span>ation' header is missing and must be supplied.</text:p>
          </table:table-cell>
        </table:table-row>
        <table:table-row>
          <table:table-cell table:style-name="Table31.A2" office:value-type="string">
            <text:p text:style-name="P602">403</text:p>
          </table:table-cell>
          <table:table-cell table:style-name="Table31.A2" office:value-type="string">
            <text:p text:style-name="P602">Forbidden</text:p>
          </table:table-cell>
          <table:table-cell table:style-name="Table31.C2" office:value-type="string">
            <text:p text:style-name="P622">The request authorisation did not include authorised credentials <text:span text:style-name="T135">or the requesting user does not have read access to the resource</text:span>.</text:p>
          </table:table-cell>
        </table:table-row>
        <table:table-row>
          <table:table-cell table:style-name="Table31.A2" office:value-type="string">
            <text:p text:style-name="P631">405</text:p>
          </table:table-cell>
          <table:table-cell table:style-name="Table31.A2" office:value-type="string">
            <text:p text:style-name="P631">Method Not Allowed</text:p>
          </table:table-cell>
          <table:table-cell table:style-name="Table31.C2" office:value-type="string">
            <text:p text:style-name="P641"><text:span text:style-name="T87">T</text:span>he request method <text:span text:style-name="T87">was something other than GET.</text:span></text:p>
          </table:table-cell>
        </table:table-row>
        <table:table-row>
          <table:table-cell table:style-name="Table31.A2" office:value-type="string">
            <text:p text:style-name="P650">406</text:p>
          </table:table-cell>
          <table:table-cell table:style-name="Table31.A2" office:value-type="string">
            <text:p text:style-name="P650">Not Acceptable</text:p>
          </table:table-cell>
          <table:table-cell table:style-name="Table31.C2" office:value-type="string">
            <text:p text:style-name="P659">The request <text:span text:style-name="T123">has </text:span>'Accept-*' header<text:span text:style-name="T124">s</text:span> that do <text:span text:style-name="T123">no</text:span>t include <text:span text:style-name="T123">Supported Request Formats (json), languages (en) or charsets (utf8)</text:span>.</text:p>
          </table:table-cell>
        </table:table-row>
      </table:table>
      <text:p text:style-name="P333"/>
      <text:p text:style-name="P220"/>
      <text:p text:style-name="P480"><text:span text:style-name="T10">Example</text:span><text:span text:style-name="T11">s</text:span></text:p>
      <text:p text:style-name="P771"/>
      <text:p text:style-name="P776"><text:span text:style-name="T108">GET /</text:span><text:span text:style-name="T118">apis/58493045684/endpoints/1345363632/variants/4586486392/custom</text:span><text:span text:style-name="T111">/</text:span><text:span text:style-name="T115">10359683778</text:span></text:p>
      <text:p text:style-name="P41"/>
      <text:p text:style-name="P388">Response Body:</text:p>
      <text:p text:style-name="P123"/>
      <text:p text:style-name="P24">{</text:p>
      <text:p text:style-name="P435"><text:span text:style-name="T12"><text:tab/>“</text:span><text:span text:style-name="T14">self</text:span><text:span text:style-name="T12">”:<text:tab/></text:span><text:span text:style-name="T15">”</text:span><text:a xlink:type="simple" xlink:href="http://api.myticketting.com/1.0/settings" text:style-name="Internet_20_link" text:visited-style-name="Visited_20_Internet_20_Link"><text:span text:style-name="T15">http</text:span></text:a><text:a xlink:type="simple" xlink:href="http://api.myticketting.com/1.0/settings" text:style-name="Internet_20_link" text:visited-style-name="Visited_20_Internet_20_Link"><text:span text:style-name="T19">s</text:span></text:a><text:a xlink:type="simple" xlink:href="http://api.myticketting.com/1.0/settings" text:style-name="Internet_20_link" text:visited-style-name="Visited_20_Internet_20_Link"><text:span text:style-name="T15">://</text:span></text:a><text:a xlink:type="simple" xlink:href="http://api.myticketting.com/1.0/settings" text:style-name="Internet_20_link" text:visited-style-name="Visited_20_Internet_20_Link"><text:span text:style-name="T18">analytics</text:span></text:a><text:a xlink:type="simple" xlink:href="http://api.myticketting.com/1.0/settings" text:style-name="Internet_20_link" text:visited-style-name="Visited_20_Internet_20_Link"><text:span text:style-name="T15">.mywadapi.co</text:span></text:a><text:a xlink:type="simple" xlink:href="http://api.myticketting.com/1.0/settings" text:style-name="Internet_20_link" text:visited-style-name="Visited_20_Internet_20_Link"><text:span text:style-name="T18">m/ap</text:span></text:a><text:a xlink:type="simple" xlink:href="http://api.myticketting.com/1.0/settings" text:style-name="Internet_20_link" text:visited-style-name="Visited_20_Internet_20_Link"><text:span text:style-name="T21">is/5.</text:span></text:a><text:a xlink:type="simple" xlink:href="http://api.myticketting.com/1.0/settings" text:style-name="Internet_20_link" text:visited-style-name="Visited_20_Internet_20_Link"><text:span text:style-name="T23">4/endpoint</text:span></text:a><text:a xlink:type="simple" xlink:href="http://api.myticketting.com/1.0/settings" text:style-name="Internet_20_link" text:visited-style-name="Visited_20_Internet_20_Link"><text:span text:style-name="T24">s/1.</text:span></text:a><text:a xlink:type="simple" xlink:href="http://api.myticketting.com/1.0/settings" text:style-name="Internet_20_link" text:visited-style-name="Visited_20_Internet_20_Link"><text:span text:style-name="T32">2/</text:span></text:a><text:a xlink:type="simple" xlink:href="http://api.myticketting.com/1.0/settings" text:style-name="Internet_20_link" text:visited-style-name="Visited_20_Internet_20_Link"><text:span text:style-name="T65">variants/4..2/custom/1..8</text:span></text:a><text:span text:style-name="T15">”</text:span><text:span text:style-name="T12">,</text:span></text:p>
      <text:p text:style-name="P62"><text:tab/>“<text:span text:style-name="T168">key”:”Sorting Results”,</text:span></text:p>
      <text:p text:style-name="P97"><text:tab/>“<text:span text:style-name="T168">runs</text:span>”:”<text:span text:style-name="T165">1</text:span>”,</text:p>
      <text:p text:style-name="P97"><text:tab/>“<text:span text:style-name="T168">duration</text:span>”:”<text:span text:style-name="T169">0.4536</text:span>”</text:p>
      <text:p text:style-name="P6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5.1.4.2$Linux_X86_64 LibreOffice_project/10m0$Build-2</meta:generator>
    <dc:date>2017-01-26T16:24:44.251170503</dc:date>
    <meta:editing-duration>P3DT16H7M42S</meta:editing-duration>
    <meta:editing-cycles>482</meta:editing-cycles>
    <meta:document-statistic meta:table-count="52" meta:image-count="0" meta:object-count="0" meta:page-count="40" meta:paragraph-count="1495" meta:word-count="4525" meta:character-count="41759" meta:non-whitespace-character-count="37891"/>
  </office:meta>
</office:document-meta>
</file>